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2.858cm"/>
    </style:style>
    <style:style style:name="co11" style:family="table-column">
      <style:table-column-properties fo:break-before="auto" style:column-width="2.699cm"/>
    </style:style>
    <style:style style:name="co12" style:family="table-column">
      <style:table-column-properties fo:break-before="auto" style:column-width="1.884cm"/>
    </style:style>
    <style:style style:name="co13" style:family="table-column">
      <style:table-column-properties fo:break-before="auto" style:column-width="2.067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0.935cm"/>
    </style:style>
    <style:style style:name="co16" style:family="table-column">
      <style:table-column-properties fo:break-before="auto" style:column-width="3.838cm"/>
    </style:style>
    <style:style style:name="co17" style:family="table-column">
      <style:table-column-properties fo:break-before="auto" style:column-width="2.595cm"/>
    </style:style>
    <style:style style:name="co18" style:family="table-column">
      <style:table-column-properties fo:break-before="auto" style:column-width="2.514cm"/>
    </style:style>
    <style:style style:name="co19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432cm"/>
    </style:style>
    <style:style style:name="co21" style:family="table-column">
      <style:table-column-properties fo:break-before="auto" style:column-width="2.159cm"/>
    </style:style>
    <style:style style:name="co22" style:family="table-column">
      <style:table-column-properties fo:break-before="auto" style:column-width="1.935cm"/>
    </style:style>
    <style:style style:name="co23" style:family="table-column">
      <style:table-column-properties fo:break-before="auto" style:column-width="2.542cm"/>
    </style:style>
    <style:style style:name="co24" style:family="table-column">
      <style:table-column-properties fo:break-before="auto" style:column-width="2.252cm"/>
    </style:style>
    <style:style style:name="co25" style:family="table-column">
      <style:table-column-properties fo:break-before="auto" style:column-width="1.857cm"/>
    </style:style>
    <style:style style:name="co26" style:family="table-column">
      <style:table-column-properties fo:break-before="auto" style:column-width="1.199cm"/>
    </style:style>
    <style:style style:name="co27" style:family="table-column">
      <style:table-column-properties fo:break-before="auto" style:column-width="1.69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8"/>
    <style:style style:name="ce5" style:family="table-cell" style:parent-style-name="Default" style:data-style-name="N107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table table:name="Applic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MAGE</text:p>
          </table:table-cell>
          <table:covered-table-cell table:number-columns-repeated="3"/>
          <table:covered-table-cell office:value-type="string" calcext:value-type="string">
            <text:p>[[2]]</text:p>
          </table:covered-table-cell>
          <table:table-cell table:number-columns-repeated="4"/>
          <table:table-cell office:value-type="string" calcext:value-type="string">
            <text:p>[[1]]$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1]]$baseline</text:p>
          </table:table-cell>
          <table:table-cell table:number-columns-repeated="3"/>
          <table:table-cell office:value-type="string" calcext:value-type="string">
            <text:p>[[2]]$baseline</text:p>
          </table:table-cell>
          <table:table-cell table:number-columns-repeated="4"/>
          <table:table-cell office:value-type="string" calcext:value-type="string">
            <text:p>[1]</text:p>
          </table:table-cell>
          <table:table-cell office:value-type="string" calcext:value-type="string">
            <text:p>"image_1"</text:p>
          </table:table-cell>
          <table:table-cell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896232" calcext:value-type="float">
            <text:p>0,99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float" office:value="1.054448" calcext:value-type="float">
            <text:p>1,05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string" calcext:value-type="string">
            <text:p>[[1]]$adju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1]]$peaks</text:p>
          </table:table-cell>
          <table:table-cell table:number-columns-repeated="3"/>
          <table:table-cell office:value-type="string" calcext:value-type="string">
            <text:p>[[2]]$peaks</text:p>
          </table:table-cell>
          <table:table-cell table:number-columns-repeated="4"/>
          <table:table-cell office:value-type="string" calcext:value-type="string">
            <text:p>[1]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896232" calcext:value-type="float">
            <text:p>0,99</text:p>
          </table:table-cell>
          <table:table-cell office:value-type="float" office:value="3.4887368" calcext:value-type="float">
            <text:p>3,49</text:p>
          </table:table-cell>
          <table:table-cell/>
          <table:table-cell office:value-type="string" calcext:value-type="string">
            <text:p>[1]</text:p>
          </table:table-cell>
          <table:table-cell office:value-type="float" office:value="1.054448" calcext:value-type="float">
            <text:p>1,05</text:p>
          </table:table-cell>
          <table:table-cell office:value-type="float" office:value="1.961344" calcext:value-type="float">
            <text:p>1,96</text:p>
          </table:table-cell>
          <table:table-cell office:value-type="float" office:value="3.775137" calcext:value-type="float">
            <text:p>3,78</text:p>
          </table:table-cell>
          <table:table-cell table:number-columns-repeated="4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1]]$thresholds</text:p>
          </table:table-cell>
          <table:table-cell table:number-columns-repeated="3"/>
          <table:table-cell office:value-type="string" calcext:value-type="string">
            <text:p>[[2]]$thresholds</text:p>
          </table:table-cell>
          <table:table-cell table:number-columns-repeated="4"/>
          <table:table-cell office:value-type="string" calcext:value-type="string">
            <text:p>[[2]]$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2.799326" calcext:value-type="float">
            <text:p>2,8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float" office:value="1.791301" calcext:value-type="float">
            <text:p>1,79</text:p>
          </table:table-cell>
          <table:table-cell office:value-type="float" office:value="3.236667" calcext:value-type="float">
            <text:p>3,24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string" calcext:value-type="string">
            <text:p>"image_2"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1]]$noise</text:p>
          </table:table-cell>
          <table:table-cell table:number-columns-repeated="3"/>
          <table:table-cell office:value-type="string" calcext:value-type="string">
            <text:p>[[2]]$noise</text:p>
          </table:table-cell>
          <table:table-cell table:number-columns-repeated="4"/>
          <table:table-cell office:value-type="string" calcext:value-type="string">
            <text:p>[[2]]$adju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52.60275" calcext:value-type="float">
            <text:p>52,6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float" office:value="58.32648" calcext:value-type="float">
            <text:p>58,33</text:p>
          </table:table-cell>
          <table:table-cell table:number-columns-repeated="3"/>
          <table:table-cell office:value-type="string" calcext:value-type="string">
            <text:p>[1]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1]]$work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339" calcext:value-type="float">
            <text:p>19339</text:p>
          </table:table-cell>
          <table:table-cell office:value-type="float" office:value="37313" calcext:value-type="float">
            <text:p>37313</text:p>
          </table:table-cell>
          <table:table-cell office:value-type="float" office:value="17975" calcext:value-type="float">
            <text:p>17975</text:p>
          </table:table-cell>
          <table:table-cell office:value-type="float" office:value="0.7954828" calcext:value-type="float">
            <text:p>0,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2313" calcext:value-type="float">
            <text:p>52313</text:p>
          </table:table-cell>
          <table:table-cell office:value-type="float" office:value="70164" calcext:value-type="float">
            <text:p>70164</text:p>
          </table:table-cell>
          <table:table-cell office:value-type="float" office:value="17852" calcext:value-type="float">
            <text:p>17852</text:p>
          </table:table-cell>
          <table:table-cell office:value-type="float" office:value="0.8870327" calcext:value-type="float">
            <text:p>0,89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5164" calcext:value-type="float">
            <text:p>85164</text:p>
          </table:table-cell>
          <table:table-cell office:value-type="float" office:value="103112" calcext:value-type="float">
            <text:p>103112</text:p>
          </table:table-cell>
          <table:table-cell office:value-type="float" office:value="17949" calcext:value-type="float">
            <text:p>17949</text:p>
          </table:table-cell>
          <table:table-cell office:value-type="float" office:value="0.9634615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8112" calcext:value-type="float">
            <text:p>118112</text:p>
          </table:table-cell>
          <table:table-cell office:value-type="float" office:value="135961" calcext:value-type="float">
            <text:p>135961</text:p>
          </table:table-cell>
          <table:table-cell office:value-type="float" office:value="17850" calcext:value-type="float">
            <text:p>17850</text:p>
          </table:table-cell>
          <table:table-cell office:value-type="float" office:value="0.9029444" calcext:value-type="float">
            <text:p>0,9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0961" calcext:value-type="float">
            <text:p>150961</text:p>
          </table:table-cell>
          <table:table-cell office:value-type="float" office:value="168893" calcext:value-type="float">
            <text:p>168893</text:p>
          </table:table-cell>
          <table:table-cell office:value-type="float" office:value="17933" calcext:value-type="float">
            <text:p>17933</text:p>
          </table:table-cell>
          <table:table-cell office:value-type="float" office:value="0.84085" calcext:value-type="float">
            <text:p>0,84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3893" calcext:value-type="float">
            <text:p>183893</text:p>
          </table:table-cell>
          <table:table-cell office:value-type="float" office:value="201801" calcext:value-type="float">
            <text:p>201801</text:p>
          </table:table-cell>
          <table:table-cell office:value-type="float" office:value="17909" calcext:value-type="float">
            <text:p>17909</text:p>
          </table:table-cell>
          <table:table-cell office:value-type="float" office:value="0.9348987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6801" calcext:value-type="float">
            <text:p>216801</text:p>
          </table:table-cell>
          <table:table-cell office:value-type="float" office:value="234852" calcext:value-type="float">
            <text:p>234852</text:p>
          </table:table-cell>
          <table:table-cell office:value-type="float" office:value="18052" calcext:value-type="float">
            <text:p>18052</text:p>
          </table:table-cell>
          <table:table-cell office:value-type="float" office:value="0.8901487" calcext:value-type="float">
            <text:p>0,8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9852" calcext:value-type="float">
            <text:p>249852</text:p>
          </table:table-cell>
          <table:table-cell office:value-type="float" office:value="267744" calcext:value-type="float">
            <text:p>267744</text:p>
          </table:table-cell>
          <table:table-cell office:value-type="float" office:value="17893" calcext:value-type="float">
            <text:p>17893</text:p>
          </table:table-cell>
          <table:table-cell office:value-type="float" office:value="0.9263294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82744" calcext:value-type="float">
            <text:p>282744</text:p>
          </table:table-cell>
          <table:table-cell office:value-type="float" office:value="300783" calcext:value-type="float">
            <text:p>300783</text:p>
          </table:table-cell>
          <table:table-cell office:value-type="float" office:value="18040" calcext:value-type="float">
            <text:p>18040</text:p>
          </table:table-cell>
          <table:table-cell office:value-type="float" office:value="0.9488036" calcext:value-type="float">
            <text:p>0,95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5783" calcext:value-type="float">
            <text:p>315783</text:p>
          </table:table-cell>
          <table:table-cell office:value-type="float" office:value="333722" calcext:value-type="float">
            <text:p>333722</text:p>
          </table:table-cell>
          <table:table-cell office:value-type="float" office:value="17940" calcext:value-type="float">
            <text:p>17940</text:p>
          </table:table-cell>
          <table:table-cell office:value-type="float" office:value="0.8753473" calcext:value-type="float">
            <text:p>0,88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8722" calcext:value-type="float">
            <text:p>348722</text:p>
          </table:table-cell>
          <table:table-cell office:value-type="float" office:value="366642" calcext:value-type="float">
            <text:p>366642</text:p>
          </table:table-cell>
          <table:table-cell office:value-type="float" office:value="17921" calcext:value-type="float">
            <text:p>17921</text:p>
          </table:table-cell>
          <table:table-cell office:value-type="float" office:value="0.9704158" calcext:value-type="float">
            <text:p>0,97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81642" calcext:value-type="float">
            <text:p>381642</text:p>
          </table:table-cell>
          <table:table-cell office:value-type="float" office:value="399584" calcext:value-type="float">
            <text:p>399584</text:p>
          </table:table-cell>
          <table:table-cell office:value-type="float" office:value="17943" calcext:value-type="float">
            <text:p>17943</text:p>
          </table:table-cell>
          <table:table-cell office:value-type="float" office:value="0.876902" calcext:value-type="float">
            <text:p>0,88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4584" calcext:value-type="float">
            <text:p>414584</text:p>
          </table:table-cell>
          <table:table-cell office:value-type="float" office:value="432483" calcext:value-type="float">
            <text:p>432483</text:p>
          </table:table-cell>
          <table:table-cell office:value-type="float" office:value="17900" calcext:value-type="float">
            <text:p>17900</text:p>
          </table:table-cell>
          <table:table-cell office:value-type="float" office:value="0.8449257" calcext:value-type="float">
            <text:p>0,84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47483" calcext:value-type="float">
            <text:p>447483</text:p>
          </table:table-cell>
          <table:table-cell office:value-type="float" office:value="465430" calcext:value-type="float">
            <text:p>465430</text:p>
          </table:table-cell>
          <table:table-cell office:value-type="float" office:value="17948" calcext:value-type="float">
            <text:p>17948</text:p>
          </table:table-cell>
          <table:table-cell office:value-type="float" office:value="0.9177958" calcext:value-type="float">
            <text:p>0,92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80430" calcext:value-type="float">
            <text:p>480430</text:p>
          </table:table-cell>
          <table:table-cell office:value-type="float" office:value="498361" calcext:value-type="float">
            <text:p>498361</text:p>
          </table:table-cell>
          <table:table-cell office:value-type="float" office:value="17932" calcext:value-type="float">
            <text:p>17932</text:p>
          </table:table-cell>
          <table:table-cell office:value-type="float" office:value="0.8321445" calcext:value-type="float">
            <text:p>0,8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13361" calcext:value-type="float">
            <text:p>513361</text:p>
          </table:table-cell>
          <table:table-cell office:value-type="float" office:value="531270" calcext:value-type="float">
            <text:p>531270</text:p>
          </table:table-cell>
          <table:table-cell office:value-type="float" office:value="17910" calcext:value-type="float">
            <text:p>17910</text:p>
          </table:table-cell>
          <table:table-cell office:value-type="float" office:value="0.9428005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46270" calcext:value-type="float">
            <text:p>546270</text:p>
          </table:table-cell>
          <table:table-cell office:value-type="float" office:value="564153" calcext:value-type="float">
            <text:p>564153</text:p>
          </table:table-cell>
          <table:table-cell office:value-type="float" office:value="17884" calcext:value-type="float">
            <text:p>17884</text:p>
          </table:table-cell>
          <table:table-cell office:value-type="float" office:value="0.931881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79153" calcext:value-type="float">
            <text:p>579153</text:p>
          </table:table-cell>
          <table:table-cell office:value-type="float" office:value="597161" calcext:value-type="float">
            <text:p>597161</text:p>
          </table:table-cell>
          <table:table-cell office:value-type="float" office:value="18009" calcext:value-type="float">
            <text:p>18009</text:p>
          </table:table-cell>
          <table:table-cell office:value-type="float" office:value="0.9394691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12161" calcext:value-type="float">
            <text:p>612161</text:p>
          </table:table-cell>
          <table:table-cell office:value-type="float" office:value="630012" calcext:value-type="float">
            <text:p>630012</text:p>
          </table:table-cell>
          <table:table-cell office:value-type="float" office:value="17852" calcext:value-type="float">
            <text:p>17852</text:p>
          </table:table-cell>
          <table:table-cell office:value-type="float" office:value="0.9124292" calcext:value-type="float">
            <text:p>0,91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45012" calcext:value-type="float">
            <text:p>645012</text:p>
          </table:table-cell>
          <table:table-cell office:value-type="float" office:value="662864" calcext:value-type="float">
            <text:p>662864</text:p>
          </table:table-cell>
          <table:table-cell office:value-type="float" office:value="17853" calcext:value-type="float">
            <text:p>17853</text:p>
          </table:table-cell>
          <table:table-cell office:value-type="float" office:value="0.9120098" calcext:value-type="float">
            <text:p>0,91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77864" calcext:value-type="float">
            <text:p>677864</text:p>
          </table:table-cell>
          <table:table-cell office:value-type="float" office:value="695810" calcext:value-type="float">
            <text:p>695810</text:p>
          </table:table-cell>
          <table:table-cell office:value-type="float" office:value="17947" calcext:value-type="float">
            <text:p>17947</text:p>
          </table:table-cell>
          <table:table-cell office:value-type="float" office:value="0.8821733" calcext:value-type="float">
            <text:p>0,88</text:p>
          </table:table-cell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10810" calcext:value-type="float">
            <text:p>710810</text:p>
          </table:table-cell>
          <table:table-cell office:value-type="float" office:value="728753" calcext:value-type="float">
            <text:p>728753</text:p>
          </table:table-cell>
          <table:table-cell office:value-type="float" office:value="17944" calcext:value-type="float">
            <text:p>17944</text:p>
          </table:table-cell>
          <table:table-cell office:value-type="float" office:value="0.9114866" calcext:value-type="float">
            <text:p>0,91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43753" calcext:value-type="float">
            <text:p>743753</text:p>
          </table:table-cell>
          <table:table-cell office:value-type="float" office:value="761651" calcext:value-type="float">
            <text:p>761651</text:p>
          </table:table-cell>
          <table:table-cell office:value-type="float" office:value="17899" calcext:value-type="float">
            <text:p>17899</text:p>
          </table:table-cell>
          <table:table-cell office:value-type="float" office:value="0.9206538" calcext:value-type="float">
            <text:p>0,9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76651" calcext:value-type="float">
            <text:p>776651</text:p>
          </table:table-cell>
          <table:table-cell office:value-type="float" office:value="794542" calcext:value-type="float">
            <text:p>794542</text:p>
          </table:table-cell>
          <table:table-cell office:value-type="float" office:value="17892" calcext:value-type="float">
            <text:p>17892</text:p>
          </table:table-cell>
          <table:table-cell office:value-type="float" office:value="0.9253314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09542" calcext:value-type="float">
            <text:p>809542</text:p>
          </table:table-cell>
          <table:table-cell office:value-type="float" office:value="827433" calcext:value-type="float">
            <text:p>827433</text:p>
          </table:table-cell>
          <table:table-cell office:value-type="float" office:value="17892" calcext:value-type="float">
            <text:p>17892</text:p>
          </table:table-cell>
          <table:table-cell office:value-type="float" office:value="0.9792175" calcext:value-type="float">
            <text:p>0,98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42433" calcext:value-type="float">
            <text:p>842433</text:p>
          </table:table-cell>
          <table:table-cell office:value-type="float" office:value="860240" calcext:value-type="float">
            <text:p>860240</text:p>
          </table:table-cell>
          <table:table-cell office:value-type="float" office:value="17808" calcext:value-type="float">
            <text:p>17808</text:p>
          </table:table-cell>
          <table:table-cell office:value-type="float" office:value="0.9324683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75240" calcext:value-type="float">
            <text:p>875240</text:p>
          </table:table-cell>
          <table:table-cell office:value-type="float" office:value="893200" calcext:value-type="float">
            <text:p>893200</text:p>
          </table:table-cell>
          <table:table-cell office:value-type="float" office:value="17961" calcext:value-type="float">
            <text:p>17961</text:p>
          </table:table-cell>
          <table:table-cell office:value-type="float" office:value="0.8720631" calcext:value-type="float">
            <text:p>0,87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08200" calcext:value-type="float">
            <text:p>908200</text:p>
          </table:table-cell>
          <table:table-cell office:value-type="float" office:value="926140" calcext:value-type="float">
            <text:p>926140</text:p>
          </table:table-cell>
          <table:table-cell office:value-type="float" office:value="17941" calcext:value-type="float">
            <text:p>17941</text:p>
          </table:table-cell>
          <table:table-cell office:value-type="float" office:value="0.8827752" calcext:value-type="float">
            <text:p>0,88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41140" calcext:value-type="float">
            <text:p>941140</text:p>
          </table:table-cell>
          <table:table-cell office:value-type="float" office:value="959163" calcext:value-type="float">
            <text:p>959163</text:p>
          </table:table-cell>
          <table:table-cell office:value-type="float" office:value="18024" calcext:value-type="float">
            <text:p>18024</text:p>
          </table:table-cell>
          <table:table-cell office:value-type="float" office:value="0.8675792" calcext:value-type="float">
            <text:p>0,87</text:p>
          </table:table-cell>
          <table:table-cell table:number-columns-repeated="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4163" calcext:value-type="float">
            <text:p>974163</text:p>
          </table:table-cell>
          <table:table-cell office:value-type="float" office:value="992064" calcext:value-type="float">
            <text:p>992064</text:p>
          </table:table-cell>
          <table:table-cell office:value-type="float" office:value="17902" calcext:value-type="float">
            <text:p>17902</text:p>
          </table:table-cell>
          <table:table-cell office:value-type="float" office:value="0.9330998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672" calcext:value-type="float">
            <text:p>17672</text:p>
          </table:table-cell>
          <table:table-cell office:value-type="float" office:value="35591" calcext:value-type="float">
            <text:p>35591</text:p>
          </table:table-cell>
          <table:table-cell office:value-type="float" office:value="17920" calcext:value-type="float">
            <text:p>17920</text:p>
          </table:table-cell>
          <table:table-cell office:value-type="float" office:value="0.9621407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591" calcext:value-type="float">
            <text:p>50591</text:p>
          </table:table-cell>
          <table:table-cell office:value-type="float" office:value="68466" calcext:value-type="float">
            <text:p>68466</text:p>
          </table:table-cell>
          <table:table-cell office:value-type="float" office:value="17876" calcext:value-type="float">
            <text:p>17876</text:p>
          </table:table-cell>
          <table:table-cell office:value-type="float" office:value="0.8463738" calcext:value-type="float">
            <text:p>0,85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3466" calcext:value-type="float">
            <text:p>83466</text:p>
          </table:table-cell>
          <table:table-cell office:value-type="float" office:value="101428" calcext:value-type="float">
            <text:p>101428</text:p>
          </table:table-cell>
          <table:table-cell office:value-type="float" office:value="17963" calcext:value-type="float">
            <text:p>17963</text:p>
          </table:table-cell>
          <table:table-cell office:value-type="float" office:value="0.9354447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6428" calcext:value-type="float">
            <text:p>116428</text:p>
          </table:table-cell>
          <table:table-cell office:value-type="float" office:value="134369" calcext:value-type="float">
            <text:p>134369</text:p>
          </table:table-cell>
          <table:table-cell office:value-type="float" office:value="17942" calcext:value-type="float">
            <text:p>17942</text:p>
          </table:table-cell>
          <table:table-cell office:value-type="float" office:value="0.892029" calcext:value-type="float">
            <text:p>0,89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9369" calcext:value-type="float">
            <text:p>149369</text:p>
          </table:table-cell>
          <table:table-cell office:value-type="float" office:value="167173" calcext:value-type="float">
            <text:p>167173</text:p>
          </table:table-cell>
          <table:table-cell office:value-type="float" office:value="17805" calcext:value-type="float">
            <text:p>17805</text:p>
          </table:table-cell>
          <table:table-cell office:value-type="float" office:value="0.9689231" calcext:value-type="float">
            <text:p>0,97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2173" calcext:value-type="float">
            <text:p>182173</text:p>
          </table:table-cell>
          <table:table-cell office:value-type="float" office:value="200027" calcext:value-type="float">
            <text:p>200027</text:p>
          </table:table-cell>
          <table:table-cell office:value-type="float" office:value="17855" calcext:value-type="float">
            <text:p>17855</text:p>
          </table:table-cell>
          <table:table-cell office:value-type="float" office:value="0.8978876" calcext:value-type="float">
            <text:p>0,9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5027" calcext:value-type="float">
            <text:p>215027</text:p>
          </table:table-cell>
          <table:table-cell office:value-type="float" office:value="232955" calcext:value-type="float">
            <text:p>232955</text:p>
          </table:table-cell>
          <table:table-cell office:value-type="float" office:value="17929" calcext:value-type="float">
            <text:p>17929</text:p>
          </table:table-cell>
          <table:table-cell office:value-type="float" office:value="0.9294446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7955" calcext:value-type="float">
            <text:p>247955</text:p>
          </table:table-cell>
          <table:table-cell office:value-type="float" office:value="265815" calcext:value-type="float">
            <text:p>265815</text:p>
          </table:table-cell>
          <table:table-cell office:value-type="float" office:value="17861" calcext:value-type="float">
            <text:p>17861</text:p>
          </table:table-cell>
          <table:table-cell office:value-type="float" office:value="0.9602509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80815" calcext:value-type="float">
            <text:p>280815</text:p>
          </table:table-cell>
          <table:table-cell office:value-type="float" office:value="298787" calcext:value-type="float">
            <text:p>298787</text:p>
          </table:table-cell>
          <table:table-cell office:value-type="float" office:value="17973" calcext:value-type="float">
            <text:p>17973</text:p>
          </table:table-cell>
          <table:table-cell office:value-type="float" office:value="0.9593958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3787" calcext:value-type="float">
            <text:p>313787</text:p>
          </table:table-cell>
          <table:table-cell office:value-type="float" office:value="331643" calcext:value-type="float">
            <text:p>331643</text:p>
          </table:table-cell>
          <table:table-cell office:value-type="float" office:value="17857" calcext:value-type="float">
            <text:p>17857</text:p>
          </table:table-cell>
          <table:table-cell office:value-type="float" office:value="0.8995485" calcext:value-type="float">
            <text:p>0,9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6643" calcext:value-type="float">
            <text:p>346643</text:p>
          </table:table-cell>
          <table:table-cell office:value-type="float" office:value="364535" calcext:value-type="float">
            <text:p>364535</text:p>
          </table:table-cell>
          <table:table-cell office:value-type="float" office:value="17893" calcext:value-type="float">
            <text:p>17893</text:p>
          </table:table-cell>
          <table:table-cell office:value-type="float" office:value="0.924812" calcext:value-type="float">
            <text:p>0,92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79535" calcext:value-type="float">
            <text:p>379535</text:p>
          </table:table-cell>
          <table:table-cell office:value-type="float" office:value="397380" calcext:value-type="float">
            <text:p>397380</text:p>
          </table:table-cell>
          <table:table-cell office:value-type="float" office:value="17846" calcext:value-type="float">
            <text:p>17846</text:p>
          </table:table-cell>
          <table:table-cell office:value-type="float" office:value="0.8706983" calcext:value-type="float">
            <text:p>0,87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2380" calcext:value-type="float">
            <text:p>412380</text:p>
          </table:table-cell>
          <table:table-cell office:value-type="float" office:value="430275" calcext:value-type="float">
            <text:p>430275</text:p>
          </table:table-cell>
          <table:table-cell office:value-type="float" office:value="17896" calcext:value-type="float">
            <text:p>17896</text:p>
          </table:table-cell>
          <table:table-cell office:value-type="float" office:value="0.939958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45275" calcext:value-type="float">
            <text:p>445275</text:p>
          </table:table-cell>
          <table:table-cell office:value-type="float" office:value="463218" calcext:value-type="float">
            <text:p>463218</text:p>
          </table:table-cell>
          <table:table-cell office:value-type="float" office:value="17944" calcext:value-type="float">
            <text:p>17944</text:p>
          </table:table-cell>
          <table:table-cell office:value-type="float" office:value="0.8652421" calcext:value-type="float">
            <text:p>0,87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78218" calcext:value-type="float">
            <text:p>478218</text:p>
          </table:table-cell>
          <table:table-cell office:value-type="float" office:value="496106" calcext:value-type="float">
            <text:p>496106</text:p>
          </table:table-cell>
          <table:table-cell office:value-type="float" office:value="17889" calcext:value-type="float">
            <text:p>17889</text:p>
          </table:table-cell>
          <table:table-cell office:value-type="float" office:value="0.9356623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11106" calcext:value-type="float">
            <text:p>511106</text:p>
          </table:table-cell>
          <table:table-cell office:value-type="float" office:value="529046" calcext:value-type="float">
            <text:p>529046</text:p>
          </table:table-cell>
          <table:table-cell office:value-type="float" office:value="17941" calcext:value-type="float">
            <text:p>17941</text:p>
          </table:table-cell>
          <table:table-cell office:value-type="float" office:value="0.9828872" calcext:value-type="float">
            <text:p>0,98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44046" calcext:value-type="float">
            <text:p>544046</text:p>
          </table:table-cell>
          <table:table-cell office:value-type="float" office:value="561887" calcext:value-type="float">
            <text:p>561887</text:p>
          </table:table-cell>
          <table:table-cell office:value-type="float" office:value="17842" calcext:value-type="float">
            <text:p>17842</text:p>
          </table:table-cell>
          <table:table-cell office:value-type="float" office:value="0.9810313" calcext:value-type="float">
            <text:p>0,98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76887" calcext:value-type="float">
            <text:p>576887</text:p>
          </table:table-cell>
          <table:table-cell office:value-type="float" office:value="594825" calcext:value-type="float">
            <text:p>594825</text:p>
          </table:table-cell>
          <table:table-cell office:value-type="float" office:value="17939" calcext:value-type="float">
            <text:p>17939</text:p>
          </table:table-cell>
          <table:table-cell office:value-type="float" office:value="0.8766802" calcext:value-type="float">
            <text:p>0,88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09825" calcext:value-type="float">
            <text:p>609825</text:p>
          </table:table-cell>
          <table:table-cell office:value-type="float" office:value="627662" calcext:value-type="float">
            <text:p>627662</text:p>
          </table:table-cell>
          <table:table-cell office:value-type="float" office:value="17838" calcext:value-type="float">
            <text:p>17838</text:p>
          </table:table-cell>
          <table:table-cell office:value-type="float" office:value="0.9447214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42662" calcext:value-type="float">
            <text:p>642662</text:p>
          </table:table-cell>
          <table:table-cell office:value-type="float" office:value="660566" calcext:value-type="float">
            <text:p>660566</text:p>
          </table:table-cell>
          <table:table-cell office:value-type="float" office:value="17905" calcext:value-type="float">
            <text:p>17905</text:p>
          </table:table-cell>
          <table:table-cell office:value-type="float" office:value="0.8762671" calcext:value-type="float">
            <text:p>0,88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75566" calcext:value-type="float">
            <text:p>675566</text:p>
          </table:table-cell>
          <table:table-cell office:value-type="float" office:value="693486" calcext:value-type="float">
            <text:p>693486</text:p>
          </table:table-cell>
          <table:table-cell office:value-type="float" office:value="17921" calcext:value-type="float">
            <text:p>17921</text:p>
          </table:table-cell>
          <table:table-cell office:value-type="float" office:value="1.0640849" calcext:value-type="float">
            <text:p>1,06</text:p>
          </table:table-cell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08486" calcext:value-type="float">
            <text:p>708486</text:p>
          </table:table-cell>
          <table:table-cell office:value-type="float" office:value="726675" calcext:value-type="float">
            <text:p>726675</text:p>
          </table:table-cell>
          <table:table-cell office:value-type="float" office:value="18190" calcext:value-type="float">
            <text:p>18190</text:p>
          </table:table-cell>
          <table:table-cell office:value-type="float" office:value="0.8833972" calcext:value-type="float">
            <text:p>0,88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41675" calcext:value-type="float">
            <text:p>741675</text:p>
          </table:table-cell>
          <table:table-cell office:value-type="float" office:value="759427" calcext:value-type="float">
            <text:p>759427</text:p>
          </table:table-cell>
          <table:table-cell office:value-type="float" office:value="17753" calcext:value-type="float">
            <text:p>17753</text:p>
          </table:table-cell>
          <table:table-cell office:value-type="float" office:value="0.9441764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74427" calcext:value-type="float">
            <text:p>774427</text:p>
          </table:table-cell>
          <table:table-cell office:value-type="float" office:value="792673" calcext:value-type="float">
            <text:p>792673</text:p>
          </table:table-cell>
          <table:table-cell office:value-type="float" office:value="18247" calcext:value-type="float">
            <text:p>18247</text:p>
          </table:table-cell>
          <table:table-cell office:value-type="float" office:value="0.8947219" calcext:value-type="float">
            <text:p>0,89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07673" calcext:value-type="float">
            <text:p>807673</text:p>
          </table:table-cell>
          <table:table-cell office:value-type="float" office:value="825624" calcext:value-type="float">
            <text:p>825624</text:p>
          </table:table-cell>
          <table:table-cell office:value-type="float" office:value="17952" calcext:value-type="float">
            <text:p>17952</text:p>
          </table:table-cell>
          <table:table-cell office:value-type="float" office:value="0.9905502" calcext:value-type="float">
            <text:p>0,99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40624" calcext:value-type="float">
            <text:p>840624</text:p>
          </table:table-cell>
          <table:table-cell office:value-type="float" office:value="858605" calcext:value-type="float">
            <text:p>858605</text:p>
          </table:table-cell>
          <table:table-cell office:value-type="float" office:value="17982" calcext:value-type="float">
            <text:p>17982</text:p>
          </table:table-cell>
          <table:table-cell office:value-type="float" office:value="0.8964129" calcext:value-type="float">
            <text:p>0,9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73605" calcext:value-type="float">
            <text:p>873605</text:p>
          </table:table-cell>
          <table:table-cell office:value-type="float" office:value="891603" calcext:value-type="float">
            <text:p>891603</text:p>
          </table:table-cell>
          <table:table-cell office:value-type="float" office:value="17999" calcext:value-type="float">
            <text:p>17999</text:p>
          </table:table-cell>
          <table:table-cell office:value-type="float" office:value="1.0511305" calcext:value-type="float">
            <text:p>1,05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06603" calcext:value-type="float">
            <text:p>906603</text:p>
          </table:table-cell>
          <table:table-cell office:value-type="float" office:value="924504" calcext:value-type="float">
            <text:p>924504</text:p>
          </table:table-cell>
          <table:table-cell office:value-type="float" office:value="17902" calcext:value-type="float">
            <text:p>17902</text:p>
          </table:table-cell>
          <table:table-cell office:value-type="float" office:value="0.9957814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39504" calcext:value-type="float">
            <text:p>939504</text:p>
          </table:table-cell>
          <table:table-cell office:value-type="float" office:value="957414" calcext:value-type="float">
            <text:p>957414</text:p>
          </table:table-cell>
          <table:table-cell office:value-type="float" office:value="17911" calcext:value-type="float">
            <text:p>17911</text:p>
          </table:table-cell>
          <table:table-cell office:value-type="float" office:value="1.070953" calcext:value-type="float">
            <text:p>1,07</text:p>
          </table:table-cell>
          <table:table-cell table:number-columns-repeated="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2414" calcext:value-type="float">
            <text:p>972414</text:p>
          </table:table-cell>
          <table:table-cell office:value-type="float" office:value="990411" calcext:value-type="float">
            <text:p>990411</text:p>
          </table:table-cell>
          <table:table-cell office:value-type="float" office:value="17998" calcext:value-type="float">
            <text:p>17998</text:p>
          </table:table-cell>
          <table:table-cell office:value-type="float" office:value="0.9597823" calcext:value-type="float">
            <text:p>0,96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16:.D75])" office:value-type="float" office:value="79.5986116904739" calcext:value-type="float">
            <text:p>79,6</text:p>
          </table:table-cell>
          <table:table-cell table:formula="of:=STDEV([.E16:.E75])" office:value-type="float" office:value="0.0534343645778209" calcext:value-type="float">
            <text:p>0,0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16:.D75])" office:value-type="float" office:value="17925.4" calcext:value-type="float">
            <text:p>17925,4</text:p>
          </table:table-cell>
          <table:table-cell table:formula="of:=AVERAGE([.E16:.E75])" office:value-type="float" office:value="0.922555166666667" calcext:value-type="float">
            <text:p>0,9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AVERAGE([.D17:.D76])" office:value-type="float" office:value="17924.5593220339" calcext:value-type="float">
            <text:p>17924,56</text:p>
          </table:table-cell>
          <table:table-cell table:formula="of:=AVERAGE([.E17:.E76])" office:value-type="float" office:value="0.92470893559322" calcext:value-type="float">
            <text:p>0,9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E=P*T</text:p>
          </table:table-cell>
          <table:table-cell table:formula="of:=[.E78]*[.D78]/1000" office:value-type="float" office:value="16.5371703845667" calcext:value-type="float">
            <text:p>16,54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5" table:number-rows-spanned="1">
            <text:p>IMAGESD</text:p>
          </table:table-cell>
          <table:covered-table-cell table:number-columns-repeated="4"/>
          <table:table-cell table:number-columns-repeated="4"/>
          <table:table-cell office:value-type="string" calcext:value-type="string">
            <text:p>[[3]]$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3]]$baseline</text:p>
          </table:table-cell>
          <table:table-cell table:number-columns-repeated="4"/>
          <table:table-cell office:value-type="string" calcext:value-type="string">
            <text:p>[[4]]$baseline</text:p>
          </table:table-cell>
          <table:table-cell table:number-columns-repeated="3"/>
          <table:table-cell office:value-type="string" calcext:value-type="string">
            <text:p>[1]</text:p>
          </table:table-cell>
          <table:table-cell office:value-type="string" calcext:value-type="string">
            <text:p>"imagesd_1"</text:p>
          </table:table-cell>
          <table:table-cell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218024" calcext:value-type="float">
            <text:p>1,22</text:p>
          </table:table-cell>
          <table:table-cell table:number-columns-repeated="3"/>
          <table:table-cell office:value-type="string" calcext:value-type="string">
            <text:p>[1]</text:p>
          </table:table-cell>
          <table:table-cell office:value-type="float" office:value="1.273161" calcext:value-type="float">
            <text:p>1,27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 calcext:value-type="string">
            <text:p>[[3]]$adju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3]]$peaks</text:p>
          </table:table-cell>
          <table:table-cell table:number-columns-repeated="4"/>
          <table:table-cell office:value-type="string" calcext:value-type="string">
            <text:p>[[4]]$peaks</text:p>
          </table:table-cell>
          <table:table-cell table:number-columns-repeated="3"/>
          <table:table-cell office:value-type="string" calcext:value-type="string">
            <text:p>[1]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218024" calcext:value-type="float">
            <text:p>1,22</text:p>
          </table:table-cell>
          <table:table-cell office:value-type="float" office:value="2.257028" calcext:value-type="float">
            <text:p>2,26</text:p>
          </table:table-cell>
          <table:table-cell office:value-type="float" office:value="4.335035" calcext:value-type="float">
            <text:p>4,34</text:p>
          </table:table-cell>
          <table:table-cell/>
          <table:table-cell office:value-type="string" calcext:value-type="string">
            <text:p>[1]</text:p>
          </table:table-cell>
          <table:table-cell office:value-type="float" office:value="1.273161" calcext:value-type="float">
            <text:p>1,27</text:p>
          </table:table-cell>
          <table:table-cell office:value-type="float" office:value="4.419766" calcext:value-type="float">
            <text:p>4,42</text:p>
          </table:table-cell>
          <table:table-cell table:number-columns-repeated="4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3]]$thresholds</text:p>
          </table:table-cell>
          <table:table-cell table:number-columns-repeated="4"/>
          <table:table-cell office:value-type="string" calcext:value-type="string">
            <text:p>[[4]]$thresholds</text:p>
          </table:table-cell>
          <table:table-cell table:number-columns-repeated="3"/>
          <table:table-cell office:value-type="string" calcext:value-type="string">
            <text:p>[[4]]$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2.08386" calcext:value-type="float">
            <text:p>2,08</text:p>
          </table:table-cell>
          <table:table-cell office:value-type="float" office:value="3.555782" calcext:value-type="float">
            <text:p>3,56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float" office:value="3.370898" calcext:value-type="float">
            <text:p>3,37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string" calcext:value-type="string">
            <text:p>"imagesd_2"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3]]$noise</text:p>
          </table:table-cell>
          <table:table-cell table:number-columns-repeated="4"/>
          <table:table-cell office:value-type="string" calcext:value-type="string">
            <text:p>[[4]]$noise</text:p>
          </table:table-cell>
          <table:table-cell table:number-columns-repeated="3"/>
          <table:table-cell office:value-type="string" calcext:value-type="string">
            <text:p>[[4]]$adju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58.55776" calcext:value-type="float">
            <text:p>58,56</text:p>
          </table:table-cell>
          <table:table-cell table:number-columns-repeated="3"/>
          <table:table-cell office:value-type="string" calcext:value-type="string">
            <text:p>[1]</text:p>
          </table:table-cell>
          <table:table-cell office:value-type="float" office:value="29.49952" calcext:value-type="float">
            <text:p>29,5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3]]$work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710" calcext:value-type="float">
            <text:p>17710</text:p>
          </table:table-cell>
          <table:table-cell office:value-type="float" office:value="35624" calcext:value-type="float">
            <text:p>35624</text:p>
          </table:table-cell>
          <table:table-cell office:value-type="float" office:value="17915" calcext:value-type="float">
            <text:p>17915</text:p>
          </table:table-cell>
          <table:table-cell office:value-type="float" office:value="0.9447169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624" calcext:value-type="float">
            <text:p>50624</text:p>
          </table:table-cell>
          <table:table-cell office:value-type="float" office:value="68595" calcext:value-type="float">
            <text:p>68595</text:p>
          </table:table-cell>
          <table:table-cell office:value-type="float" office:value="17972" calcext:value-type="float">
            <text:p>17972</text:p>
          </table:table-cell>
          <table:table-cell office:value-type="float" office:value="0.9008417" calcext:value-type="float">
            <text:p>0,9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3595" calcext:value-type="float">
            <text:p>83595</text:p>
          </table:table-cell>
          <table:table-cell office:value-type="float" office:value="101534" calcext:value-type="float">
            <text:p>101534</text:p>
          </table:table-cell>
          <table:table-cell office:value-type="float" office:value="17940" calcext:value-type="float">
            <text:p>17940</text:p>
          </table:table-cell>
          <table:table-cell office:value-type="float" office:value="0.819614" calcext:value-type="float">
            <text:p>0,8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6534" calcext:value-type="float">
            <text:p>116534</text:p>
          </table:table-cell>
          <table:table-cell office:value-type="float" office:value="134601" calcext:value-type="float">
            <text:p>134601</text:p>
          </table:table-cell>
          <table:table-cell office:value-type="float" office:value="18068" calcext:value-type="float">
            <text:p>18068</text:p>
          </table:table-cell>
          <table:table-cell office:value-type="float" office:value="0.840278" calcext:value-type="float">
            <text:p>0,84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9601" calcext:value-type="float">
            <text:p>149601</text:p>
          </table:table-cell>
          <table:table-cell office:value-type="float" office:value="167473" calcext:value-type="float">
            <text:p>167473</text:p>
          </table:table-cell>
          <table:table-cell office:value-type="float" office:value="17873" calcext:value-type="float">
            <text:p>17873</text:p>
          </table:table-cell>
          <table:table-cell office:value-type="float" office:value="0.9731692" calcext:value-type="float">
            <text:p>0,97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2473" calcext:value-type="float">
            <text:p>182473</text:p>
          </table:table-cell>
          <table:table-cell office:value-type="float" office:value="200345" calcext:value-type="float">
            <text:p>200345</text:p>
          </table:table-cell>
          <table:table-cell office:value-type="float" office:value="17873" calcext:value-type="float">
            <text:p>17873</text:p>
          </table:table-cell>
          <table:table-cell office:value-type="float" office:value="0.9539377" calcext:value-type="float">
            <text:p>0,95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5345" calcext:value-type="float">
            <text:p>215345</text:p>
          </table:table-cell>
          <table:table-cell office:value-type="float" office:value="233201" calcext:value-type="float">
            <text:p>233201</text:p>
          </table:table-cell>
          <table:table-cell office:value-type="float" office:value="17857" calcext:value-type="float">
            <text:p>17857</text:p>
          </table:table-cell>
          <table:table-cell office:value-type="float" office:value="0.9618787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8201" calcext:value-type="float">
            <text:p>248201</text:p>
          </table:table-cell>
          <table:table-cell office:value-type="float" office:value="266035" calcext:value-type="float">
            <text:p>266035</text:p>
          </table:table-cell>
          <table:table-cell office:value-type="float" office:value="17835" calcext:value-type="float">
            <text:p>17835</text:p>
          </table:table-cell>
          <table:table-cell office:value-type="float" office:value="0.9591435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81035" calcext:value-type="float">
            <text:p>281035</text:p>
          </table:table-cell>
          <table:table-cell office:value-type="float" office:value="298901" calcext:value-type="float">
            <text:p>298901</text:p>
          </table:table-cell>
          <table:table-cell office:value-type="float" office:value="17867" calcext:value-type="float">
            <text:p>17867</text:p>
          </table:table-cell>
          <table:table-cell office:value-type="float" office:value="0.9143169" calcext:value-type="float">
            <text:p>0,91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3901" calcext:value-type="float">
            <text:p>313901</text:p>
          </table:table-cell>
          <table:table-cell office:value-type="float" office:value="331764" calcext:value-type="float">
            <text:p>331764</text:p>
          </table:table-cell>
          <table:table-cell office:value-type="float" office:value="17864" calcext:value-type="float">
            <text:p>17864</text:p>
          </table:table-cell>
          <table:table-cell office:value-type="float" office:value="0.9784524" calcext:value-type="float">
            <text:p>0,98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6764" calcext:value-type="float">
            <text:p>346764</text:p>
          </table:table-cell>
          <table:table-cell office:value-type="float" office:value="364714" calcext:value-type="float">
            <text:p>364714</text:p>
          </table:table-cell>
          <table:table-cell office:value-type="float" office:value="17951" calcext:value-type="float">
            <text:p>17951</text:p>
          </table:table-cell>
          <table:table-cell office:value-type="float" office:value="0.9519125" calcext:value-type="float">
            <text:p>0,95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79714" calcext:value-type="float">
            <text:p>379714</text:p>
          </table:table-cell>
          <table:table-cell office:value-type="float" office:value="397612" calcext:value-type="float">
            <text:p>397612</text:p>
          </table:table-cell>
          <table:table-cell office:value-type="float" office:value="17899" calcext:value-type="float">
            <text:p>17899</text:p>
          </table:table-cell>
          <table:table-cell office:value-type="float" office:value="0.8592099" calcext:value-type="float">
            <text:p>0,86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2612" calcext:value-type="float">
            <text:p>412612</text:p>
          </table:table-cell>
          <table:table-cell office:value-type="float" office:value="430465" calcext:value-type="float">
            <text:p>430465</text:p>
          </table:table-cell>
          <table:table-cell office:value-type="float" office:value="17854" calcext:value-type="float">
            <text:p>17854</text:p>
          </table:table-cell>
          <table:table-cell office:value-type="float" office:value="0.9611056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45465" calcext:value-type="float">
            <text:p>445465</text:p>
          </table:table-cell>
          <table:table-cell office:value-type="float" office:value="463434" calcext:value-type="float">
            <text:p>463434</text:p>
          </table:table-cell>
          <table:table-cell office:value-type="float" office:value="17970" calcext:value-type="float">
            <text:p>17970</text:p>
          </table:table-cell>
          <table:table-cell office:value-type="float" office:value="1.0878771" calcext:value-type="float">
            <text:p>1,09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78434" calcext:value-type="float">
            <text:p>478434</text:p>
          </table:table-cell>
          <table:table-cell office:value-type="float" office:value="496291" calcext:value-type="float">
            <text:p>496291</text:p>
          </table:table-cell>
          <table:table-cell office:value-type="float" office:value="17858" calcext:value-type="float">
            <text:p>17858</text:p>
          </table:table-cell>
          <table:table-cell office:value-type="float" office:value="0.9433853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11291" calcext:value-type="float">
            <text:p>511291</text:p>
          </table:table-cell>
          <table:table-cell office:value-type="float" office:value="529243" calcext:value-type="float">
            <text:p>529243</text:p>
          </table:table-cell>
          <table:table-cell office:value-type="float" office:value="17953" calcext:value-type="float">
            <text:p>17953</text:p>
          </table:table-cell>
          <table:table-cell office:value-type="float" office:value="0.9637784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44243" calcext:value-type="float">
            <text:p>544243</text:p>
          </table:table-cell>
          <table:table-cell office:value-type="float" office:value="562205" calcext:value-type="float">
            <text:p>562205</text:p>
          </table:table-cell>
          <table:table-cell office:value-type="float" office:value="17963" calcext:value-type="float">
            <text:p>17963</text:p>
          </table:table-cell>
          <table:table-cell office:value-type="float" office:value="1.1579861" calcext:value-type="float">
            <text:p>1,16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77205" calcext:value-type="float">
            <text:p>577205</text:p>
          </table:table-cell>
          <table:table-cell office:value-type="float" office:value="595163" calcext:value-type="float">
            <text:p>595163</text:p>
          </table:table-cell>
          <table:table-cell office:value-type="float" office:value="17959" calcext:value-type="float">
            <text:p>17959</text:p>
          </table:table-cell>
          <table:table-cell office:value-type="float" office:value="0.8755226" calcext:value-type="float">
            <text:p>0,88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10163" calcext:value-type="float">
            <text:p>610163</text:p>
          </table:table-cell>
          <table:table-cell office:value-type="float" office:value="628031" calcext:value-type="float">
            <text:p>628031</text:p>
          </table:table-cell>
          <table:table-cell office:value-type="float" office:value="17869" calcext:value-type="float">
            <text:p>17869</text:p>
          </table:table-cell>
          <table:table-cell office:value-type="float" office:value="0.8552884" calcext:value-type="float">
            <text:p>0,86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43031" calcext:value-type="float">
            <text:p>643031</text:p>
          </table:table-cell>
          <table:table-cell office:value-type="float" office:value="660850" calcext:value-type="float">
            <text:p>660850</text:p>
          </table:table-cell>
          <table:table-cell office:value-type="float" office:value="17820" calcext:value-type="float">
            <text:p>17820</text:p>
          </table:table-cell>
          <table:table-cell office:value-type="float" office:value="0.8908362" calcext:value-type="float">
            <text:p>0,89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75850" calcext:value-type="float">
            <text:p>675850</text:p>
          </table:table-cell>
          <table:table-cell office:value-type="float" office:value="693733" calcext:value-type="float">
            <text:p>693733</text:p>
          </table:table-cell>
          <table:table-cell office:value-type="float" office:value="17884" calcext:value-type="float">
            <text:p>17884</text:p>
          </table:table-cell>
          <table:table-cell office:value-type="float" office:value="0.9957314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08733" calcext:value-type="float">
            <text:p>708733</text:p>
          </table:table-cell>
          <table:table-cell office:value-type="float" office:value="726601" calcext:value-type="float">
            <text:p>726601</text:p>
          </table:table-cell>
          <table:table-cell office:value-type="float" office:value="17869" calcext:value-type="float">
            <text:p>17869</text:p>
          </table:table-cell>
          <table:table-cell office:value-type="float" office:value="0.9943681" calcext:value-type="float">
            <text:p>0,99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41601" calcext:value-type="float">
            <text:p>741601</text:p>
          </table:table-cell>
          <table:table-cell office:value-type="float" office:value="759494" calcext:value-type="float">
            <text:p>759494</text:p>
          </table:table-cell>
          <table:table-cell office:value-type="float" office:value="17894" calcext:value-type="float">
            <text:p>17894</text:p>
          </table:table-cell>
          <table:table-cell office:value-type="float" office:value="1.0184789" calcext:value-type="float">
            <text:p>1,0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74494" calcext:value-type="float">
            <text:p>774494</text:p>
          </table:table-cell>
          <table:table-cell office:value-type="float" office:value="792384" calcext:value-type="float">
            <text:p>792384</text:p>
          </table:table-cell>
          <table:table-cell office:value-type="float" office:value="17891" calcext:value-type="float">
            <text:p>17891</text:p>
          </table:table-cell>
          <table:table-cell office:value-type="float" office:value="0.9253256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07384" calcext:value-type="float">
            <text:p>807384</text:p>
          </table:table-cell>
          <table:table-cell office:value-type="float" office:value="825252" calcext:value-type="float">
            <text:p>825252</text:p>
          </table:table-cell>
          <table:table-cell office:value-type="float" office:value="17869" calcext:value-type="float">
            <text:p>17869</text:p>
          </table:table-cell>
          <table:table-cell office:value-type="float" office:value="0.9368022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40252" calcext:value-type="float">
            <text:p>840252</text:p>
          </table:table-cell>
          <table:table-cell office:value-type="float" office:value="858203" calcext:value-type="float">
            <text:p>858203</text:p>
          </table:table-cell>
          <table:table-cell office:value-type="float" office:value="17952" calcext:value-type="float">
            <text:p>17952</text:p>
          </table:table-cell>
          <table:table-cell office:value-type="float" office:value="0.9335297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73203" calcext:value-type="float">
            <text:p>873203</text:p>
          </table:table-cell>
          <table:table-cell office:value-type="float" office:value="891051" calcext:value-type="float">
            <text:p>891051</text:p>
          </table:table-cell>
          <table:table-cell office:value-type="float" office:value="17849" calcext:value-type="float">
            <text:p>17849</text:p>
          </table:table-cell>
          <table:table-cell office:value-type="float" office:value="0.9037008" calcext:value-type="float">
            <text:p>0,9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06051" calcext:value-type="float">
            <text:p>906051</text:p>
          </table:table-cell>
          <table:table-cell office:value-type="float" office:value="924005" calcext:value-type="float">
            <text:p>924005</text:p>
          </table:table-cell>
          <table:table-cell office:value-type="float" office:value="17955" calcext:value-type="float">
            <text:p>17955</text:p>
          </table:table-cell>
          <table:table-cell office:value-type="float" office:value="1.0111315" calcext:value-type="float">
            <text:p>1,01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39005" calcext:value-type="float">
            <text:p>939005</text:p>
          </table:table-cell>
          <table:table-cell office:value-type="float" office:value="957093" calcext:value-type="float">
            <text:p>957093</text:p>
          </table:table-cell>
          <table:table-cell office:value-type="float" office:value="18089" calcext:value-type="float">
            <text:p>18089</text:p>
          </table:table-cell>
          <table:table-cell office:value-type="float" office:value="0.9407072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2093" calcext:value-type="float">
            <text:p>972093</text:p>
          </table:table-cell>
          <table:table-cell office:value-type="float" office:value="989984" calcext:value-type="float">
            <text:p>989984</text:p>
          </table:table-cell>
          <table:table-cell office:value-type="float" office:value="17892" calcext:value-type="float">
            <text:p>17892</text:p>
          </table:table-cell>
          <table:table-cell office:value-type="float" office:value="0.935274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981" calcext:value-type="float">
            <text:p>18981</text:p>
          </table:table-cell>
          <table:table-cell office:value-type="float" office:value="36930" calcext:value-type="float">
            <text:p>36930</text:p>
          </table:table-cell>
          <table:table-cell office:value-type="float" office:value="17950" calcext:value-type="float">
            <text:p>17950</text:p>
          </table:table-cell>
          <table:table-cell office:value-type="float" office:value="0.8078901" calcext:value-type="float">
            <text:p>0,8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1930" calcext:value-type="float">
            <text:p>51930</text:p>
          </table:table-cell>
          <table:table-cell office:value-type="float" office:value="69698" calcext:value-type="float">
            <text:p>69698</text:p>
          </table:table-cell>
          <table:table-cell office:value-type="float" office:value="17769" calcext:value-type="float">
            <text:p>17769</text:p>
          </table:table-cell>
          <table:table-cell office:value-type="float" office:value="0.9275382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4698" calcext:value-type="float">
            <text:p>84698</text:p>
          </table:table-cell>
          <table:table-cell office:value-type="float" office:value="102549" calcext:value-type="float">
            <text:p>102549</text:p>
          </table:table-cell>
          <table:table-cell office:value-type="float" office:value="17852" calcext:value-type="float">
            <text:p>17852</text:p>
          </table:table-cell>
          <table:table-cell office:value-type="float" office:value="0.8098972" calcext:value-type="float">
            <text:p>0,8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7549" calcext:value-type="float">
            <text:p>117549</text:p>
          </table:table-cell>
          <table:table-cell office:value-type="float" office:value="135340" calcext:value-type="float">
            <text:p>135340</text:p>
          </table:table-cell>
          <table:table-cell office:value-type="float" office:value="17792" calcext:value-type="float">
            <text:p>17792</text:p>
          </table:table-cell>
          <table:table-cell office:value-type="float" office:value="1.0219204" calcext:value-type="float">
            <text:p>1,02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0340" calcext:value-type="float">
            <text:p>150340</text:p>
          </table:table-cell>
          <table:table-cell office:value-type="float" office:value="168229" calcext:value-type="float">
            <text:p>168229</text:p>
          </table:table-cell>
          <table:table-cell office:value-type="float" office:value="17890" calcext:value-type="float">
            <text:p>17890</text:p>
          </table:table-cell>
          <table:table-cell office:value-type="float" office:value="0.9346995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3229" calcext:value-type="float">
            <text:p>183229</text:p>
          </table:table-cell>
          <table:table-cell office:value-type="float" office:value="201118" calcext:value-type="float">
            <text:p>201118</text:p>
          </table:table-cell>
          <table:table-cell office:value-type="float" office:value="17890" calcext:value-type="float">
            <text:p>17890</text:p>
          </table:table-cell>
          <table:table-cell office:value-type="float" office:value="0.9071471" calcext:value-type="float">
            <text:p>0,91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6118" calcext:value-type="float">
            <text:p>216118</text:p>
          </table:table-cell>
          <table:table-cell office:value-type="float" office:value="233911" calcext:value-type="float">
            <text:p>233911</text:p>
          </table:table-cell>
          <table:table-cell office:value-type="float" office:value="17794" calcext:value-type="float">
            <text:p>17794</text:p>
          </table:table-cell>
          <table:table-cell office:value-type="float" office:value="0.8068403" calcext:value-type="float">
            <text:p>0,8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8911" calcext:value-type="float">
            <text:p>248911</text:p>
          </table:table-cell>
          <table:table-cell office:value-type="float" office:value="266788" calcext:value-type="float">
            <text:p>266788</text:p>
          </table:table-cell>
          <table:table-cell office:value-type="float" office:value="17878" calcext:value-type="float">
            <text:p>17878</text:p>
          </table:table-cell>
          <table:table-cell office:value-type="float" office:value="0.9031119" calcext:value-type="float">
            <text:p>0,9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81788" calcext:value-type="float">
            <text:p>281788</text:p>
          </table:table-cell>
          <table:table-cell office:value-type="float" office:value="299620" calcext:value-type="float">
            <text:p>299620</text:p>
          </table:table-cell>
          <table:table-cell office:value-type="float" office:value="17833" calcext:value-type="float">
            <text:p>17833</text:p>
          </table:table-cell>
          <table:table-cell office:value-type="float" office:value="0.8516951" calcext:value-type="float">
            <text:p>0,85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4620" calcext:value-type="float">
            <text:p>314620</text:p>
          </table:table-cell>
          <table:table-cell office:value-type="float" office:value="332551" calcext:value-type="float">
            <text:p>332551</text:p>
          </table:table-cell>
          <table:table-cell office:value-type="float" office:value="17932" calcext:value-type="float">
            <text:p>17932</text:p>
          </table:table-cell>
          <table:table-cell office:value-type="float" office:value="0.9000146" calcext:value-type="float">
            <text:p>0,9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7551" calcext:value-type="float">
            <text:p>347551</text:p>
          </table:table-cell>
          <table:table-cell office:value-type="float" office:value="365379" calcext:value-type="float">
            <text:p>365379</text:p>
          </table:table-cell>
          <table:table-cell office:value-type="float" office:value="17829" calcext:value-type="float">
            <text:p>17829</text:p>
          </table:table-cell>
          <table:table-cell office:value-type="float" office:value="0.9046756" calcext:value-type="float">
            <text:p>0,9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80379" calcext:value-type="float">
            <text:p>380379</text:p>
          </table:table-cell>
          <table:table-cell office:value-type="float" office:value="398300" calcext:value-type="float">
            <text:p>398300</text:p>
          </table:table-cell>
          <table:table-cell office:value-type="float" office:value="17922" calcext:value-type="float">
            <text:p>17922</text:p>
          </table:table-cell>
          <table:table-cell office:value-type="float" office:value="0.8707078" calcext:value-type="float">
            <text:p>0,87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3300" calcext:value-type="float">
            <text:p>413300</text:p>
          </table:table-cell>
          <table:table-cell office:value-type="float" office:value="431230" calcext:value-type="float">
            <text:p>431230</text:p>
          </table:table-cell>
          <table:table-cell office:value-type="float" office:value="17931" calcext:value-type="float">
            <text:p>17931</text:p>
          </table:table-cell>
          <table:table-cell office:value-type="float" office:value="0.8521263" calcext:value-type="float">
            <text:p>0,85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46230" calcext:value-type="float">
            <text:p>446230</text:p>
          </table:table-cell>
          <table:table-cell office:value-type="float" office:value="464101" calcext:value-type="float">
            <text:p>464101</text:p>
          </table:table-cell>
          <table:table-cell office:value-type="float" office:value="17872" calcext:value-type="float">
            <text:p>17872</text:p>
          </table:table-cell>
          <table:table-cell office:value-type="float" office:value="0.8500661" calcext:value-type="float">
            <text:p>0,85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79101" calcext:value-type="float">
            <text:p>479101</text:p>
          </table:table-cell>
          <table:table-cell office:value-type="float" office:value="497077" calcext:value-type="float">
            <text:p>497077</text:p>
          </table:table-cell>
          <table:table-cell office:value-type="float" office:value="17977" calcext:value-type="float">
            <text:p>17977</text:p>
          </table:table-cell>
          <table:table-cell office:value-type="float" office:value="0.8718282" calcext:value-type="float">
            <text:p>0,8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12077" calcext:value-type="float">
            <text:p>512077</text:p>
          </table:table-cell>
          <table:table-cell office:value-type="float" office:value="529908" calcext:value-type="float">
            <text:p>529908</text:p>
          </table:table-cell>
          <table:table-cell office:value-type="float" office:value="17832" calcext:value-type="float">
            <text:p>17832</text:p>
          </table:table-cell>
          <table:table-cell office:value-type="float" office:value="0.8734183" calcext:value-type="float">
            <text:p>0,87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44908" calcext:value-type="float">
            <text:p>544908</text:p>
          </table:table-cell>
          <table:table-cell office:value-type="float" office:value="562729" calcext:value-type="float">
            <text:p>562729</text:p>
          </table:table-cell>
          <table:table-cell office:value-type="float" office:value="17822" calcext:value-type="float">
            <text:p>17822</text:p>
          </table:table-cell>
          <table:table-cell office:value-type="float" office:value="0.9165154" calcext:value-type="float">
            <text:p>0,92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77729" calcext:value-type="float">
            <text:p>577729</text:p>
          </table:table-cell>
          <table:table-cell office:value-type="float" office:value="595715" calcext:value-type="float">
            <text:p>595715</text:p>
          </table:table-cell>
          <table:table-cell office:value-type="float" office:value="17987" calcext:value-type="float">
            <text:p>17987</text:p>
          </table:table-cell>
          <table:table-cell office:value-type="float" office:value="0.9849372" calcext:value-type="float">
            <text:p>0,98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10715" calcext:value-type="float">
            <text:p>610715</text:p>
          </table:table-cell>
          <table:table-cell office:value-type="float" office:value="628411" calcext:value-type="float">
            <text:p>628411</text:p>
          </table:table-cell>
          <table:table-cell office:value-type="float" office:value="17697" calcext:value-type="float">
            <text:p>17697</text:p>
          </table:table-cell>
          <table:table-cell office:value-type="float" office:value="0.9624701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43411" calcext:value-type="float">
            <text:p>643411</text:p>
          </table:table-cell>
          <table:table-cell office:value-type="float" office:value="661339" calcext:value-type="float">
            <text:p>661339</text:p>
          </table:table-cell>
          <table:table-cell office:value-type="float" office:value="17929" calcext:value-type="float">
            <text:p>17929</text:p>
          </table:table-cell>
          <table:table-cell office:value-type="float" office:value="0.9235449" calcext:value-type="float">
            <text:p>0,92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76339" calcext:value-type="float">
            <text:p>676339</text:p>
          </table:table-cell>
          <table:table-cell office:value-type="float" office:value="694199" calcext:value-type="float">
            <text:p>694199</text:p>
          </table:table-cell>
          <table:table-cell office:value-type="float" office:value="17861" calcext:value-type="float">
            <text:p>17861</text:p>
          </table:table-cell>
          <table:table-cell office:value-type="float" office:value="0.829806" calcext:value-type="float">
            <text:p>0,83</text:p>
          </table:table-cell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09199" calcext:value-type="float">
            <text:p>709199</text:p>
          </table:table-cell>
          <table:table-cell office:value-type="float" office:value="727126" calcext:value-type="float">
            <text:p>727126</text:p>
          </table:table-cell>
          <table:table-cell office:value-type="float" office:value="17928" calcext:value-type="float">
            <text:p>17928</text:p>
          </table:table-cell>
          <table:table-cell office:value-type="float" office:value="0.8884436" calcext:value-type="float">
            <text:p>0,89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42126" calcext:value-type="float">
            <text:p>742126</text:p>
          </table:table-cell>
          <table:table-cell office:value-type="float" office:value="760039" calcext:value-type="float">
            <text:p>760039</text:p>
          </table:table-cell>
          <table:table-cell office:value-type="float" office:value="17914" calcext:value-type="float">
            <text:p>17914</text:p>
          </table:table-cell>
          <table:table-cell office:value-type="float" office:value="0.8026926" calcext:value-type="float">
            <text:p>0,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75039" calcext:value-type="float">
            <text:p>775039</text:p>
          </table:table-cell>
          <table:table-cell office:value-type="float" office:value="793010" calcext:value-type="float">
            <text:p>793010</text:p>
          </table:table-cell>
          <table:table-cell office:value-type="float" office:value="17972" calcext:value-type="float">
            <text:p>17972</text:p>
          </table:table-cell>
          <table:table-cell office:value-type="float" office:value="0.9397249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08010" calcext:value-type="float">
            <text:p>808010</text:p>
          </table:table-cell>
          <table:table-cell office:value-type="float" office:value="825829" calcext:value-type="float">
            <text:p>825829</text:p>
          </table:table-cell>
          <table:table-cell office:value-type="float" office:value="17820" calcext:value-type="float">
            <text:p>17820</text:p>
          </table:table-cell>
          <table:table-cell office:value-type="float" office:value="0.7972574" calcext:value-type="float">
            <text:p>0,8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40829" calcext:value-type="float">
            <text:p>840829</text:p>
          </table:table-cell>
          <table:table-cell office:value-type="float" office:value="858706" calcext:value-type="float">
            <text:p>858706</text:p>
          </table:table-cell>
          <table:table-cell office:value-type="float" office:value="17878" calcext:value-type="float">
            <text:p>17878</text:p>
          </table:table-cell>
          <table:table-cell office:value-type="float" office:value="0.9322716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73706" calcext:value-type="float">
            <text:p>873706</text:p>
          </table:table-cell>
          <table:table-cell office:value-type="float" office:value="891518" calcext:value-type="float">
            <text:p>891518</text:p>
          </table:table-cell>
          <table:table-cell office:value-type="float" office:value="17813" calcext:value-type="float">
            <text:p>17813</text:p>
          </table:table-cell>
          <table:table-cell office:value-type="float" office:value="0.8195925" calcext:value-type="float">
            <text:p>0,82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06518" calcext:value-type="float">
            <text:p>906518</text:p>
          </table:table-cell>
          <table:table-cell office:value-type="float" office:value="924538" calcext:value-type="float">
            <text:p>924538</text:p>
          </table:table-cell>
          <table:table-cell office:value-type="float" office:value="18021" calcext:value-type="float">
            <text:p>18021</text:p>
          </table:table-cell>
          <table:table-cell office:value-type="float" office:value="1.0953897" calcext:value-type="float">
            <text:p>1,1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39538" calcext:value-type="float">
            <text:p>939538</text:p>
          </table:table-cell>
          <table:table-cell office:value-type="float" office:value="957349" calcext:value-type="float">
            <text:p>957349</text:p>
          </table:table-cell>
          <table:table-cell office:value-type="float" office:value="17812" calcext:value-type="float">
            <text:p>17812</text:p>
          </table:table-cell>
          <table:table-cell office:value-type="float" office:value="0.8749768" calcext:value-type="float">
            <text:p>0,87</text:p>
          </table:table-cell>
          <table:table-cell table:number-columns-repeated="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2349" calcext:value-type="float">
            <text:p>972349</text:p>
          </table:table-cell>
          <table:table-cell office:value-type="float" office:value="990231" calcext:value-type="float">
            <text:p>990231</text:p>
          </table:table-cell>
          <table:table-cell office:value-type="float" office:value="17883" calcext:value-type="float">
            <text:p>17883</text:p>
          </table:table-cell>
          <table:table-cell office:value-type="float" office:value="0.9846844" calcext:value-type="float">
            <text:p>0,98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97:.D156])" office:value-type="float" office:value="69.7547438801499" calcext:value-type="float">
            <text:p>69,75</text:p>
          </table:table-cell>
          <table:table-cell table:formula="of:=STDEV([.E97:.E156])" office:value-type="float" office:value="0.0738092756144547" calcext:value-type="float">
            <text:p>0,0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97:.D156])" office:value-type="float" office:value="17893.0666666667" calcext:value-type="float">
            <text:p>17893,07</text:p>
          </table:table-cell>
          <table:table-cell table:formula="of:=AVERAGE([.E97:.E156])" office:value-type="float" office:value="0.920569738333333" calcext:value-type="float">
            <text:p>0,9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AVERAGE([.D98:.D157])" office:value-type="float" office:value="17892.6949152542" calcext:value-type="float">
            <text:p>17892,69</text:p>
          </table:table-cell>
          <table:table-cell table:formula="of:=AVERAGE([.E98:.E157])" office:value-type="float" office:value="0.920160464406779" calcext:value-type="float">
            <text:p>0,9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E=P*T</text:p>
          </table:table-cell>
          <table:table-cell table:formula="of:=[.E159]*[.D159]/1000" office:value-type="float" office:value="16.4718156993142" calcext:value-type="float">
            <text:p>16,47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5" table:number-rows-spanned="1">
            <text:p>WEBIMAGE</text:p>
          </table:table-cell>
          <table:covered-table-cell table:number-columns-repeated="4"/>
          <table:table-cell table:number-columns-repeated="4"/>
          <table:table-cell office:value-type="string" calcext:value-type="string">
            <text:p>[[5]]$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5]]$baseline</text:p>
          </table:table-cell>
          <table:table-cell table:number-columns-repeated="3"/>
          <table:table-cell office:value-type="string" calcext:value-type="string">
            <text:p>[[6]]$baseline</text:p>
          </table:table-cell>
          <table:table-cell table:number-columns-repeated="4"/>
          <table:table-cell office:value-type="string" calcext:value-type="string">
            <text:p>[1]</text:p>
          </table:table-cell>
          <table:table-cell office:value-type="string" calcext:value-type="string">
            <text:p>"webimage_1"</text:p>
          </table:table-cell>
          <table:table-cell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309417" calcext:value-type="float">
            <text:p>1,31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float" office:value="1.329119" calcext:value-type="float">
            <text:p>1,33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string" calcext:value-type="string">
            <text:p>[[5]]$adju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5]]$peaks</text:p>
          </table:table-cell>
          <table:table-cell table:number-columns-repeated="3"/>
          <table:table-cell office:value-type="string" calcext:value-type="string">
            <text:p>[[6]]$peaks</text:p>
          </table:table-cell>
          <table:table-cell table:number-columns-repeated="4"/>
          <table:table-cell office:value-type="string" calcext:value-type="string">
            <text:p>[1]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309417" calcext:value-type="float">
            <text:p>1,31</text:p>
          </table:table-cell>
          <table:table-cell office:value-type="float" office:value="4.052099" calcext:value-type="float">
            <text:p>4,05</text:p>
          </table:table-cell>
          <table:table-cell/>
          <table:table-cell office:value-type="string" calcext:value-type="string">
            <text:p>[1]</text:p>
          </table:table-cell>
          <table:table-cell office:value-type="float" office:value="1.329119" calcext:value-type="float">
            <text:p>1,33</text:p>
          </table:table-cell>
          <table:table-cell office:value-type="float" office:value="2.084853" calcext:value-type="float">
            <text:p>2,08</text:p>
          </table:table-cell>
          <table:table-cell office:value-type="float" office:value="4.090452" calcext:value-type="float">
            <text:p>4,09</text:p>
          </table:table-cell>
          <table:table-cell table:number-columns-repeated="4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5]]$thresholds</text:p>
          </table:table-cell>
          <table:table-cell table:number-columns-repeated="3"/>
          <table:table-cell office:value-type="string" calcext:value-type="string">
            <text:p>[[6]]$thresholds</text:p>
          </table:table-cell>
          <table:table-cell table:number-columns-repeated="4"/>
          <table:table-cell office:value-type="string" calcext:value-type="string">
            <text:p>[[6]]$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3.366429" calcext:value-type="float">
            <text:p>3,37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float" office:value="2.055786" calcext:value-type="float">
            <text:p>2,06</text:p>
          </table:table-cell>
          <table:table-cell office:value-type="float" office:value="3.509119" calcext:value-type="float">
            <text:p>3,51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string" calcext:value-type="string">
            <text:p>"webimage_2"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5]]$noise</text:p>
          </table:table-cell>
          <table:table-cell table:number-columns-repeated="3"/>
          <table:table-cell office:value-type="string" calcext:value-type="string">
            <text:p>[[6]]$noise</text:p>
          </table:table-cell>
          <table:table-cell table:number-columns-repeated="4"/>
          <table:table-cell office:value-type="string" calcext:value-type="string">
            <text:p>[[6]]$adju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35.3824" calcext:value-type="float">
            <text:p>35,38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1]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5]]$work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028" calcext:value-type="float">
            <text:p>18028</text:p>
          </table:table-cell>
          <table:table-cell office:value-type="float" office:value="36086" calcext:value-type="float">
            <text:p>36086</text:p>
          </table:table-cell>
          <table:table-cell office:value-type="float" office:value="18059" calcext:value-type="float">
            <text:p>18059</text:p>
          </table:table-cell>
          <table:table-cell office:value-type="float" office:value="0.8930074" calcext:value-type="float">
            <text:p>0,8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1086" calcext:value-type="float">
            <text:p>51086</text:p>
          </table:table-cell>
          <table:table-cell office:value-type="float" office:value="68988" calcext:value-type="float">
            <text:p>68988</text:p>
          </table:table-cell>
          <table:table-cell office:value-type="float" office:value="17903" calcext:value-type="float">
            <text:p>17903</text:p>
          </table:table-cell>
          <table:table-cell office:value-type="float" office:value="0.8126142" calcext:value-type="float">
            <text:p>0,81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3988" calcext:value-type="float">
            <text:p>83988</text:p>
          </table:table-cell>
          <table:table-cell office:value-type="float" office:value="101948" calcext:value-type="float">
            <text:p>101948</text:p>
          </table:table-cell>
          <table:table-cell office:value-type="float" office:value="17961" calcext:value-type="float">
            <text:p>17961</text:p>
          </table:table-cell>
          <table:table-cell office:value-type="float" office:value="0.7132977" calcext:value-type="float">
            <text:p>0,7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6948" calcext:value-type="float">
            <text:p>116948</text:p>
          </table:table-cell>
          <table:table-cell office:value-type="float" office:value="134875" calcext:value-type="float">
            <text:p>134875</text:p>
          </table:table-cell>
          <table:table-cell office:value-type="float" office:value="17928" calcext:value-type="float">
            <text:p>17928</text:p>
          </table:table-cell>
          <table:table-cell office:value-type="float" office:value="0.8441516" calcext:value-type="float">
            <text:p>0,84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9875" calcext:value-type="float">
            <text:p>149875</text:p>
          </table:table-cell>
          <table:table-cell office:value-type="float" office:value="167889" calcext:value-type="float">
            <text:p>167889</text:p>
          </table:table-cell>
          <table:table-cell office:value-type="float" office:value="18015" calcext:value-type="float">
            <text:p>18015</text:p>
          </table:table-cell>
          <table:table-cell office:value-type="float" office:value="0.7577291" calcext:value-type="float">
            <text:p>0,76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2889" calcext:value-type="float">
            <text:p>182889</text:p>
          </table:table-cell>
          <table:table-cell office:value-type="float" office:value="200829" calcext:value-type="float">
            <text:p>200829</text:p>
          </table:table-cell>
          <table:table-cell office:value-type="float" office:value="17941" calcext:value-type="float">
            <text:p>17941</text:p>
          </table:table-cell>
          <table:table-cell office:value-type="float" office:value="0.8214896" calcext:value-type="float">
            <text:p>0,82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5829" calcext:value-type="float">
            <text:p>215829</text:p>
          </table:table-cell>
          <table:table-cell office:value-type="float" office:value="233816" calcext:value-type="float">
            <text:p>233816</text:p>
          </table:table-cell>
          <table:table-cell office:value-type="float" office:value="17988" calcext:value-type="float">
            <text:p>17988</text:p>
          </table:table-cell>
          <table:table-cell office:value-type="float" office:value="0.8041456" calcext:value-type="float">
            <text:p>0,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8816" calcext:value-type="float">
            <text:p>248816</text:p>
          </table:table-cell>
          <table:table-cell office:value-type="float" office:value="266886" calcext:value-type="float">
            <text:p>266886</text:p>
          </table:table-cell>
          <table:table-cell office:value-type="float" office:value="18071" calcext:value-type="float">
            <text:p>18071</text:p>
          </table:table-cell>
          <table:table-cell office:value-type="float" office:value="0.8795927" calcext:value-type="float">
            <text:p>0,88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81886" calcext:value-type="float">
            <text:p>281886</text:p>
          </table:table-cell>
          <table:table-cell office:value-type="float" office:value="299750" calcext:value-type="float">
            <text:p>299750</text:p>
          </table:table-cell>
          <table:table-cell office:value-type="float" office:value="17865" calcext:value-type="float">
            <text:p>17865</text:p>
          </table:table-cell>
          <table:table-cell office:value-type="float" office:value="0.7908966" calcext:value-type="float">
            <text:p>0,79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4750" calcext:value-type="float">
            <text:p>314750</text:p>
          </table:table-cell>
          <table:table-cell office:value-type="float" office:value="332656" calcext:value-type="float">
            <text:p>332656</text:p>
          </table:table-cell>
          <table:table-cell office:value-type="float" office:value="17907" calcext:value-type="float">
            <text:p>17907</text:p>
          </table:table-cell>
          <table:table-cell office:value-type="float" office:value="0.7904009" calcext:value-type="float">
            <text:p>0,79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7656" calcext:value-type="float">
            <text:p>347656</text:p>
          </table:table-cell>
          <table:table-cell office:value-type="float" office:value="365586" calcext:value-type="float">
            <text:p>365586</text:p>
          </table:table-cell>
          <table:table-cell office:value-type="float" office:value="17931" calcext:value-type="float">
            <text:p>17931</text:p>
          </table:table-cell>
          <table:table-cell office:value-type="float" office:value="0.7398517" calcext:value-type="float">
            <text:p>0,74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80586" calcext:value-type="float">
            <text:p>380586</text:p>
          </table:table-cell>
          <table:table-cell office:value-type="float" office:value="398567" calcext:value-type="float">
            <text:p>398567</text:p>
          </table:table-cell>
          <table:table-cell office:value-type="float" office:value="17982" calcext:value-type="float">
            <text:p>17982</text:p>
          </table:table-cell>
          <table:table-cell office:value-type="float" office:value="0.8546102" calcext:value-type="float">
            <text:p>0,85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3567" calcext:value-type="float">
            <text:p>413567</text:p>
          </table:table-cell>
          <table:table-cell office:value-type="float" office:value="431547" calcext:value-type="float">
            <text:p>431547</text:p>
          </table:table-cell>
          <table:table-cell office:value-type="float" office:value="17981" calcext:value-type="float">
            <text:p>17981</text:p>
          </table:table-cell>
          <table:table-cell office:value-type="float" office:value="0.7701" calcext:value-type="float">
            <text:p>0,77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46547" calcext:value-type="float">
            <text:p>446547</text:p>
          </table:table-cell>
          <table:table-cell office:value-type="float" office:value="464527" calcext:value-type="float">
            <text:p>464527</text:p>
          </table:table-cell>
          <table:table-cell office:value-type="float" office:value="17981" calcext:value-type="float">
            <text:p>17981</text:p>
          </table:table-cell>
          <table:table-cell office:value-type="float" office:value="0.8144326" calcext:value-type="float">
            <text:p>0,81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79527" calcext:value-type="float">
            <text:p>479527</text:p>
          </table:table-cell>
          <table:table-cell office:value-type="float" office:value="497557" calcext:value-type="float">
            <text:p>497557</text:p>
          </table:table-cell>
          <table:table-cell office:value-type="float" office:value="18031" calcext:value-type="float">
            <text:p>18031</text:p>
          </table:table-cell>
          <table:table-cell office:value-type="float" office:value="0.7751338" calcext:value-type="float">
            <text:p>0,7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12557" calcext:value-type="float">
            <text:p>512557</text:p>
          </table:table-cell>
          <table:table-cell office:value-type="float" office:value="530455" calcext:value-type="float">
            <text:p>530455</text:p>
          </table:table-cell>
          <table:table-cell office:value-type="float" office:value="17899" calcext:value-type="float">
            <text:p>17899</text:p>
          </table:table-cell>
          <table:table-cell office:value-type="float" office:value="0.8721596" calcext:value-type="float">
            <text:p>0,87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45455" calcext:value-type="float">
            <text:p>545455</text:p>
          </table:table-cell>
          <table:table-cell office:value-type="float" office:value="563467" calcext:value-type="float">
            <text:p>563467</text:p>
          </table:table-cell>
          <table:table-cell office:value-type="float" office:value="18013" calcext:value-type="float">
            <text:p>18013</text:p>
          </table:table-cell>
          <table:table-cell office:value-type="float" office:value="0.7615643" calcext:value-type="float">
            <text:p>0,76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78467" calcext:value-type="float">
            <text:p>578467</text:p>
          </table:table-cell>
          <table:table-cell office:value-type="float" office:value="596417" calcext:value-type="float">
            <text:p>596417</text:p>
          </table:table-cell>
          <table:table-cell office:value-type="float" office:value="17951" calcext:value-type="float">
            <text:p>17951</text:p>
          </table:table-cell>
          <table:table-cell office:value-type="float" office:value="0.863033" calcext:value-type="float">
            <text:p>0,86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11417" calcext:value-type="float">
            <text:p>611417</text:p>
          </table:table-cell>
          <table:table-cell office:value-type="float" office:value="629406" calcext:value-type="float">
            <text:p>629406</text:p>
          </table:table-cell>
          <table:table-cell office:value-type="float" office:value="17990" calcext:value-type="float">
            <text:p>17990</text:p>
          </table:table-cell>
          <table:table-cell office:value-type="float" office:value="0.8454365" calcext:value-type="float">
            <text:p>0,85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44406" calcext:value-type="float">
            <text:p>644406</text:p>
          </table:table-cell>
          <table:table-cell office:value-type="float" office:value="662275" calcext:value-type="float">
            <text:p>662275</text:p>
          </table:table-cell>
          <table:table-cell office:value-type="float" office:value="17870" calcext:value-type="float">
            <text:p>17870</text:p>
          </table:table-cell>
          <table:table-cell office:value-type="float" office:value="0.9545095" calcext:value-type="float">
            <text:p>0,95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77275" calcext:value-type="float">
            <text:p>677275</text:p>
          </table:table-cell>
          <table:table-cell office:value-type="float" office:value="695177" calcext:value-type="float">
            <text:p>695177</text:p>
          </table:table-cell>
          <table:table-cell office:value-type="float" office:value="17903" calcext:value-type="float">
            <text:p>17903</text:p>
          </table:table-cell>
          <table:table-cell office:value-type="float" office:value="0.8757035" calcext:value-type="float">
            <text:p>0,88</text:p>
          </table:table-cell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10177" calcext:value-type="float">
            <text:p>710177</text:p>
          </table:table-cell>
          <table:table-cell office:value-type="float" office:value="728075" calcext:value-type="float">
            <text:p>728075</text:p>
          </table:table-cell>
          <table:table-cell office:value-type="float" office:value="17899" calcext:value-type="float">
            <text:p>17899</text:p>
          </table:table-cell>
          <table:table-cell office:value-type="float" office:value="0.9187072" calcext:value-type="float">
            <text:p>0,92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43075" calcext:value-type="float">
            <text:p>743075</text:p>
          </table:table-cell>
          <table:table-cell office:value-type="float" office:value="761012" calcext:value-type="float">
            <text:p>761012</text:p>
          </table:table-cell>
          <table:table-cell office:value-type="float" office:value="17938" calcext:value-type="float">
            <text:p>17938</text:p>
          </table:table-cell>
          <table:table-cell office:value-type="float" office:value="0.8433622" calcext:value-type="float">
            <text:p>0,8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76012" calcext:value-type="float">
            <text:p>776012</text:p>
          </table:table-cell>
          <table:table-cell office:value-type="float" office:value="794076" calcext:value-type="float">
            <text:p>794076</text:p>
          </table:table-cell>
          <table:table-cell office:value-type="float" office:value="18065" calcext:value-type="float">
            <text:p>18065</text:p>
          </table:table-cell>
          <table:table-cell office:value-type="float" office:value="0.8790852" calcext:value-type="float">
            <text:p>0,88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09076" calcext:value-type="float">
            <text:p>809076</text:p>
          </table:table-cell>
          <table:table-cell office:value-type="float" office:value="827107" calcext:value-type="float">
            <text:p>827107</text:p>
          </table:table-cell>
          <table:table-cell office:value-type="float" office:value="18032" calcext:value-type="float">
            <text:p>18032</text:p>
          </table:table-cell>
          <table:table-cell office:value-type="float" office:value="0.8057297" calcext:value-type="float">
            <text:p>0,81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42107" calcext:value-type="float">
            <text:p>842107</text:p>
          </table:table-cell>
          <table:table-cell office:value-type="float" office:value="859984" calcext:value-type="float">
            <text:p>859984</text:p>
          </table:table-cell>
          <table:table-cell office:value-type="float" office:value="17878" calcext:value-type="float">
            <text:p>17878</text:p>
          </table:table-cell>
          <table:table-cell office:value-type="float" office:value="0.7892633" calcext:value-type="float">
            <text:p>0,79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74984" calcext:value-type="float">
            <text:p>874984</text:p>
          </table:table-cell>
          <table:table-cell office:value-type="float" office:value="892925" calcext:value-type="float">
            <text:p>892925</text:p>
          </table:table-cell>
          <table:table-cell office:value-type="float" office:value="17942" calcext:value-type="float">
            <text:p>17942</text:p>
          </table:table-cell>
          <table:table-cell office:value-type="float" office:value="0.7790264" calcext:value-type="float">
            <text:p>0,78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07925" calcext:value-type="float">
            <text:p>907925</text:p>
          </table:table-cell>
          <table:table-cell office:value-type="float" office:value="925925" calcext:value-type="float">
            <text:p>925925</text:p>
          </table:table-cell>
          <table:table-cell office:value-type="float" office:value="18001" calcext:value-type="float">
            <text:p>18001</text:p>
          </table:table-cell>
          <table:table-cell office:value-type="float" office:value="0.8905982" calcext:value-type="float">
            <text:p>0,89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40925" calcext:value-type="float">
            <text:p>940925</text:p>
          </table:table-cell>
          <table:table-cell office:value-type="float" office:value="958866" calcext:value-type="float">
            <text:p>958866</text:p>
          </table:table-cell>
          <table:table-cell office:value-type="float" office:value="17942" calcext:value-type="float">
            <text:p>17942</text:p>
          </table:table-cell>
          <table:table-cell office:value-type="float" office:value="0.7912274" calcext:value-type="float">
            <text:p>0,79</text:p>
          </table:table-cell>
          <table:table-cell table:number-columns-repeated="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3866" calcext:value-type="float">
            <text:p>973866</text:p>
          </table:table-cell>
          <table:table-cell office:value-type="float" office:value="991734" calcext:value-type="float">
            <text:p>991734</text:p>
          </table:table-cell>
          <table:table-cell office:value-type="float" office:value="17869" calcext:value-type="float">
            <text:p>17869</text:p>
          </table:table-cell>
          <table:table-cell office:value-type="float" office:value="0.8036163" calcext:value-type="float">
            <text:p>0,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664" calcext:value-type="float">
            <text:p>21664</text:p>
          </table:table-cell>
          <table:table-cell office:value-type="float" office:value="39471" calcext:value-type="float">
            <text:p>39471</text:p>
          </table:table-cell>
          <table:table-cell office:value-type="float" office:value="17808" calcext:value-type="float">
            <text:p>17808</text:p>
          </table:table-cell>
          <table:table-cell office:value-type="float" office:value="0.8545765" calcext:value-type="float">
            <text:p>0,8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4471" calcext:value-type="float">
            <text:p>54471</text:p>
          </table:table-cell>
          <table:table-cell office:value-type="float" office:value="72451" calcext:value-type="float">
            <text:p>72451</text:p>
          </table:table-cell>
          <table:table-cell office:value-type="float" office:value="17981" calcext:value-type="float">
            <text:p>17981</text:p>
          </table:table-cell>
          <table:table-cell office:value-type="float" office:value="0.7676219" calcext:value-type="float">
            <text:p>0,77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7451" calcext:value-type="float">
            <text:p>87451</text:p>
          </table:table-cell>
          <table:table-cell office:value-type="float" office:value="105269" calcext:value-type="float">
            <text:p>105269</text:p>
          </table:table-cell>
          <table:table-cell office:value-type="float" office:value="17819" calcext:value-type="float">
            <text:p>17819</text:p>
          </table:table-cell>
          <table:table-cell office:value-type="float" office:value="0.7995214" calcext:value-type="float">
            <text:p>0,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0269" calcext:value-type="float">
            <text:p>120269</text:p>
          </table:table-cell>
          <table:table-cell office:value-type="float" office:value="138131" calcext:value-type="float">
            <text:p>138131</text:p>
          </table:table-cell>
          <table:table-cell office:value-type="float" office:value="17863" calcext:value-type="float">
            <text:p>17863</text:p>
          </table:table-cell>
          <table:table-cell office:value-type="float" office:value="0.7700994" calcext:value-type="float">
            <text:p>0,77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3131" calcext:value-type="float">
            <text:p>153131</text:p>
          </table:table-cell>
          <table:table-cell office:value-type="float" office:value="171029" calcext:value-type="float">
            <text:p>171029</text:p>
          </table:table-cell>
          <table:table-cell office:value-type="float" office:value="17899" calcext:value-type="float">
            <text:p>17899</text:p>
          </table:table-cell>
          <table:table-cell office:value-type="float" office:value="0.8419038" calcext:value-type="float">
            <text:p>0,84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6029" calcext:value-type="float">
            <text:p>186029</text:p>
          </table:table-cell>
          <table:table-cell office:value-type="float" office:value="203960" calcext:value-type="float">
            <text:p>203960</text:p>
          </table:table-cell>
          <table:table-cell office:value-type="float" office:value="17932" calcext:value-type="float">
            <text:p>17932</text:p>
          </table:table-cell>
          <table:table-cell office:value-type="float" office:value="0.8162075" calcext:value-type="float">
            <text:p>0,82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8960" calcext:value-type="float">
            <text:p>218960</text:p>
          </table:table-cell>
          <table:table-cell office:value-type="float" office:value="236970" calcext:value-type="float">
            <text:p>236970</text:p>
          </table:table-cell>
          <table:table-cell office:value-type="float" office:value="18011" calcext:value-type="float">
            <text:p>18011</text:p>
          </table:table-cell>
          <table:table-cell office:value-type="float" office:value="0.8656218" calcext:value-type="float">
            <text:p>0,8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51970" calcext:value-type="float">
            <text:p>251970</text:p>
          </table:table-cell>
          <table:table-cell office:value-type="float" office:value="269812" calcext:value-type="float">
            <text:p>269812</text:p>
          </table:table-cell>
          <table:table-cell office:value-type="float" office:value="17843" calcext:value-type="float">
            <text:p>17843</text:p>
          </table:table-cell>
          <table:table-cell office:value-type="float" office:value="0.771915" calcext:value-type="float">
            <text:p>0,77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84812" calcext:value-type="float">
            <text:p>284812</text:p>
          </table:table-cell>
          <table:table-cell office:value-type="float" office:value="302739" calcext:value-type="float">
            <text:p>302739</text:p>
          </table:table-cell>
          <table:table-cell office:value-type="float" office:value="17928" calcext:value-type="float">
            <text:p>17928</text:p>
          </table:table-cell>
          <table:table-cell office:value-type="float" office:value="0.9104236" calcext:value-type="float">
            <text:p>0,91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7739" calcext:value-type="float">
            <text:p>317739</text:p>
          </table:table-cell>
          <table:table-cell office:value-type="float" office:value="335612" calcext:value-type="float">
            <text:p>335612</text:p>
          </table:table-cell>
          <table:table-cell office:value-type="float" office:value="17874" calcext:value-type="float">
            <text:p>17874</text:p>
          </table:table-cell>
          <table:table-cell office:value-type="float" office:value="0.770772" calcext:value-type="float">
            <text:p>0,77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50612" calcext:value-type="float">
            <text:p>350612</text:p>
          </table:table-cell>
          <table:table-cell office:value-type="float" office:value="368522" calcext:value-type="float">
            <text:p>368522</text:p>
          </table:table-cell>
          <table:table-cell office:value-type="float" office:value="17911" calcext:value-type="float">
            <text:p>17911</text:p>
          </table:table-cell>
          <table:table-cell office:value-type="float" office:value="0.83531" calcext:value-type="float">
            <text:p>0,84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83522" calcext:value-type="float">
            <text:p>383522</text:p>
          </table:table-cell>
          <table:table-cell office:value-type="float" office:value="401411" calcext:value-type="float">
            <text:p>401411</text:p>
          </table:table-cell>
          <table:table-cell office:value-type="float" office:value="17890" calcext:value-type="float">
            <text:p>17890</text:p>
          </table:table-cell>
          <table:table-cell office:value-type="float" office:value="0.7991728" calcext:value-type="float">
            <text:p>0,8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6411" calcext:value-type="float">
            <text:p>416411</text:p>
          </table:table-cell>
          <table:table-cell office:value-type="float" office:value="434411" calcext:value-type="float">
            <text:p>434411</text:p>
          </table:table-cell>
          <table:table-cell office:value-type="float" office:value="18001" calcext:value-type="float">
            <text:p>18001</text:p>
          </table:table-cell>
          <table:table-cell office:value-type="float" office:value="0.9158713" calcext:value-type="float">
            <text:p>0,92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49411" calcext:value-type="float">
            <text:p>449411</text:p>
          </table:table-cell>
          <table:table-cell office:value-type="float" office:value="467282" calcext:value-type="float">
            <text:p>467282</text:p>
          </table:table-cell>
          <table:table-cell office:value-type="float" office:value="17872" calcext:value-type="float">
            <text:p>17872</text:p>
          </table:table-cell>
          <table:table-cell office:value-type="float" office:value="0.8591676" calcext:value-type="float">
            <text:p>0,86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82282" calcext:value-type="float">
            <text:p>482282</text:p>
          </table:table-cell>
          <table:table-cell office:value-type="float" office:value="500201" calcext:value-type="float">
            <text:p>500201</text:p>
          </table:table-cell>
          <table:table-cell office:value-type="float" office:value="17920" calcext:value-type="float">
            <text:p>17920</text:p>
          </table:table-cell>
          <table:table-cell office:value-type="float" office:value="0.83009" calcext:value-type="float">
            <text:p>0,8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15201" calcext:value-type="float">
            <text:p>515201</text:p>
          </table:table-cell>
          <table:table-cell office:value-type="float" office:value="533109" calcext:value-type="float">
            <text:p>533109</text:p>
          </table:table-cell>
          <table:table-cell office:value-type="float" office:value="17909" calcext:value-type="float">
            <text:p>17909</text:p>
          </table:table-cell>
          <table:table-cell office:value-type="float" office:value="0.8825488" calcext:value-type="float">
            <text:p>0,88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48109" calcext:value-type="float">
            <text:p>548109</text:p>
          </table:table-cell>
          <table:table-cell office:value-type="float" office:value="565980" calcext:value-type="float">
            <text:p>565980</text:p>
          </table:table-cell>
          <table:table-cell office:value-type="float" office:value="17872" calcext:value-type="float">
            <text:p>17872</text:p>
          </table:table-cell>
          <table:table-cell office:value-type="float" office:value="0.8973966" calcext:value-type="float">
            <text:p>0,9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80980" calcext:value-type="float">
            <text:p>580980</text:p>
          </table:table-cell>
          <table:table-cell office:value-type="float" office:value="598970" calcext:value-type="float">
            <text:p>598970</text:p>
          </table:table-cell>
          <table:table-cell office:value-type="float" office:value="17991" calcext:value-type="float">
            <text:p>17991</text:p>
          </table:table-cell>
          <table:table-cell office:value-type="float" office:value="0.8437874" calcext:value-type="float">
            <text:p>0,84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13970" calcext:value-type="float">
            <text:p>613970</text:p>
          </table:table-cell>
          <table:table-cell office:value-type="float" office:value="632021" calcext:value-type="float">
            <text:p>632021</text:p>
          </table:table-cell>
          <table:table-cell office:value-type="float" office:value="18052" calcext:value-type="float">
            <text:p>18052</text:p>
          </table:table-cell>
          <table:table-cell office:value-type="float" office:value="0.8268652" calcext:value-type="float">
            <text:p>0,83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47021" calcext:value-type="float">
            <text:p>647021</text:p>
          </table:table-cell>
          <table:table-cell office:value-type="float" office:value="664962" calcext:value-type="float">
            <text:p>664962</text:p>
          </table:table-cell>
          <table:table-cell office:value-type="float" office:value="17942" calcext:value-type="float">
            <text:p>17942</text:p>
          </table:table-cell>
          <table:table-cell office:value-type="float" office:value="0.9352405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79962" calcext:value-type="float">
            <text:p>679962</text:p>
          </table:table-cell>
          <table:table-cell office:value-type="float" office:value="697971" calcext:value-type="float">
            <text:p>697971</text:p>
          </table:table-cell>
          <table:table-cell office:value-type="float" office:value="18010" calcext:value-type="float">
            <text:p>18010</text:p>
          </table:table-cell>
          <table:table-cell office:value-type="float" office:value="0.9130272" calcext:value-type="float">
            <text:p>0,91</text:p>
          </table:table-cell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12971" calcext:value-type="float">
            <text:p>712971</text:p>
          </table:table-cell>
          <table:table-cell office:value-type="float" office:value="730865" calcext:value-type="float">
            <text:p>730865</text:p>
          </table:table-cell>
          <table:table-cell office:value-type="float" office:value="17895" calcext:value-type="float">
            <text:p>17895</text:p>
          </table:table-cell>
          <table:table-cell office:value-type="float" office:value="0.80706" calcext:value-type="float">
            <text:p>0,81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45865" calcext:value-type="float">
            <text:p>745865</text:p>
          </table:table-cell>
          <table:table-cell office:value-type="float" office:value="763901" calcext:value-type="float">
            <text:p>763901</text:p>
          </table:table-cell>
          <table:table-cell office:value-type="float" office:value="18037" calcext:value-type="float">
            <text:p>18037</text:p>
          </table:table-cell>
          <table:table-cell office:value-type="float" office:value="0.7775774" calcext:value-type="float">
            <text:p>0,7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78901" calcext:value-type="float">
            <text:p>778901</text:p>
          </table:table-cell>
          <table:table-cell office:value-type="float" office:value="796792" calcext:value-type="float">
            <text:p>796792</text:p>
          </table:table-cell>
          <table:table-cell office:value-type="float" office:value="17892" calcext:value-type="float">
            <text:p>17892</text:p>
          </table:table-cell>
          <table:table-cell office:value-type="float" office:value="0.8032677" calcext:value-type="float">
            <text:p>0,8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11792" calcext:value-type="float">
            <text:p>811792</text:p>
          </table:table-cell>
          <table:table-cell office:value-type="float" office:value="829790" calcext:value-type="float">
            <text:p>829790</text:p>
          </table:table-cell>
          <table:table-cell office:value-type="float" office:value="17999" calcext:value-type="float">
            <text:p>17999</text:p>
          </table:table-cell>
          <table:table-cell office:value-type="float" office:value="0.9064173" calcext:value-type="float">
            <text:p>0,91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44790" calcext:value-type="float">
            <text:p>844790</text:p>
          </table:table-cell>
          <table:table-cell office:value-type="float" office:value="862628" calcext:value-type="float">
            <text:p>862628</text:p>
          </table:table-cell>
          <table:table-cell office:value-type="float" office:value="17839" calcext:value-type="float">
            <text:p>17839</text:p>
          </table:table-cell>
          <table:table-cell office:value-type="float" office:value="0.8728263" calcext:value-type="float">
            <text:p>0,87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77628" calcext:value-type="float">
            <text:p>877628</text:p>
          </table:table-cell>
          <table:table-cell office:value-type="float" office:value="895587" calcext:value-type="float">
            <text:p>895587</text:p>
          </table:table-cell>
          <table:table-cell office:value-type="float" office:value="17960" calcext:value-type="float">
            <text:p>17960</text:p>
          </table:table-cell>
          <table:table-cell office:value-type="float" office:value="0.9165278" calcext:value-type="float">
            <text:p>0,92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10587" calcext:value-type="float">
            <text:p>910587</text:p>
          </table:table-cell>
          <table:table-cell office:value-type="float" office:value="928537" calcext:value-type="float">
            <text:p>928537</text:p>
          </table:table-cell>
          <table:table-cell office:value-type="float" office:value="17951" calcext:value-type="float">
            <text:p>17951</text:p>
          </table:table-cell>
          <table:table-cell office:value-type="float" office:value="0.8166686" calcext:value-type="float">
            <text:p>0,82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43537" calcext:value-type="float">
            <text:p>943537</text:p>
          </table:table-cell>
          <table:table-cell office:value-type="float" office:value="961408" calcext:value-type="float">
            <text:p>961408</text:p>
          </table:table-cell>
          <table:table-cell office:value-type="float" office:value="17872" calcext:value-type="float">
            <text:p>17872</text:p>
          </table:table-cell>
          <table:table-cell office:value-type="float" office:value="0.9061826" calcext:value-type="float">
            <text:p>0,91</text:p>
          </table:table-cell>
          <table:table-cell table:number-columns-repeated="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6408" calcext:value-type="float">
            <text:p>976408</text:p>
          </table:table-cell>
          <table:table-cell office:value-type="float" office:value="994369" calcext:value-type="float">
            <text:p>994369</text:p>
          </table:table-cell>
          <table:table-cell office:value-type="float" office:value="17962" calcext:value-type="float">
            <text:p>17962</text:p>
          </table:table-cell>
          <table:table-cell office:value-type="float" office:value="0.8007047" calcext:value-type="float">
            <text:p>0,8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178:.D237])" office:value-type="float" office:value="64.6700862570723" calcext:value-type="float">
            <text:p>64,67</text:p>
          </table:table-cell>
          <table:table-cell table:formula="of:=STDEV([.E178:.E237])" office:value-type="float" office:value="0.0545145608378883" calcext:value-type="float">
            <text:p>0,0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178:.D237])" office:value-type="float" office:value="17941.1833333333" calcext:value-type="float">
            <text:p>17941,18</text:p>
          </table:table-cell>
          <table:table-cell table:formula="of:=AVERAGE([.E178:.E237])" office:value-type="float" office:value="0.834147478333333" calcext:value-type="float">
            <text:p>0,8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AVERAGE([.D179:.D238])" office:value-type="float" office:value="17939.186440678" calcext:value-type="float">
            <text:p>17939,19</text:p>
          </table:table-cell>
          <table:table-cell table:formula="of:=AVERAGE([.E179:.E238])" office:value-type="float" office:value="0.833149852542373" calcext:value-type="float">
            <text:p>0,8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E=P*T</text:p>
          </table:table-cell>
          <table:table-cell table:formula="of:=[.E240]*[.D240]/1000" office:value-type="float" office:value="14.965592835816" calcext:value-type="float">
            <text:p>14,97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5" table:number-rows-spanned="1">
            <text:p>WEBIMAGENOCACHE</text:p>
          </table:table-cell>
          <table:covered-table-cell table:number-columns-repeated="4"/>
          <table:table-cell table:number-columns-repeated="5"/>
          <table:table-cell office:value-type="string" calcext:value-type="string">
            <text:p>[[7]]$name</text:p>
          </table:table-cell>
          <table:table-cell/>
        </table:table-row>
        <table:table-row table:style-name="ro2">
          <table:table-cell office:value-type="string" calcext:value-type="string">
            <text:p>[[7]]$baseline</text:p>
          </table:table-cell>
          <table:table-cell table:number-columns-repeated="4"/>
          <table:table-cell office:value-type="string" calcext:value-type="string">
            <text:p>[[8]]$baseline</text:p>
          </table:table-cell>
          <table:table-cell table:number-columns-repeated="4"/>
          <table:table-cell office:value-type="string" calcext:value-type="string">
            <text:p>[1]</text:p>
          </table:table-cell>
          <table:table-cell office:value-type="string" calcext:value-type="string">
            <text:p>"webimagenocache_1"</text:p>
          </table:table-cell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153629" calcext:value-type="float">
            <text:p>1,15</text:p>
          </table:table-cell>
          <table:table-cell table:number-columns-repeated="3"/>
          <table:table-cell office:value-type="string" calcext:value-type="string">
            <text:p>[1]</text:p>
          </table:table-cell>
          <table:table-cell office:value-type="float" office:value="1.172423" calcext:value-type="float">
            <text:p>1,17</text:p>
          </table:table-cell>
          <table:table-cell table:number-columns-repeated="5"/>
        </table:table-row>
        <table:table-row table:style-name="ro2">
          <table:table-cell table:number-columns-repeated="10"/>
          <table:table-cell office:value-type="string" calcext:value-type="string">
            <text:p>[[7]]$adjust</text:p>
          </table:table-cell>
          <table:table-cell/>
        </table:table-row>
        <table:table-row table:style-name="ro2">
          <table:table-cell office:value-type="string" calcext:value-type="string">
            <text:p>[[7]]$peaks</text:p>
          </table:table-cell>
          <table:table-cell table:number-columns-repeated="4"/>
          <table:table-cell office:value-type="string" calcext:value-type="string">
            <text:p>[[8]]$peaks</text:p>
          </table:table-cell>
          <table:table-cell table:number-columns-repeated="4"/>
          <table:table-cell office:value-type="string" calcext:value-type="string">
            <text:p>[1]</text:p>
          </table:table-cell>
          <table:table-cell office:value-type="float" office:value="1.5" calcext:value-type="float">
            <text:p>1,5</text:p>
          </table:table-cell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153629" calcext:value-type="float">
            <text:p>1,15</text:p>
          </table:table-cell>
          <table:table-cell office:value-type="float" office:value="2.193307" calcext:value-type="float">
            <text:p>2,19</text:p>
          </table:table-cell>
          <table:table-cell office:value-type="float" office:value="4.178145" calcext:value-type="float">
            <text:p>4,18</text:p>
          </table:table-cell>
          <table:table-cell/>
          <table:table-cell office:value-type="string" calcext:value-type="string">
            <text:p>[1]</text:p>
          </table:table-cell>
          <table:table-cell office:value-type="float" office:value="1.172423" calcext:value-type="float">
            <text:p>1,17</text:p>
          </table:table-cell>
          <table:table-cell office:value-type="float" office:value="2.23009" calcext:value-type="float">
            <text:p>2,23</text:p>
          </table:table-cell>
          <table:table-cell office:value-type="float" office:value="4.246269" calcext:value-type="float">
            <text:p>4,25</text:p>
          </table:table-cell>
          <table:table-cell table:number-columns-repeated="3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7]]$thresholds</text:p>
          </table:table-cell>
          <table:table-cell table:number-columns-repeated="4"/>
          <table:table-cell office:value-type="string" calcext:value-type="string">
            <text:p>[[8]]$thresholds</text:p>
          </table:table-cell>
          <table:table-cell table:number-columns-repeated="4"/>
          <table:table-cell office:value-type="string" calcext:value-type="string">
            <text:p>[[8]]$name</text:p>
          </table:table-cell>
          <table:table-cell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972769" calcext:value-type="float">
            <text:p>1,97</text:p>
          </table:table-cell>
          <table:table-cell office:value-type="float" office:value="3.548037" calcext:value-type="float">
            <text:p>3,55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float" office:value="1.998726" calcext:value-type="float">
            <text:p>2</text:p>
          </table:table-cell>
          <table:table-cell office:value-type="float" office:value="3.519123" calcext:value-type="float">
            <text:p>3,52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string" calcext:value-type="string">
            <text:p>"webimagenocache_2"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7]]$noise</text:p>
          </table:table-cell>
          <table:table-cell table:number-columns-repeated="4"/>
          <table:table-cell office:value-type="string" calcext:value-type="string">
            <text:p>[[8]]$noise</text:p>
          </table:table-cell>
          <table:table-cell table:number-columns-repeated="4"/>
          <table:table-cell office:value-type="string" calcext:value-type="string">
            <text:p>[[8]]$adjust</text:p>
          </table:table-cell>
          <table:table-cell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67.77979" calcext:value-type="float">
            <text:p>67,78</text:p>
          </table:table-cell>
          <table:table-cell table:number-columns-repeated="3"/>
          <table:table-cell office:value-type="string" calcext:value-type="string">
            <text:p>[1]</text:p>
          </table:table-cell>
          <table:table-cell office:value-type="float" office:value="67.70055" calcext:value-type="float">
            <text:p>67,7</text:p>
          </table:table-cell>
          <table:table-cell table:number-columns-repeated="3"/>
          <table:table-cell office:value-type="string" calcext:value-type="string">
            <text:p>[1]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7]]$work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207" calcext:value-type="float">
            <text:p>19207</text:p>
          </table:table-cell>
          <table:table-cell office:value-type="float" office:value="37145" calcext:value-type="float">
            <text:p>37145</text:p>
          </table:table-cell>
          <table:table-cell office:value-type="float" office:value="17939" calcext:value-type="float">
            <text:p>17939</text:p>
          </table:table-cell>
          <table:table-cell office:value-type="float" office:value="1.061965" calcext:value-type="float">
            <text:p>1,0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2145" calcext:value-type="float">
            <text:p>52145</text:p>
          </table:table-cell>
          <table:table-cell office:value-type="float" office:value="70095" calcext:value-type="float">
            <text:p>70095</text:p>
          </table:table-cell>
          <table:table-cell office:value-type="float" office:value="17951" calcext:value-type="float">
            <text:p>17951</text:p>
          </table:table-cell>
          <table:table-cell office:value-type="float" office:value="0.9707085" calcext:value-type="float">
            <text:p>0,97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5095" calcext:value-type="float">
            <text:p>85095</text:p>
          </table:table-cell>
          <table:table-cell office:value-type="float" office:value="103105" calcext:value-type="float">
            <text:p>103105</text:p>
          </table:table-cell>
          <table:table-cell office:value-type="float" office:value="18011" calcext:value-type="float">
            <text:p>18011</text:p>
          </table:table-cell>
          <table:table-cell office:value-type="float" office:value="1.0254106" calcext:value-type="float">
            <text:p>1,03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8105" calcext:value-type="float">
            <text:p>118105</text:p>
          </table:table-cell>
          <table:table-cell office:value-type="float" office:value="136065" calcext:value-type="float">
            <text:p>136065</text:p>
          </table:table-cell>
          <table:table-cell office:value-type="float" office:value="17961" calcext:value-type="float">
            <text:p>17961</text:p>
          </table:table-cell>
          <table:table-cell office:value-type="float" office:value="1.0628533" calcext:value-type="float">
            <text:p>1,06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1065" calcext:value-type="float">
            <text:p>151065</text:p>
          </table:table-cell>
          <table:table-cell office:value-type="float" office:value="169015" calcext:value-type="float">
            <text:p>169015</text:p>
          </table:table-cell>
          <table:table-cell office:value-type="float" office:value="17951" calcext:value-type="float">
            <text:p>17951</text:p>
          </table:table-cell>
          <table:table-cell office:value-type="float" office:value="1.1447172" calcext:value-type="float">
            <text:p>1,14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4015" calcext:value-type="float">
            <text:p>184015</text:p>
          </table:table-cell>
          <table:table-cell office:value-type="float" office:value="202015" calcext:value-type="float">
            <text:p>202015</text:p>
          </table:table-cell>
          <table:table-cell office:value-type="float" office:value="18001" calcext:value-type="float">
            <text:p>18001</text:p>
          </table:table-cell>
          <table:table-cell office:value-type="float" office:value="1.0337265" calcext:value-type="float">
            <text:p>1,03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7015" calcext:value-type="float">
            <text:p>217015</text:p>
          </table:table-cell>
          <table:table-cell office:value-type="float" office:value="234883" calcext:value-type="float">
            <text:p>234883</text:p>
          </table:table-cell>
          <table:table-cell office:value-type="float" office:value="17869" calcext:value-type="float">
            <text:p>17869</text:p>
          </table:table-cell>
          <table:table-cell office:value-type="float" office:value="1.0269515" calcext:value-type="float">
            <text:p>1,0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9883" calcext:value-type="float">
            <text:p>249883</text:p>
          </table:table-cell>
          <table:table-cell office:value-type="float" office:value="267845" calcext:value-type="float">
            <text:p>267845</text:p>
          </table:table-cell>
          <table:table-cell office:value-type="float" office:value="17963" calcext:value-type="float">
            <text:p>17963</text:p>
          </table:table-cell>
          <table:table-cell office:value-type="float" office:value="1.0669101" calcext:value-type="float">
            <text:p>1,07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82845" calcext:value-type="float">
            <text:p>282845</text:p>
          </table:table-cell>
          <table:table-cell office:value-type="float" office:value="300814" calcext:value-type="float">
            <text:p>300814</text:p>
          </table:table-cell>
          <table:table-cell office:value-type="float" office:value="17970" calcext:value-type="float">
            <text:p>17970</text:p>
          </table:table-cell>
          <table:table-cell office:value-type="float" office:value="1.1243625" calcext:value-type="float">
            <text:p>1,12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5814" calcext:value-type="float">
            <text:p>315814</text:p>
          </table:table-cell>
          <table:table-cell office:value-type="float" office:value="333755" calcext:value-type="float">
            <text:p>333755</text:p>
          </table:table-cell>
          <table:table-cell office:value-type="float" office:value="17942" calcext:value-type="float">
            <text:p>17942</text:p>
          </table:table-cell>
          <table:table-cell office:value-type="float" office:value="0.8799492" calcext:value-type="float">
            <text:p>0,88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8755" calcext:value-type="float">
            <text:p>348755</text:p>
          </table:table-cell>
          <table:table-cell office:value-type="float" office:value="366588" calcext:value-type="float">
            <text:p>366588</text:p>
          </table:table-cell>
          <table:table-cell office:value-type="float" office:value="17834" calcext:value-type="float">
            <text:p>17834</text:p>
          </table:table-cell>
          <table:table-cell office:value-type="float" office:value="1.0341783" calcext:value-type="float">
            <text:p>1,03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81588" calcext:value-type="float">
            <text:p>381588</text:p>
          </table:table-cell>
          <table:table-cell office:value-type="float" office:value="399517" calcext:value-type="float">
            <text:p>399517</text:p>
          </table:table-cell>
          <table:table-cell office:value-type="float" office:value="17930" calcext:value-type="float">
            <text:p>17930</text:p>
          </table:table-cell>
          <table:table-cell office:value-type="float" office:value="0.9994002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4517" calcext:value-type="float">
            <text:p>414517</text:p>
          </table:table-cell>
          <table:table-cell office:value-type="float" office:value="432414" calcext:value-type="float">
            <text:p>432414</text:p>
          </table:table-cell>
          <table:table-cell office:value-type="float" office:value="17898" calcext:value-type="float">
            <text:p>17898</text:p>
          </table:table-cell>
          <table:table-cell office:value-type="float" office:value="0.96111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47414" calcext:value-type="float">
            <text:p>447414</text:p>
          </table:table-cell>
          <table:table-cell office:value-type="float" office:value="465356" calcext:value-type="float">
            <text:p>465356</text:p>
          </table:table-cell>
          <table:table-cell office:value-type="float" office:value="17943" calcext:value-type="float">
            <text:p>17943</text:p>
          </table:table-cell>
          <table:table-cell office:value-type="float" office:value="0.9451617" calcext:value-type="float">
            <text:p>0,95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80356" calcext:value-type="float">
            <text:p>480356</text:p>
          </table:table-cell>
          <table:table-cell office:value-type="float" office:value="498336" calcext:value-type="float">
            <text:p>498336</text:p>
          </table:table-cell>
          <table:table-cell office:value-type="float" office:value="17981" calcext:value-type="float">
            <text:p>17981</text:p>
          </table:table-cell>
          <table:table-cell office:value-type="float" office:value="0.9574964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13336" calcext:value-type="float">
            <text:p>513336</text:p>
          </table:table-cell>
          <table:table-cell office:value-type="float" office:value="531264" calcext:value-type="float">
            <text:p>531264</text:p>
          </table:table-cell>
          <table:table-cell office:value-type="float" office:value="17929" calcext:value-type="float">
            <text:p>17929</text:p>
          </table:table-cell>
          <table:table-cell office:value-type="float" office:value="1.0096714" calcext:value-type="float">
            <text:p>1,01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46264" calcext:value-type="float">
            <text:p>546264</text:p>
          </table:table-cell>
          <table:table-cell office:value-type="float" office:value="564265" calcext:value-type="float">
            <text:p>564265</text:p>
          </table:table-cell>
          <table:table-cell office:value-type="float" office:value="18002" calcext:value-type="float">
            <text:p>18002</text:p>
          </table:table-cell>
          <table:table-cell office:value-type="float" office:value="1.0239129" calcext:value-type="float">
            <text:p>1,02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79265" calcext:value-type="float">
            <text:p>579265</text:p>
          </table:table-cell>
          <table:table-cell office:value-type="float" office:value="597132" calcext:value-type="float">
            <text:p>597132</text:p>
          </table:table-cell>
          <table:table-cell office:value-type="float" office:value="17868" calcext:value-type="float">
            <text:p>17868</text:p>
          </table:table-cell>
          <table:table-cell office:value-type="float" office:value="1.0197617" calcext:value-type="float">
            <text:p>1,02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12132" calcext:value-type="float">
            <text:p>612132</text:p>
          </table:table-cell>
          <table:table-cell office:value-type="float" office:value="630054" calcext:value-type="float">
            <text:p>630054</text:p>
          </table:table-cell>
          <table:table-cell office:value-type="float" office:value="17923" calcext:value-type="float">
            <text:p>17923</text:p>
          </table:table-cell>
          <table:table-cell office:value-type="float" office:value="0.9436432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45054" calcext:value-type="float">
            <text:p>645054</text:p>
          </table:table-cell>
          <table:table-cell office:value-type="float" office:value="662985" calcext:value-type="float">
            <text:p>662985</text:p>
          </table:table-cell>
          <table:table-cell office:value-type="float" office:value="17932" calcext:value-type="float">
            <text:p>17932</text:p>
          </table:table-cell>
          <table:table-cell office:value-type="float" office:value="0.9109307" calcext:value-type="float">
            <text:p>0,91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77985" calcext:value-type="float">
            <text:p>677985</text:p>
          </table:table-cell>
          <table:table-cell office:value-type="float" office:value="695913" calcext:value-type="float">
            <text:p>695913</text:p>
          </table:table-cell>
          <table:table-cell office:value-type="float" office:value="17929" calcext:value-type="float">
            <text:p>17929</text:p>
          </table:table-cell>
          <table:table-cell office:value-type="float" office:value="0.9971202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10913" calcext:value-type="float">
            <text:p>710913</text:p>
          </table:table-cell>
          <table:table-cell office:value-type="float" office:value="728752" calcext:value-type="float">
            <text:p>728752</text:p>
          </table:table-cell>
          <table:table-cell office:value-type="float" office:value="17840" calcext:value-type="float">
            <text:p>17840</text:p>
          </table:table-cell>
          <table:table-cell office:value-type="float" office:value="0.9690592" calcext:value-type="float">
            <text:p>0,97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43752" calcext:value-type="float">
            <text:p>743752</text:p>
          </table:table-cell>
          <table:table-cell office:value-type="float" office:value="761652" calcext:value-type="float">
            <text:p>761652</text:p>
          </table:table-cell>
          <table:table-cell office:value-type="float" office:value="17901" calcext:value-type="float">
            <text:p>17901</text:p>
          </table:table-cell>
          <table:table-cell office:value-type="float" office:value="1.0076701" calcext:value-type="float">
            <text:p>1,0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76652" calcext:value-type="float">
            <text:p>776652</text:p>
          </table:table-cell>
          <table:table-cell office:value-type="float" office:value="794644" calcext:value-type="float">
            <text:p>794644</text:p>
          </table:table-cell>
          <table:table-cell office:value-type="float" office:value="17993" calcext:value-type="float">
            <text:p>17993</text:p>
          </table:table-cell>
          <table:table-cell office:value-type="float" office:value="0.9277584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09644" calcext:value-type="float">
            <text:p>809644</text:p>
          </table:table-cell>
          <table:table-cell office:value-type="float" office:value="827559" calcext:value-type="float">
            <text:p>827559</text:p>
          </table:table-cell>
          <table:table-cell office:value-type="float" office:value="17916" calcext:value-type="float">
            <text:p>17916</text:p>
          </table:table-cell>
          <table:table-cell office:value-type="float" office:value="1.2444464" calcext:value-type="float">
            <text:p>1,24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42559" calcext:value-type="float">
            <text:p>842559</text:p>
          </table:table-cell>
          <table:table-cell office:value-type="float" office:value="860444" calcext:value-type="float">
            <text:p>860444</text:p>
          </table:table-cell>
          <table:table-cell office:value-type="float" office:value="17886" calcext:value-type="float">
            <text:p>17886</text:p>
          </table:table-cell>
          <table:table-cell office:value-type="float" office:value="0.9404232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75444" calcext:value-type="float">
            <text:p>875444</text:p>
          </table:table-cell>
          <table:table-cell office:value-type="float" office:value="893264" calcext:value-type="float">
            <text:p>893264</text:p>
          </table:table-cell>
          <table:table-cell office:value-type="float" office:value="17821" calcext:value-type="float">
            <text:p>17821</text:p>
          </table:table-cell>
          <table:table-cell office:value-type="float" office:value="0.9626257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08264" calcext:value-type="float">
            <text:p>908264</text:p>
          </table:table-cell>
          <table:table-cell office:value-type="float" office:value="926203" calcext:value-type="float">
            <text:p>926203</text:p>
          </table:table-cell>
          <table:table-cell office:value-type="float" office:value="17940" calcext:value-type="float">
            <text:p>17940</text:p>
          </table:table-cell>
          <table:table-cell office:value-type="float" office:value="0.9044784" calcext:value-type="float">
            <text:p>0,9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41203" calcext:value-type="float">
            <text:p>941203</text:p>
          </table:table-cell>
          <table:table-cell office:value-type="float" office:value="959162" calcext:value-type="float">
            <text:p>959162</text:p>
          </table:table-cell>
          <table:table-cell office:value-type="float" office:value="17960" calcext:value-type="float">
            <text:p>17960</text:p>
          </table:table-cell>
          <table:table-cell office:value-type="float" office:value="0.991944" calcext:value-type="float">
            <text:p>0,99</text:p>
          </table:table-cell>
          <table:table-cell table:number-columns-repeated="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4162" calcext:value-type="float">
            <text:p>974162</text:p>
          </table:table-cell>
          <table:table-cell office:value-type="float" office:value="992047" calcext:value-type="float">
            <text:p>992047</text:p>
          </table:table-cell>
          <table:table-cell office:value-type="float" office:value="17886" calcext:value-type="float">
            <text:p>17886</text:p>
          </table:table-cell>
          <table:table-cell office:value-type="float" office:value="0.957033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071" calcext:value-type="float">
            <text:p>21071</text:p>
          </table:table-cell>
          <table:table-cell office:value-type="float" office:value="38961" calcext:value-type="float">
            <text:p>38961</text:p>
          </table:table-cell>
          <table:table-cell office:value-type="float" office:value="17891" calcext:value-type="float">
            <text:p>17891</text:p>
          </table:table-cell>
          <table:table-cell office:value-type="float" office:value="0.9561662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3961" calcext:value-type="float">
            <text:p>53961</text:p>
          </table:table-cell>
          <table:table-cell office:value-type="float" office:value="71923" calcext:value-type="float">
            <text:p>71923</text:p>
          </table:table-cell>
          <table:table-cell office:value-type="float" office:value="17963" calcext:value-type="float">
            <text:p>17963</text:p>
          </table:table-cell>
          <table:table-cell office:value-type="float" office:value="0.845404" calcext:value-type="float">
            <text:p>0,85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6923" calcext:value-type="float">
            <text:p>86923</text:p>
          </table:table-cell>
          <table:table-cell office:value-type="float" office:value="104800" calcext:value-type="float">
            <text:p>104800</text:p>
          </table:table-cell>
          <table:table-cell office:value-type="float" office:value="17878" calcext:value-type="float">
            <text:p>17878</text:p>
          </table:table-cell>
          <table:table-cell office:value-type="float" office:value="0.9442559" calcext:value-type="float">
            <text:p>0,9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9800" calcext:value-type="float">
            <text:p>119800</text:p>
          </table:table-cell>
          <table:table-cell office:value-type="float" office:value="137640" calcext:value-type="float">
            <text:p>137640</text:p>
          </table:table-cell>
          <table:table-cell office:value-type="float" office:value="17841" calcext:value-type="float">
            <text:p>17841</text:p>
          </table:table-cell>
          <table:table-cell office:value-type="float" office:value="0.8919834" calcext:value-type="float">
            <text:p>0,89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2640" calcext:value-type="float">
            <text:p>152640</text:p>
          </table:table-cell>
          <table:table-cell office:value-type="float" office:value="170569" calcext:value-type="float">
            <text:p>170569</text:p>
          </table:table-cell>
          <table:table-cell office:value-type="float" office:value="17930" calcext:value-type="float">
            <text:p>17930</text:p>
          </table:table-cell>
          <table:table-cell office:value-type="float" office:value="0.9777548" calcext:value-type="float">
            <text:p>0,98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5569" calcext:value-type="float">
            <text:p>185569</text:p>
          </table:table-cell>
          <table:table-cell office:value-type="float" office:value="203461" calcext:value-type="float">
            <text:p>203461</text:p>
          </table:table-cell>
          <table:table-cell office:value-type="float" office:value="17893" calcext:value-type="float">
            <text:p>17893</text:p>
          </table:table-cell>
          <table:table-cell office:value-type="float" office:value="1.0100978" calcext:value-type="float">
            <text:p>1,01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8461" calcext:value-type="float">
            <text:p>218461</text:p>
          </table:table-cell>
          <table:table-cell office:value-type="float" office:value="236370" calcext:value-type="float">
            <text:p>236370</text:p>
          </table:table-cell>
          <table:table-cell office:value-type="float" office:value="17910" calcext:value-type="float">
            <text:p>17910</text:p>
          </table:table-cell>
          <table:table-cell office:value-type="float" office:value="1.070859" calcext:value-type="float">
            <text:p>1,0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51370" calcext:value-type="float">
            <text:p>251370</text:p>
          </table:table-cell>
          <table:table-cell office:value-type="float" office:value="269230" calcext:value-type="float">
            <text:p>269230</text:p>
          </table:table-cell>
          <table:table-cell office:value-type="float" office:value="17861" calcext:value-type="float">
            <text:p>17861</text:p>
          </table:table-cell>
          <table:table-cell office:value-type="float" office:value="0.9607315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84230" calcext:value-type="float">
            <text:p>284230</text:p>
          </table:table-cell>
          <table:table-cell office:value-type="float" office:value="302171" calcext:value-type="float">
            <text:p>302171</text:p>
          </table:table-cell>
          <table:table-cell office:value-type="float" office:value="17942" calcext:value-type="float">
            <text:p>17942</text:p>
          </table:table-cell>
          <table:table-cell office:value-type="float" office:value="1.06851" calcext:value-type="float">
            <text:p>1,07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7171" calcext:value-type="float">
            <text:p>317171</text:p>
          </table:table-cell>
          <table:table-cell office:value-type="float" office:value="335020" calcext:value-type="float">
            <text:p>335020</text:p>
          </table:table-cell>
          <table:table-cell office:value-type="float" office:value="17850" calcext:value-type="float">
            <text:p>17850</text:p>
          </table:table-cell>
          <table:table-cell office:value-type="float" office:value="1.0423429" calcext:value-type="float">
            <text:p>1,04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50020" calcext:value-type="float">
            <text:p>350020</text:p>
          </table:table-cell>
          <table:table-cell office:value-type="float" office:value="367850" calcext:value-type="float">
            <text:p>367850</text:p>
          </table:table-cell>
          <table:table-cell office:value-type="float" office:value="17831" calcext:value-type="float">
            <text:p>17831</text:p>
          </table:table-cell>
          <table:table-cell office:value-type="float" office:value="0.9895432" calcext:value-type="float">
            <text:p>0,99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82850" calcext:value-type="float">
            <text:p>382850</text:p>
          </table:table-cell>
          <table:table-cell office:value-type="float" office:value="400749" calcext:value-type="float">
            <text:p>400749</text:p>
          </table:table-cell>
          <table:table-cell office:value-type="float" office:value="17900" calcext:value-type="float">
            <text:p>17900</text:p>
          </table:table-cell>
          <table:table-cell office:value-type="float" office:value="0.8898289" calcext:value-type="float">
            <text:p>0,89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5749" calcext:value-type="float">
            <text:p>415749</text:p>
          </table:table-cell>
          <table:table-cell office:value-type="float" office:value="433601" calcext:value-type="float">
            <text:p>433601</text:p>
          </table:table-cell>
          <table:table-cell office:value-type="float" office:value="17853" calcext:value-type="float">
            <text:p>17853</text:p>
          </table:table-cell>
          <table:table-cell office:value-type="float" office:value="1.0738153" calcext:value-type="float">
            <text:p>1,07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48601" calcext:value-type="float">
            <text:p>448601</text:p>
          </table:table-cell>
          <table:table-cell office:value-type="float" office:value="466562" calcext:value-type="float">
            <text:p>466562</text:p>
          </table:table-cell>
          <table:table-cell office:value-type="float" office:value="17962" calcext:value-type="float">
            <text:p>17962</text:p>
          </table:table-cell>
          <table:table-cell office:value-type="float" office:value="0.980032" calcext:value-type="float">
            <text:p>0,98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81562" calcext:value-type="float">
            <text:p>481562</text:p>
          </table:table-cell>
          <table:table-cell office:value-type="float" office:value="499507" calcext:value-type="float">
            <text:p>499507</text:p>
          </table:table-cell>
          <table:table-cell office:value-type="float" office:value="17946" calcext:value-type="float">
            <text:p>17946</text:p>
          </table:table-cell>
          <table:table-cell office:value-type="float" office:value="1.0392804" calcext:value-type="float">
            <text:p>1,0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14507" calcext:value-type="float">
            <text:p>514507</text:p>
          </table:table-cell>
          <table:table-cell office:value-type="float" office:value="532430" calcext:value-type="float">
            <text:p>532430</text:p>
          </table:table-cell>
          <table:table-cell office:value-type="float" office:value="17924" calcext:value-type="float">
            <text:p>17924</text:p>
          </table:table-cell>
          <table:table-cell office:value-type="float" office:value="0.9539644" calcext:value-type="float">
            <text:p>0,95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47430" calcext:value-type="float">
            <text:p>547430</text:p>
          </table:table-cell>
          <table:table-cell office:value-type="float" office:value="565351" calcext:value-type="float">
            <text:p>565351</text:p>
          </table:table-cell>
          <table:table-cell office:value-type="float" office:value="17922" calcext:value-type="float">
            <text:p>17922</text:p>
          </table:table-cell>
          <table:table-cell office:value-type="float" office:value="1.0616733" calcext:value-type="float">
            <text:p>1,06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80351" calcext:value-type="float">
            <text:p>580351</text:p>
          </table:table-cell>
          <table:table-cell office:value-type="float" office:value="598221" calcext:value-type="float">
            <text:p>598221</text:p>
          </table:table-cell>
          <table:table-cell office:value-type="float" office:value="17871" calcext:value-type="float">
            <text:p>17871</text:p>
          </table:table-cell>
          <table:table-cell office:value-type="float" office:value="0.9316691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13221" calcext:value-type="float">
            <text:p>613221</text:p>
          </table:table-cell>
          <table:table-cell office:value-type="float" office:value="631075" calcext:value-type="float">
            <text:p>631075</text:p>
          </table:table-cell>
          <table:table-cell office:value-type="float" office:value="17855" calcext:value-type="float">
            <text:p>17855</text:p>
          </table:table-cell>
          <table:table-cell office:value-type="float" office:value="1.2593939" calcext:value-type="float">
            <text:p>1,26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46075" calcext:value-type="float">
            <text:p>646075</text:p>
          </table:table-cell>
          <table:table-cell office:value-type="float" office:value="664011" calcext:value-type="float">
            <text:p>664011</text:p>
          </table:table-cell>
          <table:table-cell office:value-type="float" office:value="17937" calcext:value-type="float">
            <text:p>17937</text:p>
          </table:table-cell>
          <table:table-cell office:value-type="float" office:value="0.9932744" calcext:value-type="float">
            <text:p>0,99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79011" calcext:value-type="float">
            <text:p>679011</text:p>
          </table:table-cell>
          <table:table-cell office:value-type="float" office:value="696911" calcext:value-type="float">
            <text:p>696911</text:p>
          </table:table-cell>
          <table:table-cell office:value-type="float" office:value="17901" calcext:value-type="float">
            <text:p>17901</text:p>
          </table:table-cell>
          <table:table-cell office:value-type="float" office:value="1.07312" calcext:value-type="float">
            <text:p>1,07</text:p>
          </table:table-cell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11911" calcext:value-type="float">
            <text:p>711911</text:p>
          </table:table-cell>
          <table:table-cell office:value-type="float" office:value="729849" calcext:value-type="float">
            <text:p>729849</text:p>
          </table:table-cell>
          <table:table-cell office:value-type="float" office:value="17939" calcext:value-type="float">
            <text:p>17939</text:p>
          </table:table-cell>
          <table:table-cell office:value-type="float" office:value="0.9722679" calcext:value-type="float">
            <text:p>0,97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44849" calcext:value-type="float">
            <text:p>744849</text:p>
          </table:table-cell>
          <table:table-cell office:value-type="float" office:value="762769" calcext:value-type="float">
            <text:p>762769</text:p>
          </table:table-cell>
          <table:table-cell office:value-type="float" office:value="17921" calcext:value-type="float">
            <text:p>17921</text:p>
          </table:table-cell>
          <table:table-cell office:value-type="float" office:value="1.02956" calcext:value-type="float">
            <text:p>1,0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77769" calcext:value-type="float">
            <text:p>777769</text:p>
          </table:table-cell>
          <table:table-cell office:value-type="float" office:value="795701" calcext:value-type="float">
            <text:p>795701</text:p>
          </table:table-cell>
          <table:table-cell office:value-type="float" office:value="17933" calcext:value-type="float">
            <text:p>17933</text:p>
          </table:table-cell>
          <table:table-cell office:value-type="float" office:value="0.9311731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10701" calcext:value-type="float">
            <text:p>810701</text:p>
          </table:table-cell>
          <table:table-cell office:value-type="float" office:value="828650" calcext:value-type="float">
            <text:p>828650</text:p>
          </table:table-cell>
          <table:table-cell office:value-type="float" office:value="17950" calcext:value-type="float">
            <text:p>17950</text:p>
          </table:table-cell>
          <table:table-cell office:value-type="float" office:value="1.0648877" calcext:value-type="float">
            <text:p>1,06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43650" calcext:value-type="float">
            <text:p>843650</text:p>
          </table:table-cell>
          <table:table-cell office:value-type="float" office:value="861590" calcext:value-type="float">
            <text:p>861590</text:p>
          </table:table-cell>
          <table:table-cell office:value-type="float" office:value="17941" calcext:value-type="float">
            <text:p>17941</text:p>
          </table:table-cell>
          <table:table-cell office:value-type="float" office:value="0.9612776" calcext:value-type="float">
            <text:p>0,96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76590" calcext:value-type="float">
            <text:p>876590</text:p>
          </table:table-cell>
          <table:table-cell office:value-type="float" office:value="894528" calcext:value-type="float">
            <text:p>894528</text:p>
          </table:table-cell>
          <table:table-cell office:value-type="float" office:value="17939" calcext:value-type="float">
            <text:p>17939</text:p>
          </table:table-cell>
          <table:table-cell office:value-type="float" office:value="0.9309322" calcext:value-type="float">
            <text:p>0,93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09528" calcext:value-type="float">
            <text:p>909528</text:p>
          </table:table-cell>
          <table:table-cell office:value-type="float" office:value="927431" calcext:value-type="float">
            <text:p>927431</text:p>
          </table:table-cell>
          <table:table-cell office:value-type="float" office:value="17904" calcext:value-type="float">
            <text:p>17904</text:p>
          </table:table-cell>
          <table:table-cell office:value-type="float" office:value="0.9522931" calcext:value-type="float">
            <text:p>0,95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42431" calcext:value-type="float">
            <text:p>942431</text:p>
          </table:table-cell>
          <table:table-cell office:value-type="float" office:value="960388" calcext:value-type="float">
            <text:p>960388</text:p>
          </table:table-cell>
          <table:table-cell office:value-type="float" office:value="17958" calcext:value-type="float">
            <text:p>17958</text:p>
          </table:table-cell>
          <table:table-cell office:value-type="float" office:value="1.4118295" calcext:value-type="float">
            <text:p>1,41</text:p>
          </table:table-cell>
          <table:table-cell table:number-columns-repeated="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5388" calcext:value-type="float">
            <text:p>975388</text:p>
          </table:table-cell>
          <table:table-cell office:value-type="float" office:value="993369" calcext:value-type="float">
            <text:p>993369</text:p>
          </table:table-cell>
          <table:table-cell office:value-type="float" office:value="17982" calcext:value-type="float">
            <text:p>17982</text:p>
          </table:table-cell>
          <table:table-cell office:value-type="float" office:value="0.9385093" calcext:value-type="float">
            <text:p>0,94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259:.D318])" office:value-type="float" office:value="46.0736207723405" calcext:value-type="float">
            <text:p>46,07</text:p>
          </table:table-cell>
          <table:table-cell table:formula="of:=STDEV([.E259:.E318])" office:value-type="float" office:value="0.0935318734525587" calcext:value-type="float">
            <text:p>0,0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259:.D318])" office:value-type="float" office:value="17919.9666666667" calcext:value-type="float">
            <text:p>17919,97</text:p>
          </table:table-cell>
          <table:table-cell table:formula="of:=AVERAGE([.E259:.E318])" office:value-type="float" office:value="1.00519683833333" calcext:value-type="float">
            <text:p>1,0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AVERAGE([.D260:.D319])" office:value-type="float" office:value="17919.6440677966" calcext:value-type="float">
            <text:p>17919,64</text:p>
          </table:table-cell>
          <table:table-cell table:formula="of:=AVERAGE([.E260:.E319])" office:value-type="float" office:value="1.0042346661017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E=P*T</text:p>
          </table:table-cell>
          <table:table-cell table:formula="of:=[.E321]*[.D321]/1000" office:value-type="float" office:value="18.0130938363721" calcext:value-type="float">
            <text:p>18,01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5" table:number-rows-spanned="1">
            <text:p>WHITE</text:p>
          </table:table-cell>
          <table:covered-table-cell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[[9]]$baseline</text:p>
          </table:table-cell>
          <table:table-cell table:number-columns-repeated="3"/>
          <table:table-cell office:value-type="string" calcext:value-type="string">
            <text:p>[[10]]$baseline</text:p>
          </table:table-cell>
          <table:table-cell table:number-columns-repeated="4"/>
          <table:table-cell office:value-type="string" calcext:value-type="string">
            <text:p>[[9]]$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858262" calcext:value-type="float">
            <text:p>0,99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float" office:value="1.000264" calcext:value-type="float">
            <text:p>1</text:p>
          </table:table-cell>
          <table:table-cell table:number-columns-repeated="3"/>
          <table:table-cell office:value-type="string" calcext:value-type="string">
            <text:p>[1]</text:p>
          </table:table-cell>
          <table:table-cell office:value-type="string" calcext:value-type="string">
            <text:p>"white_1"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9]]$peaks</text:p>
          </table:table-cell>
          <table:table-cell table:number-columns-repeated="3"/>
          <table:table-cell office:value-type="string" calcext:value-type="string">
            <text:p>[[10]]$peaks</text:p>
          </table:table-cell>
          <table:table-cell table:number-columns-repeated="4"/>
          <table:table-cell office:value-type="string" calcext:value-type="string">
            <text:p>[[9]]$adju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858262" calcext:value-type="float">
            <text:p>0,99</text:p>
          </table:table-cell>
          <table:table-cell office:value-type="float" office:value="3.4508148" calcext:value-type="float">
            <text:p>3,45</text:p>
          </table:table-cell>
          <table:table-cell/>
          <table:table-cell office:value-type="string" calcext:value-type="string">
            <text:p>[1]</text:p>
          </table:table-cell>
          <table:table-cell office:value-type="float" office:value="1.000264" calcext:value-type="float">
            <text:p>1</text:p>
          </table:table-cell>
          <table:table-cell office:value-type="float" office:value="3.45842" calcext:value-type="float">
            <text:p>3,46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9]]$thresholds</text:p>
          </table:table-cell>
          <table:table-cell table:number-columns-repeated="3"/>
          <table:table-cell office:value-type="string" calcext:value-type="string">
            <text:p>[[10]]$thresholds</text:p>
          </table:table-cell>
          <table:table-cell table:number-columns-repeated="4"/>
          <table:table-cell office:value-type="string" calcext:value-type="string">
            <text:p>[[10]]$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2.808891" calcext:value-type="float">
            <text:p>2,81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float" office:value="2.788014" calcext:value-type="float">
            <text:p>2,79</text:p>
          </table:table-cell>
          <table:table-cell table:number-columns-repeated="3"/>
          <table:table-cell office:value-type="string" calcext:value-type="string">
            <text:p>[1]</text:p>
          </table:table-cell>
          <table:table-cell office:value-type="string" calcext:value-type="string">
            <text:p>"white_2"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9]]$noise</text:p>
          </table:table-cell>
          <table:table-cell table:number-columns-repeated="3"/>
          <table:table-cell office:value-type="string" calcext:value-type="string">
            <text:p>[[10]]$noise</text:p>
          </table:table-cell>
          <table:table-cell table:number-columns-repeated="4"/>
          <table:table-cell office:value-type="string" calcext:value-type="string">
            <text:p>[[10]]$adju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37.96694" calcext:value-type="float">
            <text:p>37,97</text:p>
          </table:table-cell>
          <table:table-cell table:number-columns-repeated="2"/>
          <table:table-cell office:value-type="string" calcext:value-type="string">
            <text:p>[1]</text:p>
          </table:table-cell>
          <table:table-cell office:value-type="float" office:value="28.40476" calcext:value-type="float">
            <text:p>28,4</text:p>
          </table:table-cell>
          <table:table-cell table:number-columns-repeated="3"/>
          <table:table-cell office:value-type="string" calcext:value-type="string">
            <text:p>[1]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[[9]]$work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102" calcext:value-type="float">
            <text:p>18102</text:p>
          </table:table-cell>
          <table:table-cell office:value-type="float" office:value="36063" calcext:value-type="float">
            <text:p>36063</text:p>
          </table:table-cell>
          <table:table-cell office:value-type="float" office:value="17962" calcext:value-type="float">
            <text:p>17962</text:p>
          </table:table-cell>
          <table:table-cell office:value-type="float" office:value="0.6566104" calcext:value-type="float">
            <text:p>0,6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1063" calcext:value-type="float">
            <text:p>51063</text:p>
          </table:table-cell>
          <table:table-cell office:value-type="float" office:value="69387" calcext:value-type="float">
            <text:p>69387</text:p>
          </table:table-cell>
          <table:table-cell office:value-type="float" office:value="18325" calcext:value-type="float">
            <text:p>18325</text:p>
          </table:table-cell>
          <table:table-cell office:value-type="float" office:value="0.6753941" calcext:value-type="float">
            <text:p>0,68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4387" calcext:value-type="float">
            <text:p>84387</text:p>
          </table:table-cell>
          <table:table-cell office:value-type="float" office:value="101895" calcext:value-type="float">
            <text:p>101895</text:p>
          </table:table-cell>
          <table:table-cell office:value-type="float" office:value="17509" calcext:value-type="float">
            <text:p>17509</text:p>
          </table:table-cell>
          <table:table-cell office:value-type="float" office:value="0.6199568" calcext:value-type="float">
            <text:p>0,6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6895" calcext:value-type="float">
            <text:p>116895</text:p>
          </table:table-cell>
          <table:table-cell office:value-type="float" office:value="134864" calcext:value-type="float">
            <text:p>134864</text:p>
          </table:table-cell>
          <table:table-cell office:value-type="float" office:value="17970" calcext:value-type="float">
            <text:p>17970</text:p>
          </table:table-cell>
          <table:table-cell office:value-type="float" office:value="0.6854477" calcext:value-type="float">
            <text:p>0,69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9864" calcext:value-type="float">
            <text:p>149864</text:p>
          </table:table-cell>
          <table:table-cell office:value-type="float" office:value="167744" calcext:value-type="float">
            <text:p>167744</text:p>
          </table:table-cell>
          <table:table-cell office:value-type="float" office:value="17881" calcext:value-type="float">
            <text:p>17881</text:p>
          </table:table-cell>
          <table:table-cell office:value-type="float" office:value="0.6795552" calcext:value-type="float">
            <text:p>0,68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2744" calcext:value-type="float">
            <text:p>182744</text:p>
          </table:table-cell>
          <table:table-cell office:value-type="float" office:value="200634" calcext:value-type="float">
            <text:p>200634</text:p>
          </table:table-cell>
          <table:table-cell office:value-type="float" office:value="17891" calcext:value-type="float">
            <text:p>17891</text:p>
          </table:table-cell>
          <table:table-cell office:value-type="float" office:value="0.6599058" calcext:value-type="float">
            <text:p>0,66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5634" calcext:value-type="float">
            <text:p>215634</text:p>
          </table:table-cell>
          <table:table-cell office:value-type="float" office:value="233574" calcext:value-type="float">
            <text:p>233574</text:p>
          </table:table-cell>
          <table:table-cell office:value-type="float" office:value="17941" calcext:value-type="float">
            <text:p>17941</text:p>
          </table:table-cell>
          <table:table-cell office:value-type="float" office:value="0.7425976" calcext:value-type="float">
            <text:p>0,7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8574" calcext:value-type="float">
            <text:p>248574</text:p>
          </table:table-cell>
          <table:table-cell office:value-type="float" office:value="266382" calcext:value-type="float">
            <text:p>266382</text:p>
          </table:table-cell>
          <table:table-cell office:value-type="float" office:value="17809" calcext:value-type="float">
            <text:p>17809</text:p>
          </table:table-cell>
          <table:table-cell office:value-type="float" office:value="0.6587883" calcext:value-type="float">
            <text:p>0,66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81382" calcext:value-type="float">
            <text:p>281382</text:p>
          </table:table-cell>
          <table:table-cell office:value-type="float" office:value="299243" calcext:value-type="float">
            <text:p>299243</text:p>
          </table:table-cell>
          <table:table-cell office:value-type="float" office:value="17862" calcext:value-type="float">
            <text:p>17862</text:p>
          </table:table-cell>
          <table:table-cell office:value-type="float" office:value="0.7427374" calcext:value-type="float">
            <text:p>0,74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4243" calcext:value-type="float">
            <text:p>314243</text:p>
          </table:table-cell>
          <table:table-cell office:value-type="float" office:value="332155" calcext:value-type="float">
            <text:p>332155</text:p>
          </table:table-cell>
          <table:table-cell office:value-type="float" office:value="17913" calcext:value-type="float">
            <text:p>17913</text:p>
          </table:table-cell>
          <table:table-cell office:value-type="float" office:value="0.6780517" calcext:value-type="float">
            <text:p>0,68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7155" calcext:value-type="float">
            <text:p>347155</text:p>
          </table:table-cell>
          <table:table-cell office:value-type="float" office:value="365185" calcext:value-type="float">
            <text:p>365185</text:p>
          </table:table-cell>
          <table:table-cell office:value-type="float" office:value="18031" calcext:value-type="float">
            <text:p>18031</text:p>
          </table:table-cell>
          <table:table-cell office:value-type="float" office:value="0.7172158" calcext:value-type="float">
            <text:p>0,72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80185" calcext:value-type="float">
            <text:p>380185</text:p>
          </table:table-cell>
          <table:table-cell office:value-type="float" office:value="398084" calcext:value-type="float">
            <text:p>398084</text:p>
          </table:table-cell>
          <table:table-cell office:value-type="float" office:value="17900" calcext:value-type="float">
            <text:p>17900</text:p>
          </table:table-cell>
          <table:table-cell office:value-type="float" office:value="0.7191699" calcext:value-type="float">
            <text:p>0,72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3084" calcext:value-type="float">
            <text:p>413084</text:p>
          </table:table-cell>
          <table:table-cell office:value-type="float" office:value="430967" calcext:value-type="float">
            <text:p>430967</text:p>
          </table:table-cell>
          <table:table-cell office:value-type="float" office:value="17884" calcext:value-type="float">
            <text:p>17884</text:p>
          </table:table-cell>
          <table:table-cell office:value-type="float" office:value="0.7270914" calcext:value-type="float">
            <text:p>0,73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45967" calcext:value-type="float">
            <text:p>445967</text:p>
          </table:table-cell>
          <table:table-cell office:value-type="float" office:value="463788" calcext:value-type="float">
            <text:p>463788</text:p>
          </table:table-cell>
          <table:table-cell office:value-type="float" office:value="17822" calcext:value-type="float">
            <text:p>17822</text:p>
          </table:table-cell>
          <table:table-cell office:value-type="float" office:value="0.736293" calcext:value-type="float">
            <text:p>0,74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78788" calcext:value-type="float">
            <text:p>478788</text:p>
          </table:table-cell>
          <table:table-cell office:value-type="float" office:value="496761" calcext:value-type="float">
            <text:p>496761</text:p>
          </table:table-cell>
          <table:table-cell office:value-type="float" office:value="17974" calcext:value-type="float">
            <text:p>17974</text:p>
          </table:table-cell>
          <table:table-cell office:value-type="float" office:value="0.6873763" calcext:value-type="float">
            <text:p>0,6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11761" calcext:value-type="float">
            <text:p>511761</text:p>
          </table:table-cell>
          <table:table-cell office:value-type="float" office:value="529694" calcext:value-type="float">
            <text:p>529694</text:p>
          </table:table-cell>
          <table:table-cell office:value-type="float" office:value="17934" calcext:value-type="float">
            <text:p>17934</text:p>
          </table:table-cell>
          <table:table-cell office:value-type="float" office:value="0.6794989" calcext:value-type="float">
            <text:p>0,68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44694" calcext:value-type="float">
            <text:p>544694</text:p>
          </table:table-cell>
          <table:table-cell office:value-type="float" office:value="562594" calcext:value-type="float">
            <text:p>562594</text:p>
          </table:table-cell>
          <table:table-cell office:value-type="float" office:value="17901" calcext:value-type="float">
            <text:p>17901</text:p>
          </table:table-cell>
          <table:table-cell office:value-type="float" office:value="0.7535176" calcext:value-type="float">
            <text:p>0,75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77594" calcext:value-type="float">
            <text:p>577594</text:p>
          </table:table-cell>
          <table:table-cell office:value-type="float" office:value="595453" calcext:value-type="float">
            <text:p>595453</text:p>
          </table:table-cell>
          <table:table-cell office:value-type="float" office:value="17860" calcext:value-type="float">
            <text:p>17860</text:p>
          </table:table-cell>
          <table:table-cell office:value-type="float" office:value="0.7966726" calcext:value-type="float">
            <text:p>0,8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10453" calcext:value-type="float">
            <text:p>610453</text:p>
          </table:table-cell>
          <table:table-cell office:value-type="float" office:value="628334" calcext:value-type="float">
            <text:p>628334</text:p>
          </table:table-cell>
          <table:table-cell office:value-type="float" office:value="17882" calcext:value-type="float">
            <text:p>17882</text:p>
          </table:table-cell>
          <table:table-cell office:value-type="float" office:value="0.6613383" calcext:value-type="float">
            <text:p>0,66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43334" calcext:value-type="float">
            <text:p>643334</text:p>
          </table:table-cell>
          <table:table-cell office:value-type="float" office:value="661191" calcext:value-type="float">
            <text:p>661191</text:p>
          </table:table-cell>
          <table:table-cell office:value-type="float" office:value="17858" calcext:value-type="float">
            <text:p>17858</text:p>
          </table:table-cell>
          <table:table-cell office:value-type="float" office:value="0.7531521" calcext:value-type="float">
            <text:p>0,75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76191" calcext:value-type="float">
            <text:p>676191</text:p>
          </table:table-cell>
          <table:table-cell office:value-type="float" office:value="694152" calcext:value-type="float">
            <text:p>694152</text:p>
          </table:table-cell>
          <table:table-cell office:value-type="float" office:value="17962" calcext:value-type="float">
            <text:p>17962</text:p>
          </table:table-cell>
          <table:table-cell office:value-type="float" office:value="0.6821241" calcext:value-type="float">
            <text:p>0,68</text:p>
          </table:table-cell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09152" calcext:value-type="float">
            <text:p>709152</text:p>
          </table:table-cell>
          <table:table-cell office:value-type="float" office:value="727012" calcext:value-type="float">
            <text:p>727012</text:p>
          </table:table-cell>
          <table:table-cell office:value-type="float" office:value="17861" calcext:value-type="float">
            <text:p>17861</text:p>
          </table:table-cell>
          <table:table-cell office:value-type="float" office:value="0.6988738" calcext:value-type="float">
            <text:p>0,7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42012" calcext:value-type="float">
            <text:p>742012</text:p>
          </table:table-cell>
          <table:table-cell office:value-type="float" office:value="759924" calcext:value-type="float">
            <text:p>759924</text:p>
          </table:table-cell>
          <table:table-cell office:value-type="float" office:value="17913" calcext:value-type="float">
            <text:p>17913</text:p>
          </table:table-cell>
          <table:table-cell office:value-type="float" office:value="0.6901021" calcext:value-type="float">
            <text:p>0,6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74924" calcext:value-type="float">
            <text:p>774924</text:p>
          </table:table-cell>
          <table:table-cell office:value-type="float" office:value="792803" calcext:value-type="float">
            <text:p>792803</text:p>
          </table:table-cell>
          <table:table-cell office:value-type="float" office:value="17880" calcext:value-type="float">
            <text:p>17880</text:p>
          </table:table-cell>
          <table:table-cell office:value-type="float" office:value="0.6822606" calcext:value-type="float">
            <text:p>0,68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07803" calcext:value-type="float">
            <text:p>807803</text:p>
          </table:table-cell>
          <table:table-cell office:value-type="float" office:value="825772" calcext:value-type="float">
            <text:p>825772</text:p>
          </table:table-cell>
          <table:table-cell office:value-type="float" office:value="17970" calcext:value-type="float">
            <text:p>17970</text:p>
          </table:table-cell>
          <table:table-cell office:value-type="float" office:value="0.7215974" calcext:value-type="float">
            <text:p>0,72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40772" calcext:value-type="float">
            <text:p>840772</text:p>
          </table:table-cell>
          <table:table-cell office:value-type="float" office:value="858734" calcext:value-type="float">
            <text:p>858734</text:p>
          </table:table-cell>
          <table:table-cell office:value-type="float" office:value="17963" calcext:value-type="float">
            <text:p>17963</text:p>
          </table:table-cell>
          <table:table-cell office:value-type="float" office:value="0.6817047" calcext:value-type="float">
            <text:p>0,68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73734" calcext:value-type="float">
            <text:p>873734</text:p>
          </table:table-cell>
          <table:table-cell office:value-type="float" office:value="891654" calcext:value-type="float">
            <text:p>891654</text:p>
          </table:table-cell>
          <table:table-cell office:value-type="float" office:value="17921" calcext:value-type="float">
            <text:p>17921</text:p>
          </table:table-cell>
          <table:table-cell office:value-type="float" office:value="0.7130976" calcext:value-type="float">
            <text:p>0,71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06654" calcext:value-type="float">
            <text:p>906654</text:p>
          </table:table-cell>
          <table:table-cell office:value-type="float" office:value="924535" calcext:value-type="float">
            <text:p>924535</text:p>
          </table:table-cell>
          <table:table-cell office:value-type="float" office:value="17882" calcext:value-type="float">
            <text:p>17882</text:p>
          </table:table-cell>
          <table:table-cell office:value-type="float" office:value="0.6887029" calcext:value-type="float">
            <text:p>0,69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39535" calcext:value-type="float">
            <text:p>939535</text:p>
          </table:table-cell>
          <table:table-cell office:value-type="float" office:value="957541" calcext:value-type="float">
            <text:p>957541</text:p>
          </table:table-cell>
          <table:table-cell office:value-type="float" office:value="18007" calcext:value-type="float">
            <text:p>18007</text:p>
          </table:table-cell>
          <table:table-cell office:value-type="float" office:value="0.7103582" calcext:value-type="float">
            <text:p>0,71</text:p>
          </table:table-cell>
          <table:table-cell table:number-columns-repeated="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2541" calcext:value-type="float">
            <text:p>972541</text:p>
          </table:table-cell>
          <table:table-cell office:value-type="float" office:value="990454" calcext:value-type="float">
            <text:p>990454</text:p>
          </table:table-cell>
          <table:table-cell office:value-type="float" office:value="17914" calcext:value-type="float">
            <text:p>17914</text:p>
          </table:table-cell>
          <table:table-cell office:value-type="float" office:value="0.6696451" calcext:value-type="float">
            <text:p>0,67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193" calcext:value-type="float">
            <text:p>17193</text:p>
          </table:table-cell>
          <table:table-cell office:value-type="float" office:value="35181" calcext:value-type="float">
            <text:p>35181</text:p>
          </table:table-cell>
          <table:table-cell office:value-type="float" office:value="17989" calcext:value-type="float">
            <text:p>17989</text:p>
          </table:table-cell>
          <table:table-cell office:value-type="float" office:value="0.7021482" calcext:value-type="float">
            <text:p>0,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181" calcext:value-type="float">
            <text:p>50181</text:p>
          </table:table-cell>
          <table:table-cell office:value-type="float" office:value="68041" calcext:value-type="float">
            <text:p>68041</text:p>
          </table:table-cell>
          <table:table-cell office:value-type="float" office:value="17861" calcext:value-type="float">
            <text:p>17861</text:p>
          </table:table-cell>
          <table:table-cell office:value-type="float" office:value="0.6660138" calcext:value-type="float">
            <text:p>0,67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3041" calcext:value-type="float">
            <text:p>83041</text:p>
          </table:table-cell>
          <table:table-cell office:value-type="float" office:value="101051" calcext:value-type="float">
            <text:p>101051</text:p>
          </table:table-cell>
          <table:table-cell office:value-type="float" office:value="18011" calcext:value-type="float">
            <text:p>18011</text:p>
          </table:table-cell>
          <table:table-cell office:value-type="float" office:value="0.6694684" calcext:value-type="float">
            <text:p>0,6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6051" calcext:value-type="float">
            <text:p>116051</text:p>
          </table:table-cell>
          <table:table-cell office:value-type="float" office:value="133944" calcext:value-type="float">
            <text:p>133944</text:p>
          </table:table-cell>
          <table:table-cell office:value-type="float" office:value="17894" calcext:value-type="float">
            <text:p>17894</text:p>
          </table:table-cell>
          <table:table-cell office:value-type="float" office:value="0.7085596" calcext:value-type="float">
            <text:p>0,71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8944" calcext:value-type="float">
            <text:p>148944</text:p>
          </table:table-cell>
          <table:table-cell office:value-type="float" office:value="166843" calcext:value-type="float">
            <text:p>166843</text:p>
          </table:table-cell>
          <table:table-cell office:value-type="float" office:value="17900" calcext:value-type="float">
            <text:p>17900</text:p>
          </table:table-cell>
          <table:table-cell office:value-type="float" office:value="0.7514648" calcext:value-type="float">
            <text:p>0,75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1843" calcext:value-type="float">
            <text:p>181843</text:p>
          </table:table-cell>
          <table:table-cell office:value-type="float" office:value="199711" calcext:value-type="float">
            <text:p>199711</text:p>
          </table:table-cell>
          <table:table-cell office:value-type="float" office:value="17869" calcext:value-type="float">
            <text:p>17869</text:p>
          </table:table-cell>
          <table:table-cell office:value-type="float" office:value="0.7330645" calcext:value-type="float">
            <text:p>0,73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4711" calcext:value-type="float">
            <text:p>214711</text:p>
          </table:table-cell>
          <table:table-cell office:value-type="float" office:value="232641" calcext:value-type="float">
            <text:p>232641</text:p>
          </table:table-cell>
          <table:table-cell office:value-type="float" office:value="17931" calcext:value-type="float">
            <text:p>17931</text:p>
          </table:table-cell>
          <table:table-cell office:value-type="float" office:value="0.7592632" calcext:value-type="float">
            <text:p>0,7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7641" calcext:value-type="float">
            <text:p>247641</text:p>
          </table:table-cell>
          <table:table-cell office:value-type="float" office:value="265714" calcext:value-type="float">
            <text:p>265714</text:p>
          </table:table-cell>
          <table:table-cell office:value-type="float" office:value="18074" calcext:value-type="float">
            <text:p>18074</text:p>
          </table:table-cell>
          <table:table-cell office:value-type="float" office:value="0.6939504" calcext:value-type="float">
            <text:p>0,69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80714" calcext:value-type="float">
            <text:p>280714</text:p>
          </table:table-cell>
          <table:table-cell office:value-type="float" office:value="298664" calcext:value-type="float">
            <text:p>298664</text:p>
          </table:table-cell>
          <table:table-cell office:value-type="float" office:value="17951" calcext:value-type="float">
            <text:p>17951</text:p>
          </table:table-cell>
          <table:table-cell office:value-type="float" office:value="0.7593479" calcext:value-type="float">
            <text:p>0,76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13664" calcext:value-type="float">
            <text:p>313664</text:p>
          </table:table-cell>
          <table:table-cell office:value-type="float" office:value="331601" calcext:value-type="float">
            <text:p>331601</text:p>
          </table:table-cell>
          <table:table-cell office:value-type="float" office:value="17938" calcext:value-type="float">
            <text:p>17938</text:p>
          </table:table-cell>
          <table:table-cell office:value-type="float" office:value="0.6765871" calcext:value-type="float">
            <text:p>0,68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6601" calcext:value-type="float">
            <text:p>346601</text:p>
          </table:table-cell>
          <table:table-cell office:value-type="float" office:value="364554" calcext:value-type="float">
            <text:p>364554</text:p>
          </table:table-cell>
          <table:table-cell office:value-type="float" office:value="17954" calcext:value-type="float">
            <text:p>17954</text:p>
          </table:table-cell>
          <table:table-cell office:value-type="float" office:value="0.6742994" calcext:value-type="float">
            <text:p>0,67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79554" calcext:value-type="float">
            <text:p>379554</text:p>
          </table:table-cell>
          <table:table-cell office:value-type="float" office:value="397511" calcext:value-type="float">
            <text:p>397511</text:p>
          </table:table-cell>
          <table:table-cell office:value-type="float" office:value="17958" calcext:value-type="float">
            <text:p>17958</text:p>
          </table:table-cell>
          <table:table-cell office:value-type="float" office:value="0.6809379" calcext:value-type="float">
            <text:p>0,68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2511" calcext:value-type="float">
            <text:p>412511</text:p>
          </table:table-cell>
          <table:table-cell office:value-type="float" office:value="430551" calcext:value-type="float">
            <text:p>430551</text:p>
          </table:table-cell>
          <table:table-cell office:value-type="float" office:value="18041" calcext:value-type="float">
            <text:p>18041</text:p>
          </table:table-cell>
          <table:table-cell office:value-type="float" office:value="0.6797766" calcext:value-type="float">
            <text:p>0,68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45551" calcext:value-type="float">
            <text:p>445551</text:p>
          </table:table-cell>
          <table:table-cell office:value-type="float" office:value="463522" calcext:value-type="float">
            <text:p>463522</text:p>
          </table:table-cell>
          <table:table-cell office:value-type="float" office:value="17972" calcext:value-type="float">
            <text:p>17972</text:p>
          </table:table-cell>
          <table:table-cell office:value-type="float" office:value="1.4174091" calcext:value-type="float">
            <text:p>1,42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78522" calcext:value-type="float">
            <text:p>478522</text:p>
          </table:table-cell>
          <table:table-cell office:value-type="float" office:value="496431" calcext:value-type="float">
            <text:p>496431</text:p>
          </table:table-cell>
          <table:table-cell office:value-type="float" office:value="17910" calcext:value-type="float">
            <text:p>17910</text:p>
          </table:table-cell>
          <table:table-cell office:value-type="float" office:value="0.7588951" calcext:value-type="float">
            <text:p>0,7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11431" calcext:value-type="float">
            <text:p>511431</text:p>
          </table:table-cell>
          <table:table-cell office:value-type="float" office:value="529304" calcext:value-type="float">
            <text:p>529304</text:p>
          </table:table-cell>
          <table:table-cell office:value-type="float" office:value="17874" calcext:value-type="float">
            <text:p>17874</text:p>
          </table:table-cell>
          <table:table-cell office:value-type="float" office:value="0.7589336" calcext:value-type="float">
            <text:p>0,76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44304" calcext:value-type="float">
            <text:p>544304</text:p>
          </table:table-cell>
          <table:table-cell office:value-type="float" office:value="562193" calcext:value-type="float">
            <text:p>562193</text:p>
          </table:table-cell>
          <table:table-cell office:value-type="float" office:value="17890" calcext:value-type="float">
            <text:p>17890</text:p>
          </table:table-cell>
          <table:table-cell office:value-type="float" office:value="0.7160253" calcext:value-type="float">
            <text:p>0,72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77193" calcext:value-type="float">
            <text:p>577193</text:p>
          </table:table-cell>
          <table:table-cell office:value-type="float" office:value="595014" calcext:value-type="float">
            <text:p>595014</text:p>
          </table:table-cell>
          <table:table-cell office:value-type="float" office:value="17822" calcext:value-type="float">
            <text:p>17822</text:p>
          </table:table-cell>
          <table:table-cell office:value-type="float" office:value="0.7711994" calcext:value-type="float">
            <text:p>0,77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10014" calcext:value-type="float">
            <text:p>610014</text:p>
          </table:table-cell>
          <table:table-cell office:value-type="float" office:value="627843" calcext:value-type="float">
            <text:p>627843</text:p>
          </table:table-cell>
          <table:table-cell office:value-type="float" office:value="17830" calcext:value-type="float">
            <text:p>17830</text:p>
          </table:table-cell>
          <table:table-cell office:value-type="float" office:value="0.7092697" calcext:value-type="float">
            <text:p>0,71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42843" calcext:value-type="float">
            <text:p>642843</text:p>
          </table:table-cell>
          <table:table-cell office:value-type="float" office:value="660726" calcext:value-type="float">
            <text:p>660726</text:p>
          </table:table-cell>
          <table:table-cell office:value-type="float" office:value="17884" calcext:value-type="float">
            <text:p>17884</text:p>
          </table:table-cell>
          <table:table-cell office:value-type="float" office:value="0.7330997" calcext:value-type="float">
            <text:p>0,73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75726" calcext:value-type="float">
            <text:p>675726</text:p>
          </table:table-cell>
          <table:table-cell office:value-type="float" office:value="693623" calcext:value-type="float">
            <text:p>693623</text:p>
          </table:table-cell>
          <table:table-cell office:value-type="float" office:value="17898" calcext:value-type="float">
            <text:p>17898</text:p>
          </table:table-cell>
          <table:table-cell office:value-type="float" office:value="0.7348087" calcext:value-type="float">
            <text:p>0,73</text:p>
          </table:table-cell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08623" calcext:value-type="float">
            <text:p>708623</text:p>
          </table:table-cell>
          <table:table-cell office:value-type="float" office:value="726621" calcext:value-type="float">
            <text:p>726621</text:p>
          </table:table-cell>
          <table:table-cell office:value-type="float" office:value="17999" calcext:value-type="float">
            <text:p>17999</text:p>
          </table:table-cell>
          <table:table-cell office:value-type="float" office:value="0.7145338" calcext:value-type="float">
            <text:p>0,71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41621" calcext:value-type="float">
            <text:p>741621</text:p>
          </table:table-cell>
          <table:table-cell office:value-type="float" office:value="759522" calcext:value-type="float">
            <text:p>759522</text:p>
          </table:table-cell>
          <table:table-cell office:value-type="float" office:value="17902" calcext:value-type="float">
            <text:p>17902</text:p>
          </table:table-cell>
          <table:table-cell office:value-type="float" office:value="0.7199392" calcext:value-type="float">
            <text:p>0,7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74522" calcext:value-type="float">
            <text:p>774522</text:p>
          </table:table-cell>
          <table:table-cell office:value-type="float" office:value="792402" calcext:value-type="float">
            <text:p>792402</text:p>
          </table:table-cell>
          <table:table-cell office:value-type="float" office:value="17881" calcext:value-type="float">
            <text:p>17881</text:p>
          </table:table-cell>
          <table:table-cell office:value-type="float" office:value="0.7623104" calcext:value-type="float">
            <text:p>0,76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07402" calcext:value-type="float">
            <text:p>807402</text:p>
          </table:table-cell>
          <table:table-cell office:value-type="float" office:value="825280" calcext:value-type="float">
            <text:p>825280</text:p>
          </table:table-cell>
          <table:table-cell office:value-type="float" office:value="17879" calcext:value-type="float">
            <text:p>17879</text:p>
          </table:table-cell>
          <table:table-cell office:value-type="float" office:value="0.6874116" calcext:value-type="float">
            <text:p>0,69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40280" calcext:value-type="float">
            <text:p>840280</text:p>
          </table:table-cell>
          <table:table-cell office:value-type="float" office:value="858091" calcext:value-type="float">
            <text:p>858091</text:p>
          </table:table-cell>
          <table:table-cell office:value-type="float" office:value="17812" calcext:value-type="float">
            <text:p>17812</text:p>
          </table:table-cell>
          <table:table-cell office:value-type="float" office:value="0.8304726" calcext:value-type="float">
            <text:p>0,83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73091" calcext:value-type="float">
            <text:p>873091</text:p>
          </table:table-cell>
          <table:table-cell office:value-type="float" office:value="890963" calcext:value-type="float">
            <text:p>890963</text:p>
          </table:table-cell>
          <table:table-cell office:value-type="float" office:value="17873" calcext:value-type="float">
            <text:p>17873</text:p>
          </table:table-cell>
          <table:table-cell office:value-type="float" office:value="0.676091" calcext:value-type="float">
            <text:p>0,68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05963" calcext:value-type="float">
            <text:p>905963</text:p>
          </table:table-cell>
          <table:table-cell office:value-type="float" office:value="923914" calcext:value-type="float">
            <text:p>923914</text:p>
          </table:table-cell>
          <table:table-cell office:value-type="float" office:value="17952" calcext:value-type="float">
            <text:p>17952</text:p>
          </table:table-cell>
          <table:table-cell office:value-type="float" office:value="0.7646199" calcext:value-type="float">
            <text:p>0,76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38914" calcext:value-type="float">
            <text:p>938914</text:p>
          </table:table-cell>
          <table:table-cell office:value-type="float" office:value="956850" calcext:value-type="float">
            <text:p>956850</text:p>
          </table:table-cell>
          <table:table-cell office:value-type="float" office:value="17937" calcext:value-type="float">
            <text:p>17937</text:p>
          </table:table-cell>
          <table:table-cell office:value-type="float" office:value="0.7027016" calcext:value-type="float">
            <text:p>0,7</text:p>
          </table:table-cell>
          <table:table-cell table:number-columns-repeated="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1850" calcext:value-type="float">
            <text:p>971850</text:p>
          </table:table-cell>
          <table:table-cell office:value-type="float" office:value="989821" calcext:value-type="float">
            <text:p>989821</text:p>
          </table:table-cell>
          <table:table-cell office:value-type="float" office:value="17972" calcext:value-type="float">
            <text:p>17972</text:p>
          </table:table-cell>
          <table:table-cell office:value-type="float" office:value="0.7139298" calcext:value-type="float">
            <text:p>0,71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340:.D399])" office:value-type="float" office:value="94.5210346362151" calcext:value-type="float">
            <text:p>94,52</text:p>
          </table:table-cell>
          <table:table-cell table:formula="of:=STDEV([.E340:.E399])" office:value-type="float" office:value="0.0993701725328512" calcext:value-type="float">
            <text:p>0,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340:.D399])" office:value-type="float" office:value="17917.3333333333" calcext:value-type="float">
            <text:p>17917,33</text:p>
          </table:table-cell>
          <table:table-cell table:formula="of:=AVERAGE([.E340:.E399])" office:value-type="float" office:value="0.721589495" calcext:value-type="float">
            <text:p>0,7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AVERAGE([.D341:.D400])" office:value-type="float" office:value="17916.5762711864" calcext:value-type="float">
            <text:p>17916,58</text:p>
          </table:table-cell>
          <table:table-cell table:formula="of:=AVERAGE([.E341:.E400])" office:value-type="float" office:value="0.72269083559322" calcext:value-type="float">
            <text:p>0,7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E=P*T</text:p>
          </table:table-cell>
          <table:table-cell table:formula="of:=[.E402]*[.D402]/1000" office:value-type="float" office:value="12.9289595117467" calcext:value-type="float">
            <text:p>12,93</text:p>
          </table:table-cell>
          <table:table-cell table:number-columns-repeated="8"/>
        </table:table-row>
      </table:table>
      <table:table table:name="Syscalls" table:style-name="ta1"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CLOCK_GETTIME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[[1]]$baseli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693371" calcext:value-type="float">
            <text:p>0,97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1]]$peak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693371" calcext:value-type="float">
            <text:p>0,97</text:p>
          </table:table-cell>
          <table:table-cell office:value-type="float" office:value="1.7028722" calcext:value-type="float">
            <text:p>1,7</text:p>
          </table:table-cell>
          <table:table-cell office:value-type="float" office:value="3.3366548" calcext:value-type="float">
            <text:p>3,34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1]]$threshol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486146" calcext:value-type="float">
            <text:p>1,49</text:p>
          </table:table-cell>
          <table:table-cell office:value-type="float" office:value="2.569777" calcext:value-type="float">
            <text:p>2,57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1]]$no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7.74615" calcext:value-type="float">
            <text:p>17,75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1]]$mark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unid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en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L3</text:p>
          </table:table-cell>
          <table:table-cell office:value-type="float" office:value="4962" calcext:value-type="float">
            <text:p>4962</text:p>
          </table:table-cell>
          <table:table-cell office:value-type="float" office:value="21854" calcext:value-type="float">
            <text:p>21854</text:p>
          </table:table-cell>
          <table:table-cell office:value-type="float" office:value="26815" calcext:value-type="float">
            <text:p>268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L3</text:p>
          </table:table-cell>
          <table:table-cell office:value-type="float" office:value="4936" calcext:value-type="float">
            <text:p>4936</text:p>
          </table:table-cell>
          <table:table-cell office:value-type="float" office:value="38197" calcext:value-type="float">
            <text:p>38197</text:p>
          </table:table-cell>
          <table:table-cell office:value-type="float" office:value="43132" calcext:value-type="float">
            <text:p>431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L3</text:p>
          </table:table-cell>
          <table:table-cell office:value-type="float" office:value="5016" calcext:value-type="float">
            <text:p>5016</text:p>
          </table:table-cell>
          <table:table-cell office:value-type="float" office:value="54465" calcext:value-type="float">
            <text:p>54465</text:p>
          </table:table-cell>
          <table:table-cell office:value-type="float" office:value="59480" calcext:value-type="float">
            <text:p>594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L3</text:p>
          </table:table-cell>
          <table:table-cell office:value-type="float" office:value="4953" calcext:value-type="float">
            <text:p>4953</text:p>
          </table:table-cell>
          <table:table-cell office:value-type="float" office:value="70857" calcext:value-type="float">
            <text:p>70857</text:p>
          </table:table-cell>
          <table:table-cell office:value-type="float" office:value="75809" calcext:value-type="float">
            <text:p>758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L3</text:p>
          </table:table-cell>
          <table:table-cell office:value-type="float" office:value="4955" calcext:value-type="float">
            <text:p>4955</text:p>
          </table:table-cell>
          <table:table-cell office:value-type="float" office:value="87157" calcext:value-type="float">
            <text:p>87157</text:p>
          </table:table-cell>
          <table:table-cell office:value-type="float" office:value="92111" calcext:value-type="float">
            <text:p>92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L3</text:p>
          </table:table-cell>
          <table:table-cell office:value-type="float" office:value="4925" calcext:value-type="float">
            <text:p>4925</text:p>
          </table:table-cell>
          <table:table-cell office:value-type="float" office:value="103514" calcext:value-type="float">
            <text:p>103514</text:p>
          </table:table-cell>
          <table:table-cell office:value-type="float" office:value="108438" calcext:value-type="float">
            <text:p>1084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L3</text:p>
          </table:table-cell>
          <table:table-cell office:value-type="float" office:value="4943" calcext:value-type="float">
            <text:p>4943</text:p>
          </table:table-cell>
          <table:table-cell office:value-type="float" office:value="119867" calcext:value-type="float">
            <text:p>119867</text:p>
          </table:table-cell>
          <table:table-cell office:value-type="float" office:value="124809" calcext:value-type="float">
            <text:p>1248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136218" calcext:value-type="float">
            <text:p>136218</text:p>
          </table:table-cell>
          <table:table-cell office:value-type="float" office:value="141157" calcext:value-type="float">
            <text:p>1411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L3</text:p>
          </table:table-cell>
          <table:table-cell office:value-type="float" office:value="4926" calcext:value-type="float">
            <text:p>4926</text:p>
          </table:table-cell>
          <table:table-cell office:value-type="float" office:value="152567" calcext:value-type="float">
            <text:p>152567</text:p>
          </table:table-cell>
          <table:table-cell office:value-type="float" office:value="157492" calcext:value-type="float">
            <text:p>1574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L3</text:p>
          </table:table-cell>
          <table:table-cell office:value-type="float" office:value="4975" calcext:value-type="float">
            <text:p>4975</text:p>
          </table:table-cell>
          <table:table-cell office:value-type="float" office:value="168877" calcext:value-type="float">
            <text:p>168877</text:p>
          </table:table-cell>
          <table:table-cell office:value-type="float" office:value="173851" calcext:value-type="float">
            <text:p>1738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L3</text:p>
          </table:table-cell>
          <table:table-cell office:value-type="float" office:value="4930" calcext:value-type="float">
            <text:p>4930</text:p>
          </table:table-cell>
          <table:table-cell office:value-type="float" office:value="185227" calcext:value-type="float">
            <text:p>185227</text:p>
          </table:table-cell>
          <table:table-cell office:value-type="float" office:value="190156" calcext:value-type="float">
            <text:p>1901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L3</text:p>
          </table:table-cell>
          <table:table-cell office:value-type="float" office:value="4935" calcext:value-type="float">
            <text:p>4935</text:p>
          </table:table-cell>
          <table:table-cell office:value-type="float" office:value="201557" calcext:value-type="float">
            <text:p>201557</text:p>
          </table:table-cell>
          <table:table-cell office:value-type="float" office:value="206491" calcext:value-type="float">
            <text:p>2064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217896" calcext:value-type="float">
            <text:p>217896</text:p>
          </table:table-cell>
          <table:table-cell office:value-type="float" office:value="222836" calcext:value-type="float">
            <text:p>2228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L3</text:p>
          </table:table-cell>
          <table:table-cell office:value-type="float" office:value="4939" calcext:value-type="float">
            <text:p>4939</text:p>
          </table:table-cell>
          <table:table-cell office:value-type="float" office:value="234224" calcext:value-type="float">
            <text:p>234224</text:p>
          </table:table-cell>
          <table:table-cell office:value-type="float" office:value="239162" calcext:value-type="float">
            <text:p>2391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L3</text:p>
          </table:table-cell>
          <table:table-cell office:value-type="float" office:value="4954" calcext:value-type="float">
            <text:p>4954</text:p>
          </table:table-cell>
          <table:table-cell office:value-type="float" office:value="250537" calcext:value-type="float">
            <text:p>250537</text:p>
          </table:table-cell>
          <table:table-cell office:value-type="float" office:value="255490" calcext:value-type="float">
            <text:p>2554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L3</text:p>
          </table:table-cell>
          <table:table-cell office:value-type="float" office:value="4935" calcext:value-type="float">
            <text:p>4935</text:p>
          </table:table-cell>
          <table:table-cell office:value-type="float" office:value="266876" calcext:value-type="float">
            <text:p>266876</text:p>
          </table:table-cell>
          <table:table-cell office:value-type="float" office:value="271810" calcext:value-type="float">
            <text:p>2718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L3</text:p>
          </table:table-cell>
          <table:table-cell office:value-type="float" office:value="4948" calcext:value-type="float">
            <text:p>4948</text:p>
          </table:table-cell>
          <table:table-cell office:value-type="float" office:value="283176" calcext:value-type="float">
            <text:p>283176</text:p>
          </table:table-cell>
          <table:table-cell office:value-type="float" office:value="288123" calcext:value-type="float">
            <text:p>2881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299515" calcext:value-type="float">
            <text:p>299515</text:p>
          </table:table-cell>
          <table:table-cell office:value-type="float" office:value="304455" calcext:value-type="float">
            <text:p>3044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315827" calcext:value-type="float">
            <text:p>315827</text:p>
          </table:table-cell>
          <table:table-cell office:value-type="float" office:value="320766" calcext:value-type="float">
            <text:p>3207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L3</text:p>
          </table:table-cell>
          <table:table-cell office:value-type="float" office:value="4916" calcext:value-type="float">
            <text:p>4916</text:p>
          </table:table-cell>
          <table:table-cell office:value-type="float" office:value="332196" calcext:value-type="float">
            <text:p>332196</text:p>
          </table:table-cell>
          <table:table-cell office:value-type="float" office:value="337111" calcext:value-type="float">
            <text:p>337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348515" calcext:value-type="float">
            <text:p>348515</text:p>
          </table:table-cell>
          <table:table-cell office:value-type="float" office:value="353455" calcext:value-type="float">
            <text:p>3534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L3</text:p>
          </table:table-cell>
          <table:table-cell office:value-type="float" office:value="4984" calcext:value-type="float">
            <text:p>4984</text:p>
          </table:table-cell>
          <table:table-cell office:value-type="float" office:value="364834" calcext:value-type="float">
            <text:p>364834</text:p>
          </table:table-cell>
          <table:table-cell office:value-type="float" office:value="369817" calcext:value-type="float">
            <text:p>3698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L3</text:p>
          </table:table-cell>
          <table:table-cell office:value-type="float" office:value="4934" calcext:value-type="float">
            <text:p>4934</text:p>
          </table:table-cell>
          <table:table-cell office:value-type="float" office:value="381205" calcext:value-type="float">
            <text:p>381205</text:p>
          </table:table-cell>
          <table:table-cell office:value-type="float" office:value="386138" calcext:value-type="float">
            <text:p>3861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397476" calcext:value-type="float">
            <text:p>397476</text:p>
          </table:table-cell>
          <table:table-cell office:value-type="float" office:value="402415" calcext:value-type="float">
            <text:p>4024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19" calcext:value-type="float">
            <text:p>219</text:p>
          </table:table-cell>
          <table:table-cell office:value-type="string" calcext:value-type="string">
            <text:p>L3</text:p>
          </table:table-cell>
          <table:table-cell office:value-type="float" office:value="4950" calcext:value-type="float">
            <text:p>4950</text:p>
          </table:table-cell>
          <table:table-cell office:value-type="float" office:value="413818" calcext:value-type="float">
            <text:p>413818</text:p>
          </table:table-cell>
          <table:table-cell office:value-type="float" office:value="418767" calcext:value-type="float">
            <text:p>4187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L3</text:p>
          </table:table-cell>
          <table:table-cell office:value-type="float" office:value="4939" calcext:value-type="float">
            <text:p>4939</text:p>
          </table:table-cell>
          <table:table-cell office:value-type="float" office:value="430144" calcext:value-type="float">
            <text:p>430144</text:p>
          </table:table-cell>
          <table:table-cell office:value-type="float" office:value="435082" calcext:value-type="float">
            <text:p>4350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L3</text:p>
          </table:table-cell>
          <table:table-cell office:value-type="float" office:value="4944" calcext:value-type="float">
            <text:p>4944</text:p>
          </table:table-cell>
          <table:table-cell office:value-type="float" office:value="446476" calcext:value-type="float">
            <text:p>446476</text:p>
          </table:table-cell>
          <table:table-cell office:value-type="float" office:value="451419" calcext:value-type="float">
            <text:p>4514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L3</text:p>
          </table:table-cell>
          <table:table-cell office:value-type="float" office:value="4917" calcext:value-type="float">
            <text:p>4917</text:p>
          </table:table-cell>
          <table:table-cell office:value-type="float" office:value="462836" calcext:value-type="float">
            <text:p>462836</text:p>
          </table:table-cell>
          <table:table-cell office:value-type="float" office:value="467752" calcext:value-type="float">
            <text:p>4677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65" calcext:value-type="float">
            <text:p>265</text:p>
          </table:table-cell>
          <table:table-cell office:value-type="string" calcext:value-type="string">
            <text:p>L3</text:p>
          </table:table-cell>
          <table:table-cell office:value-type="float" office:value="4950" calcext:value-type="float">
            <text:p>4950</text:p>
          </table:table-cell>
          <table:table-cell office:value-type="float" office:value="479163" calcext:value-type="float">
            <text:p>479163</text:p>
          </table:table-cell>
          <table:table-cell office:value-type="float" office:value="484112" calcext:value-type="float">
            <text:p>4841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71" calcext:value-type="float">
            <text:p>271</text:p>
          </table:table-cell>
          <table:table-cell office:value-type="string" calcext:value-type="string">
            <text:p>L3</text:p>
          </table:table-cell>
          <table:table-cell office:value-type="float" office:value="4947" calcext:value-type="float">
            <text:p>4947</text:p>
          </table:table-cell>
          <table:table-cell office:value-type="float" office:value="495507" calcext:value-type="float">
            <text:p>495507</text:p>
          </table:table-cell>
          <table:table-cell office:value-type="float" office:value="500453" calcext:value-type="float">
            <text:p>5004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84" calcext:value-type="float">
            <text:p>284</text:p>
          </table:table-cell>
          <table:table-cell office:value-type="string" calcext:value-type="string">
            <text:p>L3</text:p>
          </table:table-cell>
          <table:table-cell office:value-type="float" office:value="4934" calcext:value-type="float">
            <text:p>4934</text:p>
          </table:table-cell>
          <table:table-cell office:value-type="float" office:value="511871" calcext:value-type="float">
            <text:p>511871</text:p>
          </table:table-cell>
          <table:table-cell office:value-type="float" office:value="516804" calcext:value-type="float">
            <text:p>5168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1]]$wor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854" calcext:value-type="float">
            <text:p>31854</text:p>
          </table:table-cell>
          <table:table-cell office:value-type="float" office:value="33197" calcext:value-type="float">
            <text:p>33197</text:p>
          </table:table-cell>
          <table:table-cell office:value-type="float" office:value="1344" calcext:value-type="float">
            <text:p>1344</text:p>
          </table:table-cell>
          <table:table-cell office:value-type="float" office:value="2.254362" calcext:value-type="float">
            <text:p>2,2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8197" calcext:value-type="float">
            <text:p>48197</text:p>
          </table:table-cell>
          <table:table-cell office:value-type="float" office:value="49465" calcext:value-type="float">
            <text:p>49465</text:p>
          </table:table-cell>
          <table:table-cell office:value-type="float" office:value="1269" calcext:value-type="float">
            <text:p>1269</text:p>
          </table:table-cell>
          <table:table-cell office:value-type="float" office:value="2.364039" calcext:value-type="float">
            <text:p>2,36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4465" calcext:value-type="float">
            <text:p>64465</text:p>
          </table:table-cell>
          <table:table-cell office:value-type="float" office:value="65857" calcext:value-type="float">
            <text:p>65857</text:p>
          </table:table-cell>
          <table:table-cell office:value-type="float" office:value="1393" calcext:value-type="float">
            <text:p>1393</text:p>
          </table:table-cell>
          <table:table-cell office:value-type="float" office:value="2.227138" calcext:value-type="float">
            <text:p>2,2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857" calcext:value-type="float">
            <text:p>80857</text:p>
          </table:table-cell>
          <table:table-cell office:value-type="float" office:value="82157" calcext:value-type="float">
            <text:p>82157</text:p>
          </table:table-cell>
          <table:table-cell office:value-type="float" office:value="1301" calcext:value-type="float">
            <text:p>1301</text:p>
          </table:table-cell>
          <table:table-cell office:value-type="float" office:value="2.253459" calcext:value-type="float">
            <text:p>2,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7157" calcext:value-type="float">
            <text:p>97157</text:p>
          </table:table-cell>
          <table:table-cell office:value-type="float" office:value="98514" calcext:value-type="float">
            <text:p>98514</text:p>
          </table:table-cell>
          <table:table-cell office:value-type="float" office:value="1358" calcext:value-type="float">
            <text:p>1358</text:p>
          </table:table-cell>
          <table:table-cell office:value-type="float" office:value="2.224964" calcext:value-type="float">
            <text:p>2,22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3514" calcext:value-type="float">
            <text:p>113514</text:p>
          </table:table-cell>
          <table:table-cell office:value-type="float" office:value="114867" calcext:value-type="float">
            <text:p>114867</text:p>
          </table:table-cell>
          <table:table-cell office:value-type="float" office:value="1354" calcext:value-type="float">
            <text:p>1354</text:p>
          </table:table-cell>
          <table:table-cell office:value-type="float" office:value="2.268039" calcext:value-type="float">
            <text:p>2,27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9867" calcext:value-type="float">
            <text:p>129867</text:p>
          </table:table-cell>
          <table:table-cell office:value-type="float" office:value="131218" calcext:value-type="float">
            <text:p>131218</text:p>
          </table:table-cell>
          <table:table-cell office:value-type="float" office:value="1352" calcext:value-type="float">
            <text:p>1352</text:p>
          </table:table-cell>
          <table:table-cell office:value-type="float" office:value="2.346228" calcext:value-type="float">
            <text:p>2,3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6218" calcext:value-type="float">
            <text:p>146218</text:p>
          </table:table-cell>
          <table:table-cell office:value-type="float" office:value="147567" calcext:value-type="float">
            <text:p>147567</text:p>
          </table:table-cell>
          <table:table-cell office:value-type="float" office:value="1350" calcext:value-type="float">
            <text:p>1350</text:p>
          </table:table-cell>
          <table:table-cell office:value-type="float" office:value="2.249982" calcext:value-type="float">
            <text:p>2,2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2567" calcext:value-type="float">
            <text:p>162567</text:p>
          </table:table-cell>
          <table:table-cell office:value-type="float" office:value="163877" calcext:value-type="float">
            <text:p>163877</text:p>
          </table:table-cell>
          <table:table-cell office:value-type="float" office:value="1311" calcext:value-type="float">
            <text:p>1311</text:p>
          </table:table-cell>
          <table:table-cell office:value-type="float" office:value="2.267925" calcext:value-type="float">
            <text:p>2,27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8877" calcext:value-type="float">
            <text:p>178877</text:p>
          </table:table-cell>
          <table:table-cell office:value-type="float" office:value="180227" calcext:value-type="float">
            <text:p>180227</text:p>
          </table:table-cell>
          <table:table-cell office:value-type="float" office:value="1351" calcext:value-type="float">
            <text:p>1351</text:p>
          </table:table-cell>
          <table:table-cell office:value-type="float" office:value="2.291832" calcext:value-type="float">
            <text:p>2,29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95227" calcext:value-type="float">
            <text:p>195227</text:p>
          </table:table-cell>
          <table:table-cell office:value-type="float" office:value="196557" calcext:value-type="float">
            <text:p>196557</text:p>
          </table:table-cell>
          <table:table-cell office:value-type="float" office:value="1331" calcext:value-type="float">
            <text:p>1331</text:p>
          </table:table-cell>
          <table:table-cell office:value-type="float" office:value="2.251994" calcext:value-type="float">
            <text:p>2,2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11557" calcext:value-type="float">
            <text:p>211557</text:p>
          </table:table-cell>
          <table:table-cell office:value-type="float" office:value="212896" calcext:value-type="float">
            <text:p>212896</text:p>
          </table:table-cell>
          <table:table-cell office:value-type="float" office:value="1340" calcext:value-type="float">
            <text:p>1340</text:p>
          </table:table-cell>
          <table:table-cell office:value-type="float" office:value="2.274765" calcext:value-type="float">
            <text:p>2,27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7896" calcext:value-type="float">
            <text:p>227896</text:p>
          </table:table-cell>
          <table:table-cell office:value-type="float" office:value="229224" calcext:value-type="float">
            <text:p>229224</text:p>
          </table:table-cell>
          <table:table-cell office:value-type="float" office:value="1329" calcext:value-type="float">
            <text:p>1329</text:p>
          </table:table-cell>
          <table:table-cell office:value-type="float" office:value="2.319493" calcext:value-type="float">
            <text:p>2,32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4224" calcext:value-type="float">
            <text:p>244224</text:p>
          </table:table-cell>
          <table:table-cell office:value-type="float" office:value="245537" calcext:value-type="float">
            <text:p>245537</text:p>
          </table:table-cell>
          <table:table-cell office:value-type="float" office:value="1314" calcext:value-type="float">
            <text:p>1314</text:p>
          </table:table-cell>
          <table:table-cell office:value-type="float" office:value="2.304395" calcext:value-type="float">
            <text:p>2,3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60537" calcext:value-type="float">
            <text:p>260537</text:p>
          </table:table-cell>
          <table:table-cell office:value-type="float" office:value="261876" calcext:value-type="float">
            <text:p>261876</text:p>
          </table:table-cell>
          <table:table-cell office:value-type="float" office:value="1340" calcext:value-type="float">
            <text:p>1340</text:p>
          </table:table-cell>
          <table:table-cell office:value-type="float" office:value="2.273712" calcext:value-type="float">
            <text:p>2,27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76876" calcext:value-type="float">
            <text:p>276876</text:p>
          </table:table-cell>
          <table:table-cell office:value-type="float" office:value="278176" calcext:value-type="float">
            <text:p>278176</text:p>
          </table:table-cell>
          <table:table-cell office:value-type="float" office:value="1301" calcext:value-type="float">
            <text:p>1301</text:p>
          </table:table-cell>
          <table:table-cell office:value-type="float" office:value="2.324365" calcext:value-type="float">
            <text:p>2,32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93176" calcext:value-type="float">
            <text:p>293176</text:p>
          </table:table-cell>
          <table:table-cell office:value-type="float" office:value="294515" calcext:value-type="float">
            <text:p>294515</text:p>
          </table:table-cell>
          <table:table-cell office:value-type="float" office:value="1340" calcext:value-type="float">
            <text:p>1340</text:p>
          </table:table-cell>
          <table:table-cell office:value-type="float" office:value="2.452734" calcext:value-type="float">
            <text:p>2,45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09515" calcext:value-type="float">
            <text:p>309515</text:p>
          </table:table-cell>
          <table:table-cell office:value-type="float" office:value="310827" calcext:value-type="float">
            <text:p>310827</text:p>
          </table:table-cell>
          <table:table-cell office:value-type="float" office:value="1313" calcext:value-type="float">
            <text:p>1313</text:p>
          </table:table-cell>
          <table:table-cell office:value-type="float" office:value="2.47411" calcext:value-type="float">
            <text:p>2,47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25827" calcext:value-type="float">
            <text:p>325827</text:p>
          </table:table-cell>
          <table:table-cell office:value-type="float" office:value="327196" calcext:value-type="float">
            <text:p>327196</text:p>
          </table:table-cell>
          <table:table-cell office:value-type="float" office:value="1370" calcext:value-type="float">
            <text:p>1370</text:p>
          </table:table-cell>
          <table:table-cell office:value-type="float" office:value="2.255579" calcext:value-type="float">
            <text:p>2,26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42196" calcext:value-type="float">
            <text:p>342196</text:p>
          </table:table-cell>
          <table:table-cell office:value-type="float" office:value="343515" calcext:value-type="float">
            <text:p>343515</text:p>
          </table:table-cell>
          <table:table-cell office:value-type="float" office:value="1320" calcext:value-type="float">
            <text:p>1320</text:p>
          </table:table-cell>
          <table:table-cell office:value-type="float" office:value="2.334618" calcext:value-type="float">
            <text:p>2,33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58515" calcext:value-type="float">
            <text:p>358515</text:p>
          </table:table-cell>
          <table:table-cell office:value-type="float" office:value="359834" calcext:value-type="float">
            <text:p>359834</text:p>
          </table:table-cell>
          <table:table-cell office:value-type="float" office:value="1320" calcext:value-type="float">
            <text:p>1320</text:p>
          </table:table-cell>
          <table:table-cell office:value-type="float" office:value="2.34348" calcext:value-type="float">
            <text:p>2,34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4834" calcext:value-type="float">
            <text:p>374834</text:p>
          </table:table-cell>
          <table:table-cell office:value-type="float" office:value="376205" calcext:value-type="float">
            <text:p>376205</text:p>
          </table:table-cell>
          <table:table-cell office:value-type="float" office:value="1372" calcext:value-type="float">
            <text:p>1372</text:p>
          </table:table-cell>
          <table:table-cell office:value-type="float" office:value="2.255775" calcext:value-type="float">
            <text:p>2,26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91205" calcext:value-type="float">
            <text:p>391205</text:p>
          </table:table-cell>
          <table:table-cell office:value-type="float" office:value="392476" calcext:value-type="float">
            <text:p>392476</text:p>
          </table:table-cell>
          <table:table-cell office:value-type="float" office:value="1272" calcext:value-type="float">
            <text:p>1272</text:p>
          </table:table-cell>
          <table:table-cell office:value-type="float" office:value="2.316658" calcext:value-type="float">
            <text:p>2,32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07476" calcext:value-type="float">
            <text:p>407476</text:p>
          </table:table-cell>
          <table:table-cell office:value-type="float" office:value="408818" calcext:value-type="float">
            <text:p>408818</text:p>
          </table:table-cell>
          <table:table-cell office:value-type="float" office:value="1343" calcext:value-type="float">
            <text:p>1343</text:p>
          </table:table-cell>
          <table:table-cell office:value-type="float" office:value="2.26456" calcext:value-type="float">
            <text:p>2,26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23818" calcext:value-type="float">
            <text:p>423818</text:p>
          </table:table-cell>
          <table:table-cell office:value-type="float" office:value="425144" calcext:value-type="float">
            <text:p>425144</text:p>
          </table:table-cell>
          <table:table-cell office:value-type="float" office:value="1327" calcext:value-type="float">
            <text:p>1327</text:p>
          </table:table-cell>
          <table:table-cell office:value-type="float" office:value="2.341369" calcext:value-type="float">
            <text:p>2,34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40144" calcext:value-type="float">
            <text:p>440144</text:p>
          </table:table-cell>
          <table:table-cell office:value-type="float" office:value="441476" calcext:value-type="float">
            <text:p>441476</text:p>
          </table:table-cell>
          <table:table-cell office:value-type="float" office:value="1333" calcext:value-type="float">
            <text:p>1333</text:p>
          </table:table-cell>
          <table:table-cell office:value-type="float" office:value="2.270362" calcext:value-type="float">
            <text:p>2,27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56476" calcext:value-type="float">
            <text:p>456476</text:p>
          </table:table-cell>
          <table:table-cell office:value-type="float" office:value="457836" calcext:value-type="float">
            <text:p>457836</text:p>
          </table:table-cell>
          <table:table-cell office:value-type="float" office:value="1361" calcext:value-type="float">
            <text:p>1361</text:p>
          </table:table-cell>
          <table:table-cell office:value-type="float" office:value="2.267391" calcext:value-type="float">
            <text:p>2,27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72836" calcext:value-type="float">
            <text:p>472836</text:p>
          </table:table-cell>
          <table:table-cell office:value-type="float" office:value="474163" calcext:value-type="float">
            <text:p>474163</text:p>
          </table:table-cell>
          <table:table-cell office:value-type="float" office:value="1328" calcext:value-type="float">
            <text:p>1328</text:p>
          </table:table-cell>
          <table:table-cell office:value-type="float" office:value="2.355125" calcext:value-type="float">
            <text:p>2,36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89163" calcext:value-type="float">
            <text:p>489163</text:p>
          </table:table-cell>
          <table:table-cell office:value-type="float" office:value="490507" calcext:value-type="float">
            <text:p>490507</text:p>
          </table:table-cell>
          <table:table-cell office:value-type="float" office:value="1345" calcext:value-type="float">
            <text:p>1345</text:p>
          </table:table-cell>
          <table:table-cell office:value-type="float" office:value="2.466344" calcext:value-type="float">
            <text:p>2,47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05507" calcext:value-type="float">
            <text:p>505507</text:p>
          </table:table-cell>
          <table:table-cell office:value-type="float" office:value="506871" calcext:value-type="float">
            <text:p>506871</text:p>
          </table:table-cell>
          <table:table-cell office:value-type="float" office:value="1365" calcext:value-type="float">
            <text:p>1365</text:p>
          </table:table-cell>
          <table:table-cell office:value-type="float" office:value="2.29362" calcext:value-type="float">
            <text:p>2,29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50:.D79])" office:value-type="float" office:value="27.712004121207" calcext:value-type="float">
            <text:p>27,71</text:p>
          </table:table-cell>
          <table:table-cell table:formula="of:=STDEV([.E50:.E79])" office:value-type="float" office:value="0.0659371237319852" calcext:value-type="float">
            <text:p>0,0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50:.D79])" office:value-type="float" office:value="1334.9" calcext:value-type="float">
            <text:p>1334,9</text:p>
          </table:table-cell>
          <table:table-cell table:formula="of:=AVERAGE([.E50:.E79])" office:value-type="float" office:value="2.30628056666667" calcext:value-type="float">
            <text:p>2,3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MEDIAN([.D50:.D79])" office:value-type="float" office:value="1340" calcext:value-type="float">
            <text:p>1340</text:p>
          </table:table-cell>
          <table:table-cell table:formula="of:=MEDIAN([.E50:.E79])" office:value-type="float" office:value="2.2832985" calcext:value-type="float">
            <text:p>2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1]]$adjus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3.5" calcext:value-type="float">
            <text:p>3,5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2" office:value-type="string" calcext:value-type="string" table:number-columns-spanned="5" table:number-rows-spanned="1">
            <text:p>EPOLL_PWAIT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[[2]]$baseli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026589" calcext:value-type="float">
            <text:p>0,9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2]]$peak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026589" calcext:value-type="float">
            <text:p>0,9</text:p>
          </table:table-cell>
          <table:table-cell office:value-type="float" office:value="1.7634681" calcext:value-type="float">
            <text:p>1,76</text:p>
          </table:table-cell>
          <table:table-cell office:value-type="float" office:value="3.2957084" calcext:value-type="float">
            <text:p>3,3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2]]$threshol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522442" calcext:value-type="float">
            <text:p>1,52</text:p>
          </table:table-cell>
          <table:table-cell office:value-type="float" office:value="2.796439" calcext:value-type="float">
            <text:p>2,8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2]]$no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57.4164" calcext:value-type="float">
            <text:p>57,42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2]]$mark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unid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en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3</text:p>
          </table:table-cell>
          <table:table-cell office:value-type="float" office:value="5064" calcext:value-type="float">
            <text:p>5064</text:p>
          </table:table-cell>
          <table:table-cell office:value-type="float" office:value="21320" calcext:value-type="float">
            <text:p>21320</text:p>
          </table:table-cell>
          <table:table-cell office:value-type="float" office:value="26383" calcext:value-type="float">
            <text:p>263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L3</text:p>
          </table:table-cell>
          <table:table-cell office:value-type="float" office:value="4939" calcext:value-type="float">
            <text:p>4939</text:p>
          </table:table-cell>
          <table:table-cell office:value-type="float" office:value="46350" calcext:value-type="float">
            <text:p>46350</text:p>
          </table:table-cell>
          <table:table-cell office:value-type="float" office:value="51288" calcext:value-type="float">
            <text:p>512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L3</text:p>
          </table:table-cell>
          <table:table-cell office:value-type="float" office:value="4953" calcext:value-type="float">
            <text:p>4953</text:p>
          </table:table-cell>
          <table:table-cell office:value-type="float" office:value="71370" calcext:value-type="float">
            <text:p>71370</text:p>
          </table:table-cell>
          <table:table-cell office:value-type="float" office:value="76322" calcext:value-type="float">
            <text:p>763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L3</text:p>
          </table:table-cell>
          <table:table-cell office:value-type="float" office:value="4923" calcext:value-type="float">
            <text:p>4923</text:p>
          </table:table-cell>
          <table:table-cell office:value-type="float" office:value="96408" calcext:value-type="float">
            <text:p>96408</text:p>
          </table:table-cell>
          <table:table-cell office:value-type="float" office:value="101330" calcext:value-type="float">
            <text:p>1013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L3</text:p>
          </table:table-cell>
          <table:table-cell office:value-type="float" office:value="5025" calcext:value-type="float">
            <text:p>5025</text:p>
          </table:table-cell>
          <table:table-cell office:value-type="float" office:value="121400" calcext:value-type="float">
            <text:p>121400</text:p>
          </table:table-cell>
          <table:table-cell office:value-type="float" office:value="126424" calcext:value-type="float">
            <text:p>1264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L3</text:p>
          </table:table-cell>
          <table:table-cell office:value-type="float" office:value="4932" calcext:value-type="float">
            <text:p>4932</text:p>
          </table:table-cell>
          <table:table-cell office:value-type="float" office:value="146411" calcext:value-type="float">
            <text:p>146411</text:p>
          </table:table-cell>
          <table:table-cell office:value-type="float" office:value="151342" calcext:value-type="float">
            <text:p>1513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L3</text:p>
          </table:table-cell>
          <table:table-cell office:value-type="float" office:value="4936" calcext:value-type="float">
            <text:p>4936</text:p>
          </table:table-cell>
          <table:table-cell office:value-type="float" office:value="171420" calcext:value-type="float">
            <text:p>171420</text:p>
          </table:table-cell>
          <table:table-cell office:value-type="float" office:value="176355" calcext:value-type="float">
            <text:p>1763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L3</text:p>
          </table:table-cell>
          <table:table-cell office:value-type="float" office:value="4942" calcext:value-type="float">
            <text:p>4942</text:p>
          </table:table-cell>
          <table:table-cell office:value-type="float" office:value="196430" calcext:value-type="float">
            <text:p>196430</text:p>
          </table:table-cell>
          <table:table-cell office:value-type="float" office:value="201371" calcext:value-type="float">
            <text:p>2013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L3</text:p>
          </table:table-cell>
          <table:table-cell office:value-type="float" office:value="4996" calcext:value-type="float">
            <text:p>4996</text:p>
          </table:table-cell>
          <table:table-cell office:value-type="float" office:value="221439" calcext:value-type="float">
            <text:p>221439</text:p>
          </table:table-cell>
          <table:table-cell office:value-type="float" office:value="226434" calcext:value-type="float">
            <text:p>2264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L3</text:p>
          </table:table-cell>
          <table:table-cell office:value-type="float" office:value="4945" calcext:value-type="float">
            <text:p>4945</text:p>
          </table:table-cell>
          <table:table-cell office:value-type="float" office:value="246451" calcext:value-type="float">
            <text:p>246451</text:p>
          </table:table-cell>
          <table:table-cell office:value-type="float" office:value="251395" calcext:value-type="float">
            <text:p>2513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L3</text:p>
          </table:table-cell>
          <table:table-cell office:value-type="float" office:value="4945" calcext:value-type="float">
            <text:p>4945</text:p>
          </table:table-cell>
          <table:table-cell office:value-type="float" office:value="271460" calcext:value-type="float">
            <text:p>271460</text:p>
          </table:table-cell>
          <table:table-cell office:value-type="float" office:value="276404" calcext:value-type="float">
            <text:p>2764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L3</text:p>
          </table:table-cell>
          <table:table-cell office:value-type="float" office:value="4936" calcext:value-type="float">
            <text:p>4936</text:p>
          </table:table-cell>
          <table:table-cell office:value-type="float" office:value="296484" calcext:value-type="float">
            <text:p>296484</text:p>
          </table:table-cell>
          <table:table-cell office:value-type="float" office:value="301419" calcext:value-type="float">
            <text:p>3014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L3</text:p>
          </table:table-cell>
          <table:table-cell office:value-type="float" office:value="4962" calcext:value-type="float">
            <text:p>4962</text:p>
          </table:table-cell>
          <table:table-cell office:value-type="float" office:value="321500" calcext:value-type="float">
            <text:p>321500</text:p>
          </table:table-cell>
          <table:table-cell office:value-type="float" office:value="326461" calcext:value-type="float">
            <text:p>3264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L3</text:p>
          </table:table-cell>
          <table:table-cell office:value-type="float" office:value="4920" calcext:value-type="float">
            <text:p>4920</text:p>
          </table:table-cell>
          <table:table-cell office:value-type="float" office:value="346530" calcext:value-type="float">
            <text:p>346530</text:p>
          </table:table-cell>
          <table:table-cell office:value-type="float" office:value="351449" calcext:value-type="float">
            <text:p>3514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371519" calcext:value-type="float">
            <text:p>371519</text:p>
          </table:table-cell>
          <table:table-cell office:value-type="float" office:value="376458" calcext:value-type="float">
            <text:p>3764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3</text:p>
          </table:table-cell>
          <table:table-cell office:value-type="float" office:value="4934" calcext:value-type="float">
            <text:p>4934</text:p>
          </table:table-cell>
          <table:table-cell office:value-type="float" office:value="396539" calcext:value-type="float">
            <text:p>396539</text:p>
          </table:table-cell>
          <table:table-cell office:value-type="float" office:value="401472" calcext:value-type="float">
            <text:p>4014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L3</text:p>
          </table:table-cell>
          <table:table-cell office:value-type="float" office:value="4942" calcext:value-type="float">
            <text:p>4942</text:p>
          </table:table-cell>
          <table:table-cell office:value-type="float" office:value="421550" calcext:value-type="float">
            <text:p>421550</text:p>
          </table:table-cell>
          <table:table-cell office:value-type="float" office:value="426491" calcext:value-type="float">
            <text:p>4264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L3</text:p>
          </table:table-cell>
          <table:table-cell office:value-type="float" office:value="4928" calcext:value-type="float">
            <text:p>4928</text:p>
          </table:table-cell>
          <table:table-cell office:value-type="float" office:value="446580" calcext:value-type="float">
            <text:p>446580</text:p>
          </table:table-cell>
          <table:table-cell office:value-type="float" office:value="451507" calcext:value-type="float">
            <text:p>4515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471579" calcext:value-type="float">
            <text:p>471579</text:p>
          </table:table-cell>
          <table:table-cell office:value-type="float" office:value="476519" calcext:value-type="float">
            <text:p>4765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L3</text:p>
          </table:table-cell>
          <table:table-cell office:value-type="float" office:value="4945" calcext:value-type="float">
            <text:p>4945</text:p>
          </table:table-cell>
          <table:table-cell office:value-type="float" office:value="496587" calcext:value-type="float">
            <text:p>496587</text:p>
          </table:table-cell>
          <table:table-cell office:value-type="float" office:value="501531" calcext:value-type="float">
            <text:p>5015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L3</text:p>
          </table:table-cell>
          <table:table-cell office:value-type="float" office:value="4935" calcext:value-type="float">
            <text:p>4935</text:p>
          </table:table-cell>
          <table:table-cell office:value-type="float" office:value="521609" calcext:value-type="float">
            <text:p>521609</text:p>
          </table:table-cell>
          <table:table-cell office:value-type="float" office:value="526543" calcext:value-type="float">
            <text:p>5265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L3</text:p>
          </table:table-cell>
          <table:table-cell office:value-type="float" office:value="4924" calcext:value-type="float">
            <text:p>4924</text:p>
          </table:table-cell>
          <table:table-cell office:value-type="float" office:value="546650" calcext:value-type="float">
            <text:p>546650</text:p>
          </table:table-cell>
          <table:table-cell office:value-type="float" office:value="551573" calcext:value-type="float">
            <text:p>5515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L3</text:p>
          </table:table-cell>
          <table:table-cell office:value-type="float" office:value="4960" calcext:value-type="float">
            <text:p>4960</text:p>
          </table:table-cell>
          <table:table-cell office:value-type="float" office:value="571649" calcext:value-type="float">
            <text:p>571649</text:p>
          </table:table-cell>
          <table:table-cell office:value-type="float" office:value="576608" calcext:value-type="float">
            <text:p>5766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L3</text:p>
          </table:table-cell>
          <table:table-cell office:value-type="float" office:value="4937" calcext:value-type="float">
            <text:p>4937</text:p>
          </table:table-cell>
          <table:table-cell office:value-type="float" office:value="596666" calcext:value-type="float">
            <text:p>596666</text:p>
          </table:table-cell>
          <table:table-cell office:value-type="float" office:value="601602" calcext:value-type="float">
            <text:p>601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L3</text:p>
          </table:table-cell>
          <table:table-cell office:value-type="float" office:value="4919" calcext:value-type="float">
            <text:p>4919</text:p>
          </table:table-cell>
          <table:table-cell office:value-type="float" office:value="621699" calcext:value-type="float">
            <text:p>621699</text:p>
          </table:table-cell>
          <table:table-cell office:value-type="float" office:value="626617" calcext:value-type="float">
            <text:p>6266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L3</text:p>
          </table:table-cell>
          <table:table-cell office:value-type="float" office:value="4924" calcext:value-type="float">
            <text:p>4924</text:p>
          </table:table-cell>
          <table:table-cell office:value-type="float" office:value="646709" calcext:value-type="float">
            <text:p>646709</text:p>
          </table:table-cell>
          <table:table-cell office:value-type="float" office:value="651632" calcext:value-type="float">
            <text:p>6516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L3</text:p>
          </table:table-cell>
          <table:table-cell office:value-type="float" office:value="4947" calcext:value-type="float">
            <text:p>4947</text:p>
          </table:table-cell>
          <table:table-cell office:value-type="float" office:value="671709" calcext:value-type="float">
            <text:p>671709</text:p>
          </table:table-cell>
          <table:table-cell office:value-type="float" office:value="676655" calcext:value-type="float">
            <text:p>6766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L3</text:p>
          </table:table-cell>
          <table:table-cell office:value-type="float" office:value="4944" calcext:value-type="float">
            <text:p>4944</text:p>
          </table:table-cell>
          <table:table-cell office:value-type="float" office:value="696717" calcext:value-type="float">
            <text:p>696717</text:p>
          </table:table-cell>
          <table:table-cell office:value-type="float" office:value="701660" calcext:value-type="float">
            <text:p>7016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L3</text:p>
          </table:table-cell>
          <table:table-cell office:value-type="float" office:value="4938" calcext:value-type="float">
            <text:p>4938</text:p>
          </table:table-cell>
          <table:table-cell office:value-type="float" office:value="721740" calcext:value-type="float">
            <text:p>721740</text:p>
          </table:table-cell>
          <table:table-cell office:value-type="float" office:value="726677" calcext:value-type="float">
            <text:p>7266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L3</text:p>
          </table:table-cell>
          <table:table-cell office:value-type="float" office:value="4932" calcext:value-type="float">
            <text:p>4932</text:p>
          </table:table-cell>
          <table:table-cell office:value-type="float" office:value="746761" calcext:value-type="float">
            <text:p>746761</text:p>
          </table:table-cell>
          <table:table-cell office:value-type="float" office:value="751692" calcext:value-type="float">
            <text:p>7516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L3</text:p>
          </table:table-cell>
          <table:table-cell office:value-type="float" office:value="4974" calcext:value-type="float">
            <text:p>4974</text:p>
          </table:table-cell>
          <table:table-cell office:value-type="float" office:value="771769" calcext:value-type="float">
            <text:p>771769</text:p>
          </table:table-cell>
          <table:table-cell office:value-type="float" office:value="776742" calcext:value-type="float">
            <text:p>7767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2]]$wor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320" calcext:value-type="float">
            <text:p>31320</text:p>
          </table:table-cell>
          <table:table-cell office:value-type="float" office:value="41350" calcext:value-type="float">
            <text:p>41350</text:p>
          </table:table-cell>
          <table:table-cell office:value-type="float" office:value="10031" calcext:value-type="float">
            <text:p>10031</text:p>
          </table:table-cell>
          <table:table-cell office:value-type="float" office:value="0.06939486" calcext:value-type="float">
            <text:p>0,07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6350" calcext:value-type="float">
            <text:p>56350</text:p>
          </table:table-cell>
          <table:table-cell office:value-type="float" office:value="66370" calcext:value-type="float">
            <text:p>66370</text:p>
          </table:table-cell>
          <table:table-cell office:value-type="float" office:value="10021" calcext:value-type="float">
            <text:p>10021</text:p>
          </table:table-cell>
          <table:table-cell office:value-type="float" office:value="0.06727945" calcext:value-type="float">
            <text:p>0,07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1370" calcext:value-type="float">
            <text:p>81370</text:p>
          </table:table-cell>
          <table:table-cell office:value-type="float" office:value="91408" calcext:value-type="float">
            <text:p>91408</text:p>
          </table:table-cell>
          <table:table-cell office:value-type="float" office:value="10039" calcext:value-type="float">
            <text:p>10039</text:p>
          </table:table-cell>
          <table:table-cell office:value-type="float" office:value="0.08846383" calcext:value-type="float">
            <text:p>0,09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6408" calcext:value-type="float">
            <text:p>106408</text:p>
          </table:table-cell>
          <table:table-cell office:value-type="float" office:value="116400" calcext:value-type="float">
            <text:p>116400</text:p>
          </table:table-cell>
          <table:table-cell office:value-type="float" office:value="9993" calcext:value-type="float">
            <text:p>9993</text:p>
          </table:table-cell>
          <table:table-cell office:value-type="float" office:value="0.14985578" calcext:value-type="float">
            <text:p>0,1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1400" calcext:value-type="float">
            <text:p>131400</text:p>
          </table:table-cell>
          <table:table-cell office:value-type="float" office:value="141411" calcext:value-type="float">
            <text:p>141411</text:p>
          </table:table-cell>
          <table:table-cell office:value-type="float" office:value="10012" calcext:value-type="float">
            <text:p>10012</text:p>
          </table:table-cell>
          <table:table-cell office:value-type="float" office:value="0.06217103" calcext:value-type="float">
            <text:p>0,06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6411" calcext:value-type="float">
            <text:p>156411</text:p>
          </table:table-cell>
          <table:table-cell office:value-type="float" office:value="166420" calcext:value-type="float">
            <text:p>166420</text:p>
          </table:table-cell>
          <table:table-cell office:value-type="float" office:value="10010" calcext:value-type="float">
            <text:p>10010</text:p>
          </table:table-cell>
          <table:table-cell office:value-type="float" office:value="0.17113087" calcext:value-type="float">
            <text:p>0,17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1420" calcext:value-type="float">
            <text:p>181420</text:p>
          </table:table-cell>
          <table:table-cell office:value-type="float" office:value="191430" calcext:value-type="float">
            <text:p>191430</text:p>
          </table:table-cell>
          <table:table-cell office:value-type="float" office:value="10011" calcext:value-type="float">
            <text:p>10011</text:p>
          </table:table-cell>
          <table:table-cell office:value-type="float" office:value="0.10126923" calcext:value-type="float">
            <text:p>0,1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6430" calcext:value-type="float">
            <text:p>206430</text:p>
          </table:table-cell>
          <table:table-cell office:value-type="float" office:value="216439" calcext:value-type="float">
            <text:p>216439</text:p>
          </table:table-cell>
          <table:table-cell office:value-type="float" office:value="10010" calcext:value-type="float">
            <text:p>10010</text:p>
          </table:table-cell>
          <table:table-cell office:value-type="float" office:value="0.09706928" calcext:value-type="float">
            <text:p>0,1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1439" calcext:value-type="float">
            <text:p>231439</text:p>
          </table:table-cell>
          <table:table-cell office:value-type="float" office:value="241451" calcext:value-type="float">
            <text:p>241451</text:p>
          </table:table-cell>
          <table:table-cell office:value-type="float" office:value="10013" calcext:value-type="float">
            <text:p>10013</text:p>
          </table:table-cell>
          <table:table-cell office:value-type="float" office:value="0.25100679" calcext:value-type="float">
            <text:p>0,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6451" calcext:value-type="float">
            <text:p>256451</text:p>
          </table:table-cell>
          <table:table-cell office:value-type="float" office:value="266460" calcext:value-type="float">
            <text:p>266460</text:p>
          </table:table-cell>
          <table:table-cell office:value-type="float" office:value="10010" calcext:value-type="float">
            <text:p>10010</text:p>
          </table:table-cell>
          <table:table-cell office:value-type="float" office:value="0.1255187" calcext:value-type="float">
            <text:p>0,13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81460" calcext:value-type="float">
            <text:p>281460</text:p>
          </table:table-cell>
          <table:table-cell office:value-type="float" office:value="291484" calcext:value-type="float">
            <text:p>291484</text:p>
          </table:table-cell>
          <table:table-cell office:value-type="float" office:value="10025" calcext:value-type="float">
            <text:p>10025</text:p>
          </table:table-cell>
          <table:table-cell office:value-type="float" office:value="0.12996225" calcext:value-type="float">
            <text:p>0,13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06484" calcext:value-type="float">
            <text:p>306484</text:p>
          </table:table-cell>
          <table:table-cell office:value-type="float" office:value="316500" calcext:value-type="float">
            <text:p>316500</text:p>
          </table:table-cell>
          <table:table-cell office:value-type="float" office:value="10017" calcext:value-type="float">
            <text:p>10017</text:p>
          </table:table-cell>
          <table:table-cell office:value-type="float" office:value="0.09914554" calcext:value-type="float">
            <text:p>0,1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31500" calcext:value-type="float">
            <text:p>331500</text:p>
          </table:table-cell>
          <table:table-cell office:value-type="float" office:value="341530" calcext:value-type="float">
            <text:p>341530</text:p>
          </table:table-cell>
          <table:table-cell office:value-type="float" office:value="10031" calcext:value-type="float">
            <text:p>10031</text:p>
          </table:table-cell>
          <table:table-cell office:value-type="float" office:value="0.08979936" calcext:value-type="float">
            <text:p>0,09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56530" calcext:value-type="float">
            <text:p>356530</text:p>
          </table:table-cell>
          <table:table-cell office:value-type="float" office:value="366519" calcext:value-type="float">
            <text:p>366519</text:p>
          </table:table-cell>
          <table:table-cell office:value-type="float" office:value="9990" calcext:value-type="float">
            <text:p>9990</text:p>
          </table:table-cell>
          <table:table-cell office:value-type="float" office:value="0.06067921" calcext:value-type="float">
            <text:p>0,06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81519" calcext:value-type="float">
            <text:p>381519</text:p>
          </table:table-cell>
          <table:table-cell office:value-type="float" office:value="391539" calcext:value-type="float">
            <text:p>391539</text:p>
          </table:table-cell>
          <table:table-cell office:value-type="float" office:value="10021" calcext:value-type="float">
            <text:p>10021</text:p>
          </table:table-cell>
          <table:table-cell office:value-type="float" office:value="0.32944816" calcext:value-type="float">
            <text:p>0,33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06539" calcext:value-type="float">
            <text:p>406539</text:p>
          </table:table-cell>
          <table:table-cell office:value-type="float" office:value="416550" calcext:value-type="float">
            <text:p>416550</text:p>
          </table:table-cell>
          <table:table-cell office:value-type="float" office:value="10012" calcext:value-type="float">
            <text:p>10012</text:p>
          </table:table-cell>
          <table:table-cell office:value-type="float" office:value="0.14343878" calcext:value-type="float">
            <text:p>0,14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31550" calcext:value-type="float">
            <text:p>431550</text:p>
          </table:table-cell>
          <table:table-cell office:value-type="float" office:value="441580" calcext:value-type="float">
            <text:p>441580</text:p>
          </table:table-cell>
          <table:table-cell office:value-type="float" office:value="10031" calcext:value-type="float">
            <text:p>10031</text:p>
          </table:table-cell>
          <table:table-cell office:value-type="float" office:value="0.0842689" calcext:value-type="float">
            <text:p>0,08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56580" calcext:value-type="float">
            <text:p>456580</text:p>
          </table:table-cell>
          <table:table-cell office:value-type="float" office:value="466579" calcext:value-type="float">
            <text:p>46657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0532469" calcext:value-type="float">
            <text:p>0,11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81579" calcext:value-type="float">
            <text:p>481579</text:p>
          </table:table-cell>
          <table:table-cell office:value-type="float" office:value="491587" calcext:value-type="float">
            <text:p>491587</text:p>
          </table:table-cell>
          <table:table-cell office:value-type="float" office:value="10009" calcext:value-type="float">
            <text:p>10009</text:p>
          </table:table-cell>
          <table:table-cell office:value-type="float" office:value="0.20162414" calcext:value-type="float">
            <text:p>0,2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06587" calcext:value-type="float">
            <text:p>506587</text:p>
          </table:table-cell>
          <table:table-cell office:value-type="float" office:value="516609" calcext:value-type="float">
            <text:p>516609</text:p>
          </table:table-cell>
          <table:table-cell office:value-type="float" office:value="10023" calcext:value-type="float">
            <text:p>10023</text:p>
          </table:table-cell>
          <table:table-cell office:value-type="float" office:value="0.19013535" calcext:value-type="float">
            <text:p>0,19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31609" calcext:value-type="float">
            <text:p>531609</text:p>
          </table:table-cell>
          <table:table-cell office:value-type="float" office:value="541650" calcext:value-type="float">
            <text:p>541650</text:p>
          </table:table-cell>
          <table:table-cell office:value-type="float" office:value="10042" calcext:value-type="float">
            <text:p>10042</text:p>
          </table:table-cell>
          <table:table-cell office:value-type="float" office:value="0.10681447" calcext:value-type="float">
            <text:p>0,11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56650" calcext:value-type="float">
            <text:p>556650</text:p>
          </table:table-cell>
          <table:table-cell office:value-type="float" office:value="566649" calcext:value-type="float">
            <text:p>56664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471918" calcext:value-type="float">
            <text:p>0,07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81649" calcext:value-type="float">
            <text:p>581649</text:p>
          </table:table-cell>
          <table:table-cell office:value-type="float" office:value="591666" calcext:value-type="float">
            <text:p>591666</text:p>
          </table:table-cell>
          <table:table-cell office:value-type="float" office:value="10018" calcext:value-type="float">
            <text:p>10018</text:p>
          </table:table-cell>
          <table:table-cell office:value-type="float" office:value="0.10621917" calcext:value-type="float">
            <text:p>0,11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06666" calcext:value-type="float">
            <text:p>606666</text:p>
          </table:table-cell>
          <table:table-cell office:value-type="float" office:value="616699" calcext:value-type="float">
            <text:p>616699</text:p>
          </table:table-cell>
          <table:table-cell office:value-type="float" office:value="10034" calcext:value-type="float">
            <text:p>10034</text:p>
          </table:table-cell>
          <table:table-cell office:value-type="float" office:value="0.08914653" calcext:value-type="float">
            <text:p>0,09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31699" calcext:value-type="float">
            <text:p>631699</text:p>
          </table:table-cell>
          <table:table-cell office:value-type="float" office:value="641709" calcext:value-type="float">
            <text:p>641709</text:p>
          </table:table-cell>
          <table:table-cell office:value-type="float" office:value="10011" calcext:value-type="float">
            <text:p>10011</text:p>
          </table:table-cell>
          <table:table-cell office:value-type="float" office:value="0.08987359" calcext:value-type="float">
            <text:p>0,09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56709" calcext:value-type="float">
            <text:p>656709</text:p>
          </table:table-cell>
          <table:table-cell office:value-type="float" office:value="666709" calcext:value-type="float">
            <text:p>666709</text:p>
          </table:table-cell>
          <table:table-cell office:value-type="float" office:value="10001" calcext:value-type="float">
            <text:p>10001</text:p>
          </table:table-cell>
          <table:table-cell office:value-type="float" office:value="0.06463359" calcext:value-type="float">
            <text:p>0,06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81709" calcext:value-type="float">
            <text:p>681709</text:p>
          </table:table-cell>
          <table:table-cell office:value-type="float" office:value="691717" calcext:value-type="float">
            <text:p>691717</text:p>
          </table:table-cell>
          <table:table-cell office:value-type="float" office:value="10009" calcext:value-type="float">
            <text:p>10009</text:p>
          </table:table-cell>
          <table:table-cell office:value-type="float" office:value="0.10647482" calcext:value-type="float">
            <text:p>0,11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06717" calcext:value-type="float">
            <text:p>706717</text:p>
          </table:table-cell>
          <table:table-cell office:value-type="float" office:value="716740" calcext:value-type="float">
            <text:p>716740</text:p>
          </table:table-cell>
          <table:table-cell office:value-type="float" office:value="10024" calcext:value-type="float">
            <text:p>10024</text:p>
          </table:table-cell>
          <table:table-cell office:value-type="float" office:value="0.2139574" calcext:value-type="float">
            <text:p>0,21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31740" calcext:value-type="float">
            <text:p>731740</text:p>
          </table:table-cell>
          <table:table-cell office:value-type="float" office:value="741761" calcext:value-type="float">
            <text:p>741761</text:p>
          </table:table-cell>
          <table:table-cell office:value-type="float" office:value="10022" calcext:value-type="float">
            <text:p>10022</text:p>
          </table:table-cell>
          <table:table-cell office:value-type="float" office:value="0.22436391" calcext:value-type="float">
            <text:p>0,22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56761" calcext:value-type="float">
            <text:p>756761</text:p>
          </table:table-cell>
          <table:table-cell office:value-type="float" office:value="766769" calcext:value-type="float">
            <text:p>766769</text:p>
          </table:table-cell>
          <table:table-cell office:value-type="float" office:value="10009" calcext:value-type="float">
            <text:p>10009</text:p>
          </table:table-cell>
          <table:table-cell office:value-type="float" office:value="0.1032693" calcext:value-type="float">
            <text:p>0,1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137:.D166])" office:value-type="float" office:value="12.8344453914358" calcext:value-type="float">
            <text:p>12,83</text:p>
          </table:table-cell>
          <table:table-cell table:formula="of:=STDEV([.E137:.E166])" office:value-type="float" office:value="0.0643124280046994" calcext:value-type="float">
            <text:p>0,0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137:.D166])" office:value-type="float" office:value="10015.9666666667" calcext:value-type="float">
            <text:p>10015,97</text:p>
          </table:table-cell>
          <table:table-cell table:formula="of:=AVERAGE([.E137:.E166])" office:value-type="float" office:value="0.126548605333333" calcext:value-type="float">
            <text:p>0,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MEDIAN([.D137:.D166])" office:value-type="float" office:value="10012.5" calcext:value-type="float">
            <text:p>10012,5</text:p>
          </table:table-cell>
          <table:table-cell table:formula="of:=MEDIAN([.E137:.E166])" office:value-type="float" office:value="0.104296995" calcext:value-type="float">
            <text:p>0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2]]$adjus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2" office:value-type="string" calcext:value-type="string" table:number-columns-spanned="5" table:number-rows-spanned="1">
            <text:p>FUTEX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[[3]]$baseli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168649" calcext:value-type="float">
            <text:p>0,92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3]]$peak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168649" calcext:value-type="float">
            <text:p>0,92</text:p>
          </table:table-cell>
          <table:table-cell office:value-type="float" office:value="1.8040513" calcext:value-type="float">
            <text:p>1,8</text:p>
          </table:table-cell>
          <table:table-cell office:value-type="float" office:value="3.3736889" calcext:value-type="float">
            <text:p>3,37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3]]$threshol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599316" calcext:value-type="float">
            <text:p>1,6</text:p>
          </table:table-cell>
          <table:table-cell office:value-type="float" office:value="2.861851" calcext:value-type="float">
            <text:p>2,86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3]]$no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57.2685" calcext:value-type="float">
            <text:p>57,27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3]]$mark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unid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en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3</text:p>
          </table:table-cell>
          <table:table-cell office:value-type="float" office:value="4911" calcext:value-type="float">
            <text:p>4911</text:p>
          </table:table-cell>
          <table:table-cell office:value-type="float" office:value="23615" calcext:value-type="float">
            <text:p>23615</text:p>
          </table:table-cell>
          <table:table-cell office:value-type="float" office:value="28525" calcext:value-type="float">
            <text:p>285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L3</text:p>
          </table:table-cell>
          <table:table-cell office:value-type="float" office:value="4936" calcext:value-type="float">
            <text:p>4936</text:p>
          </table:table-cell>
          <table:table-cell office:value-type="float" office:value="48593" calcext:value-type="float">
            <text:p>48593</text:p>
          </table:table-cell>
          <table:table-cell office:value-type="float" office:value="53528" calcext:value-type="float">
            <text:p>535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L3</text:p>
          </table:table-cell>
          <table:table-cell office:value-type="float" office:value="4938" calcext:value-type="float">
            <text:p>4938</text:p>
          </table:table-cell>
          <table:table-cell office:value-type="float" office:value="73595" calcext:value-type="float">
            <text:p>73595</text:p>
          </table:table-cell>
          <table:table-cell office:value-type="float" office:value="78532" calcext:value-type="float">
            <text:p>785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L3</text:p>
          </table:table-cell>
          <table:table-cell office:value-type="float" office:value="4952" calcext:value-type="float">
            <text:p>4952</text:p>
          </table:table-cell>
          <table:table-cell office:value-type="float" office:value="98584" calcext:value-type="float">
            <text:p>98584</text:p>
          </table:table-cell>
          <table:table-cell office:value-type="float" office:value="103535" calcext:value-type="float">
            <text:p>1035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L3</text:p>
          </table:table-cell>
          <table:table-cell office:value-type="float" office:value="4939" calcext:value-type="float">
            <text:p>4939</text:p>
          </table:table-cell>
          <table:table-cell office:value-type="float" office:value="123602" calcext:value-type="float">
            <text:p>123602</text:p>
          </table:table-cell>
          <table:table-cell office:value-type="float" office:value="128540" calcext:value-type="float">
            <text:p>1285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L3</text:p>
          </table:table-cell>
          <table:table-cell office:value-type="float" office:value="4933" calcext:value-type="float">
            <text:p>4933</text:p>
          </table:table-cell>
          <table:table-cell office:value-type="float" office:value="148614" calcext:value-type="float">
            <text:p>148614</text:p>
          </table:table-cell>
          <table:table-cell office:value-type="float" office:value="153546" calcext:value-type="float">
            <text:p>1535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L3</text:p>
          </table:table-cell>
          <table:table-cell office:value-type="float" office:value="4935" calcext:value-type="float">
            <text:p>4935</text:p>
          </table:table-cell>
          <table:table-cell office:value-type="float" office:value="173614" calcext:value-type="float">
            <text:p>173614</text:p>
          </table:table-cell>
          <table:table-cell office:value-type="float" office:value="178548" calcext:value-type="float">
            <text:p>1785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198614" calcext:value-type="float">
            <text:p>198614</text:p>
          </table:table-cell>
          <table:table-cell office:value-type="float" office:value="203553" calcext:value-type="float">
            <text:p>2035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L3</text:p>
          </table:table-cell>
          <table:table-cell office:value-type="float" office:value="4916" calcext:value-type="float">
            <text:p>4916</text:p>
          </table:table-cell>
          <table:table-cell office:value-type="float" office:value="223640" calcext:value-type="float">
            <text:p>223640</text:p>
          </table:table-cell>
          <table:table-cell office:value-type="float" office:value="228555" calcext:value-type="float">
            <text:p>2285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L3</text:p>
          </table:table-cell>
          <table:table-cell office:value-type="float" office:value="4990" calcext:value-type="float">
            <text:p>4990</text:p>
          </table:table-cell>
          <table:table-cell office:value-type="float" office:value="248623" calcext:value-type="float">
            <text:p>248623</text:p>
          </table:table-cell>
          <table:table-cell office:value-type="float" office:value="253612" calcext:value-type="float">
            <text:p>2536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L3</text:p>
          </table:table-cell>
          <table:table-cell office:value-type="float" office:value="4937" calcext:value-type="float">
            <text:p>4937</text:p>
          </table:table-cell>
          <table:table-cell office:value-type="float" office:value="273634" calcext:value-type="float">
            <text:p>273634</text:p>
          </table:table-cell>
          <table:table-cell office:value-type="float" office:value="278570" calcext:value-type="float">
            <text:p>2785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298634" calcext:value-type="float">
            <text:p>298634</text:p>
          </table:table-cell>
          <table:table-cell office:value-type="float" office:value="303573" calcext:value-type="float">
            <text:p>3035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L3</text:p>
          </table:table-cell>
          <table:table-cell office:value-type="float" office:value="4927" calcext:value-type="float">
            <text:p>4927</text:p>
          </table:table-cell>
          <table:table-cell office:value-type="float" office:value="323654" calcext:value-type="float">
            <text:p>323654</text:p>
          </table:table-cell>
          <table:table-cell office:value-type="float" office:value="328580" calcext:value-type="float">
            <text:p>3285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348643" calcext:value-type="float">
            <text:p>348643</text:p>
          </table:table-cell>
          <table:table-cell office:value-type="float" office:value="353583" calcext:value-type="float">
            <text:p>3535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L3</text:p>
          </table:table-cell>
          <table:table-cell office:value-type="float" office:value="4946" calcext:value-type="float">
            <text:p>4946</text:p>
          </table:table-cell>
          <table:table-cell office:value-type="float" office:value="373654" calcext:value-type="float">
            <text:p>373654</text:p>
          </table:table-cell>
          <table:table-cell office:value-type="float" office:value="378599" calcext:value-type="float">
            <text:p>3785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L3</text:p>
          </table:table-cell>
          <table:table-cell office:value-type="float" office:value="4933" calcext:value-type="float">
            <text:p>4933</text:p>
          </table:table-cell>
          <table:table-cell office:value-type="float" office:value="398664" calcext:value-type="float">
            <text:p>398664</text:p>
          </table:table-cell>
          <table:table-cell office:value-type="float" office:value="403596" calcext:value-type="float">
            <text:p>4035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L3</text:p>
          </table:table-cell>
          <table:table-cell office:value-type="float" office:value="4939" calcext:value-type="float">
            <text:p>4939</text:p>
          </table:table-cell>
          <table:table-cell office:value-type="float" office:value="423663" calcext:value-type="float">
            <text:p>423663</text:p>
          </table:table-cell>
          <table:table-cell office:value-type="float" office:value="428601" calcext:value-type="float">
            <text:p>4286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L3</text:p>
          </table:table-cell>
          <table:table-cell office:value-type="float" office:value="4999" calcext:value-type="float">
            <text:p>4999</text:p>
          </table:table-cell>
          <table:table-cell office:value-type="float" office:value="448674" calcext:value-type="float">
            <text:p>448674</text:p>
          </table:table-cell>
          <table:table-cell office:value-type="float" office:value="453672" calcext:value-type="float">
            <text:p>4536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L3</text:p>
          </table:table-cell>
          <table:table-cell office:value-type="float" office:value="5034" calcext:value-type="float">
            <text:p>5034</text:p>
          </table:table-cell>
          <table:table-cell office:value-type="float" office:value="473673" calcext:value-type="float">
            <text:p>473673</text:p>
          </table:table-cell>
          <table:table-cell office:value-type="float" office:value="478706" calcext:value-type="float">
            <text:p>4787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L3</text:p>
          </table:table-cell>
          <table:table-cell office:value-type="float" office:value="4934" calcext:value-type="float">
            <text:p>4934</text:p>
          </table:table-cell>
          <table:table-cell office:value-type="float" office:value="498683" calcext:value-type="float">
            <text:p>498683</text:p>
          </table:table-cell>
          <table:table-cell office:value-type="float" office:value="503616" calcext:value-type="float">
            <text:p>5036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523683" calcext:value-type="float">
            <text:p>523683</text:p>
          </table:table-cell>
          <table:table-cell office:value-type="float" office:value="528622" calcext:value-type="float">
            <text:p>5286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L3</text:p>
          </table:table-cell>
          <table:table-cell office:value-type="float" office:value="4996" calcext:value-type="float">
            <text:p>4996</text:p>
          </table:table-cell>
          <table:table-cell office:value-type="float" office:value="548693" calcext:value-type="float">
            <text:p>548693</text:p>
          </table:table-cell>
          <table:table-cell office:value-type="float" office:value="553688" calcext:value-type="float">
            <text:p>5536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L3</text:p>
          </table:table-cell>
          <table:table-cell office:value-type="float" office:value="4942" calcext:value-type="float">
            <text:p>4942</text:p>
          </table:table-cell>
          <table:table-cell office:value-type="float" office:value="573693" calcext:value-type="float">
            <text:p>573693</text:p>
          </table:table-cell>
          <table:table-cell office:value-type="float" office:value="578634" calcext:value-type="float">
            <text:p>5786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L3</text:p>
          </table:table-cell>
          <table:table-cell office:value-type="float" office:value="4946" calcext:value-type="float">
            <text:p>4946</text:p>
          </table:table-cell>
          <table:table-cell office:value-type="float" office:value="598693" calcext:value-type="float">
            <text:p>598693</text:p>
          </table:table-cell>
          <table:table-cell office:value-type="float" office:value="603638" calcext:value-type="float">
            <text:p>6036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L3</text:p>
          </table:table-cell>
          <table:table-cell office:value-type="float" office:value="4929" calcext:value-type="float">
            <text:p>4929</text:p>
          </table:table-cell>
          <table:table-cell office:value-type="float" office:value="623711" calcext:value-type="float">
            <text:p>623711</text:p>
          </table:table-cell>
          <table:table-cell office:value-type="float" office:value="628639" calcext:value-type="float">
            <text:p>6286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648703" calcext:value-type="float">
            <text:p>648703</text:p>
          </table:table-cell>
          <table:table-cell office:value-type="float" office:value="653642" calcext:value-type="float">
            <text:p>6536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L3</text:p>
          </table:table-cell>
          <table:table-cell office:value-type="float" office:value="4933" calcext:value-type="float">
            <text:p>4933</text:p>
          </table:table-cell>
          <table:table-cell office:value-type="float" office:value="673713" calcext:value-type="float">
            <text:p>673713</text:p>
          </table:table-cell>
          <table:table-cell office:value-type="float" office:value="678645" calcext:value-type="float">
            <text:p>6786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L3</text:p>
          </table:table-cell>
          <table:table-cell office:value-type="float" office:value="4927" calcext:value-type="float">
            <text:p>4927</text:p>
          </table:table-cell>
          <table:table-cell office:value-type="float" office:value="698723" calcext:value-type="float">
            <text:p>698723</text:p>
          </table:table-cell>
          <table:table-cell office:value-type="float" office:value="703649" calcext:value-type="float">
            <text:p>7036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L3</text:p>
          </table:table-cell>
          <table:table-cell office:value-type="float" office:value="4932" calcext:value-type="float">
            <text:p>4932</text:p>
          </table:table-cell>
          <table:table-cell office:value-type="float" office:value="723720" calcext:value-type="float">
            <text:p>723720</text:p>
          </table:table-cell>
          <table:table-cell office:value-type="float" office:value="728651" calcext:value-type="float">
            <text:p>7286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L3</text:p>
          </table:table-cell>
          <table:table-cell office:value-type="float" office:value="4925" calcext:value-type="float">
            <text:p>4925</text:p>
          </table:table-cell>
          <table:table-cell office:value-type="float" office:value="748733" calcext:value-type="float">
            <text:p>748733</text:p>
          </table:table-cell>
          <table:table-cell office:value-type="float" office:value="753657" calcext:value-type="float">
            <text:p>7536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L3</text:p>
          </table:table-cell>
          <table:table-cell office:value-type="float" office:value="4993" calcext:value-type="float">
            <text:p>4993</text:p>
          </table:table-cell>
          <table:table-cell office:value-type="float" office:value="773723" calcext:value-type="float">
            <text:p>773723</text:p>
          </table:table-cell>
          <table:table-cell office:value-type="float" office:value="778715" calcext:value-type="float">
            <text:p>7787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3]]$wor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615" calcext:value-type="float">
            <text:p>33615</text:p>
          </table:table-cell>
          <table:table-cell office:value-type="float" office:value="43593" calcext:value-type="float">
            <text:p>43593</text:p>
          </table:table-cell>
          <table:table-cell office:value-type="float" office:value="9979" calcext:value-type="float">
            <text:p>9979</text:p>
          </table:table-cell>
          <table:table-cell office:value-type="float" office:value="0.09859956" calcext:value-type="float">
            <text:p>0,1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8593" calcext:value-type="float">
            <text:p>58593</text:p>
          </table:table-cell>
          <table:table-cell office:value-type="float" office:value="68595" calcext:value-type="float">
            <text:p>68595</text:p>
          </table:table-cell>
          <table:table-cell office:value-type="float" office:value="10003" calcext:value-type="float">
            <text:p>10003</text:p>
          </table:table-cell>
          <table:table-cell office:value-type="float" office:value="0.11940537" calcext:value-type="float">
            <text:p>0,1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3595" calcext:value-type="float">
            <text:p>83595</text:p>
          </table:table-cell>
          <table:table-cell office:value-type="float" office:value="93584" calcext:value-type="float">
            <text:p>93584</text:p>
          </table:table-cell>
          <table:table-cell office:value-type="float" office:value="9990" calcext:value-type="float">
            <text:p>9990</text:p>
          </table:table-cell>
          <table:table-cell office:value-type="float" office:value="0.15098489" calcext:value-type="float">
            <text:p>0,1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8584" calcext:value-type="float">
            <text:p>108584</text:p>
          </table:table-cell>
          <table:table-cell office:value-type="float" office:value="118602" calcext:value-type="float">
            <text:p>118602</text:p>
          </table:table-cell>
          <table:table-cell office:value-type="float" office:value="10019" calcext:value-type="float">
            <text:p>10019</text:p>
          </table:table-cell>
          <table:table-cell office:value-type="float" office:value="0.13437393" calcext:value-type="float">
            <text:p>0,1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3602" calcext:value-type="float">
            <text:p>133602</text:p>
          </table:table-cell>
          <table:table-cell office:value-type="float" office:value="143614" calcext:value-type="float">
            <text:p>143614</text:p>
          </table:table-cell>
          <table:table-cell office:value-type="float" office:value="10013" calcext:value-type="float">
            <text:p>10013</text:p>
          </table:table-cell>
          <table:table-cell office:value-type="float" office:value="0.10920556" calcext:value-type="float">
            <text:p>0,11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8614" calcext:value-type="float">
            <text:p>158614</text:p>
          </table:table-cell>
          <table:table-cell office:value-type="float" office:value="168614" calcext:value-type="float">
            <text:p>168614</text:p>
          </table:table-cell>
          <table:table-cell office:value-type="float" office:value="10001" calcext:value-type="float">
            <text:p>10001</text:p>
          </table:table-cell>
          <table:table-cell office:value-type="float" office:value="0.4731582" calcext:value-type="float">
            <text:p>0,47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3614" calcext:value-type="float">
            <text:p>183614</text:p>
          </table:table-cell>
          <table:table-cell office:value-type="float" office:value="193614" calcext:value-type="float">
            <text:p>193614</text:p>
          </table:table-cell>
          <table:table-cell office:value-type="float" office:value="10001" calcext:value-type="float">
            <text:p>10001</text:p>
          </table:table-cell>
          <table:table-cell office:value-type="float" office:value="0.13065422" calcext:value-type="float">
            <text:p>0,13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8614" calcext:value-type="float">
            <text:p>208614</text:p>
          </table:table-cell>
          <table:table-cell office:value-type="float" office:value="218640" calcext:value-type="float">
            <text:p>218640</text:p>
          </table:table-cell>
          <table:table-cell office:value-type="float" office:value="10027" calcext:value-type="float">
            <text:p>10027</text:p>
          </table:table-cell>
          <table:table-cell office:value-type="float" office:value="0.13590563" calcext:value-type="float">
            <text:p>0,14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3640" calcext:value-type="float">
            <text:p>233640</text:p>
          </table:table-cell>
          <table:table-cell office:value-type="float" office:value="243623" calcext:value-type="float">
            <text:p>243623</text:p>
          </table:table-cell>
          <table:table-cell office:value-type="float" office:value="9984" calcext:value-type="float">
            <text:p>9984</text:p>
          </table:table-cell>
          <table:table-cell office:value-type="float" office:value="0.13345454" calcext:value-type="float">
            <text:p>0,13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58623" calcext:value-type="float">
            <text:p>258623</text:p>
          </table:table-cell>
          <table:table-cell office:value-type="float" office:value="268634" calcext:value-type="float">
            <text:p>268634</text:p>
          </table:table-cell>
          <table:table-cell office:value-type="float" office:value="10012" calcext:value-type="float">
            <text:p>10012</text:p>
          </table:table-cell>
          <table:table-cell office:value-type="float" office:value="0.12218985" calcext:value-type="float">
            <text:p>0,12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83634" calcext:value-type="float">
            <text:p>283634</text:p>
          </table:table-cell>
          <table:table-cell office:value-type="float" office:value="293634" calcext:value-type="float">
            <text:p>293634</text:p>
          </table:table-cell>
          <table:table-cell office:value-type="float" office:value="10001" calcext:value-type="float">
            <text:p>10001</text:p>
          </table:table-cell>
          <table:table-cell office:value-type="float" office:value="0.12411834" calcext:value-type="float">
            <text:p>0,12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08634" calcext:value-type="float">
            <text:p>308634</text:p>
          </table:table-cell>
          <table:table-cell office:value-type="float" office:value="318654" calcext:value-type="float">
            <text:p>318654</text:p>
          </table:table-cell>
          <table:table-cell office:value-type="float" office:value="10021" calcext:value-type="float">
            <text:p>10021</text:p>
          </table:table-cell>
          <table:table-cell office:value-type="float" office:value="0.09629473" calcext:value-type="float">
            <text:p>0,1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33654" calcext:value-type="float">
            <text:p>333654</text:p>
          </table:table-cell>
          <table:table-cell office:value-type="float" office:value="343643" calcext:value-type="float">
            <text:p>343643</text:p>
          </table:table-cell>
          <table:table-cell office:value-type="float" office:value="9990" calcext:value-type="float">
            <text:p>9990</text:p>
          </table:table-cell>
          <table:table-cell office:value-type="float" office:value="0.10397079" calcext:value-type="float">
            <text:p>0,1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58643" calcext:value-type="float">
            <text:p>358643</text:p>
          </table:table-cell>
          <table:table-cell office:value-type="float" office:value="368654" calcext:value-type="float">
            <text:p>368654</text:p>
          </table:table-cell>
          <table:table-cell office:value-type="float" office:value="10012" calcext:value-type="float">
            <text:p>10012</text:p>
          </table:table-cell>
          <table:table-cell office:value-type="float" office:value="0.20832168" calcext:value-type="float">
            <text:p>0,21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83654" calcext:value-type="float">
            <text:p>383654</text:p>
          </table:table-cell>
          <table:table-cell office:value-type="float" office:value="393664" calcext:value-type="float">
            <text:p>393664</text:p>
          </table:table-cell>
          <table:table-cell office:value-type="float" office:value="10011" calcext:value-type="float">
            <text:p>10011</text:p>
          </table:table-cell>
          <table:table-cell office:value-type="float" office:value="0.15674167" calcext:value-type="float">
            <text:p>0,16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08664" calcext:value-type="float">
            <text:p>408664</text:p>
          </table:table-cell>
          <table:table-cell office:value-type="float" office:value="418663" calcext:value-type="float">
            <text:p>41866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9051" calcext:value-type="float">
            <text:p>0,09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33663" calcext:value-type="float">
            <text:p>433663</text:p>
          </table:table-cell>
          <table:table-cell office:value-type="float" office:value="443674" calcext:value-type="float">
            <text:p>443674</text:p>
          </table:table-cell>
          <table:table-cell office:value-type="float" office:value="10012" calcext:value-type="float">
            <text:p>10012</text:p>
          </table:table-cell>
          <table:table-cell office:value-type="float" office:value="0.09879203" calcext:value-type="float">
            <text:p>0,1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58674" calcext:value-type="float">
            <text:p>458674</text:p>
          </table:table-cell>
          <table:table-cell office:value-type="float" office:value="468673" calcext:value-type="float">
            <text:p>468673</text:p>
          </table:table-cell>
          <table:table-cell office:value-type="float" office:value="10000" calcext:value-type="float">
            <text:p>10000</text:p>
          </table:table-cell>
          <table:table-cell office:value-type="float" office:value="0.35459314" calcext:value-type="float">
            <text:p>0,35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83673" calcext:value-type="float">
            <text:p>483673</text:p>
          </table:table-cell>
          <table:table-cell office:value-type="float" office:value="493683" calcext:value-type="float">
            <text:p>493683</text:p>
          </table:table-cell>
          <table:table-cell office:value-type="float" office:value="10011" calcext:value-type="float">
            <text:p>10011</text:p>
          </table:table-cell>
          <table:table-cell office:value-type="float" office:value="0.12290809" calcext:value-type="float">
            <text:p>0,12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08683" calcext:value-type="float">
            <text:p>508683</text:p>
          </table:table-cell>
          <table:table-cell office:value-type="float" office:value="518683" calcext:value-type="float">
            <text:p>518683</text:p>
          </table:table-cell>
          <table:table-cell office:value-type="float" office:value="10001" calcext:value-type="float">
            <text:p>10001</text:p>
          </table:table-cell>
          <table:table-cell office:value-type="float" office:value="0.13747693" calcext:value-type="float">
            <text:p>0,14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33683" calcext:value-type="float">
            <text:p>533683</text:p>
          </table:table-cell>
          <table:table-cell office:value-type="float" office:value="543693" calcext:value-type="float">
            <text:p>543693</text:p>
          </table:table-cell>
          <table:table-cell office:value-type="float" office:value="10011" calcext:value-type="float">
            <text:p>10011</text:p>
          </table:table-cell>
          <table:table-cell office:value-type="float" office:value="0.1022285" calcext:value-type="float">
            <text:p>0,1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58693" calcext:value-type="float">
            <text:p>558693</text:p>
          </table:table-cell>
          <table:table-cell office:value-type="float" office:value="568693" calcext:value-type="float">
            <text:p>568693</text:p>
          </table:table-cell>
          <table:table-cell office:value-type="float" office:value="10001" calcext:value-type="float">
            <text:p>10001</text:p>
          </table:table-cell>
          <table:table-cell office:value-type="float" office:value="0.12970852" calcext:value-type="float">
            <text:p>0,13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83693" calcext:value-type="float">
            <text:p>583693</text:p>
          </table:table-cell>
          <table:table-cell office:value-type="float" office:value="593693" calcext:value-type="float">
            <text:p>593693</text:p>
          </table:table-cell>
          <table:table-cell office:value-type="float" office:value="10001" calcext:value-type="float">
            <text:p>10001</text:p>
          </table:table-cell>
          <table:table-cell office:value-type="float" office:value="0.31527224" calcext:value-type="float">
            <text:p>0,32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08693" calcext:value-type="float">
            <text:p>608693</text:p>
          </table:table-cell>
          <table:table-cell office:value-type="float" office:value="618711" calcext:value-type="float">
            <text:p>618711</text:p>
          </table:table-cell>
          <table:table-cell office:value-type="float" office:value="10019" calcext:value-type="float">
            <text:p>10019</text:p>
          </table:table-cell>
          <table:table-cell office:value-type="float" office:value="0.08986078" calcext:value-type="float">
            <text:p>0,09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33711" calcext:value-type="float">
            <text:p>633711</text:p>
          </table:table-cell>
          <table:table-cell office:value-type="float" office:value="643703" calcext:value-type="float">
            <text:p>643703</text:p>
          </table:table-cell>
          <table:table-cell office:value-type="float" office:value="9993" calcext:value-type="float">
            <text:p>9993</text:p>
          </table:table-cell>
          <table:table-cell office:value-type="float" office:value="0.0870926" calcext:value-type="float">
            <text:p>0,09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58703" calcext:value-type="float">
            <text:p>658703</text:p>
          </table:table-cell>
          <table:table-cell office:value-type="float" office:value="668713" calcext:value-type="float">
            <text:p>668713</text:p>
          </table:table-cell>
          <table:table-cell office:value-type="float" office:value="10011" calcext:value-type="float">
            <text:p>10011</text:p>
          </table:table-cell>
          <table:table-cell office:value-type="float" office:value="0.12916565" calcext:value-type="float">
            <text:p>0,13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83713" calcext:value-type="float">
            <text:p>683713</text:p>
          </table:table-cell>
          <table:table-cell office:value-type="float" office:value="693723" calcext:value-type="float">
            <text:p>693723</text:p>
          </table:table-cell>
          <table:table-cell office:value-type="float" office:value="10011" calcext:value-type="float">
            <text:p>10011</text:p>
          </table:table-cell>
          <table:table-cell office:value-type="float" office:value="0.13658142" calcext:value-type="float">
            <text:p>0,14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08723" calcext:value-type="float">
            <text:p>708723</text:p>
          </table:table-cell>
          <table:table-cell office:value-type="float" office:value="718720" calcext:value-type="float">
            <text:p>718720</text:p>
          </table:table-cell>
          <table:table-cell office:value-type="float" office:value="9998" calcext:value-type="float">
            <text:p>9998</text:p>
          </table:table-cell>
          <table:table-cell office:value-type="float" office:value="0.08325385" calcext:value-type="float">
            <text:p>0,08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33720" calcext:value-type="float">
            <text:p>733720</text:p>
          </table:table-cell>
          <table:table-cell office:value-type="float" office:value="743733" calcext:value-type="float">
            <text:p>743733</text:p>
          </table:table-cell>
          <table:table-cell office:value-type="float" office:value="10014" calcext:value-type="float">
            <text:p>10014</text:p>
          </table:table-cell>
          <table:table-cell office:value-type="float" office:value="0.0938528" calcext:value-type="float">
            <text:p>0,09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58733" calcext:value-type="float">
            <text:p>758733</text:p>
          </table:table-cell>
          <table:table-cell office:value-type="float" office:value="768723" calcext:value-type="float">
            <text:p>768723</text:p>
          </table:table-cell>
          <table:table-cell office:value-type="float" office:value="9991" calcext:value-type="float">
            <text:p>9991</text:p>
          </table:table-cell>
          <table:table-cell office:value-type="float" office:value="0.13873357" calcext:value-type="float">
            <text:p>0,14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224:.D253])" office:value-type="float" office:value="11.3033409769581" calcext:value-type="float">
            <text:p>11,3</text:p>
          </table:table-cell>
          <table:table-cell table:formula="of:=STDEV([.E224:.E253])" office:value-type="float" office:value="0.0861151975350056" calcext:value-type="float">
            <text:p>0,0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224:.D253])" office:value-type="float" office:value="10004.6" calcext:value-type="float">
            <text:p>10004,6</text:p>
          </table:table-cell>
          <table:table-cell table:formula="of:=AVERAGE([.E224:.E253])" office:value-type="float" office:value="0.146960139333333" calcext:value-type="float">
            <text:p>0,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MEDIAN([.D224:.D253])" office:value-type="float" office:value="10002" calcext:value-type="float">
            <text:p>10002</text:p>
          </table:table-cell>
          <table:table-cell table:formula="of:=MEDIAN([.E224:.E253])" office:value-type="float" office:value="0.126641995" calcext:value-type="float">
            <text:p>0,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3]]$adjus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2" office:value-type="string" calcext:value-type="string" table:number-columns-spanned="5" table:number-rows-spanned="1">
            <text:p>GETTIMEOFDAY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[[4]]$baseli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474459" calcext:value-type="float">
            <text:p>0,95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4]]$peak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474459" calcext:value-type="float">
            <text:p>0,95</text:p>
          </table:table-cell>
          <table:table-cell office:value-type="float" office:value="1.8127374" calcext:value-type="float">
            <text:p>1,81</text:p>
          </table:table-cell>
          <table:table-cell office:value-type="float" office:value="3.4075884" calcext:value-type="float">
            <text:p>3,41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4]]$threshol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473407" calcext:value-type="float">
            <text:p>1,47</text:p>
          </table:table-cell>
          <table:table-cell office:value-type="float" office:value="2.779828" calcext:value-type="float">
            <text:p>2,78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4]]$no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54.30846" calcext:value-type="float">
            <text:p>54,31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4]]$mark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unid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en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L3</text:p>
          </table:table-cell>
          <table:table-cell office:value-type="float" office:value="5046" calcext:value-type="float">
            <text:p>5046</text:p>
          </table:table-cell>
          <table:table-cell office:value-type="float" office:value="23144" calcext:value-type="float">
            <text:p>23144</text:p>
          </table:table-cell>
          <table:table-cell office:value-type="float" office:value="28189" calcext:value-type="float">
            <text:p>281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L3</text:p>
          </table:table-cell>
          <table:table-cell office:value-type="float" office:value="4938" calcext:value-type="float">
            <text:p>4938</text:p>
          </table:table-cell>
          <table:table-cell office:value-type="float" office:value="39467" calcext:value-type="float">
            <text:p>39467</text:p>
          </table:table-cell>
          <table:table-cell office:value-type="float" office:value="44404" calcext:value-type="float">
            <text:p>444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55795" calcext:value-type="float">
            <text:p>55795</text:p>
          </table:table-cell>
          <table:table-cell office:value-type="float" office:value="60735" calcext:value-type="float">
            <text:p>607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L3</text:p>
          </table:table-cell>
          <table:table-cell office:value-type="float" office:value="4939" calcext:value-type="float">
            <text:p>4939</text:p>
          </table:table-cell>
          <table:table-cell office:value-type="float" office:value="72094" calcext:value-type="float">
            <text:p>72094</text:p>
          </table:table-cell>
          <table:table-cell office:value-type="float" office:value="77032" calcext:value-type="float">
            <text:p>770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L3</text:p>
          </table:table-cell>
          <table:table-cell office:value-type="float" office:value="4984" calcext:value-type="float">
            <text:p>4984</text:p>
          </table:table-cell>
          <table:table-cell office:value-type="float" office:value="88406" calcext:value-type="float">
            <text:p>88406</text:p>
          </table:table-cell>
          <table:table-cell office:value-type="float" office:value="93389" calcext:value-type="float">
            <text:p>933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104727" calcext:value-type="float">
            <text:p>104727</text:p>
          </table:table-cell>
          <table:table-cell office:value-type="float" office:value="109666" calcext:value-type="float">
            <text:p>1096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L3</text:p>
          </table:table-cell>
          <table:table-cell office:value-type="float" office:value="5014" calcext:value-type="float">
            <text:p>5014</text:p>
          </table:table-cell>
          <table:table-cell office:value-type="float" office:value="121046" calcext:value-type="float">
            <text:p>121046</text:p>
          </table:table-cell>
          <table:table-cell office:value-type="float" office:value="126059" calcext:value-type="float">
            <text:p>1260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137316" calcext:value-type="float">
            <text:p>137316</text:p>
          </table:table-cell>
          <table:table-cell office:value-type="float" office:value="142255" calcext:value-type="float">
            <text:p>1422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153586" calcext:value-type="float">
            <text:p>153586</text:p>
          </table:table-cell>
          <table:table-cell office:value-type="float" office:value="158525" calcext:value-type="float">
            <text:p>1585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L3</text:p>
          </table:table-cell>
          <table:table-cell office:value-type="float" office:value="4930" calcext:value-type="float">
            <text:p>4930</text:p>
          </table:table-cell>
          <table:table-cell office:value-type="float" office:value="169907" calcext:value-type="float">
            <text:p>169907</text:p>
          </table:table-cell>
          <table:table-cell office:value-type="float" office:value="174836" calcext:value-type="float">
            <text:p>1748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L3</text:p>
          </table:table-cell>
          <table:table-cell office:value-type="float" office:value="4936" calcext:value-type="float">
            <text:p>4936</text:p>
          </table:table-cell>
          <table:table-cell office:value-type="float" office:value="186234" calcext:value-type="float">
            <text:p>186234</text:p>
          </table:table-cell>
          <table:table-cell office:value-type="float" office:value="191169" calcext:value-type="float">
            <text:p>1911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L3</text:p>
          </table:table-cell>
          <table:table-cell office:value-type="float" office:value="5004" calcext:value-type="float">
            <text:p>5004</text:p>
          </table:table-cell>
          <table:table-cell office:value-type="float" office:value="202546" calcext:value-type="float">
            <text:p>202546</text:p>
          </table:table-cell>
          <table:table-cell office:value-type="float" office:value="207549" calcext:value-type="float">
            <text:p>2075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L3</text:p>
          </table:table-cell>
          <table:table-cell office:value-type="float" office:value="4938" calcext:value-type="float">
            <text:p>4938</text:p>
          </table:table-cell>
          <table:table-cell office:value-type="float" office:value="218856" calcext:value-type="float">
            <text:p>218856</text:p>
          </table:table-cell>
          <table:table-cell office:value-type="float" office:value="223793" calcext:value-type="float">
            <text:p>2237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L3</text:p>
          </table:table-cell>
          <table:table-cell office:value-type="float" office:value="4935" calcext:value-type="float">
            <text:p>4935</text:p>
          </table:table-cell>
          <table:table-cell office:value-type="float" office:value="235175" calcext:value-type="float">
            <text:p>235175</text:p>
          </table:table-cell>
          <table:table-cell office:value-type="float" office:value="240109" calcext:value-type="float">
            <text:p>2401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L3</text:p>
          </table:table-cell>
          <table:table-cell office:value-type="float" office:value="5044" calcext:value-type="float">
            <text:p>5044</text:p>
          </table:table-cell>
          <table:table-cell office:value-type="float" office:value="251485" calcext:value-type="float">
            <text:p>251485</text:p>
          </table:table-cell>
          <table:table-cell office:value-type="float" office:value="256528" calcext:value-type="float">
            <text:p>2565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L3</text:p>
          </table:table-cell>
          <table:table-cell office:value-type="float" office:value="4934" calcext:value-type="float">
            <text:p>4934</text:p>
          </table:table-cell>
          <table:table-cell office:value-type="float" office:value="267806" calcext:value-type="float">
            <text:p>267806</text:p>
          </table:table-cell>
          <table:table-cell office:value-type="float" office:value="272739" calcext:value-type="float">
            <text:p>2727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284097" calcext:value-type="float">
            <text:p>284097</text:p>
          </table:table-cell>
          <table:table-cell office:value-type="float" office:value="289036" calcext:value-type="float">
            <text:p>2890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L3</text:p>
          </table:table-cell>
          <table:table-cell office:value-type="float" office:value="4904" calcext:value-type="float">
            <text:p>4904</text:p>
          </table:table-cell>
          <table:table-cell office:value-type="float" office:value="300416" calcext:value-type="float">
            <text:p>300416</text:p>
          </table:table-cell>
          <table:table-cell office:value-type="float" office:value="305319" calcext:value-type="float">
            <text:p>3053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L3</text:p>
          </table:table-cell>
          <table:table-cell office:value-type="float" office:value="4945" calcext:value-type="float">
            <text:p>4945</text:p>
          </table:table-cell>
          <table:table-cell office:value-type="float" office:value="316704" calcext:value-type="float">
            <text:p>316704</text:p>
          </table:table-cell>
          <table:table-cell office:value-type="float" office:value="321648" calcext:value-type="float">
            <text:p>3216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L3</text:p>
          </table:table-cell>
          <table:table-cell office:value-type="float" office:value="5025" calcext:value-type="float">
            <text:p>5025</text:p>
          </table:table-cell>
          <table:table-cell office:value-type="float" office:value="333077" calcext:value-type="float">
            <text:p>333077</text:p>
          </table:table-cell>
          <table:table-cell office:value-type="float" office:value="338101" calcext:value-type="float">
            <text:p>3381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349425" calcext:value-type="float">
            <text:p>349425</text:p>
          </table:table-cell>
          <table:table-cell office:value-type="float" office:value="354365" calcext:value-type="float">
            <text:p>3543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2" calcext:value-type="float">
            <text:p>142</text:p>
          </table:table-cell>
          <table:table-cell office:value-type="string" calcext:value-type="string">
            <text:p>L3</text:p>
          </table:table-cell>
          <table:table-cell office:value-type="float" office:value="4955" calcext:value-type="float">
            <text:p>4955</text:p>
          </table:table-cell>
          <table:table-cell office:value-type="float" office:value="365735" calcext:value-type="float">
            <text:p>365735</text:p>
          </table:table-cell>
          <table:table-cell office:value-type="float" office:value="370689" calcext:value-type="float">
            <text:p>3706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8" calcext:value-type="float">
            <text:p>148</text:p>
          </table:table-cell>
          <table:table-cell office:value-type="string" calcext:value-type="string">
            <text:p>L3</text:p>
          </table:table-cell>
          <table:table-cell office:value-type="float" office:value="4939" calcext:value-type="float">
            <text:p>4939</text:p>
          </table:table-cell>
          <table:table-cell office:value-type="float" office:value="382046" calcext:value-type="float">
            <text:p>382046</text:p>
          </table:table-cell>
          <table:table-cell office:value-type="float" office:value="386984" calcext:value-type="float">
            <text:p>3869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L3</text:p>
          </table:table-cell>
          <table:table-cell office:value-type="float" office:value="4931" calcext:value-type="float">
            <text:p>4931</text:p>
          </table:table-cell>
          <table:table-cell office:value-type="float" office:value="398343" calcext:value-type="float">
            <text:p>398343</text:p>
          </table:table-cell>
          <table:table-cell office:value-type="float" office:value="403273" calcext:value-type="float">
            <text:p>4032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L3</text:p>
          </table:table-cell>
          <table:table-cell office:value-type="float" office:value="4916" calcext:value-type="float">
            <text:p>4916</text:p>
          </table:table-cell>
          <table:table-cell office:value-type="float" office:value="414687" calcext:value-type="float">
            <text:p>414687</text:p>
          </table:table-cell>
          <table:table-cell office:value-type="float" office:value="419602" calcext:value-type="float">
            <text:p>419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L3</text:p>
          </table:table-cell>
          <table:table-cell office:value-type="float" office:value="4987" calcext:value-type="float">
            <text:p>4987</text:p>
          </table:table-cell>
          <table:table-cell office:value-type="float" office:value="430942" calcext:value-type="float">
            <text:p>430942</text:p>
          </table:table-cell>
          <table:table-cell office:value-type="float" office:value="435928" calcext:value-type="float">
            <text:p>4359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L3</text:p>
          </table:table-cell>
          <table:table-cell office:value-type="float" office:value="4927" calcext:value-type="float">
            <text:p>4927</text:p>
          </table:table-cell>
          <table:table-cell office:value-type="float" office:value="447316" calcext:value-type="float">
            <text:p>447316</text:p>
          </table:table-cell>
          <table:table-cell office:value-type="float" office:value="452242" calcext:value-type="float">
            <text:p>4522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2" calcext:value-type="float">
            <text:p>182</text:p>
          </table:table-cell>
          <table:table-cell office:value-type="string" calcext:value-type="string">
            <text:p>L3</text:p>
          </table:table-cell>
          <table:table-cell office:value-type="float" office:value="5009" calcext:value-type="float">
            <text:p>5009</text:p>
          </table:table-cell>
          <table:table-cell office:value-type="float" office:value="463548" calcext:value-type="float">
            <text:p>463548</text:p>
          </table:table-cell>
          <table:table-cell office:value-type="float" office:value="468556" calcext:value-type="float">
            <text:p>4685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L3</text:p>
          </table:table-cell>
          <table:table-cell office:value-type="float" office:value="4944" calcext:value-type="float">
            <text:p>4944</text:p>
          </table:table-cell>
          <table:table-cell office:value-type="float" office:value="479924" calcext:value-type="float">
            <text:p>479924</text:p>
          </table:table-cell>
          <table:table-cell office:value-type="float" office:value="484867" calcext:value-type="float">
            <text:p>4848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97" calcext:value-type="float">
            <text:p>197</text:p>
          </table:table-cell>
          <table:table-cell office:value-type="string" calcext:value-type="string">
            <text:p>L3</text:p>
          </table:table-cell>
          <table:table-cell office:value-type="float" office:value="4942" calcext:value-type="float">
            <text:p>4942</text:p>
          </table:table-cell>
          <table:table-cell office:value-type="float" office:value="496266" calcext:value-type="float">
            <text:p>496266</text:p>
          </table:table-cell>
          <table:table-cell office:value-type="float" office:value="501207" calcext:value-type="float">
            <text:p>5012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L3</text:p>
          </table:table-cell>
          <table:table-cell office:value-type="float" office:value="4943" calcext:value-type="float">
            <text:p>4943</text:p>
          </table:table-cell>
          <table:table-cell office:value-type="float" office:value="512525" calcext:value-type="float">
            <text:p>512525</text:p>
          </table:table-cell>
          <table:table-cell office:value-type="float" office:value="517467" calcext:value-type="float">
            <text:p>5174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4]]$wor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144" calcext:value-type="float">
            <text:p>33144</text:p>
          </table:table-cell>
          <table:table-cell office:value-type="float" office:value="34467" calcext:value-type="float">
            <text:p>34467</text:p>
          </table:table-cell>
          <table:table-cell office:value-type="float" office:value="1324" calcext:value-type="float">
            <text:p>1324</text:p>
          </table:table-cell>
          <table:table-cell office:value-type="float" office:value="2.315578" calcext:value-type="float">
            <text:p>2,3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9467" calcext:value-type="float">
            <text:p>49467</text:p>
          </table:table-cell>
          <table:table-cell office:value-type="float" office:value="50795" calcext:value-type="float">
            <text:p>50795</text:p>
          </table:table-cell>
          <table:table-cell office:value-type="float" office:value="1329" calcext:value-type="float">
            <text:p>1329</text:p>
          </table:table-cell>
          <table:table-cell office:value-type="float" office:value="2.388109" calcext:value-type="float">
            <text:p>2,39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5795" calcext:value-type="float">
            <text:p>65795</text:p>
          </table:table-cell>
          <table:table-cell office:value-type="float" office:value="67094" calcext:value-type="float">
            <text:p>67094</text:p>
          </table:table-cell>
          <table:table-cell office:value-type="float" office:value="1300" calcext:value-type="float">
            <text:p>1300</text:p>
          </table:table-cell>
          <table:table-cell office:value-type="float" office:value="2.333061" calcext:value-type="float">
            <text:p>2,3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2094" calcext:value-type="float">
            <text:p>82094</text:p>
          </table:table-cell>
          <table:table-cell office:value-type="float" office:value="83406" calcext:value-type="float">
            <text:p>83406</text:p>
          </table:table-cell>
          <table:table-cell office:value-type="float" office:value="1313" calcext:value-type="float">
            <text:p>1313</text:p>
          </table:table-cell>
          <table:table-cell office:value-type="float" office:value="2.338594" calcext:value-type="float">
            <text:p>2,3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8406" calcext:value-type="float">
            <text:p>98406</text:p>
          </table:table-cell>
          <table:table-cell office:value-type="float" office:value="99727" calcext:value-type="float">
            <text:p>99727</text:p>
          </table:table-cell>
          <table:table-cell office:value-type="float" office:value="1322" calcext:value-type="float">
            <text:p>1322</text:p>
          </table:table-cell>
          <table:table-cell office:value-type="float" office:value="2.319268" calcext:value-type="float">
            <text:p>2,32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4727" calcext:value-type="float">
            <text:p>114727</text:p>
          </table:table-cell>
          <table:table-cell office:value-type="float" office:value="116046" calcext:value-type="float">
            <text:p>116046</text:p>
          </table:table-cell>
          <table:table-cell office:value-type="float" office:value="1320" calcext:value-type="float">
            <text:p>1320</text:p>
          </table:table-cell>
          <table:table-cell office:value-type="float" office:value="2.347857" calcext:value-type="float">
            <text:p>2,3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1046" calcext:value-type="float">
            <text:p>131046</text:p>
          </table:table-cell>
          <table:table-cell office:value-type="float" office:value="132316" calcext:value-type="float">
            <text:p>132316</text:p>
          </table:table-cell>
          <table:table-cell office:value-type="float" office:value="1271" calcext:value-type="float">
            <text:p>1271</text:p>
          </table:table-cell>
          <table:table-cell office:value-type="float" office:value="2.543406" calcext:value-type="float">
            <text:p>2,54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7316" calcext:value-type="float">
            <text:p>147316</text:p>
          </table:table-cell>
          <table:table-cell office:value-type="float" office:value="148586" calcext:value-type="float">
            <text:p>148586</text:p>
          </table:table-cell>
          <table:table-cell office:value-type="float" office:value="1271" calcext:value-type="float">
            <text:p>1271</text:p>
          </table:table-cell>
          <table:table-cell office:value-type="float" office:value="2.545914" calcext:value-type="float">
            <text:p>2,5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3586" calcext:value-type="float">
            <text:p>163586</text:p>
          </table:table-cell>
          <table:table-cell office:value-type="float" office:value="164907" calcext:value-type="float">
            <text:p>164907</text:p>
          </table:table-cell>
          <table:table-cell office:value-type="float" office:value="1322" calcext:value-type="float">
            <text:p>1322</text:p>
          </table:table-cell>
          <table:table-cell office:value-type="float" office:value="2.35604" calcext:value-type="float">
            <text:p>2,36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9907" calcext:value-type="float">
            <text:p>179907</text:p>
          </table:table-cell>
          <table:table-cell office:value-type="float" office:value="181234" calcext:value-type="float">
            <text:p>181234</text:p>
          </table:table-cell>
          <table:table-cell office:value-type="float" office:value="1328" calcext:value-type="float">
            <text:p>1328</text:p>
          </table:table-cell>
          <table:table-cell office:value-type="float" office:value="2.407034" calcext:value-type="float">
            <text:p>2,41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96234" calcext:value-type="float">
            <text:p>196234</text:p>
          </table:table-cell>
          <table:table-cell office:value-type="float" office:value="197546" calcext:value-type="float">
            <text:p>197546</text:p>
          </table:table-cell>
          <table:table-cell office:value-type="float" office:value="1313" calcext:value-type="float">
            <text:p>1313</text:p>
          </table:table-cell>
          <table:table-cell office:value-type="float" office:value="2.348513" calcext:value-type="float">
            <text:p>2,3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12546" calcext:value-type="float">
            <text:p>212546</text:p>
          </table:table-cell>
          <table:table-cell office:value-type="float" office:value="213856" calcext:value-type="float">
            <text:p>213856</text:p>
          </table:table-cell>
          <table:table-cell office:value-type="float" office:value="1311" calcext:value-type="float">
            <text:p>1311</text:p>
          </table:table-cell>
          <table:table-cell office:value-type="float" office:value="2.39649" calcext:value-type="float">
            <text:p>2,4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8856" calcext:value-type="float">
            <text:p>228856</text:p>
          </table:table-cell>
          <table:table-cell office:value-type="float" office:value="230175" calcext:value-type="float">
            <text:p>230175</text:p>
          </table:table-cell>
          <table:table-cell office:value-type="float" office:value="1320" calcext:value-type="float">
            <text:p>1320</text:p>
          </table:table-cell>
          <table:table-cell office:value-type="float" office:value="2.354558" calcext:value-type="float">
            <text:p>2,3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5175" calcext:value-type="float">
            <text:p>245175</text:p>
          </table:table-cell>
          <table:table-cell office:value-type="float" office:value="246485" calcext:value-type="float">
            <text:p>246485</text:p>
          </table:table-cell>
          <table:table-cell office:value-type="float" office:value="1311" calcext:value-type="float">
            <text:p>1311</text:p>
          </table:table-cell>
          <table:table-cell office:value-type="float" office:value="2.435684" calcext:value-type="float">
            <text:p>2,44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61485" calcext:value-type="float">
            <text:p>261485</text:p>
          </table:table-cell>
          <table:table-cell office:value-type="float" office:value="262806" calcext:value-type="float">
            <text:p>262806</text:p>
          </table:table-cell>
          <table:table-cell office:value-type="float" office:value="1322" calcext:value-type="float">
            <text:p>1322</text:p>
          </table:table-cell>
          <table:table-cell office:value-type="float" office:value="2.383639" calcext:value-type="float">
            <text:p>2,38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77806" calcext:value-type="float">
            <text:p>277806</text:p>
          </table:table-cell>
          <table:table-cell office:value-type="float" office:value="279097" calcext:value-type="float">
            <text:p>279097</text:p>
          </table:table-cell>
          <table:table-cell office:value-type="float" office:value="1292" calcext:value-type="float">
            <text:p>1292</text:p>
          </table:table-cell>
          <table:table-cell office:value-type="float" office:value="2.352384" calcext:value-type="float">
            <text:p>2,3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94097" calcext:value-type="float">
            <text:p>294097</text:p>
          </table:table-cell>
          <table:table-cell office:value-type="float" office:value="295416" calcext:value-type="float">
            <text:p>295416</text:p>
          </table:table-cell>
          <table:table-cell office:value-type="float" office:value="1320" calcext:value-type="float">
            <text:p>1320</text:p>
          </table:table-cell>
          <table:table-cell office:value-type="float" office:value="2.337164" calcext:value-type="float">
            <text:p>2,34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10416" calcext:value-type="float">
            <text:p>310416</text:p>
          </table:table-cell>
          <table:table-cell office:value-type="float" office:value="311704" calcext:value-type="float">
            <text:p>311704</text:p>
          </table:table-cell>
          <table:table-cell office:value-type="float" office:value="1289" calcext:value-type="float">
            <text:p>1289</text:p>
          </table:table-cell>
          <table:table-cell office:value-type="float" office:value="2.442118" calcext:value-type="float">
            <text:p>2,44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26704" calcext:value-type="float">
            <text:p>326704</text:p>
          </table:table-cell>
          <table:table-cell office:value-type="float" office:value="328077" calcext:value-type="float">
            <text:p>328077</text:p>
          </table:table-cell>
          <table:table-cell office:value-type="float" office:value="1374" calcext:value-type="float">
            <text:p>1374</text:p>
          </table:table-cell>
          <table:table-cell office:value-type="float" office:value="2.425635" calcext:value-type="float">
            <text:p>2,43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43077" calcext:value-type="float">
            <text:p>343077</text:p>
          </table:table-cell>
          <table:table-cell office:value-type="float" office:value="344425" calcext:value-type="float">
            <text:p>344425</text:p>
          </table:table-cell>
          <table:table-cell office:value-type="float" office:value="1349" calcext:value-type="float">
            <text:p>1349</text:p>
          </table:table-cell>
          <table:table-cell office:value-type="float" office:value="2.326404" calcext:value-type="float">
            <text:p>2,33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59425" calcext:value-type="float">
            <text:p>359425</text:p>
          </table:table-cell>
          <table:table-cell office:value-type="float" office:value="360735" calcext:value-type="float">
            <text:p>360735</text:p>
          </table:table-cell>
          <table:table-cell office:value-type="float" office:value="1311" calcext:value-type="float">
            <text:p>1311</text:p>
          </table:table-cell>
          <table:table-cell office:value-type="float" office:value="2.432641" calcext:value-type="float">
            <text:p>2,43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5735" calcext:value-type="float">
            <text:p>375735</text:p>
          </table:table-cell>
          <table:table-cell office:value-type="float" office:value="377046" calcext:value-type="float">
            <text:p>377046</text:p>
          </table:table-cell>
          <table:table-cell office:value-type="float" office:value="1312" calcext:value-type="float">
            <text:p>1312</text:p>
          </table:table-cell>
          <table:table-cell office:value-type="float" office:value="2.421389" calcext:value-type="float">
            <text:p>2,42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92046" calcext:value-type="float">
            <text:p>392046</text:p>
          </table:table-cell>
          <table:table-cell office:value-type="float" office:value="393343" calcext:value-type="float">
            <text:p>393343</text:p>
          </table:table-cell>
          <table:table-cell office:value-type="float" office:value="1298" calcext:value-type="float">
            <text:p>1298</text:p>
          </table:table-cell>
          <table:table-cell office:value-type="float" office:value="2.365162" calcext:value-type="float">
            <text:p>2,37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08343" calcext:value-type="float">
            <text:p>408343</text:p>
          </table:table-cell>
          <table:table-cell office:value-type="float" office:value="409687" calcext:value-type="float">
            <text:p>409687</text:p>
          </table:table-cell>
          <table:table-cell office:value-type="float" office:value="1345" calcext:value-type="float">
            <text:p>1345</text:p>
          </table:table-cell>
          <table:table-cell office:value-type="float" office:value="2.436309" calcext:value-type="float">
            <text:p>2,44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24687" calcext:value-type="float">
            <text:p>424687</text:p>
          </table:table-cell>
          <table:table-cell office:value-type="float" office:value="425942" calcext:value-type="float">
            <text:p>425942</text:p>
          </table:table-cell>
          <table:table-cell office:value-type="float" office:value="1256" calcext:value-type="float">
            <text:p>1256</text:p>
          </table:table-cell>
          <table:table-cell office:value-type="float" office:value="2.418862" calcext:value-type="float">
            <text:p>2,42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40942" calcext:value-type="float">
            <text:p>440942</text:p>
          </table:table-cell>
          <table:table-cell office:value-type="float" office:value="442316" calcext:value-type="float">
            <text:p>442316</text:p>
          </table:table-cell>
          <table:table-cell office:value-type="float" office:value="1375" calcext:value-type="float">
            <text:p>1375</text:p>
          </table:table-cell>
          <table:table-cell office:value-type="float" office:value="2.273085" calcext:value-type="float">
            <text:p>2,27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57316" calcext:value-type="float">
            <text:p>457316</text:p>
          </table:table-cell>
          <table:table-cell office:value-type="float" office:value="458548" calcext:value-type="float">
            <text:p>458548</text:p>
          </table:table-cell>
          <table:table-cell office:value-type="float" office:value="1233" calcext:value-type="float">
            <text:p>1233</text:p>
          </table:table-cell>
          <table:table-cell office:value-type="float" office:value="2.443358" calcext:value-type="float">
            <text:p>2,44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73548" calcext:value-type="float">
            <text:p>473548</text:p>
          </table:table-cell>
          <table:table-cell office:value-type="float" office:value="474924" calcext:value-type="float">
            <text:p>474924</text:p>
          </table:table-cell>
          <table:table-cell office:value-type="float" office:value="1377" calcext:value-type="float">
            <text:p>1377</text:p>
          </table:table-cell>
          <table:table-cell office:value-type="float" office:value="2.261779" calcext:value-type="float">
            <text:p>2,26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89924" calcext:value-type="float">
            <text:p>489924</text:p>
          </table:table-cell>
          <table:table-cell office:value-type="float" office:value="491266" calcext:value-type="float">
            <text:p>491266</text:p>
          </table:table-cell>
          <table:table-cell office:value-type="float" office:value="1343" calcext:value-type="float">
            <text:p>1343</text:p>
          </table:table-cell>
          <table:table-cell office:value-type="float" office:value="2.426609" calcext:value-type="float">
            <text:p>2,43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06266" calcext:value-type="float">
            <text:p>506266</text:p>
          </table:table-cell>
          <table:table-cell office:value-type="float" office:value="507525" calcext:value-type="float">
            <text:p>507525</text:p>
          </table:table-cell>
          <table:table-cell office:value-type="float" office:value="1260" calcext:value-type="float">
            <text:p>1260</text:p>
          </table:table-cell>
          <table:table-cell office:value-type="float" office:value="2.531962" calcext:value-type="float">
            <text:p>2,53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311:.D340])" office:value-type="float" office:value="33.8700864867613" calcext:value-type="float">
            <text:p>33,87</text:p>
          </table:table-cell>
          <table:table-cell table:formula="of:=STDEV([.E311:.E340])" office:value-type="float" office:value="0.0708864512275568" calcext:value-type="float">
            <text:p>0,0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311:.D340])" office:value-type="float" office:value="1313.7" calcext:value-type="float">
            <text:p>1313,7</text:p>
          </table:table-cell>
          <table:table-cell table:formula="of:=AVERAGE([.E311:.E340])" office:value-type="float" office:value="2.39028686666667" calcext:value-type="float">
            <text:p>2,3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MEDIAN([.D311:.D340])" office:value-type="float" office:value="1316.5" calcext:value-type="float">
            <text:p>1316,5</text:p>
          </table:table-cell>
          <table:table-cell table:formula="of:=MEDIAN([.E311:.E340])" office:value-type="float" office:value="2.385874" calcext:value-type="float">
            <text:p>2,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4]]$adjus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2" office:value-type="string" calcext:value-type="string" table:number-columns-spanned="5" table:number-rows-spanned="1">
            <text:p>GETUID32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[[5]]$baseli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866432" calcext:value-type="float">
            <text:p>0,99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5]]$peak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866432" calcext:value-type="float">
            <text:p>0,99</text:p>
          </table:table-cell>
          <table:table-cell office:value-type="float" office:value="1.8031645" calcext:value-type="float">
            <text:p>1,8</text:p>
          </table:table-cell>
          <table:table-cell office:value-type="float" office:value="3.4362071" calcext:value-type="float">
            <text:p>3,44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5]]$threshol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470508" calcext:value-type="float">
            <text:p>1,47</text:p>
          </table:table-cell>
          <table:table-cell office:value-type="float" office:value="2.680169" calcext:value-type="float">
            <text:p>2,68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5]]$no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4.11691" calcext:value-type="float">
            <text:p>14,12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5]]$mark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unid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en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22300" calcext:value-type="float">
            <text:p>22300</text:p>
          </table:table-cell>
          <table:table-cell office:value-type="float" office:value="27240" calcext:value-type="float">
            <text:p>272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L3</text:p>
          </table:table-cell>
          <table:table-cell office:value-type="float" office:value="4917" calcext:value-type="float">
            <text:p>4917</text:p>
          </table:table-cell>
          <table:table-cell office:value-type="float" office:value="37732" calcext:value-type="float">
            <text:p>37732</text:p>
          </table:table-cell>
          <table:table-cell office:value-type="float" office:value="42648" calcext:value-type="float">
            <text:p>426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L3</text:p>
          </table:table-cell>
          <table:table-cell office:value-type="float" office:value="4947" calcext:value-type="float">
            <text:p>4947</text:p>
          </table:table-cell>
          <table:table-cell office:value-type="float" office:value="53123" calcext:value-type="float">
            <text:p>53123</text:p>
          </table:table-cell>
          <table:table-cell office:value-type="float" office:value="58069" calcext:value-type="float">
            <text:p>580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L3</text:p>
          </table:table-cell>
          <table:table-cell office:value-type="float" office:value="4947" calcext:value-type="float">
            <text:p>4947</text:p>
          </table:table-cell>
          <table:table-cell office:value-type="float" office:value="68553" calcext:value-type="float">
            <text:p>68553</text:p>
          </table:table-cell>
          <table:table-cell office:value-type="float" office:value="73499" calcext:value-type="float">
            <text:p>734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L3</text:p>
          </table:table-cell>
          <table:table-cell office:value-type="float" office:value="4916" calcext:value-type="float">
            <text:p>4916</text:p>
          </table:table-cell>
          <table:table-cell office:value-type="float" office:value="84003" calcext:value-type="float">
            <text:p>84003</text:p>
          </table:table-cell>
          <table:table-cell office:value-type="float" office:value="88918" calcext:value-type="float">
            <text:p>889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L3</text:p>
          </table:table-cell>
          <table:table-cell office:value-type="float" office:value="4943" calcext:value-type="float">
            <text:p>4943</text:p>
          </table:table-cell>
          <table:table-cell office:value-type="float" office:value="99393" calcext:value-type="float">
            <text:p>99393</text:p>
          </table:table-cell>
          <table:table-cell office:value-type="float" office:value="104335" calcext:value-type="float">
            <text:p>1043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L3</text:p>
          </table:table-cell>
          <table:table-cell office:value-type="float" office:value="4936" calcext:value-type="float">
            <text:p>4936</text:p>
          </table:table-cell>
          <table:table-cell office:value-type="float" office:value="114842" calcext:value-type="float">
            <text:p>114842</text:p>
          </table:table-cell>
          <table:table-cell office:value-type="float" office:value="119777" calcext:value-type="float">
            <text:p>1197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L3</text:p>
          </table:table-cell>
          <table:table-cell office:value-type="float" office:value="4982" calcext:value-type="float">
            <text:p>4982</text:p>
          </table:table-cell>
          <table:table-cell office:value-type="float" office:value="130216" calcext:value-type="float">
            <text:p>130216</text:p>
          </table:table-cell>
          <table:table-cell office:value-type="float" office:value="135197" calcext:value-type="float">
            <text:p>1351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L3</text:p>
          </table:table-cell>
          <table:table-cell office:value-type="float" office:value="4934" calcext:value-type="float">
            <text:p>4934</text:p>
          </table:table-cell>
          <table:table-cell office:value-type="float" office:value="145669" calcext:value-type="float">
            <text:p>145669</text:p>
          </table:table-cell>
          <table:table-cell office:value-type="float" office:value="150602" calcext:value-type="float">
            <text:p>150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L3</text:p>
          </table:table-cell>
          <table:table-cell office:value-type="float" office:value="4938" calcext:value-type="float">
            <text:p>4938</text:p>
          </table:table-cell>
          <table:table-cell office:value-type="float" office:value="161074" calcext:value-type="float">
            <text:p>161074</text:p>
          </table:table-cell>
          <table:table-cell office:value-type="float" office:value="166011" calcext:value-type="float">
            <text:p>1660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L3</text:p>
          </table:table-cell>
          <table:table-cell office:value-type="float" office:value="5000" calcext:value-type="float">
            <text:p>5000</text:p>
          </table:table-cell>
          <table:table-cell office:value-type="float" office:value="176421" calcext:value-type="float">
            <text:p>176421</text:p>
          </table:table-cell>
          <table:table-cell office:value-type="float" office:value="181420" calcext:value-type="float">
            <text:p>1814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191900" calcext:value-type="float">
            <text:p>191900</text:p>
          </table:table-cell>
          <table:table-cell office:value-type="float" office:value="196839" calcext:value-type="float">
            <text:p>1968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L3</text:p>
          </table:table-cell>
          <table:table-cell office:value-type="float" office:value="4952" calcext:value-type="float">
            <text:p>4952</text:p>
          </table:table-cell>
          <table:table-cell office:value-type="float" office:value="207311" calcext:value-type="float">
            <text:p>207311</text:p>
          </table:table-cell>
          <table:table-cell office:value-type="float" office:value="212262" calcext:value-type="float">
            <text:p>2122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222743" calcext:value-type="float">
            <text:p>222743</text:p>
          </table:table-cell>
          <table:table-cell office:value-type="float" office:value="227682" calcext:value-type="float">
            <text:p>2276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L3</text:p>
          </table:table-cell>
          <table:table-cell office:value-type="float" office:value="4934" calcext:value-type="float">
            <text:p>4934</text:p>
          </table:table-cell>
          <table:table-cell office:value-type="float" office:value="238163" calcext:value-type="float">
            <text:p>238163</text:p>
          </table:table-cell>
          <table:table-cell office:value-type="float" office:value="243096" calcext:value-type="float">
            <text:p>2430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L3</text:p>
          </table:table-cell>
          <table:table-cell office:value-type="float" office:value="4943" calcext:value-type="float">
            <text:p>4943</text:p>
          </table:table-cell>
          <table:table-cell office:value-type="float" office:value="253582" calcext:value-type="float">
            <text:p>253582</text:p>
          </table:table-cell>
          <table:table-cell office:value-type="float" office:value="258524" calcext:value-type="float">
            <text:p>2585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269022" calcext:value-type="float">
            <text:p>269022</text:p>
          </table:table-cell>
          <table:table-cell office:value-type="float" office:value="273961" calcext:value-type="float">
            <text:p>2739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L3</text:p>
          </table:table-cell>
          <table:table-cell office:value-type="float" office:value="4942" calcext:value-type="float">
            <text:p>4942</text:p>
          </table:table-cell>
          <table:table-cell office:value-type="float" office:value="284451" calcext:value-type="float">
            <text:p>284451</text:p>
          </table:table-cell>
          <table:table-cell office:value-type="float" office:value="289392" calcext:value-type="float">
            <text:p>2893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L3</text:p>
          </table:table-cell>
          <table:table-cell office:value-type="float" office:value="4957" calcext:value-type="float">
            <text:p>4957</text:p>
          </table:table-cell>
          <table:table-cell office:value-type="float" office:value="299850" calcext:value-type="float">
            <text:p>299850</text:p>
          </table:table-cell>
          <table:table-cell office:value-type="float" office:value="304806" calcext:value-type="float">
            <text:p>3048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L3</text:p>
          </table:table-cell>
          <table:table-cell office:value-type="float" office:value="4943" calcext:value-type="float">
            <text:p>4943</text:p>
          </table:table-cell>
          <table:table-cell office:value-type="float" office:value="315271" calcext:value-type="float">
            <text:p>315271</text:p>
          </table:table-cell>
          <table:table-cell office:value-type="float" office:value="320213" calcext:value-type="float">
            <text:p>3202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330680" calcext:value-type="float">
            <text:p>330680</text:p>
          </table:table-cell>
          <table:table-cell office:value-type="float" office:value="335620" calcext:value-type="float">
            <text:p>3356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L3</text:p>
          </table:table-cell>
          <table:table-cell office:value-type="float" office:value="4949" calcext:value-type="float">
            <text:p>4949</text:p>
          </table:table-cell>
          <table:table-cell office:value-type="float" office:value="346093" calcext:value-type="float">
            <text:p>346093</text:p>
          </table:table-cell>
          <table:table-cell office:value-type="float" office:value="351041" calcext:value-type="float">
            <text:p>3510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L3</text:p>
          </table:table-cell>
          <table:table-cell office:value-type="float" office:value="4946" calcext:value-type="float">
            <text:p>4946</text:p>
          </table:table-cell>
          <table:table-cell office:value-type="float" office:value="361611" calcext:value-type="float">
            <text:p>361611</text:p>
          </table:table-cell>
          <table:table-cell office:value-type="float" office:value="366556" calcext:value-type="float">
            <text:p>3665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L3</text:p>
          </table:table-cell>
          <table:table-cell office:value-type="float" office:value="4936" calcext:value-type="float">
            <text:p>4936</text:p>
          </table:table-cell>
          <table:table-cell office:value-type="float" office:value="377093" calcext:value-type="float">
            <text:p>377093</text:p>
          </table:table-cell>
          <table:table-cell office:value-type="float" office:value="382028" calcext:value-type="float">
            <text:p>3820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L3</text:p>
          </table:table-cell>
          <table:table-cell office:value-type="float" office:value="4943" calcext:value-type="float">
            <text:p>4943</text:p>
          </table:table-cell>
          <table:table-cell office:value-type="float" office:value="392462" calcext:value-type="float">
            <text:p>392462</text:p>
          </table:table-cell>
          <table:table-cell office:value-type="float" office:value="397404" calcext:value-type="float">
            <text:p>3974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28" calcext:value-type="float">
            <text:p>228</text:p>
          </table:table-cell>
          <table:table-cell office:value-type="string" calcext:value-type="string">
            <text:p>L3</text:p>
          </table:table-cell>
          <table:table-cell office:value-type="float" office:value="4936" calcext:value-type="float">
            <text:p>4936</text:p>
          </table:table-cell>
          <table:table-cell office:value-type="float" office:value="407891" calcext:value-type="float">
            <text:p>407891</text:p>
          </table:table-cell>
          <table:table-cell office:value-type="float" office:value="412826" calcext:value-type="float">
            <text:p>4128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423313" calcext:value-type="float">
            <text:p>423313</text:p>
          </table:table-cell>
          <table:table-cell office:value-type="float" office:value="428253" calcext:value-type="float">
            <text:p>4282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L3</text:p>
          </table:table-cell>
          <table:table-cell office:value-type="float" office:value="4934" calcext:value-type="float">
            <text:p>4934</text:p>
          </table:table-cell>
          <table:table-cell office:value-type="float" office:value="438742" calcext:value-type="float">
            <text:p>438742</text:p>
          </table:table-cell>
          <table:table-cell office:value-type="float" office:value="443675" calcext:value-type="float">
            <text:p>4436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L3</text:p>
          </table:table-cell>
          <table:table-cell office:value-type="float" office:value="4966" calcext:value-type="float">
            <text:p>4966</text:p>
          </table:table-cell>
          <table:table-cell office:value-type="float" office:value="454171" calcext:value-type="float">
            <text:p>454171</text:p>
          </table:table-cell>
          <table:table-cell office:value-type="float" office:value="459136" calcext:value-type="float">
            <text:p>4591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L3</text:p>
          </table:table-cell>
          <table:table-cell office:value-type="float" office:value="4942" calcext:value-type="float">
            <text:p>4942</text:p>
          </table:table-cell>
          <table:table-cell office:value-type="float" office:value="469590" calcext:value-type="float">
            <text:p>469590</text:p>
          </table:table-cell>
          <table:table-cell office:value-type="float" office:value="474531" calcext:value-type="float">
            <text:p>4745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L3</text:p>
          </table:table-cell>
          <table:table-cell office:value-type="float" office:value="4936" calcext:value-type="float">
            <text:p>4936</text:p>
          </table:table-cell>
          <table:table-cell office:value-type="float" office:value="485002" calcext:value-type="float">
            <text:p>485002</text:p>
          </table:table-cell>
          <table:table-cell office:value-type="float" office:value="489937" calcext:value-type="float">
            <text:p>4899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5]]$wor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300" calcext:value-type="float">
            <text:p>32300</text:p>
          </table:table-cell>
          <table:table-cell office:value-type="float" office:value="32732" calcext:value-type="float">
            <text:p>32732</text:p>
          </table:table-cell>
          <table:table-cell office:value-type="float" office:value="433" calcext:value-type="float">
            <text:p>433</text:p>
          </table:table-cell>
          <table:table-cell office:value-type="float" office:value="2.0773" calcext:value-type="float">
            <text:p>2,0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7732" calcext:value-type="float">
            <text:p>47732</text:p>
          </table:table-cell>
          <table:table-cell office:value-type="float" office:value="48123" calcext:value-type="float">
            <text:p>48123</text:p>
          </table:table-cell>
          <table:table-cell office:value-type="float" office:value="392" calcext:value-type="float">
            <text:p>392</text:p>
          </table:table-cell>
          <table:table-cell office:value-type="float" office:value="2.148387" calcext:value-type="float">
            <text:p>2,1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3123" calcext:value-type="float">
            <text:p>63123</text:p>
          </table:table-cell>
          <table:table-cell office:value-type="float" office:value="63553" calcext:value-type="float">
            <text:p>63553</text:p>
          </table:table-cell>
          <table:table-cell office:value-type="float" office:value="431" calcext:value-type="float">
            <text:p>431</text:p>
          </table:table-cell>
          <table:table-cell office:value-type="float" office:value="2.050274" calcext:value-type="float">
            <text:p>2,0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8553" calcext:value-type="float">
            <text:p>78553</text:p>
          </table:table-cell>
          <table:table-cell office:value-type="float" office:value="79003" calcext:value-type="float">
            <text:p>79003</text:p>
          </table:table-cell>
          <table:table-cell office:value-type="float" office:value="451" calcext:value-type="float">
            <text:p>451</text:p>
          </table:table-cell>
          <table:table-cell office:value-type="float" office:value="1.967033" calcext:value-type="float">
            <text:p>1,9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4003" calcext:value-type="float">
            <text:p>94003</text:p>
          </table:table-cell>
          <table:table-cell office:value-type="float" office:value="94393" calcext:value-type="float">
            <text:p>94393</text:p>
          </table:table-cell>
          <table:table-cell office:value-type="float" office:value="391" calcext:value-type="float">
            <text:p>391</text:p>
          </table:table-cell>
          <table:table-cell office:value-type="float" office:value="2.152457" calcext:value-type="float">
            <text:p>2,1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9393" calcext:value-type="float">
            <text:p>109393</text:p>
          </table:table-cell>
          <table:table-cell office:value-type="float" office:value="109842" calcext:value-type="float">
            <text:p>109842</text:p>
          </table:table-cell>
          <table:table-cell office:value-type="float" office:value="450" calcext:value-type="float">
            <text:p>450</text:p>
          </table:table-cell>
          <table:table-cell office:value-type="float" office:value="1.913634" calcext:value-type="float">
            <text:p>1,91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4842" calcext:value-type="float">
            <text:p>124842</text:p>
          </table:table-cell>
          <table:table-cell office:value-type="float" office:value="125216" calcext:value-type="float">
            <text:p>125216</text:p>
          </table:table-cell>
          <table:table-cell office:value-type="float" office:value="375" calcext:value-type="float">
            <text:p>375</text:p>
          </table:table-cell>
          <table:table-cell office:value-type="float" office:value="2.263771" calcext:value-type="float">
            <text:p>2,26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0216" calcext:value-type="float">
            <text:p>140216</text:p>
          </table:table-cell>
          <table:table-cell office:value-type="float" office:value="140669" calcext:value-type="float">
            <text:p>140669</text:p>
          </table:table-cell>
          <table:table-cell office:value-type="float" office:value="454" calcext:value-type="float">
            <text:p>454</text:p>
          </table:table-cell>
          <table:table-cell office:value-type="float" office:value="1.919502" calcext:value-type="float">
            <text:p>1,92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5669" calcext:value-type="float">
            <text:p>155669</text:p>
          </table:table-cell>
          <table:table-cell office:value-type="float" office:value="156074" calcext:value-type="float">
            <text:p>156074</text:p>
          </table:table-cell>
          <table:table-cell office:value-type="float" office:value="406" calcext:value-type="float">
            <text:p>406</text:p>
          </table:table-cell>
          <table:table-cell office:value-type="float" office:value="2.104823" calcext:value-type="float">
            <text:p>2,1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1074" calcext:value-type="float">
            <text:p>171074</text:p>
          </table:table-cell>
          <table:table-cell office:value-type="float" office:value="171421" calcext:value-type="float">
            <text:p>171421</text:p>
          </table:table-cell>
          <table:table-cell office:value-type="float" office:value="348" calcext:value-type="float">
            <text:p>348</text:p>
          </table:table-cell>
          <table:table-cell office:value-type="float" office:value="2.369613" calcext:value-type="float">
            <text:p>2,37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86421" calcext:value-type="float">
            <text:p>186421</text:p>
          </table:table-cell>
          <table:table-cell office:value-type="float" office:value="186900" calcext:value-type="float">
            <text:p>186900</text:p>
          </table:table-cell>
          <table:table-cell office:value-type="float" office:value="480" calcext:value-type="float">
            <text:p>480</text:p>
          </table:table-cell>
          <table:table-cell office:value-type="float" office:value="1.875391" calcext:value-type="float">
            <text:p>1,88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1900" calcext:value-type="float">
            <text:p>201900</text:p>
          </table:table-cell>
          <table:table-cell office:value-type="float" office:value="202311" calcext:value-type="float">
            <text:p>202311</text:p>
          </table:table-cell>
          <table:table-cell office:value-type="float" office:value="412" calcext:value-type="float">
            <text:p>412</text:p>
          </table:table-cell>
          <table:table-cell office:value-type="float" office:value="2.160976" calcext:value-type="float">
            <text:p>2,16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7311" calcext:value-type="float">
            <text:p>217311</text:p>
          </table:table-cell>
          <table:table-cell office:value-type="float" office:value="217743" calcext:value-type="float">
            <text:p>217743</text:p>
          </table:table-cell>
          <table:table-cell office:value-type="float" office:value="433" calcext:value-type="float">
            <text:p>433</text:p>
          </table:table-cell>
          <table:table-cell office:value-type="float" office:value="2.068786" calcext:value-type="float">
            <text:p>2,07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32743" calcext:value-type="float">
            <text:p>232743</text:p>
          </table:table-cell>
          <table:table-cell office:value-type="float" office:value="233163" calcext:value-type="float">
            <text:p>233163</text:p>
          </table:table-cell>
          <table:table-cell office:value-type="float" office:value="421" calcext:value-type="float">
            <text:p>421</text:p>
          </table:table-cell>
          <table:table-cell office:value-type="float" office:value="2.088944" calcext:value-type="float">
            <text:p>2,09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48163" calcext:value-type="float">
            <text:p>248163</text:p>
          </table:table-cell>
          <table:table-cell office:value-type="float" office:value="248582" calcext:value-type="float">
            <text:p>248582</text:p>
          </table:table-cell>
          <table:table-cell office:value-type="float" office:value="420" calcext:value-type="float">
            <text:p>420</text:p>
          </table:table-cell>
          <table:table-cell office:value-type="float" office:value="2.183602" calcext:value-type="float">
            <text:p>2,18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63582" calcext:value-type="float">
            <text:p>263582</text:p>
          </table:table-cell>
          <table:table-cell office:value-type="float" office:value="264022" calcext:value-type="float">
            <text:p>264022</text:p>
          </table:table-cell>
          <table:table-cell office:value-type="float" office:value="441" calcext:value-type="float">
            <text:p>441</text:p>
          </table:table-cell>
          <table:table-cell office:value-type="float" office:value="2.000485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79022" calcext:value-type="float">
            <text:p>279022</text:p>
          </table:table-cell>
          <table:table-cell office:value-type="float" office:value="279451" calcext:value-type="float">
            <text:p>279451</text:p>
          </table:table-cell>
          <table:table-cell office:value-type="float" office:value="430" calcext:value-type="float">
            <text:p>430</text:p>
          </table:table-cell>
          <table:table-cell office:value-type="float" office:value="2.073402" calcext:value-type="float">
            <text:p>2,07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94451" calcext:value-type="float">
            <text:p>294451</text:p>
          </table:table-cell>
          <table:table-cell office:value-type="float" office:value="294850" calcext:value-type="float">
            <text:p>294850</text:p>
          </table:table-cell>
          <table:table-cell office:value-type="float" office:value="400" calcext:value-type="float">
            <text:p>400</text:p>
          </table:table-cell>
          <table:table-cell office:value-type="float" office:value="2.140192" calcext:value-type="float">
            <text:p>2,14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09850" calcext:value-type="float">
            <text:p>309850</text:p>
          </table:table-cell>
          <table:table-cell office:value-type="float" office:value="310271" calcext:value-type="float">
            <text:p>310271</text:p>
          </table:table-cell>
          <table:table-cell office:value-type="float" office:value="422" calcext:value-type="float">
            <text:p>422</text:p>
          </table:table-cell>
          <table:table-cell office:value-type="float" office:value="2.074985" calcext:value-type="float">
            <text:p>2,07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25271" calcext:value-type="float">
            <text:p>325271</text:p>
          </table:table-cell>
          <table:table-cell office:value-type="float" office:value="325680" calcext:value-type="float">
            <text:p>325680</text:p>
          </table:table-cell>
          <table:table-cell office:value-type="float" office:value="410" calcext:value-type="float">
            <text:p>410</text:p>
          </table:table-cell>
          <table:table-cell office:value-type="float" office:value="2.135528" calcext:value-type="float">
            <text:p>2,14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40680" calcext:value-type="float">
            <text:p>340680</text:p>
          </table:table-cell>
          <table:table-cell office:value-type="float" office:value="341093" calcext:value-type="float">
            <text:p>341093</text:p>
          </table:table-cell>
          <table:table-cell office:value-type="float" office:value="414" calcext:value-type="float">
            <text:p>414</text:p>
          </table:table-cell>
          <table:table-cell office:value-type="float" office:value="2.120632" calcext:value-type="float">
            <text:p>2,12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56093" calcext:value-type="float">
            <text:p>356093</text:p>
          </table:table-cell>
          <table:table-cell office:value-type="float" office:value="356611" calcext:value-type="float">
            <text:p>356611</text:p>
          </table:table-cell>
          <table:table-cell office:value-type="float" office:value="519" calcext:value-type="float">
            <text:p>519</text:p>
          </table:table-cell>
          <table:table-cell office:value-type="float" office:value="2.171698" calcext:value-type="float">
            <text:p>2,17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71611" calcext:value-type="float">
            <text:p>371611</text:p>
          </table:table-cell>
          <table:table-cell office:value-type="float" office:value="372093" calcext:value-type="float">
            <text:p>372093</text:p>
          </table:table-cell>
          <table:table-cell office:value-type="float" office:value="483" calcext:value-type="float">
            <text:p>483</text:p>
          </table:table-cell>
          <table:table-cell office:value-type="float" office:value="2.3436" calcext:value-type="float">
            <text:p>2,34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87093" calcext:value-type="float">
            <text:p>387093</text:p>
          </table:table-cell>
          <table:table-cell office:value-type="float" office:value="387462" calcext:value-type="float">
            <text:p>387462</text:p>
          </table:table-cell>
          <table:table-cell office:value-type="float" office:value="370" calcext:value-type="float">
            <text:p>370</text:p>
          </table:table-cell>
          <table:table-cell office:value-type="float" office:value="2.119522" calcext:value-type="float">
            <text:p>2,12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02462" calcext:value-type="float">
            <text:p>402462</text:p>
          </table:table-cell>
          <table:table-cell office:value-type="float" office:value="402891" calcext:value-type="float">
            <text:p>402891</text:p>
          </table:table-cell>
          <table:table-cell office:value-type="float" office:value="430" calcext:value-type="float">
            <text:p>430</text:p>
          </table:table-cell>
          <table:table-cell office:value-type="float" office:value="2.157972" calcext:value-type="float">
            <text:p>2,16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17891" calcext:value-type="float">
            <text:p>417891</text:p>
          </table:table-cell>
          <table:table-cell office:value-type="float" office:value="418313" calcext:value-type="float">
            <text:p>418313</text:p>
          </table:table-cell>
          <table:table-cell office:value-type="float" office:value="423" calcext:value-type="float">
            <text:p>423</text:p>
          </table:table-cell>
          <table:table-cell office:value-type="float" office:value="2.145758" calcext:value-type="float">
            <text:p>2,15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33313" calcext:value-type="float">
            <text:p>433313</text:p>
          </table:table-cell>
          <table:table-cell office:value-type="float" office:value="433742" calcext:value-type="float">
            <text:p>433742</text:p>
          </table:table-cell>
          <table:table-cell office:value-type="float" office:value="430" calcext:value-type="float">
            <text:p>430</text:p>
          </table:table-cell>
          <table:table-cell office:value-type="float" office:value="2.155679" calcext:value-type="float">
            <text:p>2,16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48742" calcext:value-type="float">
            <text:p>448742</text:p>
          </table:table-cell>
          <table:table-cell office:value-type="float" office:value="449171" calcext:value-type="float">
            <text:p>449171</text:p>
          </table:table-cell>
          <table:table-cell office:value-type="float" office:value="430" calcext:value-type="float">
            <text:p>430</text:p>
          </table:table-cell>
          <table:table-cell office:value-type="float" office:value="2.180942" calcext:value-type="float">
            <text:p>2,18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64171" calcext:value-type="float">
            <text:p>464171</text:p>
          </table:table-cell>
          <table:table-cell office:value-type="float" office:value="464590" calcext:value-type="float">
            <text:p>464590</text:p>
          </table:table-cell>
          <table:table-cell office:value-type="float" office:value="420" calcext:value-type="float">
            <text:p>420</text:p>
          </table:table-cell>
          <table:table-cell office:value-type="float" office:value="2.121499" calcext:value-type="float">
            <text:p>2,12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79590" calcext:value-type="float">
            <text:p>479590</text:p>
          </table:table-cell>
          <table:table-cell office:value-type="float" office:value="480002" calcext:value-type="float">
            <text:p>480002</text:p>
          </table:table-cell>
          <table:table-cell office:value-type="float" office:value="413" calcext:value-type="float">
            <text:p>413</text:p>
          </table:table-cell>
          <table:table-cell office:value-type="float" office:value="2.116609" calcext:value-type="float">
            <text:p>2,12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398:.D427])" office:value-type="float" office:value="33.8858123093142" calcext:value-type="float">
            <text:p>33,89</text:p>
          </table:table-cell>
          <table:table-cell table:formula="of:=STDEV([.E398:.E427])" office:value-type="float" office:value="0.10902306030295" calcext:value-type="float">
            <text:p>0,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398:.D427])" office:value-type="float" office:value="424.4" calcext:value-type="float">
            <text:p>424,4</text:p>
          </table:table-cell>
          <table:table-cell table:formula="of:=AVERAGE([.E398:.E427])" office:value-type="float" office:value="2.1134332" calcext:value-type="float">
            <text:p>2,1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MEDIAN([.D398:.D427])" office:value-type="float" office:value="422.5" calcext:value-type="float">
            <text:p>422,5</text:p>
          </table:table-cell>
          <table:table-cell table:formula="of:=MEDIAN([.E398:.E427])" office:value-type="float" office:value="2.1210655" calcext:value-type="float">
            <text:p>2,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5]]$adjus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2" office:value-type="string" calcext:value-type="string" table:number-columns-spanned="5" table:number-rows-spanned="1">
            <text:p>IOCTL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[[6]]$baseli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482735" calcext:value-type="float">
            <text:p>0,95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6]]$peak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482735" calcext:value-type="float">
            <text:p>0,95</text:p>
          </table:table-cell>
          <table:table-cell office:value-type="float" office:value="1.8112544" calcext:value-type="float">
            <text:p>1,81</text:p>
          </table:table-cell>
          <table:table-cell office:value-type="float" office:value="3.4621743" calcext:value-type="float">
            <text:p>3,46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6]]$threshol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492327" calcext:value-type="float">
            <text:p>1,49</text:p>
          </table:table-cell>
          <table:table-cell office:value-type="float" office:value="2.786798" calcext:value-type="float">
            <text:p>2,79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6]]$no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6.9064" calcext:value-type="float">
            <text:p>16,91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6]]$mark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unid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en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L3</text:p>
          </table:table-cell>
          <table:table-cell office:value-type="float" office:value="4942" calcext:value-type="float">
            <text:p>4942</text:p>
          </table:table-cell>
          <table:table-cell office:value-type="float" office:value="21253" calcext:value-type="float">
            <text:p>21253</text:p>
          </table:table-cell>
          <table:table-cell office:value-type="float" office:value="26194" calcext:value-type="float">
            <text:p>261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L3</text:p>
          </table:table-cell>
          <table:table-cell office:value-type="float" office:value="4956" calcext:value-type="float">
            <text:p>4956</text:p>
          </table:table-cell>
          <table:table-cell office:value-type="float" office:value="37420" calcext:value-type="float">
            <text:p>37420</text:p>
          </table:table-cell>
          <table:table-cell office:value-type="float" office:value="42375" calcext:value-type="float">
            <text:p>423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L3</text:p>
          </table:table-cell>
          <table:table-cell office:value-type="float" office:value="4937" calcext:value-type="float">
            <text:p>4937</text:p>
          </table:table-cell>
          <table:table-cell office:value-type="float" office:value="53595" calcext:value-type="float">
            <text:p>53595</text:p>
          </table:table-cell>
          <table:table-cell office:value-type="float" office:value="58531" calcext:value-type="float">
            <text:p>585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L3</text:p>
          </table:table-cell>
          <table:table-cell office:value-type="float" office:value="4947" calcext:value-type="float">
            <text:p>4947</text:p>
          </table:table-cell>
          <table:table-cell office:value-type="float" office:value="69713" calcext:value-type="float">
            <text:p>69713</text:p>
          </table:table-cell>
          <table:table-cell office:value-type="float" office:value="74659" calcext:value-type="float">
            <text:p>746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L3</text:p>
          </table:table-cell>
          <table:table-cell office:value-type="float" office:value="4937" calcext:value-type="float">
            <text:p>4937</text:p>
          </table:table-cell>
          <table:table-cell office:value-type="float" office:value="85842" calcext:value-type="float">
            <text:p>85842</text:p>
          </table:table-cell>
          <table:table-cell office:value-type="float" office:value="90778" calcext:value-type="float">
            <text:p>907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L3</text:p>
          </table:table-cell>
          <table:table-cell office:value-type="float" office:value="4908" calcext:value-type="float">
            <text:p>4908</text:p>
          </table:table-cell>
          <table:table-cell office:value-type="float" office:value="102004" calcext:value-type="float">
            <text:p>102004</text:p>
          </table:table-cell>
          <table:table-cell office:value-type="float" office:value="106911" calcext:value-type="float">
            <text:p>1069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L3</text:p>
          </table:table-cell>
          <table:table-cell office:value-type="float" office:value="4942" calcext:value-type="float">
            <text:p>4942</text:p>
          </table:table-cell>
          <table:table-cell office:value-type="float" office:value="118092" calcext:value-type="float">
            <text:p>118092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L3</text:p>
          </table:table-cell>
          <table:table-cell office:value-type="float" office:value="4936" calcext:value-type="float">
            <text:p>4936</text:p>
          </table:table-cell>
          <table:table-cell office:value-type="float" office:value="134234" calcext:value-type="float">
            <text:p>134234</text:p>
          </table:table-cell>
          <table:table-cell office:value-type="float" office:value="139169" calcext:value-type="float">
            <text:p>1391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L3</text:p>
          </table:table-cell>
          <table:table-cell office:value-type="float" office:value="4949" calcext:value-type="float">
            <text:p>4949</text:p>
          </table:table-cell>
          <table:table-cell office:value-type="float" office:value="150384" calcext:value-type="float">
            <text:p>150384</text:p>
          </table:table-cell>
          <table:table-cell office:value-type="float" office:value="155332" calcext:value-type="float">
            <text:p>1553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L3</text:p>
          </table:table-cell>
          <table:table-cell office:value-type="float" office:value="4925" calcext:value-type="float">
            <text:p>4925</text:p>
          </table:table-cell>
          <table:table-cell office:value-type="float" office:value="166543" calcext:value-type="float">
            <text:p>166543</text:p>
          </table:table-cell>
          <table:table-cell office:value-type="float" office:value="171467" calcext:value-type="float">
            <text:p>1714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182642" calcext:value-type="float">
            <text:p>182642</text:p>
          </table:table-cell>
          <table:table-cell office:value-type="float" office:value="187582" calcext:value-type="float">
            <text:p>1875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L3</text:p>
          </table:table-cell>
          <table:table-cell office:value-type="float" office:value="4945" calcext:value-type="float">
            <text:p>4945</text:p>
          </table:table-cell>
          <table:table-cell office:value-type="float" office:value="198761" calcext:value-type="float">
            <text:p>198761</text:p>
          </table:table-cell>
          <table:table-cell office:value-type="float" office:value="203705" calcext:value-type="float">
            <text:p>2037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214882" calcext:value-type="float">
            <text:p>214882</text:p>
          </table:table-cell>
          <table:table-cell office:value-type="float" office:value="219822" calcext:value-type="float">
            <text:p>2198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L3</text:p>
          </table:table-cell>
          <table:table-cell office:value-type="float" office:value="4932" calcext:value-type="float">
            <text:p>4932</text:p>
          </table:table-cell>
          <table:table-cell office:value-type="float" office:value="231003" calcext:value-type="float">
            <text:p>231003</text:p>
          </table:table-cell>
          <table:table-cell office:value-type="float" office:value="235934" calcext:value-type="float">
            <text:p>2359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L3</text:p>
          </table:table-cell>
          <table:table-cell office:value-type="float" office:value="3704" calcext:value-type="float">
            <text:p>3704</text:p>
          </table:table-cell>
          <table:table-cell office:value-type="float" office:value="247123" calcext:value-type="float">
            <text:p>247123</text:p>
          </table:table-cell>
          <table:table-cell office:value-type="float" office:value="250826" calcext:value-type="float">
            <text:p>2508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L3</text:p>
          </table:table-cell>
          <table:table-cell office:value-type="float" office:value="4938" calcext:value-type="float">
            <text:p>4938</text:p>
          </table:table-cell>
          <table:table-cell office:value-type="float" office:value="263332" calcext:value-type="float">
            <text:p>263332</text:p>
          </table:table-cell>
          <table:table-cell office:value-type="float" office:value="268269" calcext:value-type="float">
            <text:p>2682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L3</text:p>
          </table:table-cell>
          <table:table-cell office:value-type="float" office:value="4936" calcext:value-type="float">
            <text:p>4936</text:p>
          </table:table-cell>
          <table:table-cell office:value-type="float" office:value="279452" calcext:value-type="float">
            <text:p>279452</text:p>
          </table:table-cell>
          <table:table-cell office:value-type="float" office:value="284387" calcext:value-type="float">
            <text:p>2843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L3</text:p>
          </table:table-cell>
          <table:table-cell office:value-type="float" office:value="4939" calcext:value-type="float">
            <text:p>4939</text:p>
          </table:table-cell>
          <table:table-cell office:value-type="float" office:value="295574" calcext:value-type="float">
            <text:p>295574</text:p>
          </table:table-cell>
          <table:table-cell office:value-type="float" office:value="300512" calcext:value-type="float">
            <text:p>3005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L3</text:p>
          </table:table-cell>
          <table:table-cell office:value-type="float" office:value="4947" calcext:value-type="float">
            <text:p>4947</text:p>
          </table:table-cell>
          <table:table-cell office:value-type="float" office:value="311682" calcext:value-type="float">
            <text:p>311682</text:p>
          </table:table-cell>
          <table:table-cell office:value-type="float" office:value="316628" calcext:value-type="float">
            <text:p>3166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L3</text:p>
          </table:table-cell>
          <table:table-cell office:value-type="float" office:value="4938" calcext:value-type="float">
            <text:p>4938</text:p>
          </table:table-cell>
          <table:table-cell office:value-type="float" office:value="327874" calcext:value-type="float">
            <text:p>327874</text:p>
          </table:table-cell>
          <table:table-cell office:value-type="float" office:value="332811" calcext:value-type="float">
            <text:p>3328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L3</text:p>
          </table:table-cell>
          <table:table-cell office:value-type="float" office:value="4942" calcext:value-type="float">
            <text:p>4942</text:p>
          </table:table-cell>
          <table:table-cell office:value-type="float" office:value="344011" calcext:value-type="float">
            <text:p>344011</text:p>
          </table:table-cell>
          <table:table-cell office:value-type="float" office:value="348952" calcext:value-type="float">
            <text:p>3489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L3</text:p>
          </table:table-cell>
          <table:table-cell office:value-type="float" office:value="4925" calcext:value-type="float">
            <text:p>4925</text:p>
          </table:table-cell>
          <table:table-cell office:value-type="float" office:value="360172" calcext:value-type="float">
            <text:p>360172</text:p>
          </table:table-cell>
          <table:table-cell office:value-type="float" office:value="365096" calcext:value-type="float">
            <text:p>3650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L3</text:p>
          </table:table-cell>
          <table:table-cell office:value-type="float" office:value="4935" calcext:value-type="float">
            <text:p>4935</text:p>
          </table:table-cell>
          <table:table-cell office:value-type="float" office:value="376285" calcext:value-type="float">
            <text:p>376285</text:p>
          </table:table-cell>
          <table:table-cell office:value-type="float" office:value="381219" calcext:value-type="float">
            <text:p>3812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10" calcext:value-type="float">
            <text:p>210</text:p>
          </table:table-cell>
          <table:table-cell office:value-type="string" calcext:value-type="string">
            <text:p>L3</text:p>
          </table:table-cell>
          <table:table-cell office:value-type="float" office:value="2654" calcext:value-type="float">
            <text:p>2654</text:p>
          </table:table-cell>
          <table:table-cell office:value-type="float" office:value="392443" calcext:value-type="float">
            <text:p>392443</text:p>
          </table:table-cell>
          <table:table-cell office:value-type="float" office:value="395096" calcext:value-type="float">
            <text:p>3950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L3</text:p>
          </table:table-cell>
          <table:table-cell office:value-type="float" office:value="4930" calcext:value-type="float">
            <text:p>4930</text:p>
          </table:table-cell>
          <table:table-cell office:value-type="float" office:value="408512" calcext:value-type="float">
            <text:p>408512</text:p>
          </table:table-cell>
          <table:table-cell office:value-type="float" office:value="413441" calcext:value-type="float">
            <text:p>4134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L3</text:p>
          </table:table-cell>
          <table:table-cell office:value-type="float" office:value="4959" calcext:value-type="float">
            <text:p>4959</text:p>
          </table:table-cell>
          <table:table-cell office:value-type="float" office:value="424599" calcext:value-type="float">
            <text:p>424599</text:p>
          </table:table-cell>
          <table:table-cell office:value-type="float" office:value="429557" calcext:value-type="float">
            <text:p>4295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>
            <text:p>L3</text:p>
          </table:table-cell>
          <table:table-cell office:value-type="float" office:value="4935" calcext:value-type="float">
            <text:p>4935</text:p>
          </table:table-cell>
          <table:table-cell office:value-type="float" office:value="440762" calcext:value-type="float">
            <text:p>440762</text:p>
          </table:table-cell>
          <table:table-cell office:value-type="float" office:value="445696" calcext:value-type="float">
            <text:p>4456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L3</text:p>
          </table:table-cell>
          <table:table-cell office:value-type="float" office:value="4925" calcext:value-type="float">
            <text:p>4925</text:p>
          </table:table-cell>
          <table:table-cell office:value-type="float" office:value="456871" calcext:value-type="float">
            <text:p>456871</text:p>
          </table:table-cell>
          <table:table-cell office:value-type="float" office:value="461795" calcext:value-type="float">
            <text:p>4617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L3</text:p>
          </table:table-cell>
          <table:table-cell office:value-type="float" office:value="4938" calcext:value-type="float">
            <text:p>4938</text:p>
          </table:table-cell>
          <table:table-cell office:value-type="float" office:value="472964" calcext:value-type="float">
            <text:p>472964</text:p>
          </table:table-cell>
          <table:table-cell office:value-type="float" office:value="477901" calcext:value-type="float">
            <text:p>4779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71" calcext:value-type="float">
            <text:p>271</text:p>
          </table:table-cell>
          <table:table-cell office:value-type="string" calcext:value-type="string">
            <text:p>L3</text:p>
          </table:table-cell>
          <table:table-cell office:value-type="float" office:value="4946" calcext:value-type="float">
            <text:p>4946</text:p>
          </table:table-cell>
          <table:table-cell office:value-type="float" office:value="489074" calcext:value-type="float">
            <text:p>489074</text:p>
          </table:table-cell>
          <table:table-cell office:value-type="float" office:value="494019" calcext:value-type="float">
            <text:p>4940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L3</text:p>
          </table:table-cell>
          <table:table-cell office:value-type="float" office:value="4953" calcext:value-type="float">
            <text:p>4953</text:p>
          </table:table-cell>
          <table:table-cell office:value-type="float" office:value="505203" calcext:value-type="float">
            <text:p>505203</text:p>
          </table:table-cell>
          <table:table-cell office:value-type="float" office:value="510155" calcext:value-type="float">
            <text:p>5101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6]]$wor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253" calcext:value-type="float">
            <text:p>31253</text:p>
          </table:table-cell>
          <table:table-cell office:value-type="float" office:value="32420" calcext:value-type="float">
            <text:p>32420</text:p>
          </table:table-cell>
          <table:table-cell office:value-type="float" office:value="1168" calcext:value-type="float">
            <text:p>1168</text:p>
          </table:table-cell>
          <table:table-cell office:value-type="float" office:value="3.027649" calcext:value-type="float">
            <text:p>3,0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7420" calcext:value-type="float">
            <text:p>47420</text:p>
          </table:table-cell>
          <table:table-cell office:value-type="float" office:value="48595" calcext:value-type="float">
            <text:p>48595</text:p>
          </table:table-cell>
          <table:table-cell office:value-type="float" office:value="1176" calcext:value-type="float">
            <text:p>1176</text:p>
          </table:table-cell>
          <table:table-cell office:value-type="float" office:value="2.857732" calcext:value-type="float">
            <text:p>2,86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3595" calcext:value-type="float">
            <text:p>63595</text:p>
          </table:table-cell>
          <table:table-cell office:value-type="float" office:value="64713" calcext:value-type="float">
            <text:p>64713</text:p>
          </table:table-cell>
          <table:table-cell office:value-type="float" office:value="1119" calcext:value-type="float">
            <text:p>1119</text:p>
          </table:table-cell>
          <table:table-cell office:value-type="float" office:value="2.932415" calcext:value-type="float">
            <text:p>2,9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9713" calcext:value-type="float">
            <text:p>79713</text:p>
          </table:table-cell>
          <table:table-cell office:value-type="float" office:value="80842" calcext:value-type="float">
            <text:p>80842</text:p>
          </table:table-cell>
          <table:table-cell office:value-type="float" office:value="1130" calcext:value-type="float">
            <text:p>1130</text:p>
          </table:table-cell>
          <table:table-cell office:value-type="float" office:value="2.891362" calcext:value-type="float">
            <text:p>2,8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5842" calcext:value-type="float">
            <text:p>95842</text:p>
          </table:table-cell>
          <table:table-cell office:value-type="float" office:value="97004" calcext:value-type="float">
            <text:p>97004</text:p>
          </table:table-cell>
          <table:table-cell office:value-type="float" office:value="1163" calcext:value-type="float">
            <text:p>1163</text:p>
          </table:table-cell>
          <table:table-cell office:value-type="float" office:value="2.85171" calcext:value-type="float">
            <text:p>2,8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2004" calcext:value-type="float">
            <text:p>112004</text:p>
          </table:table-cell>
          <table:table-cell office:value-type="float" office:value="113092" calcext:value-type="float">
            <text:p>113092</text:p>
          </table:table-cell>
          <table:table-cell office:value-type="float" office:value="1089" calcext:value-type="float">
            <text:p>1089</text:p>
          </table:table-cell>
          <table:table-cell office:value-type="float" office:value="2.925436" calcext:value-type="float">
            <text:p>2,93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8092" calcext:value-type="float">
            <text:p>128092</text:p>
          </table:table-cell>
          <table:table-cell office:value-type="float" office:value="129234" calcext:value-type="float">
            <text:p>129234</text:p>
          </table:table-cell>
          <table:table-cell office:value-type="float" office:value="1143" calcext:value-type="float">
            <text:p>1143</text:p>
          </table:table-cell>
          <table:table-cell office:value-type="float" office:value="2.856969" calcext:value-type="float">
            <text:p>2,86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4234" calcext:value-type="float">
            <text:p>144234</text:p>
          </table:table-cell>
          <table:table-cell office:value-type="float" office:value="145384" calcext:value-type="float">
            <text:p>145384</text:p>
          </table:table-cell>
          <table:table-cell office:value-type="float" office:value="1151" calcext:value-type="float">
            <text:p>1151</text:p>
          </table:table-cell>
          <table:table-cell office:value-type="float" office:value="2.894438" calcext:value-type="float">
            <text:p>2,89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0384" calcext:value-type="float">
            <text:p>160384</text:p>
          </table:table-cell>
          <table:table-cell office:value-type="float" office:value="161543" calcext:value-type="float">
            <text:p>161543</text:p>
          </table:table-cell>
          <table:table-cell office:value-type="float" office:value="1160" calcext:value-type="float">
            <text:p>1160</text:p>
          </table:table-cell>
          <table:table-cell office:value-type="float" office:value="2.815267" calcext:value-type="float">
            <text:p>2,82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6543" calcext:value-type="float">
            <text:p>176543</text:p>
          </table:table-cell>
          <table:table-cell office:value-type="float" office:value="177642" calcext:value-type="float">
            <text:p>177642</text:p>
          </table:table-cell>
          <table:table-cell office:value-type="float" office:value="1100" calcext:value-type="float">
            <text:p>1100</text:p>
          </table:table-cell>
          <table:table-cell office:value-type="float" office:value="2.90525" calcext:value-type="float">
            <text:p>2,91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92642" calcext:value-type="float">
            <text:p>192642</text:p>
          </table:table-cell>
          <table:table-cell office:value-type="float" office:value="193761" calcext:value-type="float">
            <text:p>193761</text:p>
          </table:table-cell>
          <table:table-cell office:value-type="float" office:value="1120" calcext:value-type="float">
            <text:p>1120</text:p>
          </table:table-cell>
          <table:table-cell office:value-type="float" office:value="2.934413" calcext:value-type="float">
            <text:p>2,93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8761" calcext:value-type="float">
            <text:p>208761</text:p>
          </table:table-cell>
          <table:table-cell office:value-type="float" office:value="209882" calcext:value-type="float">
            <text:p>209882</text:p>
          </table:table-cell>
          <table:table-cell office:value-type="float" office:value="1122" calcext:value-type="float">
            <text:p>1122</text:p>
          </table:table-cell>
          <table:table-cell office:value-type="float" office:value="2.895853" calcext:value-type="float">
            <text:p>2,9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4882" calcext:value-type="float">
            <text:p>224882</text:p>
          </table:table-cell>
          <table:table-cell office:value-type="float" office:value="226003" calcext:value-type="float">
            <text:p>226003</text:p>
          </table:table-cell>
          <table:table-cell office:value-type="float" office:value="1122" calcext:value-type="float">
            <text:p>1122</text:p>
          </table:table-cell>
          <table:table-cell office:value-type="float" office:value="2.905175" calcext:value-type="float">
            <text:p>2,91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1003" calcext:value-type="float">
            <text:p>241003</text:p>
          </table:table-cell>
          <table:table-cell office:value-type="float" office:value="242123" calcext:value-type="float">
            <text:p>242123</text:p>
          </table:table-cell>
          <table:table-cell office:value-type="float" office:value="1121" calcext:value-type="float">
            <text:p>1121</text:p>
          </table:table-cell>
          <table:table-cell office:value-type="float" office:value="2.921606" calcext:value-type="float">
            <text:p>2,92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57123" calcext:value-type="float">
            <text:p>257123</text:p>
          </table:table-cell>
          <table:table-cell office:value-type="float" office:value="258332" calcext:value-type="float">
            <text:p>258332</text:p>
          </table:table-cell>
          <table:table-cell office:value-type="float" office:value="1210" calcext:value-type="float">
            <text:p>1210</text:p>
          </table:table-cell>
          <table:table-cell office:value-type="float" office:value="3.085451" calcext:value-type="float">
            <text:p>3,09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73332" calcext:value-type="float">
            <text:p>273332</text:p>
          </table:table-cell>
          <table:table-cell office:value-type="float" office:value="274452" calcext:value-type="float">
            <text:p>274452</text:p>
          </table:table-cell>
          <table:table-cell office:value-type="float" office:value="1121" calcext:value-type="float">
            <text:p>1121</text:p>
          </table:table-cell>
          <table:table-cell office:value-type="float" office:value="2.929076" calcext:value-type="float">
            <text:p>2,93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89452" calcext:value-type="float">
            <text:p>289452</text:p>
          </table:table-cell>
          <table:table-cell office:value-type="float" office:value="290574" calcext:value-type="float">
            <text:p>290574</text:p>
          </table:table-cell>
          <table:table-cell office:value-type="float" office:value="1123" calcext:value-type="float">
            <text:p>1123</text:p>
          </table:table-cell>
          <table:table-cell office:value-type="float" office:value="2.924116" calcext:value-type="float">
            <text:p>2,92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05574" calcext:value-type="float">
            <text:p>305574</text:p>
          </table:table-cell>
          <table:table-cell office:value-type="float" office:value="306682" calcext:value-type="float">
            <text:p>306682</text:p>
          </table:table-cell>
          <table:table-cell office:value-type="float" office:value="1109" calcext:value-type="float">
            <text:p>1109</text:p>
          </table:table-cell>
          <table:table-cell office:value-type="float" office:value="2.94958" calcext:value-type="float">
            <text:p>2,95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21682" calcext:value-type="float">
            <text:p>321682</text:p>
          </table:table-cell>
          <table:table-cell office:value-type="float" office:value="322874" calcext:value-type="float">
            <text:p>322874</text:p>
          </table:table-cell>
          <table:table-cell office:value-type="float" office:value="1193" calcext:value-type="float">
            <text:p>1193</text:p>
          </table:table-cell>
          <table:table-cell office:value-type="float" office:value="3.098839" calcext:value-type="float">
            <text:p>3,1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37874" calcext:value-type="float">
            <text:p>337874</text:p>
          </table:table-cell>
          <table:table-cell office:value-type="float" office:value="339011" calcext:value-type="float">
            <text:p>339011</text:p>
          </table:table-cell>
          <table:table-cell office:value-type="float" office:value="1138" calcext:value-type="float">
            <text:p>1138</text:p>
          </table:table-cell>
          <table:table-cell office:value-type="float" office:value="2.896137" calcext:value-type="float">
            <text:p>2,9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54011" calcext:value-type="float">
            <text:p>354011</text:p>
          </table:table-cell>
          <table:table-cell office:value-type="float" office:value="355172" calcext:value-type="float">
            <text:p>355172</text:p>
          </table:table-cell>
          <table:table-cell office:value-type="float" office:value="1162" calcext:value-type="float">
            <text:p>1162</text:p>
          </table:table-cell>
          <table:table-cell office:value-type="float" office:value="2.833699" calcext:value-type="float">
            <text:p>2,83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0172" calcext:value-type="float">
            <text:p>370172</text:p>
          </table:table-cell>
          <table:table-cell office:value-type="float" office:value="371285" calcext:value-type="float">
            <text:p>371285</text:p>
          </table:table-cell>
          <table:table-cell office:value-type="float" office:value="1114" calcext:value-type="float">
            <text:p>1114</text:p>
          </table:table-cell>
          <table:table-cell office:value-type="float" office:value="2.918813" calcext:value-type="float">
            <text:p>2,92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86285" calcext:value-type="float">
            <text:p>386285</text:p>
          </table:table-cell>
          <table:table-cell office:value-type="float" office:value="387443" calcext:value-type="float">
            <text:p>387443</text:p>
          </table:table-cell>
          <table:table-cell office:value-type="float" office:value="1159" calcext:value-type="float">
            <text:p>1159</text:p>
          </table:table-cell>
          <table:table-cell office:value-type="float" office:value="2.910317" calcext:value-type="float">
            <text:p>2,91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02443" calcext:value-type="float">
            <text:p>402443</text:p>
          </table:table-cell>
          <table:table-cell office:value-type="float" office:value="403512" calcext:value-type="float">
            <text:p>403512</text:p>
          </table:table-cell>
          <table:table-cell office:value-type="float" office:value="1070" calcext:value-type="float">
            <text:p>1070</text:p>
          </table:table-cell>
          <table:table-cell office:value-type="float" office:value="3.004999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18512" calcext:value-type="float">
            <text:p>418512</text:p>
          </table:table-cell>
          <table:table-cell office:value-type="float" office:value="419599" calcext:value-type="float">
            <text:p>419599</text:p>
          </table:table-cell>
          <table:table-cell office:value-type="float" office:value="1088" calcext:value-type="float">
            <text:p>1088</text:p>
          </table:table-cell>
          <table:table-cell office:value-type="float" office:value="2.982114" calcext:value-type="float">
            <text:p>2,98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34599" calcext:value-type="float">
            <text:p>434599</text:p>
          </table:table-cell>
          <table:table-cell office:value-type="float" office:value="435762" calcext:value-type="float">
            <text:p>435762</text:p>
          </table:table-cell>
          <table:table-cell office:value-type="float" office:value="1164" calcext:value-type="float">
            <text:p>1164</text:p>
          </table:table-cell>
          <table:table-cell office:value-type="float" office:value="2.850622" calcext:value-type="float">
            <text:p>2,85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50762" calcext:value-type="float">
            <text:p>450762</text:p>
          </table:table-cell>
          <table:table-cell office:value-type="float" office:value="451871" calcext:value-type="float">
            <text:p>451871</text:p>
          </table:table-cell>
          <table:table-cell office:value-type="float" office:value="1110" calcext:value-type="float">
            <text:p>1110</text:p>
          </table:table-cell>
          <table:table-cell office:value-type="float" office:value="2.903169" calcext:value-type="float">
            <text:p>2,9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66871" calcext:value-type="float">
            <text:p>466871</text:p>
          </table:table-cell>
          <table:table-cell office:value-type="float" office:value="467964" calcext:value-type="float">
            <text:p>467964</text:p>
          </table:table-cell>
          <table:table-cell office:value-type="float" office:value="1094" calcext:value-type="float">
            <text:p>1094</text:p>
          </table:table-cell>
          <table:table-cell office:value-type="float" office:value="2.900875" calcext:value-type="float">
            <text:p>2,9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82964" calcext:value-type="float">
            <text:p>482964</text:p>
          </table:table-cell>
          <table:table-cell office:value-type="float" office:value="484074" calcext:value-type="float">
            <text:p>484074</text:p>
          </table:table-cell>
          <table:table-cell office:value-type="float" office:value="1111" calcext:value-type="float">
            <text:p>1111</text:p>
          </table:table-cell>
          <table:table-cell office:value-type="float" office:value="2.953276" calcext:value-type="float">
            <text:p>2,95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99074" calcext:value-type="float">
            <text:p>499074</text:p>
          </table:table-cell>
          <table:table-cell office:value-type="float" office:value="500203" calcext:value-type="float">
            <text:p>500203</text:p>
          </table:table-cell>
          <table:table-cell office:value-type="float" office:value="1130" calcext:value-type="float">
            <text:p>1130</text:p>
          </table:table-cell>
          <table:table-cell office:value-type="float" office:value="2.930389" calcext:value-type="float">
            <text:p>2,93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485:.D514])" office:value-type="float" office:value="32.5145413976401" calcext:value-type="float">
            <text:p>32,51</text:p>
          </table:table-cell>
          <table:table-cell table:formula="of:=STDEV([.E485:.E514])" office:value-type="float" office:value="0.0653671122980437" calcext:value-type="float">
            <text:p>0,0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485:.D514])" office:value-type="float" office:value="1132.66666666667" calcext:value-type="float">
            <text:p>1132,67</text:p>
          </table:table-cell>
          <table:table-cell table:formula="of:=AVERAGE([.E485:.E514])" office:value-type="float" office:value="2.92289156666667" calcext:value-type="float">
            <text:p>2,9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MEDIAN([.D485:.D514])" office:value-type="float" office:value="1122.5" calcext:value-type="float">
            <text:p>1122,5</text:p>
          </table:table-cell>
          <table:table-cell table:formula="of:=MEDIAN([.E485:.E514])" office:value-type="float" office:value="2.914565" calcext:value-type="float">
            <text:p>2,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6]]$adjus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1" office:value-type="string" calcext:value-type="string" table:number-columns-spanned="5" table:number-rows-spanned="1">
            <text:p>MMAP2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[[7]]$baseli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156697" calcext:value-type="float">
            <text:p>1,16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7]]$peak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156697" calcext:value-type="float">
            <text:p>1,16</text:p>
          </table:table-cell>
          <table:table-cell office:value-type="float" office:value="1.861522" calcext:value-type="float">
            <text:p>1,86</text:p>
          </table:table-cell>
          <table:table-cell office:value-type="float" office:value="3.57596" calcext:value-type="float">
            <text:p>3,5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7]]$threshol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575782" calcext:value-type="float">
            <text:p>1,58</text:p>
          </table:table-cell>
          <table:table-cell office:value-type="float" office:value="2.909234" calcext:value-type="float">
            <text:p>2,91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7]]$no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14.8808" calcext:value-type="float">
            <text:p>114,88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7]]$mark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unid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en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L3</text:p>
          </table:table-cell>
          <table:table-cell office:value-type="float" office:value="4910" calcext:value-type="float">
            <text:p>4910</text:p>
          </table:table-cell>
          <table:table-cell office:value-type="float" office:value="50000" calcext:value-type="float">
            <text:p>50000</text:p>
          </table:table-cell>
          <table:table-cell office:value-type="float" office:value="54909" calcext:value-type="float">
            <text:p>549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L3</text:p>
          </table:table-cell>
          <table:table-cell office:value-type="float" office:value="6297" calcext:value-type="float">
            <text:p>6297</text:p>
          </table:table-cell>
          <table:table-cell office:value-type="float" office:value="77033" calcext:value-type="float">
            <text:p>77033</text:p>
          </table:table-cell>
          <table:table-cell office:value-type="float" office:value="83329" calcext:value-type="float">
            <text:p>833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L3</text:p>
          </table:table-cell>
          <table:table-cell office:value-type="float" office:value="5037" calcext:value-type="float">
            <text:p>5037</text:p>
          </table:table-cell>
          <table:table-cell office:value-type="float" office:value="104139" calcext:value-type="float">
            <text:p>104139</text:p>
          </table:table-cell>
          <table:table-cell office:value-type="float" office:value="109175" calcext:value-type="float">
            <text:p>1091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L3</text:p>
          </table:table-cell>
          <table:table-cell office:value-type="float" office:value="4949" calcext:value-type="float">
            <text:p>4949</text:p>
          </table:table-cell>
          <table:table-cell office:value-type="float" office:value="131211" calcext:value-type="float">
            <text:p>131211</text:p>
          </table:table-cell>
          <table:table-cell office:value-type="float" office:value="136159" calcext:value-type="float">
            <text:p>1361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L3</text:p>
          </table:table-cell>
          <table:table-cell office:value-type="float" office:value="5182" calcext:value-type="float">
            <text:p>5182</text:p>
          </table:table-cell>
          <table:table-cell office:value-type="float" office:value="158363" calcext:value-type="float">
            <text:p>158363</text:p>
          </table:table-cell>
          <table:table-cell office:value-type="float" office:value="163544" calcext:value-type="float">
            <text:p>1635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L3</text:p>
          </table:table-cell>
          <table:table-cell office:value-type="float" office:value="5044" calcext:value-type="float">
            <text:p>5044</text:p>
          </table:table-cell>
          <table:table-cell office:value-type="float" office:value="185470" calcext:value-type="float">
            <text:p>185470</text:p>
          </table:table-cell>
          <table:table-cell office:value-type="float" office:value="190513" calcext:value-type="float">
            <text:p>1905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L3</text:p>
          </table:table-cell>
          <table:table-cell office:value-type="float" office:value="5729" calcext:value-type="float">
            <text:p>5729</text:p>
          </table:table-cell>
          <table:table-cell office:value-type="float" office:value="211972" calcext:value-type="float">
            <text:p>211972</text:p>
          </table:table-cell>
          <table:table-cell office:value-type="float" office:value="217700" calcext:value-type="float">
            <text:p>21770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L3</text:p>
          </table:table-cell>
          <table:table-cell office:value-type="float" office:value="4964" calcext:value-type="float">
            <text:p>4964</text:p>
          </table:table-cell>
          <table:table-cell office:value-type="float" office:value="239762" calcext:value-type="float">
            <text:p>239762</text:p>
          </table:table-cell>
          <table:table-cell office:value-type="float" office:value="244725" calcext:value-type="float">
            <text:p>2447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L3</text:p>
          </table:table-cell>
          <table:table-cell office:value-type="float" office:value="5160" calcext:value-type="float">
            <text:p>5160</text:p>
          </table:table-cell>
          <table:table-cell office:value-type="float" office:value="266903" calcext:value-type="float">
            <text:p>266903</text:p>
          </table:table-cell>
          <table:table-cell office:value-type="float" office:value="272062" calcext:value-type="float">
            <text:p>2720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L3</text:p>
          </table:table-cell>
          <table:table-cell office:value-type="float" office:value="4912" calcext:value-type="float">
            <text:p>4912</text:p>
          </table:table-cell>
          <table:table-cell office:value-type="float" office:value="294112" calcext:value-type="float">
            <text:p>294112</text:p>
          </table:table-cell>
          <table:table-cell office:value-type="float" office:value="299023" calcext:value-type="float">
            <text:p>2990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L3</text:p>
          </table:table-cell>
          <table:table-cell office:value-type="float" office:value="4953" calcext:value-type="float">
            <text:p>4953</text:p>
          </table:table-cell>
          <table:table-cell office:value-type="float" office:value="321150" calcext:value-type="float">
            <text:p>321150</text:p>
          </table:table-cell>
          <table:table-cell office:value-type="float" office:value="326102" calcext:value-type="float">
            <text:p>3261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L3</text:p>
          </table:table-cell>
          <table:table-cell office:value-type="float" office:value="4911" calcext:value-type="float">
            <text:p>4911</text:p>
          </table:table-cell>
          <table:table-cell office:value-type="float" office:value="348290" calcext:value-type="float">
            <text:p>348290</text:p>
          </table:table-cell>
          <table:table-cell office:value-type="float" office:value="353200" calcext:value-type="float">
            <text:p>3532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L3</text:p>
          </table:table-cell>
          <table:table-cell office:value-type="float" office:value="4949" calcext:value-type="float">
            <text:p>4949</text:p>
          </table:table-cell>
          <table:table-cell office:value-type="float" office:value="375390" calcext:value-type="float">
            <text:p>375390</text:p>
          </table:table-cell>
          <table:table-cell office:value-type="float" office:value="380338" calcext:value-type="float">
            <text:p>3803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L3</text:p>
          </table:table-cell>
          <table:table-cell office:value-type="float" office:value="5269" calcext:value-type="float">
            <text:p>5269</text:p>
          </table:table-cell>
          <table:table-cell office:value-type="float" office:value="402502" calcext:value-type="float">
            <text:p>402502</text:p>
          </table:table-cell>
          <table:table-cell office:value-type="float" office:value="407770" calcext:value-type="float">
            <text:p>4077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L3</text:p>
          </table:table-cell>
          <table:table-cell office:value-type="float" office:value="5366" calcext:value-type="float">
            <text:p>5366</text:p>
          </table:table-cell>
          <table:table-cell office:value-type="float" office:value="429432" calcext:value-type="float">
            <text:p>429432</text:p>
          </table:table-cell>
          <table:table-cell office:value-type="float" office:value="434797" calcext:value-type="float">
            <text:p>4347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L3</text:p>
          </table:table-cell>
          <table:table-cell office:value-type="float" office:value="5641" calcext:value-type="float">
            <text:p>5641</text:p>
          </table:table-cell>
          <table:table-cell office:value-type="float" office:value="455634" calcext:value-type="float">
            <text:p>455634</text:p>
          </table:table-cell>
          <table:table-cell office:value-type="float" office:value="461274" calcext:value-type="float">
            <text:p>4612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L3</text:p>
          </table:table-cell>
          <table:table-cell office:value-type="float" office:value="5218" calcext:value-type="float">
            <text:p>5218</text:p>
          </table:table-cell>
          <table:table-cell office:value-type="float" office:value="483249" calcext:value-type="float">
            <text:p>483249</text:p>
          </table:table-cell>
          <table:table-cell office:value-type="float" office:value="488466" calcext:value-type="float">
            <text:p>48846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L3</text:p>
          </table:table-cell>
          <table:table-cell office:value-type="float" office:value="4942" calcext:value-type="float">
            <text:p>4942</text:p>
          </table:table-cell>
          <table:table-cell office:value-type="float" office:value="510141" calcext:value-type="float">
            <text:p>510141</text:p>
          </table:table-cell>
          <table:table-cell office:value-type="float" office:value="515082" calcext:value-type="float">
            <text:p>5150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L3</text:p>
          </table:table-cell>
          <table:table-cell office:value-type="float" office:value="5440" calcext:value-type="float">
            <text:p>5440</text:p>
          </table:table-cell>
          <table:table-cell office:value-type="float" office:value="536983" calcext:value-type="float">
            <text:p>536983</text:p>
          </table:table-cell>
          <table:table-cell office:value-type="float" office:value="542422" calcext:value-type="float">
            <text:p>5424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L3</text:p>
          </table:table-cell>
          <table:table-cell office:value-type="float" office:value="5053" calcext:value-type="float">
            <text:p>5053</text:p>
          </table:table-cell>
          <table:table-cell office:value-type="float" office:value="563879" calcext:value-type="float">
            <text:p>563879</text:p>
          </table:table-cell>
          <table:table-cell office:value-type="float" office:value="568931" calcext:value-type="float">
            <text:p>5689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L3</text:p>
          </table:table-cell>
          <table:table-cell office:value-type="float" office:value="5013" calcext:value-type="float">
            <text:p>5013</text:p>
          </table:table-cell>
          <table:table-cell office:value-type="float" office:value="590792" calcext:value-type="float">
            <text:p>590792</text:p>
          </table:table-cell>
          <table:table-cell office:value-type="float" office:value="595804" calcext:value-type="float">
            <text:p>59580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L3</text:p>
          </table:table-cell>
          <table:table-cell office:value-type="float" office:value="4975" calcext:value-type="float">
            <text:p>4975</text:p>
          </table:table-cell>
          <table:table-cell office:value-type="float" office:value="617663" calcext:value-type="float">
            <text:p>617663</text:p>
          </table:table-cell>
          <table:table-cell office:value-type="float" office:value="622637" calcext:value-type="float">
            <text:p>6226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L3</text:p>
          </table:table-cell>
          <table:table-cell office:value-type="float" office:value="5277" calcext:value-type="float">
            <text:p>5277</text:p>
          </table:table-cell>
          <table:table-cell office:value-type="float" office:value="644492" calcext:value-type="float">
            <text:p>644492</text:p>
          </table:table-cell>
          <table:table-cell office:value-type="float" office:value="649768" calcext:value-type="float">
            <text:p>6497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L3</text:p>
          </table:table-cell>
          <table:table-cell office:value-type="float" office:value="4988" calcext:value-type="float">
            <text:p>4988</text:p>
          </table:table-cell>
          <table:table-cell office:value-type="float" office:value="671302" calcext:value-type="float">
            <text:p>671302</text:p>
          </table:table-cell>
          <table:table-cell office:value-type="float" office:value="676289" calcext:value-type="float">
            <text:p>6762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L3</text:p>
          </table:table-cell>
          <table:table-cell office:value-type="float" office:value="6190" calcext:value-type="float">
            <text:p>6190</text:p>
          </table:table-cell>
          <table:table-cell office:value-type="float" office:value="698091" calcext:value-type="float">
            <text:p>698091</text:p>
          </table:table-cell>
          <table:table-cell office:value-type="float" office:value="704280" calcext:value-type="float">
            <text:p>7042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L3</text:p>
          </table:table-cell>
          <table:table-cell office:value-type="float" office:value="5008" calcext:value-type="float">
            <text:p>5008</text:p>
          </table:table-cell>
          <table:table-cell office:value-type="float" office:value="725003" calcext:value-type="float">
            <text:p>725003</text:p>
          </table:table-cell>
          <table:table-cell office:value-type="float" office:value="730010" calcext:value-type="float">
            <text:p>7300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L3</text:p>
          </table:table-cell>
          <table:table-cell office:value-type="float" office:value="5086" calcext:value-type="float">
            <text:p>5086</text:p>
          </table:table-cell>
          <table:table-cell office:value-type="float" office:value="751932" calcext:value-type="float">
            <text:p>751932</text:p>
          </table:table-cell>
          <table:table-cell office:value-type="float" office:value="757017" calcext:value-type="float">
            <text:p>75701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L3</text:p>
          </table:table-cell>
          <table:table-cell office:value-type="float" office:value="5398" calcext:value-type="float">
            <text:p>5398</text:p>
          </table:table-cell>
          <table:table-cell office:value-type="float" office:value="778901" calcext:value-type="float">
            <text:p>778901</text:p>
          </table:table-cell>
          <table:table-cell office:value-type="float" office:value="784298" calcext:value-type="float">
            <text:p>7842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L3</text:p>
          </table:table-cell>
          <table:table-cell office:value-type="float" office:value="5293" calcext:value-type="float">
            <text:p>5293</text:p>
          </table:table-cell>
          <table:table-cell office:value-type="float" office:value="805847" calcext:value-type="float">
            <text:p>805847</text:p>
          </table:table-cell>
          <table:table-cell office:value-type="float" office:value="811139" calcext:value-type="float">
            <text:p>8111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L3</text:p>
          </table:table-cell>
          <table:table-cell office:value-type="float" office:value="5038" calcext:value-type="float">
            <text:p>5038</text:p>
          </table:table-cell>
          <table:table-cell office:value-type="float" office:value="832612" calcext:value-type="float">
            <text:p>832612</text:p>
          </table:table-cell>
          <table:table-cell office:value-type="float" office:value="837649" calcext:value-type="float">
            <text:p>83764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L3</text:p>
          </table:table-cell>
          <table:table-cell office:value-type="float" office:value="5177" calcext:value-type="float">
            <text:p>5177</text:p>
          </table:table-cell>
          <table:table-cell office:value-type="float" office:value="859542" calcext:value-type="float">
            <text:p>859542</text:p>
          </table:table-cell>
          <table:table-cell office:value-type="float" office:value="864718" calcext:value-type="float">
            <text:p>8647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7]]$wor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72033" calcext:value-type="float">
            <text:p>72033</text:p>
          </table:table-cell>
          <table:table-cell office:value-type="float" office:value="12034" calcext:value-type="float">
            <text:p>12034</text:p>
          </table:table-cell>
          <table:table-cell office:value-type="float" office:value="2.441318" calcext:value-type="float">
            <text:p>2,44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7033" calcext:value-type="float">
            <text:p>87033</text:p>
          </table:table-cell>
          <table:table-cell office:value-type="float" office:value="99139" calcext:value-type="float">
            <text:p>99139</text:p>
          </table:table-cell>
          <table:table-cell office:value-type="float" office:value="12107" calcext:value-type="float">
            <text:p>12107</text:p>
          </table:table-cell>
          <table:table-cell office:value-type="float" office:value="2.414292" calcext:value-type="float">
            <text:p>2,41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4139" calcext:value-type="float">
            <text:p>114139</text:p>
          </table:table-cell>
          <table:table-cell office:value-type="float" office:value="126211" calcext:value-type="float">
            <text:p>126211</text:p>
          </table:table-cell>
          <table:table-cell office:value-type="float" office:value="12073" calcext:value-type="float">
            <text:p>12073</text:p>
          </table:table-cell>
          <table:table-cell office:value-type="float" office:value="2.48814" calcext:value-type="float">
            <text:p>2,49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1211" calcext:value-type="float">
            <text:p>141211</text:p>
          </table:table-cell>
          <table:table-cell office:value-type="float" office:value="153363" calcext:value-type="float">
            <text:p>153363</text:p>
          </table:table-cell>
          <table:table-cell office:value-type="float" office:value="12153" calcext:value-type="float">
            <text:p>12153</text:p>
          </table:table-cell>
          <table:table-cell office:value-type="float" office:value="2.459957" calcext:value-type="float">
            <text:p>2,4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8363" calcext:value-type="float">
            <text:p>168363</text:p>
          </table:table-cell>
          <table:table-cell office:value-type="float" office:value="180470" calcext:value-type="float">
            <text:p>180470</text:p>
          </table:table-cell>
          <table:table-cell office:value-type="float" office:value="12108" calcext:value-type="float">
            <text:p>12108</text:p>
          </table:table-cell>
          <table:table-cell office:value-type="float" office:value="2.510063" calcext:value-type="float">
            <text:p>2,51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5470" calcext:value-type="float">
            <text:p>195470</text:p>
          </table:table-cell>
          <table:table-cell office:value-type="float" office:value="206972" calcext:value-type="float">
            <text:p>206972</text:p>
          </table:table-cell>
          <table:table-cell office:value-type="float" office:value="11503" calcext:value-type="float">
            <text:p>11503</text:p>
          </table:table-cell>
          <table:table-cell office:value-type="float" office:value="2.511268" calcext:value-type="float">
            <text:p>2,51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21972" calcext:value-type="float">
            <text:p>221972</text:p>
          </table:table-cell>
          <table:table-cell office:value-type="float" office:value="234762" calcext:value-type="float">
            <text:p>234762</text:p>
          </table:table-cell>
          <table:table-cell office:value-type="float" office:value="12791" calcext:value-type="float">
            <text:p>12791</text:p>
          </table:table-cell>
          <table:table-cell office:value-type="float" office:value="2.399461" calcext:value-type="float">
            <text:p>2,4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49762" calcext:value-type="float">
            <text:p>249762</text:p>
          </table:table-cell>
          <table:table-cell office:value-type="float" office:value="261903" calcext:value-type="float">
            <text:p>261903</text:p>
          </table:table-cell>
          <table:table-cell office:value-type="float" office:value="12142" calcext:value-type="float">
            <text:p>12142</text:p>
          </table:table-cell>
          <table:table-cell office:value-type="float" office:value="2.49516" calcext:value-type="float">
            <text:p>2,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76903" calcext:value-type="float">
            <text:p>276903</text:p>
          </table:table-cell>
          <table:table-cell office:value-type="float" office:value="289112" calcext:value-type="float">
            <text:p>289112</text:p>
          </table:table-cell>
          <table:table-cell office:value-type="float" office:value="12210" calcext:value-type="float">
            <text:p>12210</text:p>
          </table:table-cell>
          <table:table-cell office:value-type="float" office:value="2.487868" calcext:value-type="float">
            <text:p>2,49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4112" calcext:value-type="float">
            <text:p>304112</text:p>
          </table:table-cell>
          <table:table-cell office:value-type="float" office:value="316150" calcext:value-type="float">
            <text:p>316150</text:p>
          </table:table-cell>
          <table:table-cell office:value-type="float" office:value="12039" calcext:value-type="float">
            <text:p>12039</text:p>
          </table:table-cell>
          <table:table-cell office:value-type="float" office:value="2.483481" calcext:value-type="float">
            <text:p>2,48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31150" calcext:value-type="float">
            <text:p>331150</text:p>
          </table:table-cell>
          <table:table-cell office:value-type="float" office:value="343290" calcext:value-type="float">
            <text:p>343290</text:p>
          </table:table-cell>
          <table:table-cell office:value-type="float" office:value="12141" calcext:value-type="float">
            <text:p>12141</text:p>
          </table:table-cell>
          <table:table-cell office:value-type="float" office:value="2.486527" calcext:value-type="float">
            <text:p>2,49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58290" calcext:value-type="float">
            <text:p>358290</text:p>
          </table:table-cell>
          <table:table-cell office:value-type="float" office:value="370390" calcext:value-type="float">
            <text:p>370390</text:p>
          </table:table-cell>
          <table:table-cell office:value-type="float" office:value="12101" calcext:value-type="float">
            <text:p>12101</text:p>
          </table:table-cell>
          <table:table-cell office:value-type="float" office:value="2.520469" calcext:value-type="float">
            <text:p>2,52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85390" calcext:value-type="float">
            <text:p>385390</text:p>
          </table:table-cell>
          <table:table-cell office:value-type="float" office:value="397502" calcext:value-type="float">
            <text:p>397502</text:p>
          </table:table-cell>
          <table:table-cell office:value-type="float" office:value="12113" calcext:value-type="float">
            <text:p>12113</text:p>
          </table:table-cell>
          <table:table-cell office:value-type="float" office:value="2.601993" calcext:value-type="float">
            <text:p>2,6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12502" calcext:value-type="float">
            <text:p>412502</text:p>
          </table:table-cell>
          <table:table-cell office:value-type="float" office:value="424432" calcext:value-type="float">
            <text:p>424432</text:p>
          </table:table-cell>
          <table:table-cell office:value-type="float" office:value="11931" calcext:value-type="float">
            <text:p>11931</text:p>
          </table:table-cell>
          <table:table-cell office:value-type="float" office:value="2.512753" calcext:value-type="float">
            <text:p>2,51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39432" calcext:value-type="float">
            <text:p>439432</text:p>
          </table:table-cell>
          <table:table-cell office:value-type="float" office:value="450634" calcext:value-type="float">
            <text:p>450634</text:p>
          </table:table-cell>
          <table:table-cell office:value-type="float" office:value="11203" calcext:value-type="float">
            <text:p>11203</text:p>
          </table:table-cell>
          <table:table-cell office:value-type="float" office:value="2.485248" calcext:value-type="float">
            <text:p>2,49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65634" calcext:value-type="float">
            <text:p>465634</text:p>
          </table:table-cell>
          <table:table-cell office:value-type="float" office:value="478249" calcext:value-type="float">
            <text:p>478249</text:p>
          </table:table-cell>
          <table:table-cell office:value-type="float" office:value="12616" calcext:value-type="float">
            <text:p>12616</text:p>
          </table:table-cell>
          <table:table-cell office:value-type="float" office:value="2.336194" calcext:value-type="float">
            <text:p>2,34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93249" calcext:value-type="float">
            <text:p>493249</text:p>
          </table:table-cell>
          <table:table-cell office:value-type="float" office:value="505141" calcext:value-type="float">
            <text:p>505141</text:p>
          </table:table-cell>
          <table:table-cell office:value-type="float" office:value="11893" calcext:value-type="float">
            <text:p>11893</text:p>
          </table:table-cell>
          <table:table-cell office:value-type="float" office:value="2.510428" calcext:value-type="float">
            <text:p>2,51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20141" calcext:value-type="float">
            <text:p>520141</text:p>
          </table:table-cell>
          <table:table-cell office:value-type="float" office:value="531983" calcext:value-type="float">
            <text:p>531983</text:p>
          </table:table-cell>
          <table:table-cell office:value-type="float" office:value="11843" calcext:value-type="float">
            <text:p>11843</text:p>
          </table:table-cell>
          <table:table-cell office:value-type="float" office:value="2.492518" calcext:value-type="float">
            <text:p>2,49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46983" calcext:value-type="float">
            <text:p>546983</text:p>
          </table:table-cell>
          <table:table-cell office:value-type="float" office:value="558879" calcext:value-type="float">
            <text:p>558879</text:p>
          </table:table-cell>
          <table:table-cell office:value-type="float" office:value="11897" calcext:value-type="float">
            <text:p>11897</text:p>
          </table:table-cell>
          <table:table-cell office:value-type="float" office:value="2.52627" calcext:value-type="float">
            <text:p>2,53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73879" calcext:value-type="float">
            <text:p>573879</text:p>
          </table:table-cell>
          <table:table-cell office:value-type="float" office:value="585792" calcext:value-type="float">
            <text:p>585792</text:p>
          </table:table-cell>
          <table:table-cell office:value-type="float" office:value="11914" calcext:value-type="float">
            <text:p>11914</text:p>
          </table:table-cell>
          <table:table-cell office:value-type="float" office:value="2.554008" calcext:value-type="float">
            <text:p>2,55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00792" calcext:value-type="float">
            <text:p>600792</text:p>
          </table:table-cell>
          <table:table-cell office:value-type="float" office:value="612663" calcext:value-type="float">
            <text:p>612663</text:p>
          </table:table-cell>
          <table:table-cell office:value-type="float" office:value="11872" calcext:value-type="float">
            <text:p>11872</text:p>
          </table:table-cell>
          <table:table-cell office:value-type="float" office:value="2.529923" calcext:value-type="float">
            <text:p>2,53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27663" calcext:value-type="float">
            <text:p>627663</text:p>
          </table:table-cell>
          <table:table-cell office:value-type="float" office:value="639492" calcext:value-type="float">
            <text:p>639492</text:p>
          </table:table-cell>
          <table:table-cell office:value-type="float" office:value="11830" calcext:value-type="float">
            <text:p>11830</text:p>
          </table:table-cell>
          <table:table-cell office:value-type="float" office:value="2.510306" calcext:value-type="float">
            <text:p>2,51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54492" calcext:value-type="float">
            <text:p>654492</text:p>
          </table:table-cell>
          <table:table-cell office:value-type="float" office:value="666302" calcext:value-type="float">
            <text:p>666302</text:p>
          </table:table-cell>
          <table:table-cell office:value-type="float" office:value="11811" calcext:value-type="float">
            <text:p>11811</text:p>
          </table:table-cell>
          <table:table-cell office:value-type="float" office:value="2.565882" calcext:value-type="float">
            <text:p>2,57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81302" calcext:value-type="float">
            <text:p>681302</text:p>
          </table:table-cell>
          <table:table-cell office:value-type="float" office:value="693091" calcext:value-type="float">
            <text:p>693091</text:p>
          </table:table-cell>
          <table:table-cell office:value-type="float" office:value="11790" calcext:value-type="float">
            <text:p>11790</text:p>
          </table:table-cell>
          <table:table-cell office:value-type="float" office:value="2.622083" calcext:value-type="float">
            <text:p>2,62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08091" calcext:value-type="float">
            <text:p>708091</text:p>
          </table:table-cell>
          <table:table-cell office:value-type="float" office:value="720003" calcext:value-type="float">
            <text:p>720003</text:p>
          </table:table-cell>
          <table:table-cell office:value-type="float" office:value="11913" calcext:value-type="float">
            <text:p>11913</text:p>
          </table:table-cell>
          <table:table-cell office:value-type="float" office:value="2.476796" calcext:value-type="float">
            <text:p>2,48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35003" calcext:value-type="float">
            <text:p>735003</text:p>
          </table:table-cell>
          <table:table-cell office:value-type="float" office:value="746932" calcext:value-type="float">
            <text:p>746932</text:p>
          </table:table-cell>
          <table:table-cell office:value-type="float" office:value="11930" calcext:value-type="float">
            <text:p>11930</text:p>
          </table:table-cell>
          <table:table-cell office:value-type="float" office:value="2.535533" calcext:value-type="float">
            <text:p>2,54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61932" calcext:value-type="float">
            <text:p>761932</text:p>
          </table:table-cell>
          <table:table-cell office:value-type="float" office:value="773901" calcext:value-type="float">
            <text:p>773901</text:p>
          </table:table-cell>
          <table:table-cell office:value-type="float" office:value="11970" calcext:value-type="float">
            <text:p>11970</text:p>
          </table:table-cell>
          <table:table-cell office:value-type="float" office:value="2.513765" calcext:value-type="float">
            <text:p>2,51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88901" calcext:value-type="float">
            <text:p>788901</text:p>
          </table:table-cell>
          <table:table-cell office:value-type="float" office:value="800847" calcext:value-type="float">
            <text:p>800847</text:p>
          </table:table-cell>
          <table:table-cell office:value-type="float" office:value="11947" calcext:value-type="float">
            <text:p>11947</text:p>
          </table:table-cell>
          <table:table-cell office:value-type="float" office:value="2.525666" calcext:value-type="float">
            <text:p>2,53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15847" calcext:value-type="float">
            <text:p>815847</text:p>
          </table:table-cell>
          <table:table-cell office:value-type="float" office:value="827612" calcext:value-type="float">
            <text:p>827612</text:p>
          </table:table-cell>
          <table:table-cell office:value-type="float" office:value="11766" calcext:value-type="float">
            <text:p>11766</text:p>
          </table:table-cell>
          <table:table-cell office:value-type="float" office:value="2.575517" calcext:value-type="float">
            <text:p>2,58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42612" calcext:value-type="float">
            <text:p>842612</text:p>
          </table:table-cell>
          <table:table-cell office:value-type="float" office:value="854542" calcext:value-type="float">
            <text:p>854542</text:p>
          </table:table-cell>
          <table:table-cell office:value-type="float" office:value="11931" calcext:value-type="float">
            <text:p>11931</text:p>
          </table:table-cell>
          <table:table-cell office:value-type="float" office:value="2.552672" calcext:value-type="float">
            <text:p>2,55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572:.D601])" office:value-type="float" office:value="281.777355656766" calcext:value-type="float">
            <text:p>281,78</text:p>
          </table:table-cell>
          <table:table-cell table:formula="of:=STDEV([.E572:.E601])" office:value-type="float" office:value="0.0575799236295322" calcext:value-type="float">
            <text:p>0,0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572:.D601])" office:value-type="float" office:value="11985.7333333333" calcext:value-type="float">
            <text:p>11985,73</text:p>
          </table:table-cell>
          <table:table-cell table:formula="of:=AVERAGE([.E572:.E601])" office:value-type="float" office:value="2.5041853" calcext:value-type="float">
            <text:p>2,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MEDIAN([.D572:.D601])" office:value-type="float" office:value="11939" calcext:value-type="float">
            <text:p>11939</text:p>
          </table:table-cell>
          <table:table-cell table:formula="of:=MEDIAN([.E572:.E601])" office:value-type="float" office:value="2.510367" calcext:value-type="float">
            <text:p>2,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7]]$adjus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2" office:value-type="string" calcext:value-type="string" table:number-columns-spanned="5" table:number-rows-spanned="1">
            <text:p>MPROTECT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[[8]]$baseli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099178" calcext:value-type="float">
            <text:p>1,1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8]]$peak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099178" calcext:value-type="float">
            <text:p>1,1</text:p>
          </table:table-cell>
          <table:table-cell office:value-type="float" office:value="3.450662" calcext:value-type="float">
            <text:p>3,45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8]]$threshol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2.659708" calcext:value-type="float">
            <text:p>2,66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8]]$no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52.83391" calcext:value-type="float">
            <text:p>52,83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8]]$mark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unid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en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2</text:p>
          </table:table-cell>
          <table:table-cell office:value-type="float" office:value="4944" calcext:value-type="float">
            <text:p>4944</text:p>
          </table:table-cell>
          <table:table-cell office:value-type="float" office:value="22208" calcext:value-type="float">
            <text:p>22208</text:p>
          </table:table-cell>
          <table:table-cell office:value-type="float" office:value="27151" calcext:value-type="float">
            <text:p>271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2</text:p>
          </table:table-cell>
          <table:table-cell office:value-type="float" office:value="4978" calcext:value-type="float">
            <text:p>4978</text:p>
          </table:table-cell>
          <table:table-cell office:value-type="float" office:value="38985" calcext:value-type="float">
            <text:p>38985</text:p>
          </table:table-cell>
          <table:table-cell office:value-type="float" office:value="43962" calcext:value-type="float">
            <text:p>439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L2</text:p>
          </table:table-cell>
          <table:table-cell office:value-type="float" office:value="5026" calcext:value-type="float">
            <text:p>5026</text:p>
          </table:table-cell>
          <table:table-cell office:value-type="float" office:value="55868" calcext:value-type="float">
            <text:p>55868</text:p>
          </table:table-cell>
          <table:table-cell office:value-type="float" office:value="60893" calcext:value-type="float">
            <text:p>608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L2</text:p>
          </table:table-cell>
          <table:table-cell office:value-type="float" office:value="4960" calcext:value-type="float">
            <text:p>4960</text:p>
          </table:table-cell>
          <table:table-cell office:value-type="float" office:value="72637" calcext:value-type="float">
            <text:p>72637</text:p>
          </table:table-cell>
          <table:table-cell office:value-type="float" office:value="77596" calcext:value-type="float">
            <text:p>775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L2</text:p>
          </table:table-cell>
          <table:table-cell office:value-type="float" office:value="4976" calcext:value-type="float">
            <text:p>4976</text:p>
          </table:table-cell>
          <table:table-cell office:value-type="float" office:value="89424" calcext:value-type="float">
            <text:p>89424</text:p>
          </table:table-cell>
          <table:table-cell office:value-type="float" office:value="94399" calcext:value-type="float">
            <text:p>943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L2</text:p>
          </table:table-cell>
          <table:table-cell office:value-type="float" office:value="4991" calcext:value-type="float">
            <text:p>4991</text:p>
          </table:table-cell>
          <table:table-cell office:value-type="float" office:value="106288" calcext:value-type="float">
            <text:p>106288</text:p>
          </table:table-cell>
          <table:table-cell office:value-type="float" office:value="111278" calcext:value-type="float">
            <text:p>1112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L2</text:p>
          </table:table-cell>
          <table:table-cell office:value-type="float" office:value="4943" calcext:value-type="float">
            <text:p>4943</text:p>
          </table:table-cell>
          <table:table-cell office:value-type="float" office:value="123156" calcext:value-type="float">
            <text:p>123156</text:p>
          </table:table-cell>
          <table:table-cell office:value-type="float" office:value="128098" calcext:value-type="float">
            <text:p>1280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L2</text:p>
          </table:table-cell>
          <table:table-cell office:value-type="float" office:value="4950" calcext:value-type="float">
            <text:p>4950</text:p>
          </table:table-cell>
          <table:table-cell office:value-type="float" office:value="139948" calcext:value-type="float">
            <text:p>139948</text:p>
          </table:table-cell>
          <table:table-cell office:value-type="float" office:value="144897" calcext:value-type="float">
            <text:p>1448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L2</text:p>
          </table:table-cell>
          <table:table-cell office:value-type="float" office:value="5137" calcext:value-type="float">
            <text:p>5137</text:p>
          </table:table-cell>
          <table:table-cell office:value-type="float" office:value="156797" calcext:value-type="float">
            <text:p>156797</text:p>
          </table:table-cell>
          <table:table-cell office:value-type="float" office:value="161933" calcext:value-type="float">
            <text:p>1619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L2</text:p>
          </table:table-cell>
          <table:table-cell office:value-type="float" office:value="4969" calcext:value-type="float">
            <text:p>4969</text:p>
          </table:table-cell>
          <table:table-cell office:value-type="float" office:value="173588" calcext:value-type="float">
            <text:p>173588</text:p>
          </table:table-cell>
          <table:table-cell office:value-type="float" office:value="178556" calcext:value-type="float">
            <text:p>1785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L2</text:p>
          </table:table-cell>
          <table:table-cell office:value-type="float" office:value="4939" calcext:value-type="float">
            <text:p>4939</text:p>
          </table:table-cell>
          <table:table-cell office:value-type="float" office:value="190397" calcext:value-type="float">
            <text:p>190397</text:p>
          </table:table-cell>
          <table:table-cell office:value-type="float" office:value="195335" calcext:value-type="float">
            <text:p>1953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L2</text:p>
          </table:table-cell>
          <table:table-cell office:value-type="float" office:value="4932" calcext:value-type="float">
            <text:p>4932</text:p>
          </table:table-cell>
          <table:table-cell office:value-type="float" office:value="207256" calcext:value-type="float">
            <text:p>207256</text:p>
          </table:table-cell>
          <table:table-cell office:value-type="float" office:value="212187" calcext:value-type="float">
            <text:p>2121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L2</text:p>
          </table:table-cell>
          <table:table-cell office:value-type="float" office:value="4965" calcext:value-type="float">
            <text:p>4965</text:p>
          </table:table-cell>
          <table:table-cell office:value-type="float" office:value="224085" calcext:value-type="float">
            <text:p>224085</text:p>
          </table:table-cell>
          <table:table-cell office:value-type="float" office:value="229049" calcext:value-type="float">
            <text:p>2290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L2</text:p>
          </table:table-cell>
          <table:table-cell office:value-type="float" office:value="4924" calcext:value-type="float">
            <text:p>4924</text:p>
          </table:table-cell>
          <table:table-cell office:value-type="float" office:value="240905" calcext:value-type="float">
            <text:p>240905</text:p>
          </table:table-cell>
          <table:table-cell office:value-type="float" office:value="245828" calcext:value-type="float">
            <text:p>2458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L2</text:p>
          </table:table-cell>
          <table:table-cell office:value-type="float" office:value="5136" calcext:value-type="float">
            <text:p>5136</text:p>
          </table:table-cell>
          <table:table-cell office:value-type="float" office:value="257708" calcext:value-type="float">
            <text:p>257708</text:p>
          </table:table-cell>
          <table:table-cell office:value-type="float" office:value="262843" calcext:value-type="float">
            <text:p>2628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L2</text:p>
          </table:table-cell>
          <table:table-cell office:value-type="float" office:value="4941" calcext:value-type="float">
            <text:p>4941</text:p>
          </table:table-cell>
          <table:table-cell office:value-type="float" office:value="274518" calcext:value-type="float">
            <text:p>274518</text:p>
          </table:table-cell>
          <table:table-cell office:value-type="float" office:value="279458" calcext:value-type="float">
            <text:p>2794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L2</text:p>
          </table:table-cell>
          <table:table-cell office:value-type="float" office:value="4993" calcext:value-type="float">
            <text:p>4993</text:p>
          </table:table-cell>
          <table:table-cell office:value-type="float" office:value="291328" calcext:value-type="float">
            <text:p>291328</text:p>
          </table:table-cell>
          <table:table-cell office:value-type="float" office:value="296320" calcext:value-type="float">
            <text:p>2963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L2</text:p>
          </table:table-cell>
          <table:table-cell office:value-type="float" office:value="5178" calcext:value-type="float">
            <text:p>5178</text:p>
          </table:table-cell>
          <table:table-cell office:value-type="float" office:value="308158" calcext:value-type="float">
            <text:p>308158</text:p>
          </table:table-cell>
          <table:table-cell office:value-type="float" office:value="313335" calcext:value-type="float">
            <text:p>3133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L2</text:p>
          </table:table-cell>
          <table:table-cell office:value-type="float" office:value="4983" calcext:value-type="float">
            <text:p>4983</text:p>
          </table:table-cell>
          <table:table-cell office:value-type="float" office:value="324958" calcext:value-type="float">
            <text:p>324958</text:p>
          </table:table-cell>
          <table:table-cell office:value-type="float" office:value="329940" calcext:value-type="float">
            <text:p>3299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L2</text:p>
          </table:table-cell>
          <table:table-cell office:value-type="float" office:value="5017" calcext:value-type="float">
            <text:p>5017</text:p>
          </table:table-cell>
          <table:table-cell office:value-type="float" office:value="341736" calcext:value-type="float">
            <text:p>341736</text:p>
          </table:table-cell>
          <table:table-cell office:value-type="float" office:value="346752" calcext:value-type="float">
            <text:p>3467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L2</text:p>
          </table:table-cell>
          <table:table-cell office:value-type="float" office:value="4945" calcext:value-type="float">
            <text:p>4945</text:p>
          </table:table-cell>
          <table:table-cell office:value-type="float" office:value="358566" calcext:value-type="float">
            <text:p>358566</text:p>
          </table:table-cell>
          <table:table-cell office:value-type="float" office:value="363510" calcext:value-type="float">
            <text:p>3635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L2</text:p>
          </table:table-cell>
          <table:table-cell office:value-type="float" office:value="4960" calcext:value-type="float">
            <text:p>4960</text:p>
          </table:table-cell>
          <table:table-cell office:value-type="float" office:value="375407" calcext:value-type="float">
            <text:p>375407</text:p>
          </table:table-cell>
          <table:table-cell office:value-type="float" office:value="380366" calcext:value-type="float">
            <text:p>3803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L2</text:p>
          </table:table-cell>
          <table:table-cell office:value-type="float" office:value="4917" calcext:value-type="float">
            <text:p>4917</text:p>
          </table:table-cell>
          <table:table-cell office:value-type="float" office:value="392245" calcext:value-type="float">
            <text:p>392245</text:p>
          </table:table-cell>
          <table:table-cell office:value-type="float" office:value="397161" calcext:value-type="float">
            <text:p>3971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L2</text:p>
          </table:table-cell>
          <table:table-cell office:value-type="float" office:value="5009" calcext:value-type="float">
            <text:p>5009</text:p>
          </table:table-cell>
          <table:table-cell office:value-type="float" office:value="409068" calcext:value-type="float">
            <text:p>409068</text:p>
          </table:table-cell>
          <table:table-cell office:value-type="float" office:value="414076" calcext:value-type="float">
            <text:p>4140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L2</text:p>
          </table:table-cell>
          <table:table-cell office:value-type="float" office:value="4975" calcext:value-type="float">
            <text:p>4975</text:p>
          </table:table-cell>
          <table:table-cell office:value-type="float" office:value="425916" calcext:value-type="float">
            <text:p>425916</text:p>
          </table:table-cell>
          <table:table-cell office:value-type="float" office:value="430890" calcext:value-type="float">
            <text:p>4308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L2</text:p>
          </table:table-cell>
          <table:table-cell office:value-type="float" office:value="4938" calcext:value-type="float">
            <text:p>4938</text:p>
          </table:table-cell>
          <table:table-cell office:value-type="float" office:value="442726" calcext:value-type="float">
            <text:p>442726</text:p>
          </table:table-cell>
          <table:table-cell office:value-type="float" office:value="447663" calcext:value-type="float">
            <text:p>4476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L2</text:p>
          </table:table-cell>
          <table:table-cell office:value-type="float" office:value="4955" calcext:value-type="float">
            <text:p>4955</text:p>
          </table:table-cell>
          <table:table-cell office:value-type="float" office:value="459565" calcext:value-type="float">
            <text:p>459565</text:p>
          </table:table-cell>
          <table:table-cell office:value-type="float" office:value="464519" calcext:value-type="float">
            <text:p>4645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L2</text:p>
          </table:table-cell>
          <table:table-cell office:value-type="float" office:value="5067" calcext:value-type="float">
            <text:p>5067</text:p>
          </table:table-cell>
          <table:table-cell office:value-type="float" office:value="476408" calcext:value-type="float">
            <text:p>476408</text:p>
          </table:table-cell>
          <table:table-cell office:value-type="float" office:value="481474" calcext:value-type="float">
            <text:p>4814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L2</text:p>
          </table:table-cell>
          <table:table-cell office:value-type="float" office:value="4911" calcext:value-type="float">
            <text:p>4911</text:p>
          </table:table-cell>
          <table:table-cell office:value-type="float" office:value="493235" calcext:value-type="float">
            <text:p>493235</text:p>
          </table:table-cell>
          <table:table-cell office:value-type="float" office:value="498145" calcext:value-type="float">
            <text:p>4981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L2</text:p>
          </table:table-cell>
          <table:table-cell office:value-type="float" office:value="5106" calcext:value-type="float">
            <text:p>5106</text:p>
          </table:table-cell>
          <table:table-cell office:value-type="float" office:value="509997" calcext:value-type="float">
            <text:p>509997</text:p>
          </table:table-cell>
          <table:table-cell office:value-type="float" office:value="515102" calcext:value-type="float">
            <text:p>5151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L2</text:p>
          </table:table-cell>
          <table:table-cell office:value-type="float" office:value="4972" calcext:value-type="float">
            <text:p>4972</text:p>
          </table:table-cell>
          <table:table-cell office:value-type="float" office:value="526868" calcext:value-type="float">
            <text:p>526868</text:p>
          </table:table-cell>
          <table:table-cell office:value-type="float" office:value="531839" calcext:value-type="float">
            <text:p>53183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8]]$wor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208" calcext:value-type="float">
            <text:p>32208</text:p>
          </table:table-cell>
          <table:table-cell office:value-type="float" office:value="33985" calcext:value-type="float">
            <text:p>33985</text:p>
          </table:table-cell>
          <table:table-cell office:value-type="float" office:value="1778" calcext:value-type="float">
            <text:p>1778</text:p>
          </table:table-cell>
          <table:table-cell office:value-type="float" office:value="2.475745" calcext:value-type="float">
            <text:p>2,4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8985" calcext:value-type="float">
            <text:p>48985</text:p>
          </table:table-cell>
          <table:table-cell office:value-type="float" office:value="50868" calcext:value-type="float">
            <text:p>50868</text:p>
          </table:table-cell>
          <table:table-cell office:value-type="float" office:value="1884" calcext:value-type="float">
            <text:p>1884</text:p>
          </table:table-cell>
          <table:table-cell office:value-type="float" office:value="2.336518" calcext:value-type="float">
            <text:p>2,34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5868" calcext:value-type="float">
            <text:p>65868</text:p>
          </table:table-cell>
          <table:table-cell office:value-type="float" office:value="67637" calcext:value-type="float">
            <text:p>67637</text:p>
          </table:table-cell>
          <table:table-cell office:value-type="float" office:value="1770" calcext:value-type="float">
            <text:p>1770</text:p>
          </table:table-cell>
          <table:table-cell office:value-type="float" office:value="2.380649" calcext:value-type="float">
            <text:p>2,38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2637" calcext:value-type="float">
            <text:p>82637</text:p>
          </table:table-cell>
          <table:table-cell office:value-type="float" office:value="84424" calcext:value-type="float">
            <text:p>84424</text:p>
          </table:table-cell>
          <table:table-cell office:value-type="float" office:value="1788" calcext:value-type="float">
            <text:p>1788</text:p>
          </table:table-cell>
          <table:table-cell office:value-type="float" office:value="2.417843" calcext:value-type="float">
            <text:p>2,4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9424" calcext:value-type="float">
            <text:p>99424</text:p>
          </table:table-cell>
          <table:table-cell office:value-type="float" office:value="101288" calcext:value-type="float">
            <text:p>101288</text:p>
          </table:table-cell>
          <table:table-cell office:value-type="float" office:value="1865" calcext:value-type="float">
            <text:p>1865</text:p>
          </table:table-cell>
          <table:table-cell office:value-type="float" office:value="2.295231" calcext:value-type="float">
            <text:p>2,3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6288" calcext:value-type="float">
            <text:p>116288</text:p>
          </table:table-cell>
          <table:table-cell office:value-type="float" office:value="118156" calcext:value-type="float">
            <text:p>118156</text:p>
          </table:table-cell>
          <table:table-cell office:value-type="float" office:value="1869" calcext:value-type="float">
            <text:p>1869</text:p>
          </table:table-cell>
          <table:table-cell office:value-type="float" office:value="2.366575" calcext:value-type="float">
            <text:p>2,37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3156" calcext:value-type="float">
            <text:p>133156</text:p>
          </table:table-cell>
          <table:table-cell office:value-type="float" office:value="134948" calcext:value-type="float">
            <text:p>134948</text:p>
          </table:table-cell>
          <table:table-cell office:value-type="float" office:value="1793" calcext:value-type="float">
            <text:p>1793</text:p>
          </table:table-cell>
          <table:table-cell office:value-type="float" office:value="2.403455" calcext:value-type="float">
            <text:p>2,4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9948" calcext:value-type="float">
            <text:p>149948</text:p>
          </table:table-cell>
          <table:table-cell office:value-type="float" office:value="151797" calcext:value-type="float">
            <text:p>151797</text:p>
          </table:table-cell>
          <table:table-cell office:value-type="float" office:value="1850" calcext:value-type="float">
            <text:p>1850</text:p>
          </table:table-cell>
          <table:table-cell office:value-type="float" office:value="2.371078" calcext:value-type="float">
            <text:p>2,37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6797" calcext:value-type="float">
            <text:p>166797</text:p>
          </table:table-cell>
          <table:table-cell office:value-type="float" office:value="168588" calcext:value-type="float">
            <text:p>168588</text:p>
          </table:table-cell>
          <table:table-cell office:value-type="float" office:value="1792" calcext:value-type="float">
            <text:p>1792</text:p>
          </table:table-cell>
          <table:table-cell office:value-type="float" office:value="2.39618" calcext:value-type="float">
            <text:p>2,4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3588" calcext:value-type="float">
            <text:p>183588</text:p>
          </table:table-cell>
          <table:table-cell office:value-type="float" office:value="185397" calcext:value-type="float">
            <text:p>185397</text:p>
          </table:table-cell>
          <table:table-cell office:value-type="float" office:value="1810" calcext:value-type="float">
            <text:p>1810</text:p>
          </table:table-cell>
          <table:table-cell office:value-type="float" office:value="2.388383" calcext:value-type="float">
            <text:p>2,39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00397" calcext:value-type="float">
            <text:p>200397</text:p>
          </table:table-cell>
          <table:table-cell office:value-type="float" office:value="202256" calcext:value-type="float">
            <text:p>202256</text:p>
          </table:table-cell>
          <table:table-cell office:value-type="float" office:value="1860" calcext:value-type="float">
            <text:p>1860</text:p>
          </table:table-cell>
          <table:table-cell office:value-type="float" office:value="2.465304" calcext:value-type="float">
            <text:p>2,47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17256" calcext:value-type="float">
            <text:p>217256</text:p>
          </table:table-cell>
          <table:table-cell office:value-type="float" office:value="219085" calcext:value-type="float">
            <text:p>219085</text:p>
          </table:table-cell>
          <table:table-cell office:value-type="float" office:value="1830" calcext:value-type="float">
            <text:p>1830</text:p>
          </table:table-cell>
          <table:table-cell office:value-type="float" office:value="2.3333" calcext:value-type="float">
            <text:p>2,33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34085" calcext:value-type="float">
            <text:p>234085</text:p>
          </table:table-cell>
          <table:table-cell office:value-type="float" office:value="235905" calcext:value-type="float">
            <text:p>235905</text:p>
          </table:table-cell>
          <table:table-cell office:value-type="float" office:value="1821" calcext:value-type="float">
            <text:p>1821</text:p>
          </table:table-cell>
          <table:table-cell office:value-type="float" office:value="2.375401" calcext:value-type="float">
            <text:p>2,38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50905" calcext:value-type="float">
            <text:p>250905</text:p>
          </table:table-cell>
          <table:table-cell office:value-type="float" office:value="252708" calcext:value-type="float">
            <text:p>252708</text:p>
          </table:table-cell>
          <table:table-cell office:value-type="float" office:value="1804" calcext:value-type="float">
            <text:p>1804</text:p>
          </table:table-cell>
          <table:table-cell office:value-type="float" office:value="2.393271" calcext:value-type="float">
            <text:p>2,39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67708" calcext:value-type="float">
            <text:p>267708</text:p>
          </table:table-cell>
          <table:table-cell office:value-type="float" office:value="269518" calcext:value-type="float">
            <text:p>269518</text:p>
          </table:table-cell>
          <table:table-cell office:value-type="float" office:value="1811" calcext:value-type="float">
            <text:p>1811</text:p>
          </table:table-cell>
          <table:table-cell office:value-type="float" office:value="2.364096" calcext:value-type="float">
            <text:p>2,36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84518" calcext:value-type="float">
            <text:p>284518</text:p>
          </table:table-cell>
          <table:table-cell office:value-type="float" office:value="286328" calcext:value-type="float">
            <text:p>286328</text:p>
          </table:table-cell>
          <table:table-cell office:value-type="float" office:value="1811" calcext:value-type="float">
            <text:p>1811</text:p>
          </table:table-cell>
          <table:table-cell office:value-type="float" office:value="2.428411" calcext:value-type="float">
            <text:p>2,43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01328" calcext:value-type="float">
            <text:p>301328</text:p>
          </table:table-cell>
          <table:table-cell office:value-type="float" office:value="303158" calcext:value-type="float">
            <text:p>303158</text:p>
          </table:table-cell>
          <table:table-cell office:value-type="float" office:value="1831" calcext:value-type="float">
            <text:p>1831</text:p>
          </table:table-cell>
          <table:table-cell office:value-type="float" office:value="2.399055" calcext:value-type="float">
            <text:p>2,4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18158" calcext:value-type="float">
            <text:p>318158</text:p>
          </table:table-cell>
          <table:table-cell office:value-type="float" office:value="319958" calcext:value-type="float">
            <text:p>319958</text:p>
          </table:table-cell>
          <table:table-cell office:value-type="float" office:value="1801" calcext:value-type="float">
            <text:p>1801</text:p>
          </table:table-cell>
          <table:table-cell office:value-type="float" office:value="2.387759" calcext:value-type="float">
            <text:p>2,39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34958" calcext:value-type="float">
            <text:p>334958</text:p>
          </table:table-cell>
          <table:table-cell office:value-type="float" office:value="336736" calcext:value-type="float">
            <text:p>336736</text:p>
          </table:table-cell>
          <table:table-cell office:value-type="float" office:value="1779" calcext:value-type="float">
            <text:p>1779</text:p>
          </table:table-cell>
          <table:table-cell office:value-type="float" office:value="2.38846" calcext:value-type="float">
            <text:p>2,39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51736" calcext:value-type="float">
            <text:p>351736</text:p>
          </table:table-cell>
          <table:table-cell office:value-type="float" office:value="353566" calcext:value-type="float">
            <text:p>353566</text:p>
          </table:table-cell>
          <table:table-cell office:value-type="float" office:value="1831" calcext:value-type="float">
            <text:p>1831</text:p>
          </table:table-cell>
          <table:table-cell office:value-type="float" office:value="2.460637" calcext:value-type="float">
            <text:p>2,46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68566" calcext:value-type="float">
            <text:p>368566</text:p>
          </table:table-cell>
          <table:table-cell office:value-type="float" office:value="370407" calcext:value-type="float">
            <text:p>370407</text:p>
          </table:table-cell>
          <table:table-cell office:value-type="float" office:value="1842" calcext:value-type="float">
            <text:p>1842</text:p>
          </table:table-cell>
          <table:table-cell office:value-type="float" office:value="2.362226" calcext:value-type="float">
            <text:p>2,36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85407" calcext:value-type="float">
            <text:p>385407</text:p>
          </table:table-cell>
          <table:table-cell office:value-type="float" office:value="387245" calcext:value-type="float">
            <text:p>387245</text:p>
          </table:table-cell>
          <table:table-cell office:value-type="float" office:value="1839" calcext:value-type="float">
            <text:p>1839</text:p>
          </table:table-cell>
          <table:table-cell office:value-type="float" office:value="2.373095" calcext:value-type="float">
            <text:p>2,37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02245" calcext:value-type="float">
            <text:p>402245</text:p>
          </table:table-cell>
          <table:table-cell office:value-type="float" office:value="404068" calcext:value-type="float">
            <text:p>404068</text:p>
          </table:table-cell>
          <table:table-cell office:value-type="float" office:value="1824" calcext:value-type="float">
            <text:p>1824</text:p>
          </table:table-cell>
          <table:table-cell office:value-type="float" office:value="2.318426" calcext:value-type="float">
            <text:p>2,32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19068" calcext:value-type="float">
            <text:p>419068</text:p>
          </table:table-cell>
          <table:table-cell office:value-type="float" office:value="420916" calcext:value-type="float">
            <text:p>420916</text:p>
          </table:table-cell>
          <table:table-cell office:value-type="float" office:value="1849" calcext:value-type="float">
            <text:p>1849</text:p>
          </table:table-cell>
          <table:table-cell office:value-type="float" office:value="2.356086" calcext:value-type="float">
            <text:p>2,36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35916" calcext:value-type="float">
            <text:p>435916</text:p>
          </table:table-cell>
          <table:table-cell office:value-type="float" office:value="437726" calcext:value-type="float">
            <text:p>437726</text:p>
          </table:table-cell>
          <table:table-cell office:value-type="float" office:value="1811" calcext:value-type="float">
            <text:p>1811</text:p>
          </table:table-cell>
          <table:table-cell office:value-type="float" office:value="2.390047" calcext:value-type="float">
            <text:p>2,39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52726" calcext:value-type="float">
            <text:p>452726</text:p>
          </table:table-cell>
          <table:table-cell office:value-type="float" office:value="454565" calcext:value-type="float">
            <text:p>454565</text:p>
          </table:table-cell>
          <table:table-cell office:value-type="float" office:value="1840" calcext:value-type="float">
            <text:p>1840</text:p>
          </table:table-cell>
          <table:table-cell office:value-type="float" office:value="2.462697" calcext:value-type="float">
            <text:p>2,46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69565" calcext:value-type="float">
            <text:p>469565</text:p>
          </table:table-cell>
          <table:table-cell office:value-type="float" office:value="471408" calcext:value-type="float">
            <text:p>471408</text:p>
          </table:table-cell>
          <table:table-cell office:value-type="float" office:value="1844" calcext:value-type="float">
            <text:p>1844</text:p>
          </table:table-cell>
          <table:table-cell office:value-type="float" office:value="2.361022" calcext:value-type="float">
            <text:p>2,36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86408" calcext:value-type="float">
            <text:p>486408</text:p>
          </table:table-cell>
          <table:table-cell office:value-type="float" office:value="488235" calcext:value-type="float">
            <text:p>488235</text:p>
          </table:table-cell>
          <table:table-cell office:value-type="float" office:value="1828" calcext:value-type="float">
            <text:p>1828</text:p>
          </table:table-cell>
          <table:table-cell office:value-type="float" office:value="2.398964" calcext:value-type="float">
            <text:p>2,4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03235" calcext:value-type="float">
            <text:p>503235</text:p>
          </table:table-cell>
          <table:table-cell office:value-type="float" office:value="504997" calcext:value-type="float">
            <text:p>504997</text:p>
          </table:table-cell>
          <table:table-cell office:value-type="float" office:value="1763" calcext:value-type="float">
            <text:p>1763</text:p>
          </table:table-cell>
          <table:table-cell office:value-type="float" office:value="2.527236" calcext:value-type="float">
            <text:p>2,53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19997" calcext:value-type="float">
            <text:p>519997</text:p>
          </table:table-cell>
          <table:table-cell office:value-type="float" office:value="521868" calcext:value-type="float">
            <text:p>521868</text:p>
          </table:table-cell>
          <table:table-cell office:value-type="float" office:value="1872" calcext:value-type="float">
            <text:p>1872</text:p>
          </table:table-cell>
          <table:table-cell office:value-type="float" office:value="2.36863" calcext:value-type="float">
            <text:p>2,37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659:.D688])" office:value-type="float" office:value="31.7490157327751" calcext:value-type="float">
            <text:p>31,75</text:p>
          </table:table-cell>
          <table:table-cell table:formula="of:=STDEV([.E659:.E688])" office:value-type="float" office:value="0.049226931141959" calcext:value-type="float">
            <text:p>0,0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659:.D688])" office:value-type="float" office:value="1823" calcext:value-type="float">
            <text:p>1823</text:p>
          </table:table-cell>
          <table:table-cell table:formula="of:=AVERAGE([.E659:.E688])" office:value-type="float" office:value="2.391526" calcext:value-type="float">
            <text:p>2,3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MEDIAN([.D659:.D688])" office:value-type="float" office:value="1826" calcext:value-type="float">
            <text:p>1826</text:p>
          </table:table-cell>
          <table:table-cell table:formula="of:=MEDIAN([.E659:.E688])" office:value-type="float" office:value="2.388071" calcext:value-type="float">
            <text:p>2,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8]]$adjus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2" office:value-type="string" calcext:value-type="string" table:number-columns-spanned="5" table:number-rows-spanned="1">
            <text:p>PRCTL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[[9]]$baseli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055704" calcext:value-type="float">
            <text:p>1,06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9]]$peak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055704" calcext:value-type="float">
            <text:p>1,06</text:p>
          </table:table-cell>
          <table:table-cell office:value-type="float" office:value="2.025539" calcext:value-type="float">
            <text:p>2,03</text:p>
          </table:table-cell>
          <table:table-cell office:value-type="float" office:value="3.877043" calcext:value-type="float">
            <text:p>3,8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9]]$threshol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655239" calcext:value-type="float">
            <text:p>1,66</text:p>
          </table:table-cell>
          <table:table-cell office:value-type="float" office:value="3.259875" calcext:value-type="float">
            <text:p>3,26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9]]$no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54.84408" calcext:value-type="float">
            <text:p>54,84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9]]$mark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unid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en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L3</text:p>
          </table:table-cell>
          <table:table-cell office:value-type="float" office:value="4934" calcext:value-type="float">
            <text:p>4934</text:p>
          </table:table-cell>
          <table:table-cell office:value-type="float" office:value="22368" calcext:value-type="float">
            <text:p>22368</text:p>
          </table:table-cell>
          <table:table-cell office:value-type="float" office:value="27301" calcext:value-type="float">
            <text:p>273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L3</text:p>
          </table:table-cell>
          <table:table-cell office:value-type="float" office:value="4911" calcext:value-type="float">
            <text:p>4911</text:p>
          </table:table-cell>
          <table:table-cell office:value-type="float" office:value="40540" calcext:value-type="float">
            <text:p>40540</text:p>
          </table:table-cell>
          <table:table-cell office:value-type="float" office:value="45450" calcext:value-type="float">
            <text:p>454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L3</text:p>
          </table:table-cell>
          <table:table-cell office:value-type="float" office:value="4935" calcext:value-type="float">
            <text:p>4935</text:p>
          </table:table-cell>
          <table:table-cell office:value-type="float" office:value="58645" calcext:value-type="float">
            <text:p>58645</text:p>
          </table:table-cell>
          <table:table-cell office:value-type="float" office:value="63579" calcext:value-type="float">
            <text:p>635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L3</text:p>
          </table:table-cell>
          <table:table-cell office:value-type="float" office:value="4902" calcext:value-type="float">
            <text:p>4902</text:p>
          </table:table-cell>
          <table:table-cell office:value-type="float" office:value="76863" calcext:value-type="float">
            <text:p>76863</text:p>
          </table:table-cell>
          <table:table-cell office:value-type="float" office:value="81764" calcext:value-type="float">
            <text:p>817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L3</text:p>
          </table:table-cell>
          <table:table-cell office:value-type="float" office:value="4971" calcext:value-type="float">
            <text:p>4971</text:p>
          </table:table-cell>
          <table:table-cell office:value-type="float" office:value="94951" calcext:value-type="float">
            <text:p>94951</text:p>
          </table:table-cell>
          <table:table-cell office:value-type="float" office:value="99921" calcext:value-type="float">
            <text:p>999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L3</text:p>
          </table:table-cell>
          <table:table-cell office:value-type="float" office:value="4947" calcext:value-type="float">
            <text:p>4947</text:p>
          </table:table-cell>
          <table:table-cell office:value-type="float" office:value="113153" calcext:value-type="float">
            <text:p>113153</text:p>
          </table:table-cell>
          <table:table-cell office:value-type="float" office:value="118099" calcext:value-type="float">
            <text:p>1180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L3</text:p>
          </table:table-cell>
          <table:table-cell office:value-type="float" office:value="4935" calcext:value-type="float">
            <text:p>4935</text:p>
          </table:table-cell>
          <table:table-cell office:value-type="float" office:value="131311" calcext:value-type="float">
            <text:p>131311</text:p>
          </table:table-cell>
          <table:table-cell office:value-type="float" office:value="136245" calcext:value-type="float">
            <text:p>1362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L3</text:p>
          </table:table-cell>
          <table:table-cell office:value-type="float" office:value="4961" calcext:value-type="float">
            <text:p>4961</text:p>
          </table:table-cell>
          <table:table-cell office:value-type="float" office:value="149440" calcext:value-type="float">
            <text:p>149440</text:p>
          </table:table-cell>
          <table:table-cell office:value-type="float" office:value="154400" calcext:value-type="float">
            <text:p>1544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167642" calcext:value-type="float">
            <text:p>167642</text:p>
          </table:table-cell>
          <table:table-cell office:value-type="float" office:value="172582" calcext:value-type="float">
            <text:p>1725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L3</text:p>
          </table:table-cell>
          <table:table-cell office:value-type="float" office:value="4948" calcext:value-type="float">
            <text:p>4948</text:p>
          </table:table-cell>
          <table:table-cell office:value-type="float" office:value="185843" calcext:value-type="float">
            <text:p>185843</text:p>
          </table:table-cell>
          <table:table-cell office:value-type="float" office:value="190790" calcext:value-type="float">
            <text:p>1907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L3</text:p>
          </table:table-cell>
          <table:table-cell office:value-type="float" office:value="4935" calcext:value-type="float">
            <text:p>4935</text:p>
          </table:table-cell>
          <table:table-cell office:value-type="float" office:value="204032" calcext:value-type="float">
            <text:p>204032</text:p>
          </table:table-cell>
          <table:table-cell office:value-type="float" office:value="208966" calcext:value-type="float">
            <text:p>2089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L3</text:p>
          </table:table-cell>
          <table:table-cell office:value-type="float" office:value="4964" calcext:value-type="float">
            <text:p>4964</text:p>
          </table:table-cell>
          <table:table-cell office:value-type="float" office:value="222243" calcext:value-type="float">
            <text:p>222243</text:p>
          </table:table-cell>
          <table:table-cell office:value-type="float" office:value="227206" calcext:value-type="float">
            <text:p>2272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L3</text:p>
          </table:table-cell>
          <table:table-cell office:value-type="float" office:value="4945" calcext:value-type="float">
            <text:p>4945</text:p>
          </table:table-cell>
          <table:table-cell office:value-type="float" office:value="240422" calcext:value-type="float">
            <text:p>240422</text:p>
          </table:table-cell>
          <table:table-cell office:value-type="float" office:value="245366" calcext:value-type="float">
            <text:p>2453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L3</text:p>
          </table:table-cell>
          <table:table-cell office:value-type="float" office:value="4979" calcext:value-type="float">
            <text:p>4979</text:p>
          </table:table-cell>
          <table:table-cell office:value-type="float" office:value="258592" calcext:value-type="float">
            <text:p>258592</text:p>
          </table:table-cell>
          <table:table-cell office:value-type="float" office:value="263570" calcext:value-type="float">
            <text:p>2635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L3</text:p>
          </table:table-cell>
          <table:table-cell office:value-type="float" office:value="4934" calcext:value-type="float">
            <text:p>4934</text:p>
          </table:table-cell>
          <table:table-cell office:value-type="float" office:value="276834" calcext:value-type="float">
            <text:p>276834</text:p>
          </table:table-cell>
          <table:table-cell office:value-type="float" office:value="281767" calcext:value-type="float">
            <text:p>2817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L3</text:p>
          </table:table-cell>
          <table:table-cell office:value-type="float" office:value="4964" calcext:value-type="float">
            <text:p>4964</text:p>
          </table:table-cell>
          <table:table-cell office:value-type="float" office:value="294982" calcext:value-type="float">
            <text:p>294982</text:p>
          </table:table-cell>
          <table:table-cell office:value-type="float" office:value="299945" calcext:value-type="float">
            <text:p>2999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L3</text:p>
          </table:table-cell>
          <table:table-cell office:value-type="float" office:value="4913" calcext:value-type="float">
            <text:p>4913</text:p>
          </table:table-cell>
          <table:table-cell office:value-type="float" office:value="313165" calcext:value-type="float">
            <text:p>313165</text:p>
          </table:table-cell>
          <table:table-cell office:value-type="float" office:value="318077" calcext:value-type="float">
            <text:p>3180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L3</text:p>
          </table:table-cell>
          <table:table-cell office:value-type="float" office:value="4955" calcext:value-type="float">
            <text:p>4955</text:p>
          </table:table-cell>
          <table:table-cell office:value-type="float" office:value="331305" calcext:value-type="float">
            <text:p>331305</text:p>
          </table:table-cell>
          <table:table-cell office:value-type="float" office:value="336259" calcext:value-type="float">
            <text:p>3362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L3</text:p>
          </table:table-cell>
          <table:table-cell office:value-type="float" office:value="4944" calcext:value-type="float">
            <text:p>4944</text:p>
          </table:table-cell>
          <table:table-cell office:value-type="float" office:value="349402" calcext:value-type="float">
            <text:p>349402</text:p>
          </table:table-cell>
          <table:table-cell office:value-type="float" office:value="354345" calcext:value-type="float">
            <text:p>3543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367604" calcext:value-type="float">
            <text:p>367604</text:p>
          </table:table-cell>
          <table:table-cell office:value-type="float" office:value="372544" calcext:value-type="float">
            <text:p>3725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L3</text:p>
          </table:table-cell>
          <table:table-cell office:value-type="float" office:value="4973" calcext:value-type="float">
            <text:p>4973</text:p>
          </table:table-cell>
          <table:table-cell office:value-type="float" office:value="385804" calcext:value-type="float">
            <text:p>385804</text:p>
          </table:table-cell>
          <table:table-cell office:value-type="float" office:value="390776" calcext:value-type="float">
            <text:p>3907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L3</text:p>
          </table:table-cell>
          <table:table-cell office:value-type="float" office:value="4928" calcext:value-type="float">
            <text:p>4928</text:p>
          </table:table-cell>
          <table:table-cell office:value-type="float" office:value="403964" calcext:value-type="float">
            <text:p>403964</text:p>
          </table:table-cell>
          <table:table-cell office:value-type="float" office:value="408891" calcext:value-type="float">
            <text:p>4088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L3</text:p>
          </table:table-cell>
          <table:table-cell office:value-type="float" office:value="4967" calcext:value-type="float">
            <text:p>4967</text:p>
          </table:table-cell>
          <table:table-cell office:value-type="float" office:value="422135" calcext:value-type="float">
            <text:p>422135</text:p>
          </table:table-cell>
          <table:table-cell office:value-type="float" office:value="427101" calcext:value-type="float">
            <text:p>4271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L3</text:p>
          </table:table-cell>
          <table:table-cell office:value-type="float" office:value="4922" calcext:value-type="float">
            <text:p>4922</text:p>
          </table:table-cell>
          <table:table-cell office:value-type="float" office:value="440325" calcext:value-type="float">
            <text:p>440325</text:p>
          </table:table-cell>
          <table:table-cell office:value-type="float" office:value="445246" calcext:value-type="float">
            <text:p>4452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L3</text:p>
          </table:table-cell>
          <table:table-cell office:value-type="float" office:value="4956" calcext:value-type="float">
            <text:p>4956</text:p>
          </table:table-cell>
          <table:table-cell office:value-type="float" office:value="458492" calcext:value-type="float">
            <text:p>458492</text:p>
          </table:table-cell>
          <table:table-cell office:value-type="float" office:value="463447" calcext:value-type="float">
            <text:p>4634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L3</text:p>
          </table:table-cell>
          <table:table-cell office:value-type="float" office:value="4950" calcext:value-type="float">
            <text:p>4950</text:p>
          </table:table-cell>
          <table:table-cell office:value-type="float" office:value="476704" calcext:value-type="float">
            <text:p>476704</text:p>
          </table:table-cell>
          <table:table-cell office:value-type="float" office:value="481653" calcext:value-type="float">
            <text:p>4816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2" calcext:value-type="float">
            <text:p>172</text:p>
          </table:table-cell>
          <table:table-cell office:value-type="string" calcext:value-type="string">
            <text:p>L3</text:p>
          </table:table-cell>
          <table:table-cell office:value-type="float" office:value="4963" calcext:value-type="float">
            <text:p>4963</text:p>
          </table:table-cell>
          <table:table-cell office:value-type="float" office:value="495031" calcext:value-type="float">
            <text:p>495031</text:p>
          </table:table-cell>
          <table:table-cell office:value-type="float" office:value="499993" calcext:value-type="float">
            <text:p>4999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L3</text:p>
          </table:table-cell>
          <table:table-cell office:value-type="float" office:value="4939" calcext:value-type="float">
            <text:p>4939</text:p>
          </table:table-cell>
          <table:table-cell office:value-type="float" office:value="513215" calcext:value-type="float">
            <text:p>513215</text:p>
          </table:table-cell>
          <table:table-cell office:value-type="float" office:value="518153" calcext:value-type="float">
            <text:p>5181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L3</text:p>
          </table:table-cell>
          <table:table-cell office:value-type="float" office:value="4938" calcext:value-type="float">
            <text:p>4938</text:p>
          </table:table-cell>
          <table:table-cell office:value-type="float" office:value="531403" calcext:value-type="float">
            <text:p>531403</text:p>
          </table:table-cell>
          <table:table-cell office:value-type="float" office:value="536340" calcext:value-type="float">
            <text:p>5363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L3</text:p>
          </table:table-cell>
          <table:table-cell office:value-type="float" office:value="4912" calcext:value-type="float">
            <text:p>4912</text:p>
          </table:table-cell>
          <table:table-cell office:value-type="float" office:value="549604" calcext:value-type="float">
            <text:p>549604</text:p>
          </table:table-cell>
          <table:table-cell office:value-type="float" office:value="554515" calcext:value-type="float">
            <text:p>5545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L3</text:p>
          </table:table-cell>
          <table:table-cell office:value-type="float" office:value="4933" calcext:value-type="float">
            <text:p>4933</text:p>
          </table:table-cell>
          <table:table-cell office:value-type="float" office:value="567805" calcext:value-type="float">
            <text:p>567805</text:p>
          </table:table-cell>
          <table:table-cell office:value-type="float" office:value="572737" calcext:value-type="float">
            <text:p>5727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9]]$wor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368" calcext:value-type="float">
            <text:p>32368</text:p>
          </table:table-cell>
          <table:table-cell office:value-type="float" office:value="35540" calcext:value-type="float">
            <text:p>35540</text:p>
          </table:table-cell>
          <table:table-cell office:value-type="float" office:value="3173" calcext:value-type="float">
            <text:p>3173</text:p>
          </table:table-cell>
          <table:table-cell office:value-type="float" office:value="3.176036" calcext:value-type="float">
            <text:p>3,1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540" calcext:value-type="float">
            <text:p>50540</text:p>
          </table:table-cell>
          <table:table-cell office:value-type="float" office:value="53645" calcext:value-type="float">
            <text:p>53645</text:p>
          </table:table-cell>
          <table:table-cell office:value-type="float" office:value="3106" calcext:value-type="float">
            <text:p>3106</text:p>
          </table:table-cell>
          <table:table-cell office:value-type="float" office:value="3.17487" calcext:value-type="float">
            <text:p>3,17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645" calcext:value-type="float">
            <text:p>68645</text:p>
          </table:table-cell>
          <table:table-cell office:value-type="float" office:value="71863" calcext:value-type="float">
            <text:p>71863</text:p>
          </table:table-cell>
          <table:table-cell office:value-type="float" office:value="3219" calcext:value-type="float">
            <text:p>3219</text:p>
          </table:table-cell>
          <table:table-cell office:value-type="float" office:value="3.152171" calcext:value-type="float">
            <text:p>3,1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6863" calcext:value-type="float">
            <text:p>86863</text:p>
          </table:table-cell>
          <table:table-cell office:value-type="float" office:value="89951" calcext:value-type="float">
            <text:p>89951</text:p>
          </table:table-cell>
          <table:table-cell office:value-type="float" office:value="3089" calcext:value-type="float">
            <text:p>3089</text:p>
          </table:table-cell>
          <table:table-cell office:value-type="float" office:value="3.219218" calcext:value-type="float">
            <text:p>3,2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4951" calcext:value-type="float">
            <text:p>104951</text:p>
          </table:table-cell>
          <table:table-cell office:value-type="float" office:value="108153" calcext:value-type="float">
            <text:p>108153</text:p>
          </table:table-cell>
          <table:table-cell office:value-type="float" office:value="3203" calcext:value-type="float">
            <text:p>3203</text:p>
          </table:table-cell>
          <table:table-cell office:value-type="float" office:value="3.166204" calcext:value-type="float">
            <text:p>3,17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3153" calcext:value-type="float">
            <text:p>123153</text:p>
          </table:table-cell>
          <table:table-cell office:value-type="float" office:value="126311" calcext:value-type="float">
            <text:p>126311</text:p>
          </table:table-cell>
          <table:table-cell office:value-type="float" office:value="3159" calcext:value-type="float">
            <text:p>3159</text:p>
          </table:table-cell>
          <table:table-cell office:value-type="float" office:value="3.190625" calcext:value-type="float">
            <text:p>3,19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1311" calcext:value-type="float">
            <text:p>141311</text:p>
          </table:table-cell>
          <table:table-cell office:value-type="float" office:value="144440" calcext:value-type="float">
            <text:p>144440</text:p>
          </table:table-cell>
          <table:table-cell office:value-type="float" office:value="3130" calcext:value-type="float">
            <text:p>3130</text:p>
          </table:table-cell>
          <table:table-cell office:value-type="float" office:value="3.232026" calcext:value-type="float">
            <text:p>3,23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9440" calcext:value-type="float">
            <text:p>159440</text:p>
          </table:table-cell>
          <table:table-cell office:value-type="float" office:value="162642" calcext:value-type="float">
            <text:p>162642</text:p>
          </table:table-cell>
          <table:table-cell office:value-type="float" office:value="3203" calcext:value-type="float">
            <text:p>3203</text:p>
          </table:table-cell>
          <table:table-cell office:value-type="float" office:value="3.201893" calcext:value-type="float">
            <text:p>3,2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7642" calcext:value-type="float">
            <text:p>177642</text:p>
          </table:table-cell>
          <table:table-cell office:value-type="float" office:value="180843" calcext:value-type="float">
            <text:p>180843</text:p>
          </table:table-cell>
          <table:table-cell office:value-type="float" office:value="3202" calcext:value-type="float">
            <text:p>3202</text:p>
          </table:table-cell>
          <table:table-cell office:value-type="float" office:value="3.171145" calcext:value-type="float">
            <text:p>3,17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95843" calcext:value-type="float">
            <text:p>195843</text:p>
          </table:table-cell>
          <table:table-cell office:value-type="float" office:value="199032" calcext:value-type="float">
            <text:p>199032</text:p>
          </table:table-cell>
          <table:table-cell office:value-type="float" office:value="3190" calcext:value-type="float">
            <text:p>3190</text:p>
          </table:table-cell>
          <table:table-cell office:value-type="float" office:value="3.202011" calcext:value-type="float">
            <text:p>3,2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14032" calcext:value-type="float">
            <text:p>214032</text:p>
          </table:table-cell>
          <table:table-cell office:value-type="float" office:value="217243" calcext:value-type="float">
            <text:p>217243</text:p>
          </table:table-cell>
          <table:table-cell office:value-type="float" office:value="3212" calcext:value-type="float">
            <text:p>3212</text:p>
          </table:table-cell>
          <table:table-cell office:value-type="float" office:value="3.259966" calcext:value-type="float">
            <text:p>3,26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32243" calcext:value-type="float">
            <text:p>232243</text:p>
          </table:table-cell>
          <table:table-cell office:value-type="float" office:value="235422" calcext:value-type="float">
            <text:p>235422</text:p>
          </table:table-cell>
          <table:table-cell office:value-type="float" office:value="3180" calcext:value-type="float">
            <text:p>3180</text:p>
          </table:table-cell>
          <table:table-cell office:value-type="float" office:value="3.281049" calcext:value-type="float">
            <text:p>3,28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50422" calcext:value-type="float">
            <text:p>250422</text:p>
          </table:table-cell>
          <table:table-cell office:value-type="float" office:value="253592" calcext:value-type="float">
            <text:p>253592</text:p>
          </table:table-cell>
          <table:table-cell office:value-type="float" office:value="3171" calcext:value-type="float">
            <text:p>3171</text:p>
          </table:table-cell>
          <table:table-cell office:value-type="float" office:value="3.253476" calcext:value-type="float">
            <text:p>3,2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68592" calcext:value-type="float">
            <text:p>268592</text:p>
          </table:table-cell>
          <table:table-cell office:value-type="float" office:value="271834" calcext:value-type="float">
            <text:p>271834</text:p>
          </table:table-cell>
          <table:table-cell office:value-type="float" office:value="3243" calcext:value-type="float">
            <text:p>3243</text:p>
          </table:table-cell>
          <table:table-cell office:value-type="float" office:value="3.140382" calcext:value-type="float">
            <text:p>3,14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86834" calcext:value-type="float">
            <text:p>286834</text:p>
          </table:table-cell>
          <table:table-cell office:value-type="float" office:value="289982" calcext:value-type="float">
            <text:p>289982</text:p>
          </table:table-cell>
          <table:table-cell office:value-type="float" office:value="3149" calcext:value-type="float">
            <text:p>3149</text:p>
          </table:table-cell>
          <table:table-cell office:value-type="float" office:value="3.237989" calcext:value-type="float">
            <text:p>3,24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04982" calcext:value-type="float">
            <text:p>304982</text:p>
          </table:table-cell>
          <table:table-cell office:value-type="float" office:value="308165" calcext:value-type="float">
            <text:p>308165</text:p>
          </table:table-cell>
          <table:table-cell office:value-type="float" office:value="3184" calcext:value-type="float">
            <text:p>3184</text:p>
          </table:table-cell>
          <table:table-cell office:value-type="float" office:value="3.235355" calcext:value-type="float">
            <text:p>3,24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23165" calcext:value-type="float">
            <text:p>323165</text:p>
          </table:table-cell>
          <table:table-cell office:value-type="float" office:value="326305" calcext:value-type="float">
            <text:p>326305</text:p>
          </table:table-cell>
          <table:table-cell office:value-type="float" office:value="3141" calcext:value-type="float">
            <text:p>3141</text:p>
          </table:table-cell>
          <table:table-cell office:value-type="float" office:value="3.255317" calcext:value-type="float">
            <text:p>3,26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41305" calcext:value-type="float">
            <text:p>341305</text:p>
          </table:table-cell>
          <table:table-cell office:value-type="float" office:value="344402" calcext:value-type="float">
            <text:p>344402</text:p>
          </table:table-cell>
          <table:table-cell office:value-type="float" office:value="3098" calcext:value-type="float">
            <text:p>3098</text:p>
          </table:table-cell>
          <table:table-cell office:value-type="float" office:value="3.278262" calcext:value-type="float">
            <text:p>3,28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59402" calcext:value-type="float">
            <text:p>359402</text:p>
          </table:table-cell>
          <table:table-cell office:value-type="float" office:value="362604" calcext:value-type="float">
            <text:p>362604</text:p>
          </table:table-cell>
          <table:table-cell office:value-type="float" office:value="3203" calcext:value-type="float">
            <text:p>3203</text:p>
          </table:table-cell>
          <table:table-cell office:value-type="float" office:value="3.203314" calcext:value-type="float">
            <text:p>3,2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77604" calcext:value-type="float">
            <text:p>377604</text:p>
          </table:table-cell>
          <table:table-cell office:value-type="float" office:value="380804" calcext:value-type="float">
            <text:p>380804</text:p>
          </table:table-cell>
          <table:table-cell office:value-type="float" office:value="3201" calcext:value-type="float">
            <text:p>3201</text:p>
          </table:table-cell>
          <table:table-cell office:value-type="float" office:value="3.220118" calcext:value-type="float">
            <text:p>3,22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95804" calcext:value-type="float">
            <text:p>395804</text:p>
          </table:table-cell>
          <table:table-cell office:value-type="float" office:value="398964" calcext:value-type="float">
            <text:p>398964</text:p>
          </table:table-cell>
          <table:table-cell office:value-type="float" office:value="3161" calcext:value-type="float">
            <text:p>3161</text:p>
          </table:table-cell>
          <table:table-cell office:value-type="float" office:value="3.232028" calcext:value-type="float">
            <text:p>3,23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13964" calcext:value-type="float">
            <text:p>413964</text:p>
          </table:table-cell>
          <table:table-cell office:value-type="float" office:value="417135" calcext:value-type="float">
            <text:p>417135</text:p>
          </table:table-cell>
          <table:table-cell office:value-type="float" office:value="3172" calcext:value-type="float">
            <text:p>3172</text:p>
          </table:table-cell>
          <table:table-cell office:value-type="float" office:value="3.382115" calcext:value-type="float">
            <text:p>3,38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32135" calcext:value-type="float">
            <text:p>432135</text:p>
          </table:table-cell>
          <table:table-cell office:value-type="float" office:value="435325" calcext:value-type="float">
            <text:p>435325</text:p>
          </table:table-cell>
          <table:table-cell office:value-type="float" office:value="3191" calcext:value-type="float">
            <text:p>3191</text:p>
          </table:table-cell>
          <table:table-cell office:value-type="float" office:value="3.34776" calcext:value-type="float">
            <text:p>3,35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50325" calcext:value-type="float">
            <text:p>450325</text:p>
          </table:table-cell>
          <table:table-cell office:value-type="float" office:value="453492" calcext:value-type="float">
            <text:p>453492</text:p>
          </table:table-cell>
          <table:table-cell office:value-type="float" office:value="3168" calcext:value-type="float">
            <text:p>3168</text:p>
          </table:table-cell>
          <table:table-cell office:value-type="float" office:value="3.291149" calcext:value-type="float">
            <text:p>3,29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68492" calcext:value-type="float">
            <text:p>468492</text:p>
          </table:table-cell>
          <table:table-cell office:value-type="float" office:value="471704" calcext:value-type="float">
            <text:p>471704</text:p>
          </table:table-cell>
          <table:table-cell office:value-type="float" office:value="3213" calcext:value-type="float">
            <text:p>3213</text:p>
          </table:table-cell>
          <table:table-cell office:value-type="float" office:value="3.213028" calcext:value-type="float">
            <text:p>3,21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86704" calcext:value-type="float">
            <text:p>486704</text:p>
          </table:table-cell>
          <table:table-cell office:value-type="float" office:value="490031" calcext:value-type="float">
            <text:p>490031</text:p>
          </table:table-cell>
          <table:table-cell office:value-type="float" office:value="3328" calcext:value-type="float">
            <text:p>3328</text:p>
          </table:table-cell>
          <table:table-cell office:value-type="float" office:value="3.171327" calcext:value-type="float">
            <text:p>3,17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05031" calcext:value-type="float">
            <text:p>505031</text:p>
          </table:table-cell>
          <table:table-cell office:value-type="float" office:value="508215" calcext:value-type="float">
            <text:p>508215</text:p>
          </table:table-cell>
          <table:table-cell office:value-type="float" office:value="3185" calcext:value-type="float">
            <text:p>3185</text:p>
          </table:table-cell>
          <table:table-cell office:value-type="float" office:value="3.241088" calcext:value-type="float">
            <text:p>3,24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23215" calcext:value-type="float">
            <text:p>523215</text:p>
          </table:table-cell>
          <table:table-cell office:value-type="float" office:value="526403" calcext:value-type="float">
            <text:p>526403</text:p>
          </table:table-cell>
          <table:table-cell office:value-type="float" office:value="3189" calcext:value-type="float">
            <text:p>3189</text:p>
          </table:table-cell>
          <table:table-cell office:value-type="float" office:value="3.27339" calcext:value-type="float">
            <text:p>3,27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41403" calcext:value-type="float">
            <text:p>541403</text:p>
          </table:table-cell>
          <table:table-cell office:value-type="float" office:value="544604" calcext:value-type="float">
            <text:p>544604</text:p>
          </table:table-cell>
          <table:table-cell office:value-type="float" office:value="3202" calcext:value-type="float">
            <text:p>3202</text:p>
          </table:table-cell>
          <table:table-cell office:value-type="float" office:value="3.282443" calcext:value-type="float">
            <text:p>3,28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59604" calcext:value-type="float">
            <text:p>559604</text:p>
          </table:table-cell>
          <table:table-cell office:value-type="float" office:value="562805" calcext:value-type="float">
            <text:p>562805</text:p>
          </table:table-cell>
          <table:table-cell office:value-type="float" office:value="3202" calcext:value-type="float">
            <text:p>3202</text:p>
          </table:table-cell>
          <table:table-cell office:value-type="float" office:value="3.263706" calcext:value-type="float">
            <text:p>3,26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746:.D775])" office:value-type="float" office:value="45.4036937076583" calcext:value-type="float">
            <text:p>45,4</text:p>
          </table:table-cell>
          <table:table-cell table:formula="of:=STDEV([.E746:.E775])" office:value-type="float" office:value="0.0554095790393745" calcext:value-type="float">
            <text:p>0,0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746:.D775])" office:value-type="float" office:value="3182.23333333333" calcext:value-type="float">
            <text:p>3182,23</text:p>
          </table:table-cell>
          <table:table-cell table:formula="of:=AVERAGE([.E746:.E775])" office:value-type="float" office:value="3.2316487" calcext:value-type="float">
            <text:p>3,2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MEDIAN([.D746:.D775])" office:value-type="float" office:value="3187" calcext:value-type="float">
            <text:p>3187</text:p>
          </table:table-cell>
          <table:table-cell table:formula="of:=MEDIAN([.E746:.E775])" office:value-type="float" office:value="3.232027" calcext:value-type="float">
            <text:p>3,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9]]$adjus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2" office:value-type="string" calcext:value-type="string" table:number-columns-spanned="5" table:number-rows-spanned="1">
            <text:p>READ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[[10]]$baseli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392553" calcext:value-type="float">
            <text:p>0,94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10]]$peak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392553" calcext:value-type="float">
            <text:p>0,94</text:p>
          </table:table-cell>
          <table:table-cell office:value-type="float" office:value="1.7517118" calcext:value-type="float">
            <text:p>1,75</text:p>
          </table:table-cell>
          <table:table-cell office:value-type="float" office:value="3.3766249" calcext:value-type="float">
            <text:p>3,3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10]]$threshol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449402" calcext:value-type="float">
            <text:p>1,45</text:p>
          </table:table-cell>
          <table:table-cell office:value-type="float" office:value="2.677534" calcext:value-type="float">
            <text:p>2,68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10]]$no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7.39247" calcext:value-type="float">
            <text:p>17,39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10]]$mark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unid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en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L3</text:p>
          </table:table-cell>
          <table:table-cell office:value-type="float" office:value="5060" calcext:value-type="float">
            <text:p>5060</text:p>
          </table:table-cell>
          <table:table-cell office:value-type="float" office:value="23592" calcext:value-type="float">
            <text:p>23592</text:p>
          </table:table-cell>
          <table:table-cell office:value-type="float" office:value="28651" calcext:value-type="float">
            <text:p>286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L3</text:p>
          </table:table-cell>
          <table:table-cell office:value-type="float" office:value="4950" calcext:value-type="float">
            <text:p>4950</text:p>
          </table:table-cell>
          <table:table-cell office:value-type="float" office:value="38967" calcext:value-type="float">
            <text:p>38967</text:p>
          </table:table-cell>
          <table:table-cell office:value-type="float" office:value="43916" calcext:value-type="float">
            <text:p>439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L3</text:p>
          </table:table-cell>
          <table:table-cell office:value-type="float" office:value="4930" calcext:value-type="float">
            <text:p>4930</text:p>
          </table:table-cell>
          <table:table-cell office:value-type="float" office:value="54255" calcext:value-type="float">
            <text:p>54255</text:p>
          </table:table-cell>
          <table:table-cell office:value-type="float" office:value="59184" calcext:value-type="float">
            <text:p>591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L3</text:p>
          </table:table-cell>
          <table:table-cell office:value-type="float" office:value="4943" calcext:value-type="float">
            <text:p>4943</text:p>
          </table:table-cell>
          <table:table-cell office:value-type="float" office:value="69516" calcext:value-type="float">
            <text:p>69516</text:p>
          </table:table-cell>
          <table:table-cell office:value-type="float" office:value="74458" calcext:value-type="float">
            <text:p>744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L3</text:p>
          </table:table-cell>
          <table:table-cell office:value-type="float" office:value="4945" calcext:value-type="float">
            <text:p>4945</text:p>
          </table:table-cell>
          <table:table-cell office:value-type="float" office:value="84805" calcext:value-type="float">
            <text:p>84805</text:p>
          </table:table-cell>
          <table:table-cell office:value-type="float" office:value="89749" calcext:value-type="float">
            <text:p>897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L3</text:p>
          </table:table-cell>
          <table:table-cell office:value-type="float" office:value="4936" calcext:value-type="float">
            <text:p>4936</text:p>
          </table:table-cell>
          <table:table-cell office:value-type="float" office:value="100076" calcext:value-type="float">
            <text:p>100076</text:p>
          </table:table-cell>
          <table:table-cell office:value-type="float" office:value="105011" calcext:value-type="float">
            <text:p>1050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L3</text:p>
          </table:table-cell>
          <table:table-cell office:value-type="float" office:value="4937" calcext:value-type="float">
            <text:p>4937</text:p>
          </table:table-cell>
          <table:table-cell office:value-type="float" office:value="115376" calcext:value-type="float">
            <text:p>115376</text:p>
          </table:table-cell>
          <table:table-cell office:value-type="float" office:value="120312" calcext:value-type="float">
            <text:p>1203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L3</text:p>
          </table:table-cell>
          <table:table-cell office:value-type="float" office:value="2704" calcext:value-type="float">
            <text:p>2704</text:p>
          </table:table-cell>
          <table:table-cell office:value-type="float" office:value="130655" calcext:value-type="float">
            <text:p>130655</text:p>
          </table:table-cell>
          <table:table-cell office:value-type="float" office:value="133358" calcext:value-type="float">
            <text:p>1333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L3</text:p>
          </table:table-cell>
          <table:table-cell office:value-type="float" office:value="4544" calcext:value-type="float">
            <text:p>4544</text:p>
          </table:table-cell>
          <table:table-cell office:value-type="float" office:value="145916" calcext:value-type="float">
            <text:p>145916</text:p>
          </table:table-cell>
          <table:table-cell office:value-type="float" office:value="150459" calcext:value-type="float">
            <text:p>15045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L3</text:p>
          </table:table-cell>
          <table:table-cell office:value-type="float" office:value="2868" calcext:value-type="float">
            <text:p>2868</text:p>
          </table:table-cell>
          <table:table-cell office:value-type="float" office:value="161165" calcext:value-type="float">
            <text:p>161165</text:p>
          </table:table-cell>
          <table:table-cell office:value-type="float" office:value="164032" calcext:value-type="float">
            <text:p>1640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L3</text:p>
          </table:table-cell>
          <table:table-cell office:value-type="float" office:value="4957" calcext:value-type="float">
            <text:p>4957</text:p>
          </table:table-cell>
          <table:table-cell office:value-type="float" office:value="176422" calcext:value-type="float">
            <text:p>176422</text:p>
          </table:table-cell>
          <table:table-cell office:value-type="float" office:value="181378" calcext:value-type="float">
            <text:p>1813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L3</text:p>
          </table:table-cell>
          <table:table-cell office:value-type="float" office:value="4935" calcext:value-type="float">
            <text:p>4935</text:p>
          </table:table-cell>
          <table:table-cell office:value-type="float" office:value="191716" calcext:value-type="float">
            <text:p>191716</text:p>
          </table:table-cell>
          <table:table-cell office:value-type="float" office:value="196650" calcext:value-type="float">
            <text:p>1966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L3</text:p>
          </table:table-cell>
          <table:table-cell office:value-type="float" office:value="4954" calcext:value-type="float">
            <text:p>4954</text:p>
          </table:table-cell>
          <table:table-cell office:value-type="float" office:value="206974" calcext:value-type="float">
            <text:p>206974</text:p>
          </table:table-cell>
          <table:table-cell office:value-type="float" office:value="211927" calcext:value-type="float">
            <text:p>2119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L3</text:p>
          </table:table-cell>
          <table:table-cell office:value-type="float" office:value="4947" calcext:value-type="float">
            <text:p>4947</text:p>
          </table:table-cell>
          <table:table-cell office:value-type="float" office:value="222277" calcext:value-type="float">
            <text:p>222277</text:p>
          </table:table-cell>
          <table:table-cell office:value-type="float" office:value="227223" calcext:value-type="float">
            <text:p>2272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L3</text:p>
          </table:table-cell>
          <table:table-cell office:value-type="float" office:value="4936" calcext:value-type="float">
            <text:p>4936</text:p>
          </table:table-cell>
          <table:table-cell office:value-type="float" office:value="237594" calcext:value-type="float">
            <text:p>237594</text:p>
          </table:table-cell>
          <table:table-cell office:value-type="float" office:value="242529" calcext:value-type="float">
            <text:p>2425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252885" calcext:value-type="float">
            <text:p>252885</text:p>
          </table:table-cell>
          <table:table-cell office:value-type="float" office:value="257825" calcext:value-type="float">
            <text:p>2578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268185" calcext:value-type="float">
            <text:p>268185</text:p>
          </table:table-cell>
          <table:table-cell office:value-type="float" office:value="273125" calcext:value-type="float">
            <text:p>2731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L3</text:p>
          </table:table-cell>
          <table:table-cell office:value-type="float" office:value="4936" calcext:value-type="float">
            <text:p>4936</text:p>
          </table:table-cell>
          <table:table-cell office:value-type="float" office:value="283505" calcext:value-type="float">
            <text:p>283505</text:p>
          </table:table-cell>
          <table:table-cell office:value-type="float" office:value="288440" calcext:value-type="float">
            <text:p>2884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L3</text:p>
          </table:table-cell>
          <table:table-cell office:value-type="float" office:value="4921" calcext:value-type="float">
            <text:p>4921</text:p>
          </table:table-cell>
          <table:table-cell office:value-type="float" office:value="298792" calcext:value-type="float">
            <text:p>298792</text:p>
          </table:table-cell>
          <table:table-cell office:value-type="float" office:value="303712" calcext:value-type="float">
            <text:p>3037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L3</text:p>
          </table:table-cell>
          <table:table-cell office:value-type="float" office:value="4946" calcext:value-type="float">
            <text:p>4946</text:p>
          </table:table-cell>
          <table:table-cell office:value-type="float" office:value="314074" calcext:value-type="float">
            <text:p>314074</text:p>
          </table:table-cell>
          <table:table-cell office:value-type="float" office:value="319019" calcext:value-type="float">
            <text:p>3190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L3</text:p>
          </table:table-cell>
          <table:table-cell office:value-type="float" office:value="4911" calcext:value-type="float">
            <text:p>4911</text:p>
          </table:table-cell>
          <table:table-cell office:value-type="float" office:value="329403" calcext:value-type="float">
            <text:p>329403</text:p>
          </table:table-cell>
          <table:table-cell office:value-type="float" office:value="334313" calcext:value-type="float">
            <text:p>3343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L3</text:p>
          </table:table-cell>
          <table:table-cell office:value-type="float" office:value="4907" calcext:value-type="float">
            <text:p>4907</text:p>
          </table:table-cell>
          <table:table-cell office:value-type="float" office:value="344715" calcext:value-type="float">
            <text:p>344715</text:p>
          </table:table-cell>
          <table:table-cell office:value-type="float" office:value="349621" calcext:value-type="float">
            <text:p>3496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09" calcext:value-type="float">
            <text:p>209</text:p>
          </table:table-cell>
          <table:table-cell office:value-type="string" calcext:value-type="string">
            <text:p>L3</text:p>
          </table:table-cell>
          <table:table-cell office:value-type="float" office:value="4918" calcext:value-type="float">
            <text:p>4918</text:p>
          </table:table-cell>
          <table:table-cell office:value-type="float" office:value="359973" calcext:value-type="float">
            <text:p>359973</text:p>
          </table:table-cell>
          <table:table-cell office:value-type="float" office:value="364890" calcext:value-type="float">
            <text:p>3648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L3</text:p>
          </table:table-cell>
          <table:table-cell office:value-type="float" office:value="4940" calcext:value-type="float">
            <text:p>4940</text:p>
          </table:table-cell>
          <table:table-cell office:value-type="float" office:value="375215" calcext:value-type="float">
            <text:p>375215</text:p>
          </table:table-cell>
          <table:table-cell office:value-type="float" office:value="380154" calcext:value-type="float">
            <text:p>3801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30" calcext:value-type="float">
            <text:p>230</text:p>
          </table:table-cell>
          <table:table-cell office:value-type="string" calcext:value-type="string">
            <text:p>L3</text:p>
          </table:table-cell>
          <table:table-cell office:value-type="float" office:value="4937" calcext:value-type="float">
            <text:p>4937</text:p>
          </table:table-cell>
          <table:table-cell office:value-type="float" office:value="390503" calcext:value-type="float">
            <text:p>390503</text:p>
          </table:table-cell>
          <table:table-cell office:value-type="float" office:value="395439" calcext:value-type="float">
            <text:p>3954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L3</text:p>
          </table:table-cell>
          <table:table-cell office:value-type="float" office:value="4953" calcext:value-type="float">
            <text:p>4953</text:p>
          </table:table-cell>
          <table:table-cell office:value-type="float" office:value="405816" calcext:value-type="float">
            <text:p>405816</text:p>
          </table:table-cell>
          <table:table-cell office:value-type="float" office:value="410768" calcext:value-type="float">
            <text:p>4107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L3</text:p>
          </table:table-cell>
          <table:table-cell office:value-type="float" office:value="4943" calcext:value-type="float">
            <text:p>4943</text:p>
          </table:table-cell>
          <table:table-cell office:value-type="float" office:value="421116" calcext:value-type="float">
            <text:p>421116</text:p>
          </table:table-cell>
          <table:table-cell office:value-type="float" office:value="426058" calcext:value-type="float">
            <text:p>4260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71" calcext:value-type="float">
            <text:p>271</text:p>
          </table:table-cell>
          <table:table-cell office:value-type="string" calcext:value-type="string">
            <text:p>L3</text:p>
          </table:table-cell>
          <table:table-cell office:value-type="float" office:value="4938" calcext:value-type="float">
            <text:p>4938</text:p>
          </table:table-cell>
          <table:table-cell office:value-type="float" office:value="436414" calcext:value-type="float">
            <text:p>436414</text:p>
          </table:table-cell>
          <table:table-cell office:value-type="float" office:value="441351" calcext:value-type="float">
            <text:p>4413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80" calcext:value-type="float">
            <text:p>280</text:p>
          </table:table-cell>
          <table:table-cell office:value-type="string" calcext:value-type="string">
            <text:p>L3</text:p>
          </table:table-cell>
          <table:table-cell office:value-type="float" office:value="4941" calcext:value-type="float">
            <text:p>4941</text:p>
          </table:table-cell>
          <table:table-cell office:value-type="float" office:value="451695" calcext:value-type="float">
            <text:p>451695</text:p>
          </table:table-cell>
          <table:table-cell office:value-type="float" office:value="456635" calcext:value-type="float">
            <text:p>4566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L3</text:p>
          </table:table-cell>
          <table:table-cell office:value-type="float" office:value="4943" calcext:value-type="float">
            <text:p>4943</text:p>
          </table:table-cell>
          <table:table-cell office:value-type="float" office:value="466976" calcext:value-type="float">
            <text:p>466976</text:p>
          </table:table-cell>
          <table:table-cell office:value-type="float" office:value="471918" calcext:value-type="float">
            <text:p>4719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L3</text:p>
          </table:table-cell>
          <table:table-cell office:value-type="float" office:value="4935" calcext:value-type="float">
            <text:p>4935</text:p>
          </table:table-cell>
          <table:table-cell office:value-type="float" office:value="482274" calcext:value-type="float">
            <text:p>482274</text:p>
          </table:table-cell>
          <table:table-cell office:value-type="float" office:value="487208" calcext:value-type="float">
            <text:p>4872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10]]$wor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592" calcext:value-type="float">
            <text:p>33592</text:p>
          </table:table-cell>
          <table:table-cell office:value-type="float" office:value="33967" calcext:value-type="float">
            <text:p>33967</text:p>
          </table:table-cell>
          <table:table-cell office:value-type="float" office:value="376" calcext:value-type="float">
            <text:p>376</text:p>
          </table:table-cell>
          <table:table-cell office:value-type="float" office:value="1.68911" calcext:value-type="float">
            <text:p>1,69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8967" calcext:value-type="float">
            <text:p>48967</text:p>
          </table:table-cell>
          <table:table-cell office:value-type="float" office:value="49255" calcext:value-type="float">
            <text:p>49255</text:p>
          </table:table-cell>
          <table:table-cell office:value-type="float" office:value="289" calcext:value-type="float">
            <text:p>289</text:p>
          </table:table-cell>
          <table:table-cell office:value-type="float" office:value="2.204958" calcext:value-type="float">
            <text:p>2,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4255" calcext:value-type="float">
            <text:p>64255</text:p>
          </table:table-cell>
          <table:table-cell office:value-type="float" office:value="64516" calcext:value-type="float">
            <text:p>64516</text:p>
          </table:table-cell>
          <table:table-cell office:value-type="float" office:value="262" calcext:value-type="float">
            <text:p>262</text:p>
          </table:table-cell>
          <table:table-cell office:value-type="float" office:value="2.223108" calcext:value-type="float">
            <text:p>2,2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9516" calcext:value-type="float">
            <text:p>79516</text:p>
          </table:table-cell>
          <table:table-cell office:value-type="float" office:value="79805" calcext:value-type="float">
            <text:p>79805</text:p>
          </table:table-cell>
          <table:table-cell office:value-type="float" office:value="290" calcext:value-type="float">
            <text:p>290</text:p>
          </table:table-cell>
          <table:table-cell office:value-type="float" office:value="2.215809" calcext:value-type="float">
            <text:p>2,2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4805" calcext:value-type="float">
            <text:p>94805</text:p>
          </table:table-cell>
          <table:table-cell office:value-type="float" office:value="95076" calcext:value-type="float">
            <text:p>95076</text:p>
          </table:table-cell>
          <table:table-cell office:value-type="float" office:value="272" calcext:value-type="float">
            <text:p>272</text:p>
          </table:table-cell>
          <table:table-cell office:value-type="float" office:value="2.304854" calcext:value-type="float">
            <text:p>2,3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0076" calcext:value-type="float">
            <text:p>110076</text:p>
          </table:table-cell>
          <table:table-cell office:value-type="float" office:value="110376" calcext:value-type="float">
            <text:p>110376</text:p>
          </table:table-cell>
          <table:table-cell office:value-type="float" office:value="301" calcext:value-type="float">
            <text:p>301</text:p>
          </table:table-cell>
          <table:table-cell office:value-type="float" office:value="2.206982" calcext:value-type="float">
            <text:p>2,21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5376" calcext:value-type="float">
            <text:p>125376</text:p>
          </table:table-cell>
          <table:table-cell office:value-type="float" office:value="125655" calcext:value-type="float">
            <text:p>125655</text:p>
          </table:table-cell>
          <table:table-cell office:value-type="float" office:value="280" calcext:value-type="float">
            <text:p>280</text:p>
          </table:table-cell>
          <table:table-cell office:value-type="float" office:value="2.367001" calcext:value-type="float">
            <text:p>2,37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0655" calcext:value-type="float">
            <text:p>140655</text:p>
          </table:table-cell>
          <table:table-cell office:value-type="float" office:value="140916" calcext:value-type="float">
            <text:p>140916</text:p>
          </table:table-cell>
          <table:table-cell office:value-type="float" office:value="262" calcext:value-type="float">
            <text:p>262</text:p>
          </table:table-cell>
          <table:table-cell office:value-type="float" office:value="2.350823" calcext:value-type="float">
            <text:p>2,3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5916" calcext:value-type="float">
            <text:p>155916</text:p>
          </table:table-cell>
          <table:table-cell office:value-type="float" office:value="156165" calcext:value-type="float">
            <text:p>156165</text:p>
          </table:table-cell>
          <table:table-cell office:value-type="float" office:value="250" calcext:value-type="float">
            <text:p>250</text:p>
          </table:table-cell>
          <table:table-cell office:value-type="float" office:value="2.567133" calcext:value-type="float">
            <text:p>2,57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1165" calcext:value-type="float">
            <text:p>171165</text:p>
          </table:table-cell>
          <table:table-cell office:value-type="float" office:value="171422" calcext:value-type="float">
            <text:p>171422</text:p>
          </table:table-cell>
          <table:table-cell office:value-type="float" office:value="258" calcext:value-type="float">
            <text:p>258</text:p>
          </table:table-cell>
          <table:table-cell office:value-type="float" office:value="2.414467" calcext:value-type="float">
            <text:p>2,41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86422" calcext:value-type="float">
            <text:p>186422</text:p>
          </table:table-cell>
          <table:table-cell office:value-type="float" office:value="186716" calcext:value-type="float">
            <text:p>186716</text:p>
          </table:table-cell>
          <table:table-cell office:value-type="float" office:value="295" calcext:value-type="float">
            <text:p>295</text:p>
          </table:table-cell>
          <table:table-cell office:value-type="float" office:value="2.281368" calcext:value-type="float">
            <text:p>2,28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1716" calcext:value-type="float">
            <text:p>201716</text:p>
          </table:table-cell>
          <table:table-cell office:value-type="float" office:value="201974" calcext:value-type="float">
            <text:p>201974</text:p>
          </table:table-cell>
          <table:table-cell office:value-type="float" office:value="259" calcext:value-type="float">
            <text:p>259</text:p>
          </table:table-cell>
          <table:table-cell office:value-type="float" office:value="2.413984" calcext:value-type="float">
            <text:p>2,41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974" calcext:value-type="float">
            <text:p>216974</text:p>
          </table:table-cell>
          <table:table-cell office:value-type="float" office:value="217277" calcext:value-type="float">
            <text:p>217277</text:p>
          </table:table-cell>
          <table:table-cell office:value-type="float" office:value="304" calcext:value-type="float">
            <text:p>304</text:p>
          </table:table-cell>
          <table:table-cell office:value-type="float" office:value="2.267785" calcext:value-type="float">
            <text:p>2,27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32277" calcext:value-type="float">
            <text:p>232277</text:p>
          </table:table-cell>
          <table:table-cell office:value-type="float" office:value="232594" calcext:value-type="float">
            <text:p>232594</text:p>
          </table:table-cell>
          <table:table-cell office:value-type="float" office:value="318" calcext:value-type="float">
            <text:p>318</text:p>
          </table:table-cell>
          <table:table-cell office:value-type="float" office:value="2.235075" calcext:value-type="float">
            <text:p>2,24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47594" calcext:value-type="float">
            <text:p>247594</text:p>
          </table:table-cell>
          <table:table-cell office:value-type="float" office:value="247885" calcext:value-type="float">
            <text:p>247885</text:p>
          </table:table-cell>
          <table:table-cell office:value-type="float" office:value="292" calcext:value-type="float">
            <text:p>292</text:p>
          </table:table-cell>
          <table:table-cell office:value-type="float" office:value="2.381161" calcext:value-type="float">
            <text:p>2,38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62885" calcext:value-type="float">
            <text:p>262885</text:p>
          </table:table-cell>
          <table:table-cell office:value-type="float" office:value="263185" calcext:value-type="float">
            <text:p>263185</text:p>
          </table:table-cell>
          <table:table-cell office:value-type="float" office:value="301" calcext:value-type="float">
            <text:p>301</text:p>
          </table:table-cell>
          <table:table-cell office:value-type="float" office:value="2.253815" calcext:value-type="float">
            <text:p>2,2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78185" calcext:value-type="float">
            <text:p>278185</text:p>
          </table:table-cell>
          <table:table-cell office:value-type="float" office:value="278505" calcext:value-type="float">
            <text:p>278505</text:p>
          </table:table-cell>
          <table:table-cell office:value-type="float" office:value="321" calcext:value-type="float">
            <text:p>321</text:p>
          </table:table-cell>
          <table:table-cell office:value-type="float" office:value="2.216842" calcext:value-type="float">
            <text:p>2,22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93505" calcext:value-type="float">
            <text:p>293505</text:p>
          </table:table-cell>
          <table:table-cell office:value-type="float" office:value="293792" calcext:value-type="float">
            <text:p>293792</text:p>
          </table:table-cell>
          <table:table-cell office:value-type="float" office:value="288" calcext:value-type="float">
            <text:p>288</text:p>
          </table:table-cell>
          <table:table-cell office:value-type="float" office:value="2.290311" calcext:value-type="float">
            <text:p>2,29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08792" calcext:value-type="float">
            <text:p>308792</text:p>
          </table:table-cell>
          <table:table-cell office:value-type="float" office:value="309074" calcext:value-type="float">
            <text:p>309074</text:p>
          </table:table-cell>
          <table:table-cell office:value-type="float" office:value="283" calcext:value-type="float">
            <text:p>283</text:p>
          </table:table-cell>
          <table:table-cell office:value-type="float" office:value="2.302021" calcext:value-type="float">
            <text:p>2,3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24074" calcext:value-type="float">
            <text:p>324074</text:p>
          </table:table-cell>
          <table:table-cell office:value-type="float" office:value="324403" calcext:value-type="float">
            <text:p>324403</text:p>
          </table:table-cell>
          <table:table-cell office:value-type="float" office:value="330" calcext:value-type="float">
            <text:p>330</text:p>
          </table:table-cell>
          <table:table-cell office:value-type="float" office:value="2.098036" calcext:value-type="float">
            <text:p>2,1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39403" calcext:value-type="float">
            <text:p>339403</text:p>
          </table:table-cell>
          <table:table-cell office:value-type="float" office:value="339715" calcext:value-type="float">
            <text:p>339715</text:p>
          </table:table-cell>
          <table:table-cell office:value-type="float" office:value="313" calcext:value-type="float">
            <text:p>313</text:p>
          </table:table-cell>
          <table:table-cell office:value-type="float" office:value="2.179631" calcext:value-type="float">
            <text:p>2,18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54715" calcext:value-type="float">
            <text:p>354715</text:p>
          </table:table-cell>
          <table:table-cell office:value-type="float" office:value="354973" calcext:value-type="float">
            <text:p>354973</text:p>
          </table:table-cell>
          <table:table-cell office:value-type="float" office:value="259" calcext:value-type="float">
            <text:p>259</text:p>
          </table:table-cell>
          <table:table-cell office:value-type="float" office:value="2.271092" calcext:value-type="float">
            <text:p>2,27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69973" calcext:value-type="float">
            <text:p>369973</text:p>
          </table:table-cell>
          <table:table-cell office:value-type="float" office:value="370215" calcext:value-type="float">
            <text:p>370215</text:p>
          </table:table-cell>
          <table:table-cell office:value-type="float" office:value="243" calcext:value-type="float">
            <text:p>243</text:p>
          </table:table-cell>
          <table:table-cell office:value-type="float" office:value="2.36996" calcext:value-type="float">
            <text:p>2,37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85215" calcext:value-type="float">
            <text:p>385215</text:p>
          </table:table-cell>
          <table:table-cell office:value-type="float" office:value="385503" calcext:value-type="float">
            <text:p>385503</text:p>
          </table:table-cell>
          <table:table-cell office:value-type="float" office:value="289" calcext:value-type="float">
            <text:p>289</text:p>
          </table:table-cell>
          <table:table-cell office:value-type="float" office:value="2.22564" calcext:value-type="float">
            <text:p>2,23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00503" calcext:value-type="float">
            <text:p>400503</text:p>
          </table:table-cell>
          <table:table-cell office:value-type="float" office:value="400816" calcext:value-type="float">
            <text:p>400816</text:p>
          </table:table-cell>
          <table:table-cell office:value-type="float" office:value="314" calcext:value-type="float">
            <text:p>314</text:p>
          </table:table-cell>
          <table:table-cell office:value-type="float" office:value="2.217602" calcext:value-type="float">
            <text:p>2,22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15816" calcext:value-type="float">
            <text:p>415816</text:p>
          </table:table-cell>
          <table:table-cell office:value-type="float" office:value="416116" calcext:value-type="float">
            <text:p>416116</text:p>
          </table:table-cell>
          <table:table-cell office:value-type="float" office:value="301" calcext:value-type="float">
            <text:p>301</text:p>
          </table:table-cell>
          <table:table-cell office:value-type="float" office:value="2.296567" calcext:value-type="float">
            <text:p>2,3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31116" calcext:value-type="float">
            <text:p>431116</text:p>
          </table:table-cell>
          <table:table-cell office:value-type="float" office:value="431414" calcext:value-type="float">
            <text:p>431414</text:p>
          </table:table-cell>
          <table:table-cell office:value-type="float" office:value="299" calcext:value-type="float">
            <text:p>299</text:p>
          </table:table-cell>
          <table:table-cell office:value-type="float" office:value="2.279284" calcext:value-type="float">
            <text:p>2,28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46414" calcext:value-type="float">
            <text:p>446414</text:p>
          </table:table-cell>
          <table:table-cell office:value-type="float" office:value="446695" calcext:value-type="float">
            <text:p>446695</text:p>
          </table:table-cell>
          <table:table-cell office:value-type="float" office:value="282" calcext:value-type="float">
            <text:p>282</text:p>
          </table:table-cell>
          <table:table-cell office:value-type="float" office:value="2.384528" calcext:value-type="float">
            <text:p>2,38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61695" calcext:value-type="float">
            <text:p>461695</text:p>
          </table:table-cell>
          <table:table-cell office:value-type="float" office:value="461976" calcext:value-type="float">
            <text:p>461976</text:p>
          </table:table-cell>
          <table:table-cell office:value-type="float" office:value="282" calcext:value-type="float">
            <text:p>282</text:p>
          </table:table-cell>
          <table:table-cell office:value-type="float" office:value="2.48668" calcext:value-type="float">
            <text:p>2,49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76976" calcext:value-type="float">
            <text:p>476976</text:p>
          </table:table-cell>
          <table:table-cell office:value-type="float" office:value="477274" calcext:value-type="float">
            <text:p>477274</text:p>
          </table:table-cell>
          <table:table-cell office:value-type="float" office:value="299" calcext:value-type="float">
            <text:p>299</text:p>
          </table:table-cell>
          <table:table-cell office:value-type="float" office:value="2.296621" calcext:value-type="float">
            <text:p>2,3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833:.D862])" office:value-type="float" office:value="27.2417023114854" calcext:value-type="float">
            <text:p>27,24</text:p>
          </table:table-cell>
          <table:table-cell table:formula="of:=STDEV([.E833:.E862])" office:value-type="float" office:value="0.14725458913332" calcext:value-type="float">
            <text:p>0,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833:.D862])" office:value-type="float" office:value="290.4" calcext:value-type="float">
            <text:p>290,4</text:p>
          </table:table-cell>
          <table:table-cell table:formula="of:=AVERAGE([.E833:.E862])" office:value-type="float" office:value="2.27640826666667" calcext:value-type="float">
            <text:p>2,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MEDIAN([.D833:.D862])" office:value-type="float" office:value="289.5" calcext:value-type="float">
            <text:p>289,5</text:p>
          </table:table-cell>
          <table:table-cell table:formula="of:=MEDIAN([.E833:.E862])" office:value-type="float" office:value="2.280326" calcext:value-type="float">
            <text:p>2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10]]$adjus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2.5" calcext:value-type="float">
            <text:p>2,5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2" office:value-type="string" calcext:value-type="string" table:number-columns-spanned="5" table:number-rows-spanned="1">
            <text:p>WRITE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[[11]]$baseli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247225" calcext:value-type="float">
            <text:p>0,92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11]]$peak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9247225" calcext:value-type="float">
            <text:p>0,92</text:p>
          </table:table-cell>
          <table:table-cell office:value-type="float" office:value="1.7974281" calcext:value-type="float">
            <text:p>1,8</text:p>
          </table:table-cell>
          <table:table-cell office:value-type="float" office:value="3.3973884" calcext:value-type="float">
            <text:p>3,4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11]]$threshol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506526" calcext:value-type="float">
            <text:p>1,51</text:p>
          </table:table-cell>
          <table:table-cell office:value-type="float" office:value="2.898699" calcext:value-type="float">
            <text:p>2,9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11]]$no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67.66646" calcext:value-type="float">
            <text:p>67,67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11]]$mark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unid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en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3</text:p>
          </table:table-cell>
          <table:table-cell office:value-type="float" office:value="4937" calcext:value-type="float">
            <text:p>4937</text:p>
          </table:table-cell>
          <table:table-cell office:value-type="float" office:value="23293" calcext:value-type="float">
            <text:p>23293</text:p>
          </table:table-cell>
          <table:table-cell office:value-type="float" office:value="28229" calcext:value-type="float">
            <text:p>282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3</text:p>
          </table:table-cell>
          <table:table-cell office:value-type="float" office:value="5000" calcext:value-type="float">
            <text:p>5000</text:p>
          </table:table-cell>
          <table:table-cell office:value-type="float" office:value="39160" calcext:value-type="float">
            <text:p>39160</text:p>
          </table:table-cell>
          <table:table-cell office:value-type="float" office:value="44159" calcext:value-type="float">
            <text:p>441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L3</text:p>
          </table:table-cell>
          <table:table-cell office:value-type="float" office:value="4965" calcext:value-type="float">
            <text:p>4965</text:p>
          </table:table-cell>
          <table:table-cell office:value-type="float" office:value="55050" calcext:value-type="float">
            <text:p>55050</text:p>
          </table:table-cell>
          <table:table-cell office:value-type="float" office:value="60014" calcext:value-type="float">
            <text:p>600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L3</text:p>
          </table:table-cell>
          <table:table-cell office:value-type="float" office:value="4955" calcext:value-type="float">
            <text:p>4955</text:p>
          </table:table-cell>
          <table:table-cell office:value-type="float" office:value="70946" calcext:value-type="float">
            <text:p>70946</text:p>
          </table:table-cell>
          <table:table-cell office:value-type="float" office:value="75900" calcext:value-type="float">
            <text:p>759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L3</text:p>
          </table:table-cell>
          <table:table-cell office:value-type="float" office:value="5061" calcext:value-type="float">
            <text:p>5061</text:p>
          </table:table-cell>
          <table:table-cell office:value-type="float" office:value="86778" calcext:value-type="float">
            <text:p>86778</text:p>
          </table:table-cell>
          <table:table-cell office:value-type="float" office:value="91838" calcext:value-type="float">
            <text:p>918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L3</text:p>
          </table:table-cell>
          <table:table-cell office:value-type="float" office:value="5084" calcext:value-type="float">
            <text:p>5084</text:p>
          </table:table-cell>
          <table:table-cell office:value-type="float" office:value="102621" calcext:value-type="float">
            <text:p>102621</text:p>
          </table:table-cell>
          <table:table-cell office:value-type="float" office:value="107704" calcext:value-type="float">
            <text:p>1077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L3</text:p>
          </table:table-cell>
          <table:table-cell office:value-type="float" office:value="5002" calcext:value-type="float">
            <text:p>5002</text:p>
          </table:table-cell>
          <table:table-cell office:value-type="float" office:value="118487" calcext:value-type="float">
            <text:p>118487</text:p>
          </table:table-cell>
          <table:table-cell office:value-type="float" office:value="123488" calcext:value-type="float">
            <text:p>1234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L3</text:p>
          </table:table-cell>
          <table:table-cell office:value-type="float" office:value="5137" calcext:value-type="float">
            <text:p>5137</text:p>
          </table:table-cell>
          <table:table-cell office:value-type="float" office:value="134360" calcext:value-type="float">
            <text:p>134360</text:p>
          </table:table-cell>
          <table:table-cell office:value-type="float" office:value="139496" calcext:value-type="float">
            <text:p>1394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L3</text:p>
          </table:table-cell>
          <table:table-cell office:value-type="float" office:value="5000" calcext:value-type="float">
            <text:p>5000</text:p>
          </table:table-cell>
          <table:table-cell office:value-type="float" office:value="150222" calcext:value-type="float">
            <text:p>150222</text:p>
          </table:table-cell>
          <table:table-cell office:value-type="float" office:value="155221" calcext:value-type="float">
            <text:p>1552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L3</text:p>
          </table:table-cell>
          <table:table-cell office:value-type="float" office:value="5044" calcext:value-type="float">
            <text:p>5044</text:p>
          </table:table-cell>
          <table:table-cell office:value-type="float" office:value="166080" calcext:value-type="float">
            <text:p>166080</text:p>
          </table:table-cell>
          <table:table-cell office:value-type="float" office:value="171123" calcext:value-type="float">
            <text:p>1711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L3</text:p>
          </table:table-cell>
          <table:table-cell office:value-type="float" office:value="5003" calcext:value-type="float">
            <text:p>5003</text:p>
          </table:table-cell>
          <table:table-cell office:value-type="float" office:value="182035" calcext:value-type="float">
            <text:p>182035</text:p>
          </table:table-cell>
          <table:table-cell office:value-type="float" office:value="187037" calcext:value-type="float">
            <text:p>1870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L3</text:p>
          </table:table-cell>
          <table:table-cell office:value-type="float" office:value="5000" calcext:value-type="float">
            <text:p>5000</text:p>
          </table:table-cell>
          <table:table-cell office:value-type="float" office:value="197890" calcext:value-type="float">
            <text:p>197890</text:p>
          </table:table-cell>
          <table:table-cell office:value-type="float" office:value="202889" calcext:value-type="float">
            <text:p>2028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L3</text:p>
          </table:table-cell>
          <table:table-cell office:value-type="float" office:value="5002" calcext:value-type="float">
            <text:p>5002</text:p>
          </table:table-cell>
          <table:table-cell office:value-type="float" office:value="213736" calcext:value-type="float">
            <text:p>213736</text:p>
          </table:table-cell>
          <table:table-cell office:value-type="float" office:value="218737" calcext:value-type="float">
            <text:p>2187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L3</text:p>
          </table:table-cell>
          <table:table-cell office:value-type="float" office:value="5019" calcext:value-type="float">
            <text:p>5019</text:p>
          </table:table-cell>
          <table:table-cell office:value-type="float" office:value="229638" calcext:value-type="float">
            <text:p>229638</text:p>
          </table:table-cell>
          <table:table-cell office:value-type="float" office:value="234656" calcext:value-type="float">
            <text:p>2346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L3</text:p>
          </table:table-cell>
          <table:table-cell office:value-type="float" office:value="4989" calcext:value-type="float">
            <text:p>4989</text:p>
          </table:table-cell>
          <table:table-cell office:value-type="float" office:value="245520" calcext:value-type="float">
            <text:p>245520</text:p>
          </table:table-cell>
          <table:table-cell office:value-type="float" office:value="250508" calcext:value-type="float">
            <text:p>2505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L3</text:p>
          </table:table-cell>
          <table:table-cell office:value-type="float" office:value="5040" calcext:value-type="float">
            <text:p>5040</text:p>
          </table:table-cell>
          <table:table-cell office:value-type="float" office:value="261420" calcext:value-type="float">
            <text:p>261420</text:p>
          </table:table-cell>
          <table:table-cell office:value-type="float" office:value="266459" calcext:value-type="float">
            <text:p>2664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L3</text:p>
          </table:table-cell>
          <table:table-cell office:value-type="float" office:value="5031" calcext:value-type="float">
            <text:p>5031</text:p>
          </table:table-cell>
          <table:table-cell office:value-type="float" office:value="277309" calcext:value-type="float">
            <text:p>277309</text:p>
          </table:table-cell>
          <table:table-cell office:value-type="float" office:value="282339" calcext:value-type="float">
            <text:p>2823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L3</text:p>
          </table:table-cell>
          <table:table-cell office:value-type="float" office:value="5101" calcext:value-type="float">
            <text:p>5101</text:p>
          </table:table-cell>
          <table:table-cell office:value-type="float" office:value="293180" calcext:value-type="float">
            <text:p>293180</text:p>
          </table:table-cell>
          <table:table-cell office:value-type="float" office:value="298280" calcext:value-type="float">
            <text:p>2982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L3</text:p>
          </table:table-cell>
          <table:table-cell office:value-type="float" office:value="4984" calcext:value-type="float">
            <text:p>4984</text:p>
          </table:table-cell>
          <table:table-cell office:value-type="float" office:value="309069" calcext:value-type="float">
            <text:p>309069</text:p>
          </table:table-cell>
          <table:table-cell office:value-type="float" office:value="314052" calcext:value-type="float">
            <text:p>3140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L3</text:p>
          </table:table-cell>
          <table:table-cell office:value-type="float" office:value="4990" calcext:value-type="float">
            <text:p>4990</text:p>
          </table:table-cell>
          <table:table-cell office:value-type="float" office:value="324920" calcext:value-type="float">
            <text:p>324920</text:p>
          </table:table-cell>
          <table:table-cell office:value-type="float" office:value="329909" calcext:value-type="float">
            <text:p>3299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L3</text:p>
          </table:table-cell>
          <table:table-cell office:value-type="float" office:value="5017" calcext:value-type="float">
            <text:p>5017</text:p>
          </table:table-cell>
          <table:table-cell office:value-type="float" office:value="340790" calcext:value-type="float">
            <text:p>340790</text:p>
          </table:table-cell>
          <table:table-cell office:value-type="float" office:value="345806" calcext:value-type="float">
            <text:p>3458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L3</text:p>
          </table:table-cell>
          <table:table-cell office:value-type="float" office:value="5000" calcext:value-type="float">
            <text:p>5000</text:p>
          </table:table-cell>
          <table:table-cell office:value-type="float" office:value="356669" calcext:value-type="float">
            <text:p>356669</text:p>
          </table:table-cell>
          <table:table-cell office:value-type="float" office:value="361668" calcext:value-type="float">
            <text:p>3616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L3</text:p>
          </table:table-cell>
          <table:table-cell office:value-type="float" office:value="4979" calcext:value-type="float">
            <text:p>4979</text:p>
          </table:table-cell>
          <table:table-cell office:value-type="float" office:value="372540" calcext:value-type="float">
            <text:p>372540</text:p>
          </table:table-cell>
          <table:table-cell office:value-type="float" office:value="377518" calcext:value-type="float">
            <text:p>3775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L3</text:p>
          </table:table-cell>
          <table:table-cell office:value-type="float" office:value="4948" calcext:value-type="float">
            <text:p>4948</text:p>
          </table:table-cell>
          <table:table-cell office:value-type="float" office:value="388410" calcext:value-type="float">
            <text:p>388410</text:p>
          </table:table-cell>
          <table:table-cell office:value-type="float" office:value="393357" calcext:value-type="float">
            <text:p>3933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L3</text:p>
          </table:table-cell>
          <table:table-cell office:value-type="float" office:value="5099" calcext:value-type="float">
            <text:p>5099</text:p>
          </table:table-cell>
          <table:table-cell office:value-type="float" office:value="404228" calcext:value-type="float">
            <text:p>404228</text:p>
          </table:table-cell>
          <table:table-cell office:value-type="float" office:value="409326" calcext:value-type="float">
            <text:p>4093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L3</text:p>
          </table:table-cell>
          <table:table-cell office:value-type="float" office:value="4979" calcext:value-type="float">
            <text:p>4979</text:p>
          </table:table-cell>
          <table:table-cell office:value-type="float" office:value="420169" calcext:value-type="float">
            <text:p>420169</text:p>
          </table:table-cell>
          <table:table-cell office:value-type="float" office:value="425147" calcext:value-type="float">
            <text:p>4251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L3</text:p>
          </table:table-cell>
          <table:table-cell office:value-type="float" office:value="5151" calcext:value-type="float">
            <text:p>5151</text:p>
          </table:table-cell>
          <table:table-cell office:value-type="float" office:value="436039" calcext:value-type="float">
            <text:p>436039</text:p>
          </table:table-cell>
          <table:table-cell office:value-type="float" office:value="441189" calcext:value-type="float">
            <text:p>4411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L3</text:p>
          </table:table-cell>
          <table:table-cell office:value-type="float" office:value="4985" calcext:value-type="float">
            <text:p>4985</text:p>
          </table:table-cell>
          <table:table-cell office:value-type="float" office:value="451951" calcext:value-type="float">
            <text:p>451951</text:p>
          </table:table-cell>
          <table:table-cell office:value-type="float" office:value="456935" calcext:value-type="float">
            <text:p>4569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2" calcext:value-type="float">
            <text:p>182</text:p>
          </table:table-cell>
          <table:table-cell office:value-type="string" calcext:value-type="string">
            <text:p>L3</text:p>
          </table:table-cell>
          <table:table-cell office:value-type="float" office:value="5004" calcext:value-type="float">
            <text:p>5004</text:p>
          </table:table-cell>
          <table:table-cell office:value-type="float" office:value="467770" calcext:value-type="float">
            <text:p>467770</text:p>
          </table:table-cell>
          <table:table-cell office:value-type="float" office:value="472773" calcext:value-type="float">
            <text:p>4727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L3</text:p>
          </table:table-cell>
          <table:table-cell office:value-type="float" office:value="4999" calcext:value-type="float">
            <text:p>4999</text:p>
          </table:table-cell>
          <table:table-cell office:value-type="float" office:value="483640" calcext:value-type="float">
            <text:p>483640</text:p>
          </table:table-cell>
          <table:table-cell office:value-type="float" office:value="488638" calcext:value-type="float">
            <text:p>4886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97" calcext:value-type="float">
            <text:p>197</text:p>
          </table:table-cell>
          <table:table-cell office:value-type="string" calcext:value-type="string">
            <text:p>L3</text:p>
          </table:table-cell>
          <table:table-cell office:value-type="float" office:value="5033" calcext:value-type="float">
            <text:p>5033</text:p>
          </table:table-cell>
          <table:table-cell office:value-type="float" office:value="499531" calcext:value-type="float">
            <text:p>499531</text:p>
          </table:table-cell>
          <table:table-cell office:value-type="float" office:value="504563" calcext:value-type="float">
            <text:p>5045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[11]]$wor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293" calcext:value-type="float">
            <text:p>33293</text:p>
          </table:table-cell>
          <table:table-cell office:value-type="float" office:value="34160" calcext:value-type="float">
            <text:p>34160</text:p>
          </table:table-cell>
          <table:table-cell office:value-type="float" office:value="868" calcext:value-type="float">
            <text:p>868</text:p>
          </table:table-cell>
          <table:table-cell office:value-type="float" office:value="3.551282" calcext:value-type="float">
            <text:p>3,5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9160" calcext:value-type="float">
            <text:p>49160</text:p>
          </table:table-cell>
          <table:table-cell office:value-type="float" office:value="50050" calcext:value-type="float">
            <text:p>50050</text:p>
          </table:table-cell>
          <table:table-cell office:value-type="float" office:value="891" calcext:value-type="float">
            <text:p>891</text:p>
          </table:table-cell>
          <table:table-cell office:value-type="float" office:value="2.907371" calcext:value-type="float">
            <text:p>2,91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5050" calcext:value-type="float">
            <text:p>65050</text:p>
          </table:table-cell>
          <table:table-cell office:value-type="float" office:value="65946" calcext:value-type="float">
            <text:p>65946</text:p>
          </table:table-cell>
          <table:table-cell office:value-type="float" office:value="897" calcext:value-type="float">
            <text:p>897</text:p>
          </table:table-cell>
          <table:table-cell office:value-type="float" office:value="3.02298" calcext:value-type="float">
            <text:p>3,0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946" calcext:value-type="float">
            <text:p>80946</text:p>
          </table:table-cell>
          <table:table-cell office:value-type="float" office:value="81778" calcext:value-type="float">
            <text:p>81778</text:p>
          </table:table-cell>
          <table:table-cell office:value-type="float" office:value="833" calcext:value-type="float">
            <text:p>833</text:p>
          </table:table-cell>
          <table:table-cell office:value-type="float" office:value="3.093227" calcext:value-type="float">
            <text:p>3,0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6778" calcext:value-type="float">
            <text:p>96778</text:p>
          </table:table-cell>
          <table:table-cell office:value-type="float" office:value="97621" calcext:value-type="float">
            <text:p>97621</text:p>
          </table:table-cell>
          <table:table-cell office:value-type="float" office:value="844" calcext:value-type="float">
            <text:p>844</text:p>
          </table:table-cell>
          <table:table-cell office:value-type="float" office:value="2.951245" calcext:value-type="float">
            <text:p>2,9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2621" calcext:value-type="float">
            <text:p>112621</text:p>
          </table:table-cell>
          <table:table-cell office:value-type="float" office:value="113487" calcext:value-type="float">
            <text:p>113487</text:p>
          </table:table-cell>
          <table:table-cell office:value-type="float" office:value="867" calcext:value-type="float">
            <text:p>867</text:p>
          </table:table-cell>
          <table:table-cell office:value-type="float" office:value="2.879424" calcext:value-type="float">
            <text:p>2,88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8487" calcext:value-type="float">
            <text:p>128487</text:p>
          </table:table-cell>
          <table:table-cell office:value-type="float" office:value="129360" calcext:value-type="float">
            <text:p>129360</text:p>
          </table:table-cell>
          <table:table-cell office:value-type="float" office:value="874" calcext:value-type="float">
            <text:p>874</text:p>
          </table:table-cell>
          <table:table-cell office:value-type="float" office:value="2.89195" calcext:value-type="float">
            <text:p>2,89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4360" calcext:value-type="float">
            <text:p>144360</text:p>
          </table:table-cell>
          <table:table-cell office:value-type="float" office:value="145222" calcext:value-type="float">
            <text:p>145222</text:p>
          </table:table-cell>
          <table:table-cell office:value-type="float" office:value="863" calcext:value-type="float">
            <text:p>863</text:p>
          </table:table-cell>
          <table:table-cell office:value-type="float" office:value="2.925435" calcext:value-type="float">
            <text:p>2,93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0222" calcext:value-type="float">
            <text:p>160222</text:p>
          </table:table-cell>
          <table:table-cell office:value-type="float" office:value="161080" calcext:value-type="float">
            <text:p>161080</text:p>
          </table:table-cell>
          <table:table-cell office:value-type="float" office:value="859" calcext:value-type="float">
            <text:p>859</text:p>
          </table:table-cell>
          <table:table-cell office:value-type="float" office:value="2.948058" calcext:value-type="float">
            <text:p>2,9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6080" calcext:value-type="float">
            <text:p>176080</text:p>
          </table:table-cell>
          <table:table-cell office:value-type="float" office:value="177035" calcext:value-type="float">
            <text:p>177035</text:p>
          </table:table-cell>
          <table:table-cell office:value-type="float" office:value="956" calcext:value-type="float">
            <text:p>956</text:p>
          </table:table-cell>
          <table:table-cell office:value-type="float" office:value="3.275788" calcext:value-type="float">
            <text:p>3,28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92035" calcext:value-type="float">
            <text:p>192035</text:p>
          </table:table-cell>
          <table:table-cell office:value-type="float" office:value="192890" calcext:value-type="float">
            <text:p>192890</text:p>
          </table:table-cell>
          <table:table-cell office:value-type="float" office:value="856" calcext:value-type="float">
            <text:p>856</text:p>
          </table:table-cell>
          <table:table-cell office:value-type="float" office:value="2.951985" calcext:value-type="float">
            <text:p>2,9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7890" calcext:value-type="float">
            <text:p>207890</text:p>
          </table:table-cell>
          <table:table-cell office:value-type="float" office:value="208736" calcext:value-type="float">
            <text:p>208736</text:p>
          </table:table-cell>
          <table:table-cell office:value-type="float" office:value="847" calcext:value-type="float">
            <text:p>847</text:p>
          </table:table-cell>
          <table:table-cell office:value-type="float" office:value="2.980504" calcext:value-type="float">
            <text:p>2,98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3736" calcext:value-type="float">
            <text:p>223736</text:p>
          </table:table-cell>
          <table:table-cell office:value-type="float" office:value="224638" calcext:value-type="float">
            <text:p>224638</text:p>
          </table:table-cell>
          <table:table-cell office:value-type="float" office:value="903" calcext:value-type="float">
            <text:p>903</text:p>
          </table:table-cell>
          <table:table-cell office:value-type="float" office:value="2.889935" calcext:value-type="float">
            <text:p>2,89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39638" calcext:value-type="float">
            <text:p>239638</text:p>
          </table:table-cell>
          <table:table-cell office:value-type="float" office:value="240520" calcext:value-type="float">
            <text:p>240520</text:p>
          </table:table-cell>
          <table:table-cell office:value-type="float" office:value="883" calcext:value-type="float">
            <text:p>883</text:p>
          </table:table-cell>
          <table:table-cell office:value-type="float" office:value="2.913218" calcext:value-type="float">
            <text:p>2,91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55520" calcext:value-type="float">
            <text:p>255520</text:p>
          </table:table-cell>
          <table:table-cell office:value-type="float" office:value="256420" calcext:value-type="float">
            <text:p>256420</text:p>
          </table:table-cell>
          <table:table-cell office:value-type="float" office:value="901" calcext:value-type="float">
            <text:p>901</text:p>
          </table:table-cell>
          <table:table-cell office:value-type="float" office:value="2.992355" calcext:value-type="float">
            <text:p>2,99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71420" calcext:value-type="float">
            <text:p>271420</text:p>
          </table:table-cell>
          <table:table-cell office:value-type="float" office:value="272309" calcext:value-type="float">
            <text:p>272309</text:p>
          </table:table-cell>
          <table:table-cell office:value-type="float" office:value="890" calcext:value-type="float">
            <text:p>890</text:p>
          </table:table-cell>
          <table:table-cell office:value-type="float" office:value="2.916496" calcext:value-type="float">
            <text:p>2,92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87309" calcext:value-type="float">
            <text:p>287309</text:p>
          </table:table-cell>
          <table:table-cell office:value-type="float" office:value="288180" calcext:value-type="float">
            <text:p>288180</text:p>
          </table:table-cell>
          <table:table-cell office:value-type="float" office:value="872" calcext:value-type="float">
            <text:p>872</text:p>
          </table:table-cell>
          <table:table-cell office:value-type="float" office:value="2.943143" calcext:value-type="float">
            <text:p>2,94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03180" calcext:value-type="float">
            <text:p>303180</text:p>
          </table:table-cell>
          <table:table-cell office:value-type="float" office:value="304069" calcext:value-type="float">
            <text:p>304069</text:p>
          </table:table-cell>
          <table:table-cell office:value-type="float" office:value="890" calcext:value-type="float">
            <text:p>890</text:p>
          </table:table-cell>
          <table:table-cell office:value-type="float" office:value="2.878253" calcext:value-type="float">
            <text:p>2,88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19069" calcext:value-type="float">
            <text:p>319069</text:p>
          </table:table-cell>
          <table:table-cell office:value-type="float" office:value="319920" calcext:value-type="float">
            <text:p>319920</text:p>
          </table:table-cell>
          <table:table-cell office:value-type="float" office:value="852" calcext:value-type="float">
            <text:p>852</text:p>
          </table:table-cell>
          <table:table-cell office:value-type="float" office:value="2.920206" calcext:value-type="float">
            <text:p>2,92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34920" calcext:value-type="float">
            <text:p>334920</text:p>
          </table:table-cell>
          <table:table-cell office:value-type="float" office:value="335790" calcext:value-type="float">
            <text:p>335790</text:p>
          </table:table-cell>
          <table:table-cell office:value-type="float" office:value="871" calcext:value-type="float">
            <text:p>871</text:p>
          </table:table-cell>
          <table:table-cell office:value-type="float" office:value="2.933368" calcext:value-type="float">
            <text:p>2,93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50790" calcext:value-type="float">
            <text:p>350790</text:p>
          </table:table-cell>
          <table:table-cell office:value-type="float" office:value="351669" calcext:value-type="float">
            <text:p>351669</text:p>
          </table:table-cell>
          <table:table-cell office:value-type="float" office:value="880" calcext:value-type="float">
            <text:p>880</text:p>
          </table:table-cell>
          <table:table-cell office:value-type="float" office:value="2.883973" calcext:value-type="float">
            <text:p>2,88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66669" calcext:value-type="float">
            <text:p>366669</text:p>
          </table:table-cell>
          <table:table-cell office:value-type="float" office:value="367540" calcext:value-type="float">
            <text:p>367540</text:p>
          </table:table-cell>
          <table:table-cell office:value-type="float" office:value="872" calcext:value-type="float">
            <text:p>872</text:p>
          </table:table-cell>
          <table:table-cell office:value-type="float" office:value="2.885517" calcext:value-type="float">
            <text:p>2,89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82540" calcext:value-type="float">
            <text:p>382540</text:p>
          </table:table-cell>
          <table:table-cell office:value-type="float" office:value="383410" calcext:value-type="float">
            <text:p>383410</text:p>
          </table:table-cell>
          <table:table-cell office:value-type="float" office:value="871" calcext:value-type="float">
            <text:p>871</text:p>
          </table:table-cell>
          <table:table-cell office:value-type="float" office:value="2.984832" calcext:value-type="float">
            <text:p>2,98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98410" calcext:value-type="float">
            <text:p>398410</text:p>
          </table:table-cell>
          <table:table-cell office:value-type="float" office:value="399228" calcext:value-type="float">
            <text:p>399228</text:p>
          </table:table-cell>
          <table:table-cell office:value-type="float" office:value="819" calcext:value-type="float">
            <text:p>819</text:p>
          </table:table-cell>
          <table:table-cell office:value-type="float" office:value="3.007437" calcext:value-type="float">
            <text:p>3,01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14228" calcext:value-type="float">
            <text:p>414228</text:p>
          </table:table-cell>
          <table:table-cell office:value-type="float" office:value="415169" calcext:value-type="float">
            <text:p>415169</text:p>
          </table:table-cell>
          <table:table-cell office:value-type="float" office:value="942" calcext:value-type="float">
            <text:p>942</text:p>
          </table:table-cell>
          <table:table-cell office:value-type="float" office:value="3.106042" calcext:value-type="float">
            <text:p>3,11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30169" calcext:value-type="float">
            <text:p>430169</text:p>
          </table:table-cell>
          <table:table-cell office:value-type="float" office:value="431039" calcext:value-type="float">
            <text:p>431039</text:p>
          </table:table-cell>
          <table:table-cell office:value-type="float" office:value="871" calcext:value-type="float">
            <text:p>871</text:p>
          </table:table-cell>
          <table:table-cell office:value-type="float" office:value="2.973909" calcext:value-type="float">
            <text:p>2,97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46039" calcext:value-type="float">
            <text:p>446039</text:p>
          </table:table-cell>
          <table:table-cell office:value-type="float" office:value="446951" calcext:value-type="float">
            <text:p>446951</text:p>
          </table:table-cell>
          <table:table-cell office:value-type="float" office:value="913" calcext:value-type="float">
            <text:p>913</text:p>
          </table:table-cell>
          <table:table-cell office:value-type="float" office:value="2.9263" calcext:value-type="float">
            <text:p>2,93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61951" calcext:value-type="float">
            <text:p>461951</text:p>
          </table:table-cell>
          <table:table-cell office:value-type="float" office:value="462770" calcext:value-type="float">
            <text:p>462770</text:p>
          </table:table-cell>
          <table:table-cell office:value-type="float" office:value="820" calcext:value-type="float">
            <text:p>820</text:p>
          </table:table-cell>
          <table:table-cell office:value-type="float" office:value="3.138909" calcext:value-type="float">
            <text:p>3,14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77770" calcext:value-type="float">
            <text:p>477770</text:p>
          </table:table-cell>
          <table:table-cell office:value-type="float" office:value="478640" calcext:value-type="float">
            <text:p>478640</text:p>
          </table:table-cell>
          <table:table-cell office:value-type="float" office:value="871" calcext:value-type="float">
            <text:p>871</text:p>
          </table:table-cell>
          <table:table-cell office:value-type="float" office:value="2.978007" calcext:value-type="float">
            <text:p>2,98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93640" calcext:value-type="float">
            <text:p>493640</text:p>
          </table:table-cell>
          <table:table-cell office:value-type="float" office:value="494531" calcext:value-type="float">
            <text:p>494531</text:p>
          </table:table-cell>
          <table:table-cell office:value-type="float" office:value="892" calcext:value-type="float">
            <text:p>892</text:p>
          </table:table-cell>
          <table:table-cell office:value-type="float" office:value="3.114349" calcext:value-type="float">
            <text:p>3,11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920:.D949])" office:value-type="float" office:value="30.3242249808574" calcext:value-type="float">
            <text:p>30,32</text:p>
          </table:table-cell>
          <table:table-cell table:formula="of:=STDEV([.E920:.E949])" office:value-type="float" office:value="0.139960136081162" calcext:value-type="float">
            <text:p>0,1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920:.D949])" office:value-type="float" office:value="875.6" calcext:value-type="float">
            <text:p>875,6</text:p>
          </table:table-cell>
          <table:table-cell table:formula="of:=AVERAGE([.E920:.E949])" office:value-type="float" office:value="2.99218326666667" calcext:value-type="float">
            <text:p>2,9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EDIANA</text:p>
          </table:table-cell>
          <table:table-cell table:formula="of:=MEDIAN([.D920:.D949])" office:value-type="float" office:value="871.5" calcext:value-type="float">
            <text:p>871,5</text:p>
          </table:table-cell>
          <table:table-cell table:formula="of:=MEDIAN([.E920:.E949])" office:value-type="float" office:value="2.9496515" calcext:value-type="float">
            <text:p>2,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[11]]$adjus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</table:table>
      <table:table table:name="Ratings" table:style-name="ta1">
        <table:table-column table:style-name="co16" table:default-cell-style-name="Default"/>
        <table:table-column table:style-name="co7" table:number-columns-repeated="2" table:default-cell-style-name="Default"/>
        <table:table-column table:style-name="co7" table:default-cell-style-name="ce4"/>
        <table:table-column table:style-name="co7" table:number-columns-repeated="3" table:default-cell-style-name="ce5"/>
        <table:table-column table:style-name="co17" table:default-cell-style-name="ce5"/>
        <table:table-column table:style-name="co18" table:default-cell-style-name="ce5"/>
        <table:table-column table:style-name="co7" table:default-cell-style-name="ce5"/>
        <table:table-column table:style-name="co19" table:default-cell-style-name="ce5"/>
        <table:table-column table:style-name="co7" table:default-cell-style-name="ce5"/>
        <table:table-column table:style-name="co7" table:number-columns-repeated="5" table:default-cell-style-name="Default"/>
        <table:table-row table:style-name="ro1">
          <table:table-cell table:style-name="ce2" office:value-type="string" calcext:value-type="string" table:number-columns-spanned="10" table:number-rows-spanned="1">
            <text:p>WHITE</text:p>
          </table:table-cell>
          <table:covered-table-cell table:number-columns-repeated="2"/>
          <table:covered-table-cell table:number-columns-repeated="7" table:style-name="Default"/>
          <table:table-cell table:style-name="Default" table:number-columns-repeated="2"/>
          <table:table-cell table:number-columns-repeated="5"/>
        </table:table-row>
        <table:table-row table:style-name="ro3">
          <table:table-cell/>
          <table:table-cell table:style-name="ce3" office:value-type="string" calcext:value-type="string" table:number-columns-spanned="3" table:number-rows-spanned="1">
            <text:p>Frequency</text:p>
          </table:table-cell>
          <table:covered-table-cell/>
          <table:covered-table-cell table:style-name="Default"/>
          <table:table-cell table:style-name="ce3" office:value-type="string" calcext:value-type="string" table:number-columns-spanned="3" table:number-rows-spanned="1">
            <text:p>Length (s)</text:p>
          </table:table-cell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Weight</text:p>
          </table:table-cell>
          <table:covered-table-cell table:number-columns-repeated="2" table:style-name="ce7"/>
          <table:table-cell table:style-name="Default" table:number-columns-repeated="2"/>
          <table:table-cell table:number-columns-repeated="5"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g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g</text:p>
          </table:table-cell>
          <table:table-cell table:style-name="ce7" office:value-type="string" calcext:value-type="string">
            <text:p>weight in app</text:p>
          </table:table-cell>
          <table:table-cell table:style-name="ce7" office:value-type="string" calcext:value-type="string">
            <text:p>P for sample</text:p>
          </table:table-cell>
          <table:table-cell table:style-name="ce7" office:value-type="string" calcext:value-type="string">
            <text:p>weight*P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ioct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,8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54894" calcext:value-type="float">
            <text:p>0,548940</text:p>
          </table:table-cell>
          <table:table-cell office:value-type="float" office:value="0.243317" calcext:value-type="float">
            <text:p>0,243317</text:p>
          </table:table-cell>
          <table:table-cell office:value-type="float" office:value="0.924604" calcext:value-type="float">
            <text:p>0,924604</text:p>
          </table:table-cell>
          <table:table-cell table:formula="of:=[.I29]" office:value-type="float" office:value="2.92289156666667" calcext:value-type="float">
            <text:p>2,922892</text:p>
          </table:table-cell>
          <table:table-cell table:formula="of:=[.H4]*[.I4]" office:value-type="float" office:value="2.70251723410627" calcext:value-type="float">
            <text:p>2,702517</text:p>
          </table:table-cell>
          <table:table-cell table:formula="of:=[.H4]/[.$H$21]*100" office:value-type="float" office:value="63.8000691405935" calcext:value-type="float">
            <text:p>63,800069</text:p>
          </table:table-cell>
          <table:table-cell table:formula="of:=SUM([.K4])" office:value-type="float" office:value="63.8000691405935" calcext:value-type="float">
            <text:p>63,8000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poll_pwa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" calcext:value-type="float">
            <text:p>3,0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602746" calcext:value-type="float">
            <text:p>0,602746</text:p>
          </table:table-cell>
          <table:table-cell office:value-type="float" office:value="0.168716" calcext:value-type="float">
            <text:p>0,168716</text:p>
          </table:table-cell>
          <table:table-cell office:value-type="float" office:value="0.506148" calcext:value-type="float">
            <text:p>0,506148</text:p>
          </table:table-cell>
          <table:table-cell table:formula="of:=[.I30]" office:value-type="float" office:value="0.126548605333333" calcext:value-type="float">
            <text:p>0,126549</text:p>
          </table:table-cell>
          <table:table-cell table:formula="of:=[.H5]*[.I5]" office:value-type="float" office:value="0.064052323492256" calcext:value-type="float">
            <text:p>0,064052</text:p>
          </table:table-cell>
          <table:table-cell table:formula="of:=[.H5]/[.$H$21]*100" office:value-type="float" office:value="34.9255220563323" calcext:value-type="float">
            <text:p>34,925522</text:p>
          </table:table-cell>
          <table:table-cell table:formula="of:=SUM([.K5]+[.L4])" office:value-type="float" office:value="98.7255911969258" calcext:value-type="float">
            <text:p>98,7255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rit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8" calcext:value-type="float">
            <text:p>6,8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015051" calcext:value-type="float">
            <text:p>0,015051</text:p>
          </table:table-cell>
          <table:table-cell office:value-type="float" office:value="0.001007" calcext:value-type="float">
            <text:p>0,001007</text:p>
          </table:table-cell>
          <table:table-cell office:value-type="float" office:value="0.006847" calcext:value-type="float">
            <text:p>0,006847</text:p>
          </table:table-cell>
          <table:table-cell table:formula="of:=[.I31]" office:value-type="float" office:value="2.99218326666667" calcext:value-type="float">
            <text:p>2,992183</text:p>
          </table:table-cell>
          <table:table-cell table:formula="of:=[.H6]*[.I6]" office:value-type="float" office:value="0.0204874788268667" calcext:value-type="float">
            <text:p>0,020487</text:p>
          </table:table-cell>
          <table:table-cell table:formula="of:=[.H6]/[.$H$21]*100" office:value-type="float" office:value="0.472460722001682" calcext:value-type="float">
            <text:p>0,472461</text:p>
          </table:table-cell>
          <table:table-cell table:formula="of:=SUM([.K6]+[.L5])" office:value-type="float" office:value="99.1980519189275" calcext:value-type="float">
            <text:p>99,1980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utex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.6" calcext:value-type="float">
            <text:p>7,6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1129" calcext:value-type="float">
            <text:p>0,011290</text:p>
          </table:table-cell>
          <table:table-cell office:value-type="float" office:value="0.000531" calcext:value-type="float">
            <text:p>0,000531</text:p>
          </table:table-cell>
          <table:table-cell office:value-type="float" office:value="0.004035" calcext:value-type="float">
            <text:p>0,004035</text:p>
          </table:table-cell>
          <table:table-cell table:formula="of:=[.I28]" office:value-type="float" office:value="0.146960139333333" calcext:value-type="float">
            <text:p>0,146960</text:p>
          </table:table-cell>
          <table:table-cell table:formula="of:=[.H7]*[.I7]" office:value-type="float" office:value="0.00059298416221" calcext:value-type="float">
            <text:p>0,000593</text:p>
          </table:table-cell>
          <table:table-cell table:formula="of:=[.H7]/[.$H$21]*100" office:value-type="float" office:value="0.278425443738395" calcext:value-type="float">
            <text:p>0,278425</text:p>
          </table:table-cell>
          <table:table-cell table:formula="of:=SUM([.K7]+[.L6])" office:value-type="float" office:value="99.4764773626659" calcext:value-type="float">
            <text:p>99,47647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,0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34426" calcext:value-type="float">
            <text:p>0,034426</text:p>
          </table:table-cell>
          <table:table-cell table:number-columns-repeated="2" office:value-type="float" office:value="0.003663" calcext:value-type="float">
            <text:p>0,003663</text:p>
          </table:table-cell>
          <table:table-cell table:formula="of:=[.I46]" office:value-type="float" office:value="2.27640826666667" calcext:value-type="float">
            <text:p>2,276408</text:p>
          </table:table-cell>
          <table:table-cell table:formula="of:=[.H8]*[.I8]" office:value-type="float" office:value="0.0083384834808" calcext:value-type="float">
            <text:p>0,008338</text:p>
          </table:table-cell>
          <table:table-cell table:formula="of:=[.H8]/[.$H$21]*100" office:value-type="float" office:value="0.252756480895598" calcext:value-type="float">
            <text:p>0,252756</text:p>
          </table:table-cell>
          <table:table-cell table:formula="of:=SUM([.K8]+[.L7])" office:value-type="float" office:value="99.7292338435615" calcext:value-type="float">
            <text:p>99,72923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ct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.6" calcext:value-type="float">
            <text:p>7,6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348" calcext:value-type="float">
            <text:p>0,003480</text:p>
          </table:table-cell>
          <table:table-cell office:value-type="float" office:value="0.000135" calcext:value-type="float">
            <text:p>0,000135</text:p>
          </table:table-cell>
          <table:table-cell office:value-type="float" office:value="0.001026" calcext:value-type="float">
            <text:p>0,001026</text:p>
          </table:table-cell>
          <table:table-cell table:formula="of:=[.I36]" office:value-type="float" office:value="3.2316487" calcext:value-type="float">
            <text:p>3,231649</text:p>
          </table:table-cell>
          <table:table-cell table:formula="of:=[.H9]*[.I9]" office:value-type="float" office:value="0.0033156715662" calcext:value-type="float">
            <text:p>0,003316</text:p>
          </table:table-cell>
          <table:table-cell table:formula="of:=[.H9]/[.$H$21]*100" office:value-type="float" office:value="0.0707966555825509" calcext:value-type="float">
            <text:p>0,070797</text:p>
          </table:table-cell>
          <table:table-cell table:formula="of:=SUM([.K9]+[.L8])" office:value-type="float" office:value="99.800030499144" calcext:value-type="float">
            <text:p>99,80003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ock_gettim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" calcext:value-type="float">
            <text:p>6,0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2519" calcext:value-type="float">
            <text:p>0,002519</text:p>
          </table:table-cell>
          <table:table-cell office:value-type="float" office:value="0.000138" calcext:value-type="float">
            <text:p>0,000138</text:p>
          </table:table-cell>
          <table:table-cell office:value-type="float" office:value="0.000828" calcext:value-type="float">
            <text:p>0,000828</text:p>
          </table:table-cell>
          <table:table-cell table:formula="of:=[.I35]" office:value-type="float" office:value="2.30628056666667" calcext:value-type="float">
            <text:p>2,306281</text:p>
          </table:table-cell>
          <table:table-cell table:formula="of:=[.H10]*[.I10]" office:value-type="float" office:value="0.0019096003092" calcext:value-type="float">
            <text:p>0,001910</text:p>
          </table:table-cell>
          <table:table-cell table:formula="of:=[.H10]/[.$H$21]*100" office:value-type="float" office:value="0.0571341431017077" calcext:value-type="float">
            <text:p>0,057134</text:p>
          </table:table-cell>
          <table:table-cell table:formula="of:=SUM([.K10]+[.L9])" office:value-type="float" office:value="99.8571646422457" calcext:value-type="float">
            <text:p>99,85716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mmap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,8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386" calcext:value-type="float">
            <text:p>0,003860</text:p>
          </table:table-cell>
          <table:table-cell office:value-type="float" office:value="0.000412" calcext:value-type="float">
            <text:p>0,000412</text:p>
          </table:table-cell>
          <table:table-cell office:value-type="float" office:value="0.000741" calcext:value-type="float">
            <text:p>0,000741</text:p>
          </table:table-cell>
          <table:table-cell table:formula="of:=[.I32]" office:value-type="float" office:value="2.5041853" calcext:value-type="float">
            <text:p>2,504185</text:p>
          </table:table-cell>
          <table:table-cell table:formula="of:=[.H11]*[.I11]" office:value-type="float" office:value="0.0018556013073" calcext:value-type="float">
            <text:p>0,001856</text:p>
          </table:table-cell>
          <table:table-cell table:formula="of:=[.H11]/[.$H$21]*100" office:value-type="float" office:value="0.0511309179207312" calcext:value-type="float">
            <text:p>0,051131</text:p>
          </table:table-cell>
          <table:table-cell table:formula="of:=SUM([.K11]+[.L10])" office:value-type="float" office:value="99.9082955601665" calcext:value-type="float">
            <text:p>99,9082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protec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848" calcext:value-type="float">
            <text:p>0,000848</text:p>
          </table:table-cell>
          <table:table-cell office:value-type="float" office:value="0.000141" calcext:value-type="float">
            <text:p>0,000141</text:p>
          </table:table-cell>
          <table:table-cell office:value-type="float" office:value="0.000338" calcext:value-type="float">
            <text:p>0,000338</text:p>
          </table:table-cell>
          <table:table-cell table:formula="of:=[.I33]" office:value-type="float" office:value="2.391526" calcext:value-type="float">
            <text:p>2,391526</text:p>
          </table:table-cell>
          <table:table-cell table:formula="of:=[.H12]*[.I12]" office:value-type="float" office:value="0.000808335788" calcext:value-type="float">
            <text:p>0,000808</text:p>
          </table:table-cell>
          <table:table-cell table:formula="of:=[.H12]/[.$H$21]*100" office:value-type="float" office:value="0.0233228748410353" calcext:value-type="float">
            <text:p>0,023323</text:p>
          </table:table-cell>
          <table:table-cell table:formula="of:=SUM([.K12]+[.L11])" office:value-type="float" office:value="99.9316184350075" calcext:value-type="float">
            <text:p>99,9316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tpriorit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0599" calcext:value-type="float">
            <text:p>0,000599</text:p>
          </table:table-cell>
          <table:table-cell office:value-type="float" office:value="0.000128" calcext:value-type="float">
            <text:p>0,000128</text:p>
          </table:table-cell>
          <table:table-cell office:value-type="float" office:value="0.000332" calcext:value-type="float">
            <text:p>0,000332</text:p>
          </table:table-cell>
          <table:table-cell office:value-type="float" office:value="0" calcext:value-type="float">
            <text:p>0,000000</text:p>
          </table:table-cell>
          <table:table-cell table:formula="of:=[.H13]*[.I13]" office:value-type="float" office:value="0" calcext:value-type="float">
            <text:p>0,000000</text:p>
          </table:table-cell>
          <table:table-cell table:formula="of:=[.H13]/[.$H$21]*100" office:value-type="float" office:value="0.0229088593113128" calcext:value-type="float">
            <text:p>0,022909</text:p>
          </table:table-cell>
          <table:table-cell table:formula="of:=SUM([.K13]+[.L12])" office:value-type="float" office:value="99.9545272943188" calcext:value-type="float">
            <text:p>99,9545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00008" calcext:value-type="float">
            <text:p>0,000080</text:p>
          </table:table-cell>
          <table:table-cell office:value-type="float" office:value="0.000542" calcext:value-type="float">
            <text:p>0,000542</text:p>
          </table:table-cell>
          <table:table-cell office:value-type="float" office:value="0.000377" calcext:value-type="float">
            <text:p>0,000377</text:p>
          </table:table-cell>
          <table:table-cell office:value-type="float" office:value="0.000226" calcext:value-type="float">
            <text:p>0,000226</text:p>
          </table:table-cell>
          <table:table-cell office:value-type="float" office:value="0" calcext:value-type="float">
            <text:p>0,000000</text:p>
          </table:table-cell>
          <table:table-cell table:formula="of:=[.H14]*[.I14]" office:value-type="float" office:value="0" calcext:value-type="float">
            <text:p>0,000000</text:p>
          </table:table-cell>
          <table:table-cell table:formula="of:=[.H14]/[.$H$21]*100" office:value-type="float" office:value="0.0155945849528816" calcext:value-type="float">
            <text:p>0,015595</text:p>
          </table:table-cell>
          <table:table-cell table:formula="of:=SUM([.K14]+[.L13])" office:value-type="float" office:value="99.9701218792717" calcext:value-type="float">
            <text:p>99,9701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igaltsta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1281" calcext:value-type="float">
            <text:p>0,001281</text:p>
          </table:table-cell>
          <table:table-cell office:value-type="float" office:value="0.00029" calcext:value-type="float">
            <text:p>0,000290</text:p>
          </table:table-cell>
          <table:table-cell office:value-type="float" office:value="0.000174" calcext:value-type="float">
            <text:p>0,000174</text:p>
          </table:table-cell>
          <table:table-cell office:value-type="float" office:value="0" calcext:value-type="float">
            <text:p>0,000000</text:p>
          </table:table-cell>
          <table:table-cell table:formula="of:=[.H15]*[.I15]" office:value-type="float" office:value="0" calcext:value-type="float">
            <text:p>0,000000</text:p>
          </table:table-cell>
          <table:table-cell table:formula="of:=[.H15]/[.$H$21]*100" office:value-type="float" office:value="0.0120064503619531" calcext:value-type="float">
            <text:p>0,012006</text:p>
          </table:table-cell>
          <table:table-cell table:formula="of:=SUM([.K15]+[.L14])" office:value-type="float" office:value="99.9821283296336" calcext:value-type="float">
            <text:p>99,9821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tuid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0237" calcext:value-type="float">
            <text:p>0,000237</text:p>
          </table:table-cell>
          <table:table-cell office:value-type="float" office:value="0.000051" calcext:value-type="float">
            <text:p>0,000051</text:p>
          </table:table-cell>
          <table:table-cell office:value-type="float" office:value="0.000132" calcext:value-type="float">
            <text:p>0,000132</text:p>
          </table:table-cell>
          <table:table-cell table:formula="of:=[.I37]" office:value-type="float" office:value="2.1134332" calcext:value-type="float">
            <text:p>2,113433</text:p>
          </table:table-cell>
          <table:table-cell table:formula="of:=[.H16]*[.I16]" office:value-type="float" office:value="0.0002789731824" calcext:value-type="float">
            <text:p>0,000279</text:p>
          </table:table-cell>
          <table:table-cell table:formula="of:=[.H16]/[.$H$21]*100" office:value-type="float" office:value="0.00910834165389544" calcext:value-type="float">
            <text:p>0,009108</text:p>
          </table:table-cell>
          <table:table-cell table:formula="of:=SUM([.K16]+[.L15])" office:value-type="float" office:value="99.9912366712875" calcext:value-type="float">
            <text:p>99,9912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dvi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000039" calcext:value-type="float">
            <text:p>0,000039</text:p>
          </table:table-cell>
          <table:table-cell office:value-type="float" office:value="0.000201" calcext:value-type="float">
            <text:p>0,000201</text:p>
          </table:table-cell>
          <table:table-cell office:value-type="float" office:value="0.00007" calcext:value-type="float">
            <text:p>0,000070</text:p>
          </table:table-cell>
          <table:table-cell office:value-type="float" office:value="0.000042" calcext:value-type="float">
            <text:p>0,000042</text:p>
          </table:table-cell>
          <table:table-cell office:value-type="float" office:value="0" calcext:value-type="float">
            <text:p>0,000000</text:p>
          </table:table-cell>
          <table:table-cell table:formula="of:=[.H17]*[.I17]" office:value-type="float" office:value="0" calcext:value-type="float">
            <text:p>0,000000</text:p>
          </table:table-cell>
          <table:table-cell table:formula="of:=[.H17]/[.$H$21]*100" office:value-type="float" office:value="0.00289810870805764" calcext:value-type="float">
            <text:p>0,002898</text:p>
          </table:table-cell>
          <table:table-cell table:formula="of:=SUM([.K17]+[.L16])" office:value-type="float" office:value="99.9941347799956" calcext:value-type="float">
            <text:p>99,994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tprior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139" calcext:value-type="float">
            <text:p>0,000139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037" calcext:value-type="float">
            <text:p>0,000037</text:p>
          </table:table-cell>
          <table:table-cell office:value-type="float" office:value="0" calcext:value-type="float">
            <text:p>0,000000</text:p>
          </table:table-cell>
          <table:table-cell table:formula="of:=[.H18]*[.I18]" office:value-type="float" office:value="0" calcext:value-type="float">
            <text:p>0,000000</text:p>
          </table:table-cell>
          <table:table-cell table:formula="of:=[.H18]/[.$H$21]*100" office:value-type="float" office:value="0.00255309576662221" calcext:value-type="float">
            <text:p>0,002553</text:p>
          </table:table-cell>
          <table:table-cell table:formula="of:=SUM([.K18]+[.L17])" office:value-type="float" office:value="99.9966878757622" calcext:value-type="float">
            <text:p>99,9966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0.00006" calcext:value-type="float">
            <text:p>0,000060</text:p>
          </table:table-cell>
          <table:table-cell office:value-type="float" office:value="0.000052" calcext:value-type="float">
            <text:p>0,000052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0" calcext:value-type="float">
            <text:p>0,000000</text:p>
          </table:table-cell>
          <table:table-cell table:formula="of:=[.H19]*[.I19]" office:value-type="float" office:value="0" calcext:value-type="float">
            <text:p>0,000000</text:p>
          </table:table-cell>
          <table:table-cell table:formula="of:=[.H19]/[.$H$21]*100" office:value-type="float" office:value="0.00213908023689969" calcext:value-type="float">
            <text:p>0,002139</text:p>
          </table:table-cell>
          <table:table-cell table:formula="of:=SUM([.K19]+[.L18])" office:value-type="float" office:value="99.9988269559991" calcext:value-type="float">
            <text:p>99,9988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o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000032" calcext:value-type="float">
            <text:p>0,000032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0.000017" calcext:value-type="float">
            <text:p>0,000017</text:p>
          </table:table-cell>
          <table:table-cell office:value-type="float" office:value="0" calcext:value-type="float">
            <text:p>0,000000</text:p>
          </table:table-cell>
          <table:table-cell table:formula="of:=[.H20]*[.I20]" office:value-type="float" office:value="0" calcext:value-type="float">
            <text:p>0,000000</text:p>
          </table:table-cell>
          <table:table-cell table:formula="of:=[.H20]/[.$H$21]*100" office:value-type="float" office:value="0.00117304400088047" calcext:value-type="float">
            <text:p>0,001173</text:p>
          </table:table-cell>
          <table:table-cell table:formula="of:=SUM([.K20]+[.L19])" office:value-type="float" office:value="100" calcext:value-type="float">
            <text:p>100,000000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SUM([.H4:.H20])" office:value-type="float" office:value="1.449221" calcext:value-type="float">
            <text:p>1,449221</text:p>
          </table:table-cell>
          <table:table-cell table:style-name="Default"/>
          <table:table-cell table:formula="of:=SUM([.J4:.J20])" office:value-type="float" office:value="2.8041566862215" calcext:value-type="float">
            <text:p>2,804157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3"/>
          <table:table-cell table:style-name="Default" table:number-columns-repeated="6"/>
          <table:table-cell table:style-name="Default" office:value-type="string" calcext:value-type="string">
            <text:p>Estimate:</text:p>
          </table:table-cell>
          <table:table-cell table:style-name="Default" table:formula="of:=[.J21]+1*(18-[.H21])" office:value-type="float" office:value="19.3549356862215" calcext:value-type="float">
            <text:p>19,35</text:p>
          </table:table-cell>
          <table:table-cell table:style-name="Default" office:value-type="string" calcext:value-type="string">
            <text:p>Real</text:p>
          </table:table-cell>
          <table:table-cell table:formula="of:=[Applications.D404]" office:value-type="float" office:value="12.9289595117467" calcext:value-type="float">
            <text:p>12,93</text:p>
          </table:table-cell>
          <table:table-cell/>
          <table:table-cell table:formula="of:=([.J21]-[.M22])/[.M22]*100" office:value-type="float" office:value="-78.311041320272" calcext:value-type="float">
            <text:p>-78,31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0" table:number-rows-spanned="1">
            <text:p>IMAGE</text:p>
          </table:table-cell>
          <table:covered-table-cell table:number-columns-repeated="2"/>
          <table:covered-table-cell table:number-columns-repeated="7" table:style-name="Default"/>
          <table:table-cell table:style-name="Default" table:number-columns-repeated="2"/>
          <table:table-cell table:number-columns-repeated="5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Frequency</text:p>
          </table:table-cell>
          <table:covered-table-cell/>
          <table:covered-table-cell table:style-name="Default"/>
          <table:table-cell table:style-name="ce3" office:value-type="string" calcext:value-type="string" table:number-columns-spanned="3" table:number-rows-spanned="1">
            <text:p>Length (s)</text:p>
          </table:table-cell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Weight</text:p>
          </table:table-cell>
          <table:covered-table-cell table:number-columns-repeated="2" table:style-name="ce7"/>
          <table:table-cell table:style-name="Default" table:number-columns-repeated="2"/>
          <table:table-cell table:number-columns-repeated="5"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g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g</text:p>
          </table:table-cell>
          <table:table-cell table:style-name="ce7" office:value-type="string" calcext:value-type="string">
            <text:p>weight in app</text:p>
          </table:table-cell>
          <table:table-cell table:style-name="ce7" office:value-type="string" calcext:value-type="string">
            <text:p>P for sample</text:p>
          </table:table-cell>
          <table:table-cell table:style-name="ce7" office:value-type="string" calcext:value-type="string">
            <text:p>weight*P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restart_sysca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,4</text:p>
          </table:table-cell>
          <table:table-cell office:value-type="float" office:value="0.047498" calcext:value-type="float">
            <text:p>0,047498</text:p>
          </table:table-cell>
          <table:table-cell office:value-type="float" office:value="9.88157" calcext:value-type="float">
            <text:p>9,881570</text:p>
          </table:table-cell>
          <table:table-cell office:value-type="float" office:value="4.910087" calcext:value-type="float">
            <text:p>4,910087</text:p>
          </table:table-cell>
          <table:table-cell table:number-columns-repeated="2" office:value-type="float" office:value="0" calcext:value-type="float">
            <text:p>0,000000</text:p>
          </table:table-cell>
          <table:table-cell table:formula="of:=[.H27]*[.I27]" office:value-type="float" office:value="0" calcext:value-type="float">
            <text:p>0,000000</text:p>
          </table:table-cell>
          <table:table-cell table:formula="of:=[.H27]/[.$H$63]*100" office:value-type="float" office:value="0" calcext:value-type="float">
            <text:p>0,000000</text:p>
          </table:table-cell>
          <table:table-cell table:formula="of:=SUM([.K27])" office:value-type="float" office:value="0" calcext:value-type="float">
            <text:p>0,00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utex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106.4" calcext:value-type="float">
            <text:p>106,4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9.99864" calcext:value-type="float">
            <text:p>9,998640</text:p>
          </table:table-cell>
          <table:table-cell office:value-type="float" office:value="0.059303" calcext:value-type="float">
            <text:p>0,059303</text:p>
          </table:table-cell>
          <table:table-cell office:value-type="float" office:value="6.309839" calcext:value-type="float">
            <text:p>6,309839</text:p>
          </table:table-cell>
          <table:table-cell table:formula="of:=[.I71]" office:value-type="float" office:value="0.146960139333333" calcext:value-type="float">
            <text:p>0,146960</text:p>
          </table:table-cell>
          <table:table-cell table:formula="of:=[.H28]*[.I28]" office:value-type="float" office:value="0.927294818610901" calcext:value-type="float">
            <text:p>0,927295</text:p>
          </table:table-cell>
          <table:table-cell table:formula="of:=[.H28]/[.$H$63]*100" office:value-type="float" office:value="70.0794294522592" calcext:value-type="float">
            <text:p>70,079429</text:p>
          </table:table-cell>
          <table:table-cell table:formula="of:=SUM([.K28]+[.L27])" office:value-type="float" office:value="70.0794294522592" calcext:value-type="float">
            <text:p>70,07942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octl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149.7" calcext:value-type="float">
            <text:p>149,7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534306" calcext:value-type="float">
            <text:p>0,534306</text:p>
          </table:table-cell>
          <table:table-cell office:value-type="float" office:value="0.013129" calcext:value-type="float">
            <text:p>0,013129</text:p>
          </table:table-cell>
          <table:table-cell office:value-type="float" office:value="1.965411" calcext:value-type="float">
            <text:p>1,965411</text:p>
          </table:table-cell>
          <table:table-cell table:formula="of:=[.I69]" office:value-type="float" office:value="2.92289156666667" calcext:value-type="float">
            <text:p>2,922892</text:p>
          </table:table-cell>
          <table:table-cell table:formula="of:=[.H29]*[.I29]" office:value-type="float" office:value="5.7446832369339" calcext:value-type="float">
            <text:p>5,744683</text:p>
          </table:table-cell>
          <table:table-cell table:formula="of:=[.H29]/[.$H$63]*100" office:value-type="float" office:value="21.8285888941373" calcext:value-type="float">
            <text:p>21,828589</text:p>
          </table:table-cell>
          <table:table-cell table:formula="of:=SUM([.K29]+[.L28])" office:value-type="float" office:value="91.9080183463965" calcext:value-type="float">
            <text:p>91,9080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poll_pwait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,0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536677" calcext:value-type="float">
            <text:p>0,536677</text:p>
          </table:table-cell>
          <table:table-cell office:value-type="float" office:value="0.020276" calcext:value-type="float">
            <text:p>0,020276</text:p>
          </table:table-cell>
          <table:table-cell office:value-type="float" office:value="0.648832" calcext:value-type="float">
            <text:p>0,648832</text:p>
          </table:table-cell>
          <table:table-cell table:formula="of:=[.I70]" office:value-type="float" office:value="0.126548605333333" calcext:value-type="float">
            <text:p>0,126549</text:p>
          </table:table-cell>
          <table:table-cell table:formula="of:=[.H30]*[.I30]" office:value-type="float" office:value="0.0821087846956373" calcext:value-type="float">
            <text:p>0,082109</text:p>
          </table:table-cell>
          <table:table-cell table:formula="of:=[.H30]/[.$H$63]*100" office:value-type="float" office:value="7.20617061233547" calcext:value-type="float">
            <text:p>7,206171</text:p>
          </table:table-cell>
          <table:table-cell table:formula="of:=SUM([.K30]+[.L29])" office:value-type="float" office:value="99.1141889587319" calcext:value-type="float">
            <text:p>99,1141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rite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.7" calcext:value-type="float">
            <text:p>40,7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34235" calcext:value-type="float">
            <text:p>0,034235</text:p>
          </table:table-cell>
          <table:table-cell office:value-type="float" office:value="0.000336" calcext:value-type="float">
            <text:p>0,000336</text:p>
          </table:table-cell>
          <table:table-cell office:value-type="float" office:value="0.013675" calcext:value-type="float">
            <text:p>0,013675</text:p>
          </table:table-cell>
          <table:table-cell table:formula="of:=[.I72]" office:value-type="float" office:value="2.99218326666667" calcext:value-type="float">
            <text:p>2,992183</text:p>
          </table:table-cell>
          <table:table-cell table:formula="of:=[.H31]*[.I31]" office:value-type="float" office:value="0.0409181061716667" calcext:value-type="float">
            <text:p>0,040918</text:p>
          </table:table-cell>
          <table:table-cell table:formula="of:=[.H31]/[.$H$63]*100" office:value-type="float" office:value="0.151879659331981" calcext:value-type="float">
            <text:p>0,151880</text:p>
          </table:table-cell>
          <table:table-cell table:formula="of:=SUM([.K31]+[.L30])" office:value-type="float" office:value="99.2660686180639" calcext:value-type="float">
            <text:p>99,2660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map2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89.1" calcext:value-type="float">
            <text:p>89,1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94" calcext:value-type="float">
            <text:p>0,009400</text:p>
          </table:table-cell>
          <table:table-cell office:value-type="float" office:value="0.000111" calcext:value-type="float">
            <text:p>0,000111</text:p>
          </table:table-cell>
          <table:table-cell office:value-type="float" office:value="0.00989" calcext:value-type="float">
            <text:p>0,009890</text:p>
          </table:table-cell>
          <table:table-cell table:formula="of:=[.I73]" office:value-type="float" office:value="2.5041853" calcext:value-type="float">
            <text:p>2,504185</text:p>
          </table:table-cell>
          <table:table-cell table:formula="of:=[.H32]*[.I32]" office:value-type="float" office:value="0.024766392617" calcext:value-type="float">
            <text:p>0,024766</text:p>
          </table:table-cell>
          <table:table-cell table:formula="of:=[.H32]/[.$H$63]*100" office:value-type="float" office:value="0.109842035158559" calcext:value-type="float">
            <text:p>0,109842</text:p>
          </table:table-cell>
          <table:table-cell table:formula="of:=SUM([.K32]+[.L31])" office:value-type="float" office:value="99.3759106532225" calcext:value-type="float">
            <text:p>99,3759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protect</text:p>
          </table:table-cell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  <table:table-cell office:value-type="float" office:value="225.8" calcext:value-type="float">
            <text:p>225,8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2245" calcext:value-type="float">
            <text:p>0,002245</text:p>
          </table:table-cell>
          <table:table-cell office:value-type="float" office:value="0.000039" calcext:value-type="float">
            <text:p>0,000039</text:p>
          </table:table-cell>
          <table:table-cell office:value-type="float" office:value="0.008806" calcext:value-type="float">
            <text:p>0,008806</text:p>
          </table:table-cell>
          <table:table-cell table:formula="of:=[.I80]" office:value-type="float" office:value="2.391526" calcext:value-type="float">
            <text:p>2,391526</text:p>
          </table:table-cell>
          <table:table-cell table:formula="of:=[.H33]*[.I33]" office:value-type="float" office:value="0.021059777956" calcext:value-type="float">
            <text:p>0,021060</text:p>
          </table:table-cell>
          <table:table-cell table:formula="of:=[.H33]/[.$H$63]*100" office:value-type="float" office:value="0.0978027261482574" calcext:value-type="float">
            <text:p>0,097803</text:p>
          </table:table-cell>
          <table:table-cell table:formula="of:=SUM([.K33]+[.L32])" office:value-type="float" office:value="99.4737133793707" calcext:value-type="float">
            <text:p>99,4737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dvise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,0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004157" calcext:value-type="float">
            <text:p>0,004157</text:p>
          </table:table-cell>
          <table:table-cell office:value-type="float" office:value="0.000165" calcext:value-type="float">
            <text:p>0,000165</text:p>
          </table:table-cell>
          <table:table-cell office:value-type="float" office:value="0.008415" calcext:value-type="float">
            <text:p>0,008415</text:p>
          </table:table-cell>
          <table:table-cell office:value-type="float" office:value="0" calcext:value-type="float">
            <text:p>0,000000</text:p>
          </table:table-cell>
          <table:table-cell table:formula="of:=[.H34]*[.I34]" office:value-type="float" office:value="0" calcext:value-type="float">
            <text:p>0,000000</text:p>
          </table:table-cell>
          <table:table-cell table:formula="of:=[.H34]/[.$H$63]*100" office:value-type="float" office:value="0.0934601340605935" calcext:value-type="float">
            <text:p>0,093460</text:p>
          </table:table-cell>
          <table:table-cell table:formula="of:=SUM([.K34]+[.L33])" office:value-type="float" office:value="99.5671735134313" calcext:value-type="float">
            <text:p>99,56717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ock_gettime</text:p>
          </table:table-cell>
          <table:table-cell office:value-type="float" office:value="6" calcext:value-type="float">
            <text:p>6</text:p>
          </table:table-cell>
          <table:table-cell office:value-type="float" office:value="217" calcext:value-type="float">
            <text:p>217</text:p>
          </table:table-cell>
          <table:table-cell office:value-type="float" office:value="140.2" calcext:value-type="float">
            <text:p>140,2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2375" calcext:value-type="float">
            <text:p>0,002375</text:p>
          </table:table-cell>
          <table:table-cell office:value-type="float" office:value="0.000058" calcext:value-type="float">
            <text:p>0,000058</text:p>
          </table:table-cell>
          <table:table-cell office:value-type="float" office:value="0.008131" calcext:value-type="float">
            <text:p>0,008131</text:p>
          </table:table-cell>
          <table:table-cell table:formula="of:=[.I76]" office:value-type="float" office:value="2.30628056666667" calcext:value-type="float">
            <text:p>2,306281</text:p>
          </table:table-cell>
          <table:table-cell table:formula="of:=[.H35]*[.I35]" office:value-type="float" office:value="0.0187523672875667" calcext:value-type="float">
            <text:p>0,018752</text:p>
          </table:table-cell>
          <table:table-cell table:formula="of:=[.H35]/[.$H$63]*100" office:value-type="float" office:value="0.0903059239508836" calcext:value-type="float">
            <text:p>0,090306</text:p>
          </table:table-cell>
          <table:table-cell table:formula="of:=SUM([.K35]+[.L34])" office:value-type="float" office:value="99.6574794373822" calcext:value-type="float">
            <text:p>99,6574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ctl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6.3" calcext:value-type="float">
            <text:p>46,3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3043" calcext:value-type="float">
            <text:p>0,003043</text:p>
          </table:table-cell>
          <table:table-cell office:value-type="float" office:value="0.000097" calcext:value-type="float">
            <text:p>0,000097</text:p>
          </table:table-cell>
          <table:table-cell office:value-type="float" office:value="0.004491" calcext:value-type="float">
            <text:p>0,004491</text:p>
          </table:table-cell>
          <table:table-cell table:formula="of:=[.I75]" office:value-type="float" office:value="3.2316487" calcext:value-type="float">
            <text:p>3,231649</text:p>
          </table:table-cell>
          <table:table-cell table:formula="of:=[.H36]*[.I36]" office:value-type="float" office:value="0.0145133343117" calcext:value-type="float">
            <text:p>0,014513</text:p>
          </table:table-cell>
          <table:table-cell table:formula="of:=[.H36]/[.$H$63]*100" office:value-type="float" office:value="0.0498787239531938" calcext:value-type="float">
            <text:p>0,049879</text:p>
          </table:table-cell>
          <table:table-cell table:formula="of:=SUM([.K36]+[.L35])" office:value-type="float" office:value="99.7073581613354" calcext:value-type="float">
            <text:p>99,7073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tuid3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.6" calcext:value-type="float">
            <text:p>20,6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26055" calcext:value-type="float">
            <text:p>0,026055</text:p>
          </table:table-cell>
          <table:table-cell office:value-type="float" office:value="0.000216" calcext:value-type="float">
            <text:p>0,000216</text:p>
          </table:table-cell>
          <table:table-cell office:value-type="float" office:value="0.004449" calcext:value-type="float">
            <text:p>0,004449</text:p>
          </table:table-cell>
          <table:table-cell table:formula="of:=[.I78]" office:value-type="float" office:value="2.1134332" calcext:value-type="float">
            <text:p>2,113433</text:p>
          </table:table-cell>
          <table:table-cell table:formula="of:=[.H37]*[.I37]" office:value-type="float" office:value="0.0094026643068" calcext:value-type="float">
            <text:p>0,009403</text:p>
          </table:table-cell>
          <table:table-cell table:formula="of:=[.H37]/[.$H$63]*100" office:value-type="float" office:value="0.0494122562609127" calcext:value-type="float">
            <text:p>0,049412</text:p>
          </table:table-cell>
          <table:table-cell table:formula="of:=SUM([.K37]+[.L36])" office:value-type="float" office:value="99.7567704175963" calcext:value-type="float">
            <text:p>99,75677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at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78.2" calcext:value-type="float">
            <text:p>78,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1302" calcext:value-type="float">
            <text:p>0,001302</text:p>
          </table:table-cell>
          <table:table-cell office:value-type="float" office:value="0.000054" calcext:value-type="float">
            <text:p>0,000054</text:p>
          </table:table-cell>
          <table:table-cell office:value-type="float" office:value="0.004222" calcext:value-type="float">
            <text:p>0,004222</text:p>
          </table:table-cell>
          <table:table-cell office:value-type="float" office:value="0" calcext:value-type="float">
            <text:p>0,000000</text:p>
          </table:table-cell>
          <table:table-cell table:formula="of:=[.H38]*[.I38]" office:value-type="float" office:value="0" calcext:value-type="float">
            <text:p>0,000000</text:p>
          </table:table-cell>
          <table:table-cell table:formula="of:=[.H38]/[.$H$63]*100" office:value-type="float" office:value="0.04689110944787" calcext:value-type="float">
            <text:p>0,046891</text:p>
          </table:table-cell>
          <table:table-cell table:formula="of:=SUM([.K38]+[.L37])" office:value-type="float" office:value="99.8036615270442" calcext:value-type="float">
            <text:p>99,8036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o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,3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4212" calcext:value-type="float">
            <text:p>0,004212</text:p>
          </table:table-cell>
          <table:table-cell office:value-type="float" office:value="0.000916" calcext:value-type="float">
            <text:p>0,000916</text:p>
          </table:table-cell>
          <table:table-cell office:value-type="float" office:value="0.003022" calcext:value-type="float">
            <text:p>0,003022</text:p>
          </table:table-cell>
          <table:table-cell office:value-type="float" office:value="0" calcext:value-type="float">
            <text:p>0,000000</text:p>
          </table:table-cell>
          <table:table-cell table:formula="of:=[.H39]*[.I39]" office:value-type="float" office:value="0" calcext:value-type="float">
            <text:p>0,000000</text:p>
          </table:table-cell>
          <table:table-cell table:formula="of:=[.H39]/[.$H$63]*100" office:value-type="float" office:value="0.0335634610969832" calcext:value-type="float">
            <text:p>0,033563</text:p>
          </table:table-cell>
          <table:table-cell table:formula="of:=SUM([.K39]+[.L38])" office:value-type="float" office:value="99.8372249881412" calcext:value-type="float">
            <text:p>99,8372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nmap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,0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10198" calcext:value-type="float">
            <text:p>0,010198</text:p>
          </table:table-cell>
          <table:table-cell office:value-type="float" office:value="0.000146" calcext:value-type="float">
            <text:p>0,000146</text:p>
          </table:table-cell>
          <table:table-cell office:value-type="float" office:value="0.002774" calcext:value-type="float">
            <text:p>0,002774</text:p>
          </table:table-cell>
          <table:table-cell table:formula="of:=[.I32]" office:value-type="float" office:value="2.5041853" calcext:value-type="float">
            <text:p>2,504185</text:p>
          </table:table-cell>
          <table:table-cell table:formula="of:=[.H40]*[.I40]" office:value-type="float" office:value="0.0069466100222" calcext:value-type="float">
            <text:p>0,006947</text:p>
          </table:table-cell>
          <table:table-cell table:formula="of:=[.H40]/[.$H$63]*100" office:value-type="float" office:value="0.0308090804377999" calcext:value-type="float">
            <text:p>0,030809</text:p>
          </table:table-cell>
          <table:table-cell table:formula="of:=SUM([.K40]+[.L39])" office:value-type="float" office:value="99.868034068579" calcext:value-type="float">
            <text:p>99,86803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52.3" calcext:value-type="float">
            <text:p>52,3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1874" calcext:value-type="float">
            <text:p>0,001874</text:p>
          </table:table-cell>
          <table:table-cell office:value-type="float" office:value="0.000039" calcext:value-type="float">
            <text:p>0,000039</text:p>
          </table:table-cell>
          <table:table-cell office:value-type="float" office:value="0.002039" calcext:value-type="float">
            <text:p>0,002039</text:p>
          </table:table-cell>
          <table:table-cell office:value-type="float" office:value="0" calcext:value-type="float">
            <text:p>0,000000</text:p>
          </table:table-cell>
          <table:table-cell table:formula="of:=[.H41]*[.I41]" office:value-type="float" office:value="0" calcext:value-type="float">
            <text:p>0,000000</text:p>
          </table:table-cell>
          <table:table-cell table:formula="of:=[.H41]/[.$H$63]*100" office:value-type="float" office:value="0.0226458958228818" calcext:value-type="float">
            <text:p>0,022646</text:p>
          </table:table-cell>
          <table:table-cell table:formula="of:=SUM([.K41]+[.L40])" office:value-type="float" office:value="99.8906799644019" calcext:value-type="float">
            <text:p>99,89068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tpriority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.3" calcext:value-type="float">
            <text:p>12,3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4209" calcext:value-type="float">
            <text:p>0,004209</text:p>
          </table:table-cell>
          <table:table-cell office:value-type="float" office:value="0.000145" calcext:value-type="float">
            <text:p>0,000145</text:p>
          </table:table-cell>
          <table:table-cell office:value-type="float" office:value="0.001783" calcext:value-type="float">
            <text:p>0,001783</text:p>
          </table:table-cell>
          <table:table-cell office:value-type="float" office:value="0" calcext:value-type="float">
            <text:p>0,000000</text:p>
          </table:table-cell>
          <table:table-cell table:formula="of:=[.H42]*[.I42]" office:value-type="float" office:value="0" calcext:value-type="float">
            <text:p>0,000000</text:p>
          </table:table-cell>
          <table:table-cell table:formula="of:=[.H42]/[.$H$63]*100" office:value-type="float" office:value="0.0198026641746926" calcext:value-type="float">
            <text:p>0,019803</text:p>
          </table:table-cell>
          <table:table-cell table:formula="of:=SUM([.K42]+[.L41])" office:value-type="float" office:value="99.9104826285766" calcext:value-type="float">
            <text:p>99,9104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t_sigprocmask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6.6" calcext:value-type="float">
            <text:p>36,6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0356" calcext:value-type="float">
            <text:p>0,000356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0.001061" calcext:value-type="float">
            <text:p>0,001061</text:p>
          </table:table-cell>
          <table:table-cell office:value-type="float" office:value="0" calcext:value-type="float">
            <text:p>0,000000</text:p>
          </table:table-cell>
          <table:table-cell table:formula="of:=[.H43]*[.I43]" office:value-type="float" office:value="0" calcext:value-type="float">
            <text:p>0,000000</text:p>
          </table:table-cell>
          <table:table-cell table:formula="of:=[.H43]/[.$H$63]*100" office:value-type="float" office:value="0.0117838624169091" calcext:value-type="float">
            <text:p>0,011784</text:p>
          </table:table-cell>
          <table:table-cell table:formula="of:=SUM([.K43]+[.L42])" office:value-type="float" office:value="99.9222664909935" calcext:value-type="float">
            <text:p>99,9222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stat6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,0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1248" calcext:value-type="float">
            <text:p>0,001248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0.001054" calcext:value-type="float">
            <text:p>0,001054</text:p>
          </table:table-cell>
          <table:table-cell office:value-type="float" office:value="0" calcext:value-type="float">
            <text:p>0,000000</text:p>
          </table:table-cell>
          <table:table-cell table:formula="of:=[.H44]*[.I44]" office:value-type="float" office:value="0" calcext:value-type="float">
            <text:p>0,000000</text:p>
          </table:table-cell>
          <table:table-cell table:formula="of:=[.H44]/[.$H$63]*100" office:value-type="float" office:value="0.0117061178015289" calcext:value-type="float">
            <text:p>0,011706</text:p>
          </table:table-cell>
          <table:table-cell table:formula="of:=SUM([.K44]+[.L43])" office:value-type="float" office:value="99.933972608795" calcext:value-type="float">
            <text:p>99,93397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accessat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.8" calcext:value-type="float">
            <text:p>10,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1382" calcext:value-type="float">
            <text:p>0,001382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0.001036" calcext:value-type="float">
            <text:p>0,001036</text:p>
          </table:table-cell>
          <table:table-cell office:value-type="float" office:value="0" calcext:value-type="float">
            <text:p>0,000000</text:p>
          </table:table-cell>
          <table:table-cell table:formula="of:=[.H45]*[.I45]" office:value-type="float" office:value="0" calcext:value-type="float">
            <text:p>0,000000</text:p>
          </table:table-cell>
          <table:table-cell table:formula="of:=[.H45]/[.$H$63]*100" office:value-type="float" office:value="0.0115062030762656" calcext:value-type="float">
            <text:p>0,011506</text:p>
          </table:table-cell>
          <table:table-cell table:formula="of:=SUM([.K45]+[.L44])" office:value-type="float" office:value="99.9454788118713" calcext:value-type="float">
            <text:p>99,9454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a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,0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0524" calcext:value-type="float">
            <text:p>0,000524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992" calcext:value-type="float">
            <text:p>0,000992</text:p>
          </table:table-cell>
          <table:table-cell table:formula="of:=[.I82]" office:value-type="float" office:value="2.27640826666667" calcext:value-type="float">
            <text:p>2,276408</text:p>
          </table:table-cell>
          <table:table-cell table:formula="of:=[.H46]*[.I46]" office:value-type="float" office:value="0.00225819700053333" calcext:value-type="float">
            <text:p>0,002258</text:p>
          </table:table-cell>
          <table:table-cell table:formula="of:=[.H46]/[.$H$63]*100" office:value-type="float" office:value="0.0110175226367331" calcext:value-type="float">
            <text:p>0,011018</text:p>
          </table:table-cell>
          <table:table-cell table:formula="of:=SUM([.K46]+[.L45])" office:value-type="float" office:value="99.956496334508" calcext:value-type="float">
            <text:p>99,9564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ea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,0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00226" calcext:value-type="float">
            <text:p>0,002260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707" calcext:value-type="float">
            <text:p>0,000707</text:p>
          </table:table-cell>
          <table:table-cell office:value-type="float" office:value="0" calcext:value-type="float">
            <text:p>0,000000</text:p>
          </table:table-cell>
          <table:table-cell table:formula="of:=[.H47]*[.I47]" office:value-type="float" office:value="0" calcext:value-type="float">
            <text:p>0,000000</text:p>
          </table:table-cell>
          <table:table-cell table:formula="of:=[.H47]/[.$H$63]*100" office:value-type="float" office:value="0.00785220615339746" calcext:value-type="float">
            <text:p>0,007852</text:p>
          </table:table-cell>
          <table:table-cell table:formula="of:=SUM([.K47]+[.L46])" office:value-type="float" office:value="99.9643485406614" calcext:value-type="float">
            <text:p>99,9643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ritev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.9" calcext:value-type="float">
            <text:p>5,9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0.000364" calcext:value-type="float">
            <text:p>0,000364</text:p>
          </table:table-cell>
          <table:table-cell office:value-type="float" office:value="0.000086" calcext:value-type="float">
            <text:p>0,000086</text:p>
          </table:table-cell>
          <table:table-cell office:value-type="float" office:value="0.000507" calcext:value-type="float">
            <text:p>0,000507</text:p>
          </table:table-cell>
          <table:table-cell office:value-type="float" office:value="0" calcext:value-type="float">
            <text:p>0,000000</text:p>
          </table:table-cell>
          <table:table-cell table:formula="of:=[.H48]*[.I48]" office:value-type="float" office:value="0" calcext:value-type="float">
            <text:p>0,000000</text:p>
          </table:table-cell>
          <table:table-cell table:formula="of:=[.H48]/[.$H$63]*100" office:value-type="float" office:value="0.00563093142824966" calcext:value-type="float">
            <text:p>0,005631</text:p>
          </table:table-cell>
          <table:table-cell table:formula="of:=SUM([.K48]+[.L47])" office:value-type="float" office:value="99.9699794720896" calcext:value-type="float">
            <text:p>99,9699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tpriorit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1" calcext:value-type="float">
            <text:p>4,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491" calcext:value-type="float">
            <text:p>0,000491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0.00043" calcext:value-type="float">
            <text:p>0,000430</text:p>
          </table:table-cell>
          <table:table-cell office:value-type="float" office:value="0" calcext:value-type="float">
            <text:p>0,000000</text:p>
          </table:table-cell>
          <table:table-cell table:formula="of:=[.H49]*[.I49]" office:value-type="float" office:value="0" calcext:value-type="float">
            <text:p>0,000000</text:p>
          </table:table-cell>
          <table:table-cell table:formula="of:=[.H49]/[.$H$63]*100" office:value-type="float" office:value="0.00477574065906776" calcext:value-type="float">
            <text:p>0,004776</text:p>
          </table:table-cell>
          <table:table-cell table:formula="of:=SUM([.K49]+[.L48])" office:value-type="float" office:value="99.9747552127487" calcext:value-type="float">
            <text:p>99,9747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igaltsta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,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411" calcext:value-type="float">
            <text:p>0,000411</text:p>
          </table:table-cell>
          <table:table-cell office:value-type="float" office:value="0.000124" calcext:value-type="float">
            <text:p>0,000124</text:p>
          </table:table-cell>
          <table:table-cell office:value-type="float" office:value="0.000409" calcext:value-type="float">
            <text:p>0,000409</text:p>
          </table:table-cell>
          <table:table-cell office:value-type="float" office:value="0" calcext:value-type="float">
            <text:p>0,000000</text:p>
          </table:table-cell>
          <table:table-cell table:formula="of:=[.H50]*[.I50]" office:value-type="float" office:value="0" calcext:value-type="float">
            <text:p>0,000000</text:p>
          </table:table-cell>
          <table:table-cell table:formula="of:=[.H50]/[.$H$63]*100" office:value-type="float" office:value="0.00454250681292724" calcext:value-type="float">
            <text:p>0,004543</text:p>
          </table:table-cell>
          <table:table-cell table:formula="of:=SUM([.K50]+[.L49])" office:value-type="float" office:value="99.9792977195616" calcext:value-type="float">
            <text:p>99,97929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up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.3" calcext:value-type="float">
            <text:p>10,3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0161" calcext:value-type="float">
            <text:p>0,000161</text:p>
          </table:table-cell>
          <table:table-cell office:value-type="float" office:value="0.000034" calcext:value-type="float">
            <text:p>0,000034</text:p>
          </table:table-cell>
          <table:table-cell office:value-type="float" office:value="0.00035" calcext:value-type="float">
            <text:p>0,000350</text:p>
          </table:table-cell>
          <table:table-cell office:value-type="float" office:value="0" calcext:value-type="float">
            <text:p>0,000000</text:p>
          </table:table-cell>
          <table:table-cell table:formula="of:=[.H51]*[.I51]" office:value-type="float" office:value="0" calcext:value-type="float">
            <text:p>0,000000</text:p>
          </table:table-cell>
          <table:table-cell table:formula="of:=[.H51]/[.$H$63]*100" office:value-type="float" office:value="0.00388723076900864" calcext:value-type="float">
            <text:p>0,003887</text:p>
          </table:table-cell>
          <table:table-cell table:formula="of:=SUM([.K51]+[.L50])" office:value-type="float" office:value="99.9831849503306" calcext:value-type="float">
            <text:p>99,9831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cvfrom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9" calcext:value-type="float">
            <text:p>7,9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000121" calcext:value-type="float">
            <text:p>0,000121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0284" calcext:value-type="float">
            <text:p>0,000284</text:p>
          </table:table-cell>
          <table:table-cell office:value-type="float" office:value="0" calcext:value-type="float">
            <text:p>0,000000</text:p>
          </table:table-cell>
          <table:table-cell table:formula="of:=[.H52]*[.I52]" office:value-type="float" office:value="0" calcext:value-type="float">
            <text:p>0,000000</text:p>
          </table:table-cell>
          <table:table-cell table:formula="of:=[.H52]/[.$H$63]*100" office:value-type="float" office:value="0.00315421010970987" calcext:value-type="float">
            <text:p>0,003154</text:p>
          </table:table-cell>
          <table:table-cell table:formula="of:=SUM([.K52]+[.L51])" office:value-type="float" office:value="99.9863391604404" calcext:value-type="float">
            <text:p>99,9863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cke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" calcext:value-type="float">
            <text:p>2,0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0276" calcext:value-type="float">
            <text:p>0,000276</text:p>
          </table:table-cell>
          <table:table-cell office:value-type="float" office:value="0.000107" calcext:value-type="float">
            <text:p>0,000107</text:p>
          </table:table-cell>
          <table:table-cell office:value-type="float" office:value="0.000214" calcext:value-type="float">
            <text:p>0,000214</text:p>
          </table:table-cell>
          <table:table-cell office:value-type="float" office:value="0" calcext:value-type="float">
            <text:p>0,000000</text:p>
          </table:table-cell>
          <table:table-cell table:formula="of:=[.H53]*[.I53]" office:value-type="float" office:value="0" calcext:value-type="float">
            <text:p>0,000000</text:p>
          </table:table-cell>
          <table:table-cell table:formula="of:=[.H53]/[.$H$63]*100" office:value-type="float" office:value="0.00237676395590814" calcext:value-type="float">
            <text:p>0,002377</text:p>
          </table:table-cell>
          <table:table-cell table:formula="of:=SUM([.K53]+[.L52])" office:value-type="float" office:value="99.9887159243963" calcext:value-type="float">
            <text:p>99,9887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adlink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0.000037" calcext:value-type="float">
            <text:p>0,000037</text:p>
          </table:table-cell>
          <table:table-cell office:value-type="float" office:value="0.0001" calcext:value-type="float">
            <text:p>0,000100</text:p>
          </table:table-cell>
          <table:table-cell office:value-type="float" office:value="0.000059" calcext:value-type="float">
            <text:p>0,000059</text:p>
          </table:table-cell>
          <table:table-cell office:value-type="float" office:value="0.0002" calcext:value-type="float">
            <text:p>0,000200</text:p>
          </table:table-cell>
          <table:table-cell office:value-type="float" office:value="0" calcext:value-type="float">
            <text:p>0,000000</text:p>
          </table:table-cell>
          <table:table-cell table:formula="of:=[.H54]*[.I54]" office:value-type="float" office:value="0" calcext:value-type="float">
            <text:p>0,000000</text:p>
          </table:table-cell>
          <table:table-cell table:formula="of:=[.H54]/[.$H$63]*100" office:value-type="float" office:value="0.0022212747251478" calcext:value-type="float">
            <text:p>0,002221</text:p>
          </table:table-cell>
          <table:table-cell table:formula="of:=SUM([.K54]+[.L53])" office:value-type="float" office:value="99.9909371991214" calcext:value-type="float">
            <text:p>99,9909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cntl6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" calcext:value-type="float">
            <text:p>4,0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0247" calcext:value-type="float">
            <text:p>0,000247</text:p>
          </table:table-cell>
          <table:table-cell office:value-type="float" office:value="0.00005" calcext:value-type="float">
            <text:p>0,000050</text:p>
          </table:table-cell>
          <table:table-cell office:value-type="float" office:value="0.0002" calcext:value-type="float">
            <text:p>0,000200</text:p>
          </table:table-cell>
          <table:table-cell office:value-type="float" office:value="0" calcext:value-type="float">
            <text:p>0,000000</text:p>
          </table:table-cell>
          <table:table-cell table:formula="of:=[.H55]*[.I55]" office:value-type="float" office:value="0" calcext:value-type="float">
            <text:p>0,000000</text:p>
          </table:table-cell>
          <table:table-cell table:formula="of:=[.H55]/[.$H$63]*100" office:value-type="float" office:value="0.0022212747251478" calcext:value-type="float">
            <text:p>0,002221</text:p>
          </table:table-cell>
          <table:table-cell table:formula="of:=SUM([.K55]+[.L54])" office:value-type="float" office:value="99.9931584738465" calcext:value-type="float">
            <text:p>99,9931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poll_ct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425" calcext:value-type="float">
            <text:p>0,000425</text:p>
          </table:table-cell>
          <table:table-cell office:value-type="float" office:value="0.00005" calcext:value-type="float">
            <text:p>0,000050</text:p>
          </table:table-cell>
          <table:table-cell office:value-type="float" office:value="0.00017" calcext:value-type="float">
            <text:p>0,000170</text:p>
          </table:table-cell>
          <table:table-cell office:value-type="float" office:value="0" calcext:value-type="float">
            <text:p>0,000000</text:p>
          </table:table-cell>
          <table:table-cell table:formula="of:=[.H56]*[.I56]" office:value-type="float" office:value="0" calcext:value-type="float">
            <text:p>0,000000</text:p>
          </table:table-cell>
          <table:table-cell table:formula="of:=[.H56]/[.$H$63]*100" office:value-type="float" office:value="0.00188808351637563" calcext:value-type="float">
            <text:p>0,001888</text:p>
          </table:table-cell>
          <table:table-cell table:formula="of:=SUM([.K56]+[.L55])" office:value-type="float" office:value="99.9950465573629" calcext:value-type="float">
            <text:p>99,9950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nnec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" calcext:value-type="float">
            <text:p>2,0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0.000147" calcext:value-type="float">
            <text:p>0,000147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0126" calcext:value-type="float">
            <text:p>0,000126</text:p>
          </table:table-cell>
          <table:table-cell office:value-type="float" office:value="0" calcext:value-type="float">
            <text:p>0,000000</text:p>
          </table:table-cell>
          <table:table-cell table:formula="of:=[.H57]*[.I57]" office:value-type="float" office:value="0" calcext:value-type="float">
            <text:p>0,000000</text:p>
          </table:table-cell>
          <table:table-cell table:formula="of:=[.H57]/[.$H$63]*100" office:value-type="float" office:value="0.00139940307684311" calcext:value-type="float">
            <text:p>0,001399</text:p>
          </table:table-cell>
          <table:table-cell table:formula="of:=SUM([.K57]+[.L56])" office:value-type="float" office:value="99.9964459604398" calcext:value-type="float">
            <text:p>99,9964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tsockop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322" calcext:value-type="float">
            <text:p>0,000322</text:p>
          </table:table-cell>
          <table:table-cell office:value-type="float" office:value="0.000111" calcext:value-type="float">
            <text:p>0,000111</text:p>
          </table:table-cell>
          <table:table-cell office:value-type="float" office:value="0.000088" calcext:value-type="float">
            <text:p>0,000088</text:p>
          </table:table-cell>
          <table:table-cell office:value-type="float" office:value="0" calcext:value-type="float">
            <text:p>0,000000</text:p>
          </table:table-cell>
          <table:table-cell table:formula="of:=[.H58]*[.I58]" office:value-type="float" office:value="0" calcext:value-type="float">
            <text:p>0,000000</text:p>
          </table:table-cell>
          <table:table-cell table:formula="of:=[.H58]/[.$H$63]*100" office:value-type="float" office:value="0.00097736087906503" calcext:value-type="float">
            <text:p>0,000977</text:p>
          </table:table-cell>
          <table:table-cell table:formula="of:=SUM([.K58]+[.L57])" office:value-type="float" office:value="99.9974233213188" calcext:value-type="float">
            <text:p>99,9974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tdents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" calcext:value-type="float">
            <text:p>2,0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9" calcext:value-type="float">
            <text:p>0,000090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" calcext:value-type="float">
            <text:p>0,000000</text:p>
          </table:table-cell>
          <table:table-cell table:formula="of:=[.H59]*[.I59]" office:value-type="float" office:value="0" calcext:value-type="float">
            <text:p>0,000000</text:p>
          </table:table-cell>
          <table:table-cell table:formula="of:=[.H59]/[.$H$63]*100" office:value-type="float" office:value="0.000799658901053206" calcext:value-type="float">
            <text:p>0,000800</text:p>
          </table:table-cell>
          <table:table-cell table:formula="of:=SUM([.K59]+[.L58])" office:value-type="float" office:value="99.9982229802199" calcext:value-type="float">
            <text:p>99,9982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ventfd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294" calcext:value-type="float">
            <text:p>0,000294</text:p>
          </table:table-cell>
          <table:table-cell office:value-type="float" office:value="0.00008" calcext:value-type="float">
            <text:p>0,000080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" calcext:value-type="float">
            <text:p>0,000000</text:p>
          </table:table-cell>
          <table:table-cell table:formula="of:=[.H60]*[.I60]" office:value-type="float" office:value="0" calcext:value-type="float">
            <text:p>0,000000</text:p>
          </table:table-cell>
          <table:table-cell table:formula="of:=[.H60]/[.$H$63]*100" office:value-type="float" office:value="0.000710807912047294" calcext:value-type="float">
            <text:p>0,000711</text:p>
          </table:table-cell>
          <table:table-cell table:formula="of:=SUM([.K60]+[.L59])" office:value-type="float" office:value="99.9989337881319" calcext:value-type="float">
            <text:p>99,99893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tpp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206" calcext:value-type="float">
            <text:p>0,000206</text:p>
          </table:table-cell>
          <table:table-cell office:value-type="float" office:value="0.000071" calcext:value-type="float">
            <text:p>0,000071</text:p>
          </table:table-cell>
          <table:table-cell office:value-type="float" office:value="0.000056" calcext:value-type="float">
            <text:p>0,000056</text:p>
          </table:table-cell>
          <table:table-cell office:value-type="float" office:value="0" calcext:value-type="float">
            <text:p>0,000000</text:p>
          </table:table-cell>
          <table:table-cell table:formula="of:=[.H61]*[.I61]" office:value-type="float" office:value="0" calcext:value-type="float">
            <text:p>0,000000</text:p>
          </table:table-cell>
          <table:table-cell table:formula="of:=[.H61]/[.$H$63]*100" office:value-type="float" office:value="0.000621956923041383" calcext:value-type="float">
            <text:p>0,000622</text:p>
          </table:table-cell>
          <table:table-cell table:formula="of:=SUM([.K61]+[.L60])" office:value-type="float" office:value="99.999555745055" calcext:value-type="float">
            <text:p>99,9995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poll_create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186" calcext:value-type="float">
            <text:p>0,000186</text:p>
          </table:table-cell>
          <table:table-cell office:value-type="float" office:value="0.000051" calcext:value-type="float">
            <text:p>0,000051</text:p>
          </table:table-cell>
          <table:table-cell office:value-type="float" office:value="0.00004" calcext:value-type="float">
            <text:p>0,000040</text:p>
          </table:table-cell>
          <table:table-cell office:value-type="float" office:value="0" calcext:value-type="float">
            <text:p>0,000000</text:p>
          </table:table-cell>
          <table:table-cell table:formula="of:=[.H62]*[.I62]" office:value-type="float" office:value="0" calcext:value-type="float">
            <text:p>0,000000</text:p>
          </table:table-cell>
          <table:table-cell table:formula="of:=[.H62]/[.$H$63]*100" office:value-type="float" office:value="0.000444254945029559" calcext:value-type="float">
            <text:p>0,000444</text:p>
          </table:table-cell>
          <table:table-cell table:formula="of:=SUM([.K62]+[.L61])" office:value-type="float" office:value="100" calcext:value-type="float">
            <text:p>100,000000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SUM([.H27:.H62])" office:value-type="float" office:value="9.003839" calcext:value-type="float">
            <text:p>9,003839</text:p>
          </table:table-cell>
          <table:table-cell table:style-name="Default"/>
          <table:table-cell table:formula="of:=SUM([.J27:.J62])" office:value-type="float" office:value="6.89270428991391" calcext:value-type="float">
            <text:p>6,892704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3"/>
          <table:table-cell table:style-name="Default" table:number-columns-repeated="6"/>
          <table:table-cell table:style-name="Default" office:value-type="string" calcext:value-type="string">
            <text:p>Estimate:</text:p>
          </table:table-cell>
          <table:table-cell table:style-name="Default" table:formula="of:=[.J63]+1*(18-[.H63])" office:value-type="float" office:value="15.8888652899139" calcext:value-type="float">
            <text:p>15,89</text:p>
          </table:table-cell>
          <table:table-cell table:style-name="Default" office:value-type="string" calcext:value-type="string">
            <text:p>Real</text:p>
          </table:table-cell>
          <table:table-cell table:formula="of:=[Applications.D80]" office:value-type="float" office:value="16.5371703845667" calcext:value-type="float">
            <text:p>16,54</text:p>
          </table:table-cell>
          <table:table-cell/>
          <table:table-cell table:formula="of:=([.J63]-[.M64])/[.M64]*100" office:value-type="float" office:value="-58.3199294097705" calcext:value-type="float">
            <text:p>-58,3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0" table:number-rows-spanned="1">
            <text:p>IMAGESD</text:p>
          </table:table-cell>
          <table:covered-table-cell table:number-columns-repeated="2"/>
          <table:covered-table-cell table:number-columns-repeated="7" table:style-name="Default"/>
          <table:table-cell table:style-name="Default" table:number-columns-repeated="2"/>
          <table:table-cell table:number-columns-repeated="5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Frequency</text:p>
          </table:table-cell>
          <table:covered-table-cell/>
          <table:covered-table-cell table:style-name="Default"/>
          <table:table-cell table:style-name="ce3" office:value-type="string" calcext:value-type="string" table:number-columns-spanned="3" table:number-rows-spanned="1">
            <text:p>Length (s)</text:p>
          </table:table-cell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Weight</text:p>
          </table:table-cell>
          <table:covered-table-cell table:number-columns-repeated="2" table:style-name="ce7"/>
          <table:table-cell table:style-name="Default" table:number-columns-repeated="2"/>
          <table:table-cell table:number-columns-repeated="5"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g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g</text:p>
          </table:table-cell>
          <table:table-cell table:style-name="ce7" office:value-type="string" calcext:value-type="string">
            <text:p>weight in app</text:p>
          </table:table-cell>
          <table:table-cell table:style-name="ce7" office:value-type="string" calcext:value-type="string">
            <text:p>P for sample</text:p>
          </table:table-cell>
          <table:table-cell table:style-name="ce7" office:value-type="string" calcext:value-type="string">
            <text:p>weight*P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ioctl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.4" calcext:value-type="float">
            <text:p>5,4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534306" calcext:value-type="float">
            <text:p>0,534306</text:p>
          </table:table-cell>
          <table:table-cell office:value-type="float" office:value="0.176329" calcext:value-type="float">
            <text:p>0,176329</text:p>
          </table:table-cell>
          <table:table-cell office:value-type="float" office:value="0.952176" calcext:value-type="float">
            <text:p>0,952176</text:p>
          </table:table-cell>
          <table:table-cell table:formula="of:=[.I94]" office:value-type="float" office:value="2.92289156666667" calcext:value-type="float">
            <text:p>2,922892</text:p>
          </table:table-cell>
          <table:table-cell table:formula="of:=[.H69]*[.I69]" office:value-type="float" office:value="2.7831072003824" calcext:value-type="float">
            <text:p>2,783107</text:p>
          </table:table-cell>
          <table:table-cell table:formula="of:=[.H69]/[.$H$88]*100" office:value-type="float" office:value="63.9998709484883" calcext:value-type="float">
            <text:p>63,999871</text:p>
          </table:table-cell>
          <table:table-cell table:formula="of:=SUM([.K69])" office:value-type="float" office:value="63.9998709484883" calcext:value-type="float">
            <text:p>63,99987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epoll_pwait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.6" calcext:value-type="float">
            <text:p>3,6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536677" calcext:value-type="float">
            <text:p>0,536677</text:p>
          </table:table-cell>
          <table:table-cell office:value-type="float" office:value="0.141051" calcext:value-type="float">
            <text:p>0,141051</text:p>
          </table:table-cell>
          <table:table-cell office:value-type="float" office:value="0.507783" calcext:value-type="float">
            <text:p>0,507783</text:p>
          </table:table-cell>
          <table:table-cell table:formula="of:=[.I95]" office:value-type="float" office:value="0.126548605333333" calcext:value-type="float">
            <text:p>0,126549</text:p>
          </table:table-cell>
          <table:table-cell table:formula="of:=[.H70]*[.I70]" office:value-type="float" office:value="0.064259230461976" calcext:value-type="float">
            <text:p>0,064259</text:p>
          </table:table-cell>
          <table:table-cell table:formula="of:=[.H70]/[.$H$88]*100" office:value-type="float" office:value="34.1302936325178" calcext:value-type="float">
            <text:p>34,130294</text:p>
          </table:table-cell>
          <table:table-cell table:formula="of:=SUM([.K70]+[.L69])" office:value-type="float" office:value="98.130164581006" calcext:value-type="float">
            <text:p>98,130165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futex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.7" calcext:value-type="float">
            <text:p>6,7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47362" calcext:value-type="float">
            <text:p>0,047362</text:p>
          </table:table-cell>
          <table:table-cell office:value-type="float" office:value="0.002284" calcext:value-type="float">
            <text:p>0,002284</text:p>
          </table:table-cell>
          <table:table-cell office:value-type="float" office:value="0.015302" calcext:value-type="float">
            <text:p>0,015302</text:p>
          </table:table-cell>
          <table:table-cell table:formula="of:=[.I97]" office:value-type="float" office:value="0.146960139333333" calcext:value-type="float">
            <text:p>0,146960</text:p>
          </table:table-cell>
          <table:table-cell table:formula="of:=[.H71]*[.I71]" office:value-type="float" office:value="0.00224878405207867" calcext:value-type="float">
            <text:p>0,002249</text:p>
          </table:table-cell>
          <table:table-cell table:formula="of:=[.H71]/[.$H$88]*100" office:value-type="float" office:value="1.02851366265666" calcext:value-type="float">
            <text:p>1,028514</text:p>
          </table:table-cell>
          <table:table-cell table:formula="of:=SUM([.K71]+[.L70])" office:value-type="float" office:value="99.1586782436627" calcext:value-type="float">
            <text:p>99,158678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writ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,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34235" calcext:value-type="float">
            <text:p>0,034235</text:p>
          </table:table-cell>
          <table:table-cell office:value-type="float" office:value="0.001163" calcext:value-type="float">
            <text:p>0,001163</text:p>
          </table:table-cell>
          <table:table-cell office:value-type="float" office:value="0.007559" calcext:value-type="float">
            <text:p>0,007559</text:p>
          </table:table-cell>
          <table:table-cell table:formula="of:=[.I99]" office:value-type="float" office:value="2.99218326666667" calcext:value-type="float">
            <text:p>2,992183</text:p>
          </table:table-cell>
          <table:table-cell table:formula="of:=[.H72]*[.I72]" office:value-type="float" office:value="0.0226179133127333" calcext:value-type="float">
            <text:p>0,022618</text:p>
          </table:table-cell>
          <table:table-cell table:formula="of:=[.H72]/[.$H$88]*100" office:value-type="float" office:value="0.508073113058534" calcext:value-type="float">
            <text:p>0,508073</text:p>
          </table:table-cell>
          <table:table-cell table:formula="of:=SUM([.K72]+[.L71])" office:value-type="float" office:value="99.6667513567212" calcext:value-type="float">
            <text:p>99,66675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mmap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9" calcext:value-type="float">
            <text:p>1,9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94" calcext:value-type="float">
            <text:p>0,009400</text:p>
          </table:table-cell>
          <table:table-cell office:value-type="float" office:value="0.000891" calcext:value-type="float">
            <text:p>0,000891</text:p>
          </table:table-cell>
          <table:table-cell office:value-type="float" office:value="0.001692" calcext:value-type="float">
            <text:p>0,001692</text:p>
          </table:table-cell>
          <table:table-cell table:formula="of:=[.I101]" office:value-type="float" office:value="2.5041853" calcext:value-type="float">
            <text:p>2,504185</text:p>
          </table:table-cell>
          <table:table-cell table:formula="of:=[.H73]*[.I73]" office:value-type="float" office:value="0.0042370815276" calcext:value-type="float">
            <text:p>0,004237</text:p>
          </table:table-cell>
          <table:table-cell table:formula="of:=[.H73]/[.$H$88]*100" office:value-type="float" office:value="0.113726644701024" calcext:value-type="float">
            <text:p>0,113727</text:p>
          </table:table-cell>
          <table:table-cell table:formula="of:=SUM([.K73]+[.L72])" office:value-type="float" office:value="99.7804780014222" calcext:value-type="float">
            <text:p>99,780478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getpriorit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4209" calcext:value-type="float">
            <text:p>0,004209</text:p>
          </table:table-cell>
          <table:table-cell office:value-type="float" office:value="0.000291" calcext:value-type="float">
            <text:p>0,000291</text:p>
          </table:table-cell>
          <table:table-cell office:value-type="float" office:value="0.000727" calcext:value-type="float">
            <text:p>0,000727</text:p>
          </table:table-cell>
          <table:table-cell office:value-type="float" office:value="0" calcext:value-type="float">
            <text:p>0,000000</text:p>
          </table:table-cell>
          <table:table-cell table:formula="of:=[.H74]*[.I74]" office:value-type="float" office:value="0" calcext:value-type="float">
            <text:p>0,000000</text:p>
          </table:table-cell>
          <table:table-cell table:formula="of:=[.H74]/[.$H$88]*100" office:value-type="float" office:value="0.0488648171971894" calcext:value-type="float">
            <text:p>0,048865</text:p>
          </table:table-cell>
          <table:table-cell table:formula="of:=SUM([.K74]+[.L73])" office:value-type="float" office:value="99.8293428186194" calcext:value-type="float">
            <text:p>99,829343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prct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,0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1318" calcext:value-type="float">
            <text:p>0,001318</text:p>
          </table:table-cell>
          <table:table-cell office:value-type="float" office:value="0.000086" calcext:value-type="float">
            <text:p>0,000086</text:p>
          </table:table-cell>
          <table:table-cell office:value-type="float" office:value="0.000602" calcext:value-type="float">
            <text:p>0,000602</text:p>
          </table:table-cell>
          <table:table-cell table:formula="of:=[.I104]" office:value-type="float" office:value="3.2316487" calcext:value-type="float">
            <text:p>3,231649</text:p>
          </table:table-cell>
          <table:table-cell table:formula="of:=[.H75]*[.I75]" office:value-type="float" office:value="0.0019454525174" calcext:value-type="float">
            <text:p>0,001945</text:p>
          </table:table-cell>
          <table:table-cell table:formula="of:=[.H75]/[.$H$88]*100" office:value-type="float" office:value="0.0404630260697497" calcext:value-type="float">
            <text:p>0,040463</text:p>
          </table:table-cell>
          <table:table-cell table:formula="of:=SUM([.K75]+[.L74])" office:value-type="float" office:value="99.8698058446892" calcext:value-type="float">
            <text:p>99,869806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clock_gettim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.9" calcext:value-type="float">
            <text:p>6,9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1106" calcext:value-type="float">
            <text:p>0,001106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496" calcext:value-type="float">
            <text:p>0,000496</text:p>
          </table:table-cell>
          <table:table-cell table:formula="of:=[.I100]" office:value-type="float" office:value="2.30628056666667" calcext:value-type="float">
            <text:p>2,306281</text:p>
          </table:table-cell>
          <table:table-cell table:formula="of:=[.H76]*[.I76]" office:value-type="float" office:value="0.00114391516106667" calcext:value-type="float">
            <text:p>0,001144</text:p>
          </table:table-cell>
          <table:table-cell table:formula="of:=[.H76]/[.$H$88]*100" office:value-type="float" office:value="0.0333383071936808" calcext:value-type="float">
            <text:p>0,033338</text:p>
          </table:table-cell>
          <table:table-cell table:formula="of:=SUM([.K76]+[.L75])" office:value-type="float" office:value="99.9031441518828" calcext:value-type="float">
            <text:p>99,903144</text:p>
          </table:table-cell>
          <table:table-cell table:number-columns-repeated="2"/>
          <table:table-cell table:style-name="ce5" table:number-columns-repeated="3"/>
        </table:table-row>
        <table:table-row table:style-name="ro4">
          <table:table-cell office:value-type="string" calcext:value-type="string">
            <text:p>cl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4212" calcext:value-type="float">
            <text:p>0,004212</text:p>
          </table:table-cell>
          <table:table-cell office:value-type="float" office:value="0.000917" calcext:value-type="float">
            <text:p>0,000917</text:p>
          </table:table-cell>
          <table:table-cell office:value-type="float" office:value="0.000458" calcext:value-type="float">
            <text:p>0,000458</text:p>
          </table:table-cell>
          <table:table-cell office:value-type="float" office:value="0" calcext:value-type="float">
            <text:p>0,000000</text:p>
          </table:table-cell>
          <table:table-cell table:formula="of:=[.H77]*[.I77]" office:value-type="float" office:value="0" calcext:value-type="float">
            <text:p>0,000000</text:p>
          </table:table-cell>
          <table:table-cell table:formula="of:=[.H77]/[.$H$88]*100" office:value-type="float" office:value="0.0307841626909391" calcext:value-type="float">
            <text:p>0,030784</text:p>
          </table:table-cell>
          <table:table-cell table:formula="of:=SUM([.K77]+[.L76])" office:value-type="float" office:value="99.9339283145738" calcext:value-type="float">
            <text:p>99,933928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getuid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,0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2026" calcext:value-type="float">
            <text:p>0,002026</text:p>
          </table:table-cell>
          <table:table-cell office:value-type="float" office:value="0.0001" calcext:value-type="float">
            <text:p>0,000100</text:p>
          </table:table-cell>
          <table:table-cell office:value-type="float" office:value="0.0003" calcext:value-type="float">
            <text:p>0,000300</text:p>
          </table:table-cell>
          <table:table-cell table:formula="of:=[.I107]" office:value-type="float" office:value="2.1134332" calcext:value-type="float">
            <text:p>2,113433</text:p>
          </table:table-cell>
          <table:table-cell table:formula="of:=[.H78]*[.I78]" office:value-type="float" office:value="0.00063402996" calcext:value-type="float">
            <text:p>0,000634</text:p>
          </table:table-cell>
          <table:table-cell table:formula="of:=[.H78]/[.$H$88]*100" office:value-type="float" office:value="0.0201642987058553" calcext:value-type="float">
            <text:p>0,020164</text:p>
          </table:table-cell>
          <table:table-cell table:formula="of:=SUM([.K78]+[.L77])" office:value-type="float" office:value="99.9540926132796" calcext:value-type="float">
            <text:p>99,954093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clo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.001874" calcext:value-type="float">
            <text:p>0,001874</text:p>
          </table:table-cell>
          <table:table-cell office:value-type="float" office:value="0.000242" calcext:value-type="float">
            <text:p>0,000242</text:p>
          </table:table-cell>
          <table:table-cell office:value-type="float" office:value="0.000217" calcext:value-type="float">
            <text:p>0,000217</text:p>
          </table:table-cell>
          <table:table-cell office:value-type="float" office:value="0" calcext:value-type="float">
            <text:p>0,000000</text:p>
          </table:table-cell>
          <table:table-cell table:formula="of:=[.H79]*[.I79]" office:value-type="float" office:value="0" calcext:value-type="float">
            <text:p>0,000000</text:p>
          </table:table-cell>
          <table:table-cell table:formula="of:=[.H79]/[.$H$88]*100" office:value-type="float" office:value="0.0145855093972353" calcext:value-type="float">
            <text:p>0,014586</text:p>
          </table:table-cell>
          <table:table-cell table:formula="of:=SUM([.K79]+[.L78])" office:value-type="float" office:value="99.9686781226769" calcext:value-type="float">
            <text:p>99,968678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mprotec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,0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1198" calcext:value-type="float">
            <text:p>0,001198</text:p>
          </table:table-cell>
          <table:table-cell office:value-type="float" office:value="0.000104" calcext:value-type="float">
            <text:p>0,000104</text:p>
          </table:table-cell>
          <table:table-cell office:value-type="float" office:value="0.000208" calcext:value-type="float">
            <text:p>0,000208</text:p>
          </table:table-cell>
          <table:table-cell table:formula="of:=[.I102]" office:value-type="float" office:value="2.391526" calcext:value-type="float">
            <text:p>2,391526</text:p>
          </table:table-cell>
          <table:table-cell table:formula="of:=[.H80]*[.I80]" office:value-type="float" office:value="0.000497437408" calcext:value-type="float">
            <text:p>0,000497</text:p>
          </table:table-cell>
          <table:table-cell table:formula="of:=[.H80]/[.$H$88]*100" office:value-type="float" office:value="0.0139805804360597" calcext:value-type="float">
            <text:p>0,013981</text:p>
          </table:table-cell>
          <table:table-cell table:formula="of:=SUM([.K80]+[.L79])" office:value-type="float" office:value="99.9826587031129" calcext:value-type="float">
            <text:p>99,982659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madvi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,0</text:p>
          </table:table-cell>
          <table:table-cell office:value-type="float" office:value="0.000044" calcext:value-type="float">
            <text:p>0,000044</text:p>
          </table:table-cell>
          <table:table-cell office:value-type="float" office:value="0.000216" calcext:value-type="float">
            <text:p>0,000216</text:p>
          </table:table-cell>
          <table:table-cell table:number-columns-repeated="2" office:value-type="float" office:value="0.000117" calcext:value-type="float">
            <text:p>0,000117</text:p>
          </table:table-cell>
          <table:table-cell office:value-type="float" office:value="0" calcext:value-type="float">
            <text:p>0,000000</text:p>
          </table:table-cell>
          <table:table-cell table:formula="of:=[.H81]*[.I81]" office:value-type="float" office:value="0" calcext:value-type="float">
            <text:p>0,000000</text:p>
          </table:table-cell>
          <table:table-cell table:formula="of:=[.H81]/[.$H$88]*100" office:value-type="float" office:value="0.00786407649528357" calcext:value-type="float">
            <text:p>0,007864</text:p>
          </table:table-cell>
          <table:table-cell table:formula="of:=SUM([.K81]+[.L80])" office:value-type="float" office:value="99.9905227796082" calcext:value-type="float">
            <text:p>99,990523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re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00107" calcext:value-type="float">
            <text:p>0,000107</text:p>
          </table:table-cell>
          <table:table-cell office:value-type="float" office:value="0.00004" calcext:value-type="float">
            <text:p>0,000040</text:p>
          </table:table-cell>
          <table:table-cell office:value-type="float" office:value="0.000044" calcext:value-type="float">
            <text:p>0,000044</text:p>
          </table:table-cell>
          <table:table-cell table:formula="of:=[.I106]" office:value-type="float" office:value="2.27640826666667" calcext:value-type="float">
            <text:p>2,276408</text:p>
          </table:table-cell>
          <table:table-cell table:formula="of:=[.H82]*[.I82]" office:value-type="float" office:value="0.000100161963733333" calcext:value-type="float">
            <text:p>0,000100</text:p>
          </table:table-cell>
          <table:table-cell table:formula="of:=[.H82]/[.$H$88]*100" office:value-type="float" office:value="0.00295743047685878" calcext:value-type="float">
            <text:p>0,002957</text:p>
          </table:table-cell>
          <table:table-cell table:formula="of:=SUM([.K82]+[.L81])" office:value-type="float" office:value="99.993480210085" calcext:value-type="float">
            <text:p>99,993480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open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00004" calcext:value-type="float">
            <text:p>0,000040</text:p>
          </table:table-cell>
          <table:table-cell office:value-type="float" office:value="0.000114" calcext:value-type="float">
            <text:p>0,000114</text:p>
          </table:table-cell>
          <table:table-cell office:value-type="float" office:value="0.000055" calcext:value-type="float">
            <text:p>0,00005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" calcext:value-type="float">
            <text:p>0,000000</text:p>
          </table:table-cell>
          <table:table-cell table:formula="of:=[.H83]*[.I83]" office:value-type="float" office:value="0" calcext:value-type="float">
            <text:p>0,000000</text:p>
          </table:table-cell>
          <table:table-cell table:formula="of:=[.H83]/[.$H$88]*100" office:value-type="float" office:value="0.00181478688352698" calcext:value-type="float">
            <text:p>0,001815</text:p>
          </table:table-cell>
          <table:table-cell table:formula="of:=SUM([.K83]+[.L82])" office:value-type="float" office:value="99.9952949969686" calcext:value-type="float">
            <text:p>99,995295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setprior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068" calcext:value-type="float">
            <text:p>0,000068</text:p>
          </table:table-cell>
          <table:table-cell office:value-type="float" office:value="0.000038" calcext:value-type="float">
            <text:p>0,000038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" calcext:value-type="float">
            <text:p>0,000000</text:p>
          </table:table-cell>
          <table:table-cell table:formula="of:=[.H84]*[.I84]" office:value-type="float" office:value="0" calcext:value-type="float">
            <text:p>0,000000</text:p>
          </table:table-cell>
          <table:table-cell table:formula="of:=[.H84]/[.$H$88]*100" office:value-type="float" office:value="0.00127707225137084" calcext:value-type="float">
            <text:p>0,001277</text:p>
          </table:table-cell>
          <table:table-cell table:formula="of:=SUM([.K84]+[.L83])" office:value-type="float" office:value="99.99657206922" calcext:value-type="float">
            <text:p>99,996572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rt_sigprocmas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office:value-type="float" office:value="0.000047" calcext:value-type="float">
            <text:p>0,000047</text:p>
          </table:table-cell>
          <table:table-cell office:value-type="float" office:value="0.00005" calcext:value-type="float">
            <text:p>0,000050</text:p>
          </table:table-cell>
          <table:table-cell office:value-type="float" office:value="0.000049" calcext:value-type="float">
            <text:p>0,000049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" calcext:value-type="float">
            <text:p>0,000000</text:p>
          </table:table-cell>
          <table:table-cell table:formula="of:=[.H85]*[.I85]" office:value-type="float" office:value="0" calcext:value-type="float">
            <text:p>0,000000</text:p>
          </table:table-cell>
          <table:table-cell table:formula="of:=[.H85]/[.$H$88]*100" office:value-type="float" office:value="0.00127707225137084" calcext:value-type="float">
            <text:p>0,001277</text:p>
          </table:table-cell>
          <table:table-cell table:formula="of:=SUM([.K85]+[.L84])" office:value-type="float" office:value="99.9978491414713" calcext:value-type="float">
            <text:p>99,997849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sigaltsta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0018" calcext:value-type="float">
            <text:p>0,000018</text:p>
          </table:table-cell>
          <table:table-cell office:value-type="float" office:value="0" calcext:value-type="float">
            <text:p>0,000000</text:p>
          </table:table-cell>
          <table:table-cell table:formula="of:=[.H86]*[.I86]" office:value-type="float" office:value="0" calcext:value-type="float">
            <text:p>0,000000</text:p>
          </table:table-cell>
          <table:table-cell table:formula="of:=[.H86]/[.$H$88]*100" office:value-type="float" office:value="0.00120985792235132" calcext:value-type="float">
            <text:p>0,001210</text:p>
          </table:table-cell>
          <table:table-cell table:formula="of:=SUM([.K86]+[.L85])" office:value-type="float" office:value="99.9990589993937" calcext:value-type="float">
            <text:p>99,999059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du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000046" calcext:value-type="float">
            <text:p>0,000046</text:p>
          </table:table-cell>
          <table:table-cell office:value-type="float" office:value="0.000048" calcext:value-type="float">
            <text:p>0,000048</text:p>
          </table:table-cell>
          <table:table-cell office:value-type="float" office:value="0.000047" calcext:value-type="float">
            <text:p>0,000047</text:p>
          </table:table-cell>
          <table:table-cell office:value-type="float" office:value="0.000014" calcext:value-type="float">
            <text:p>0,000014</text:p>
          </table:table-cell>
          <table:table-cell office:value-type="float" office:value="0" calcext:value-type="float">
            <text:p>0,000000</text:p>
          </table:table-cell>
          <table:table-cell table:formula="of:=[.H87]*[.I87]" office:value-type="float" office:value="0" calcext:value-type="float">
            <text:p>0,000000</text:p>
          </table:table-cell>
          <table:table-cell table:formula="of:=[.H87]/[.$H$88]*100" office:value-type="float" office:value="0.000941000606273248" calcext:value-type="float">
            <text:p>0,000941</text:p>
          </table:table-cell>
          <table:table-cell table:formula="of:=SUM([.K87]+[.L86])" office:value-type="float" office:value="100" calcext:value-type="float">
            <text:p>100,000000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SUM([.H69:.H87])" office:value-type="float" office:value="1.487778" calcext:value-type="float">
            <text:p>1,487778</text:p>
          </table:table-cell>
          <table:table-cell table:style-name="Default"/>
          <table:table-cell table:formula="of:=SUM([.J69:.J87])" office:value-type="float" office:value="2.88079120674699" calcext:value-type="float">
            <text:p>2,880791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style-name="Default" table:number-columns-repeated="6"/>
          <table:table-cell table:style-name="Default" office:value-type="string" calcext:value-type="string">
            <text:p>Estimate:</text:p>
          </table:table-cell>
          <table:table-cell table:style-name="Default" table:formula="of:=[.J88]+1*(18-[.H88])" office:value-type="float" office:value="19.393013206747" calcext:value-type="float">
            <text:p>19,39</text:p>
          </table:table-cell>
          <table:table-cell table:style-name="Default" office:value-type="string" calcext:value-type="string">
            <text:p>Real</text:p>
          </table:table-cell>
          <table:table-cell table:formula="of:=[Applications.D161]" office:value-type="float" office:value="16.4718156993142" calcext:value-type="float">
            <text:p>16,47</text:p>
          </table:table-cell>
          <table:table-cell/>
          <table:table-cell table:formula="of:=([.J88]-[.M89])/[.M89]*100" office:value-type="float" office:value="-82.5107853357846" calcext:value-type="float">
            <text:p>-82,51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0" table:number-rows-spanned="1">
            <text:p>WEBIMAGE</text:p>
          </table:table-cell>
          <table:covered-table-cell table:number-columns-repeated="2"/>
          <table:covered-table-cell table:number-columns-repeated="7" table:style-name="Default"/>
          <table:table-cell table:style-name="Default" table:number-columns-repeated="2"/>
          <table:table-cell table:number-columns-repeated="5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Frequency</text:p>
          </table:table-cell>
          <table:covered-table-cell/>
          <table:covered-table-cell table:style-name="Default"/>
          <table:table-cell table:style-name="ce3" office:value-type="string" calcext:value-type="string" table:number-columns-spanned="3" table:number-rows-spanned="1">
            <text:p>Length (s)</text:p>
          </table:table-cell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Weight</text:p>
          </table:table-cell>
          <table:covered-table-cell table:number-columns-repeated="2" table:style-name="ce7"/>
          <table:table-cell table:style-name="Default" table:number-columns-repeated="2"/>
          <table:table-cell table:number-columns-repeated="5"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g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g</text:p>
          </table:table-cell>
          <table:table-cell table:style-name="ce7" office:value-type="string" calcext:value-type="string">
            <text:p>weight in app</text:p>
          </table:table-cell>
          <table:table-cell table:style-name="ce7" office:value-type="string" calcext:value-type="string">
            <text:p>P for sample</text:p>
          </table:table-cell>
          <table:table-cell table:style-name="ce7" office:value-type="string" calcext:value-type="string">
            <text:p>weight*P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ioctl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7.7" calcext:value-type="float">
            <text:p>47,7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814427" calcext:value-type="float">
            <text:p>0,814427</text:p>
          </table:table-cell>
          <table:table-cell office:value-type="float" office:value="0.04412" calcext:value-type="float">
            <text:p>0,044120</text:p>
          </table:table-cell>
          <table:table-cell office:value-type="float" office:value="2.104524" calcext:value-type="float">
            <text:p>2,104524</text:p>
          </table:table-cell>
          <table:table-cell table:formula="of:=[.I125]" office:value-type="float" office:value="2.92289156666667" calcext:value-type="float">
            <text:p>2,922892</text:p>
          </table:table-cell>
          <table:table-cell table:formula="of:=[.H94]*[.I94]" office:value-type="float" office:value="6.1512954514476" calcext:value-type="float">
            <text:p>6,151295</text:p>
          </table:table-cell>
          <table:table-cell table:formula="of:=[.H94]/[.$H$119]*100" office:value-type="float" office:value="44.8868116607547" calcext:value-type="float">
            <text:p>44,886812</text:p>
          </table:table-cell>
          <table:table-cell table:formula="of:=SUM([.K94])" office:value-type="float" office:value="44.8868116607547" calcext:value-type="float">
            <text:p>44,8868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poll_pwai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.6" calcext:value-type="float">
            <text:p>17,6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859483" calcext:value-type="float">
            <text:p>0,859483</text:p>
          </table:table-cell>
          <table:table-cell office:value-type="float" office:value="0.089417" calcext:value-type="float">
            <text:p>0,089417</text:p>
          </table:table-cell>
          <table:table-cell office:value-type="float" office:value="1.573739" calcext:value-type="float">
            <text:p>1,573739</text:p>
          </table:table-cell>
          <table:table-cell table:formula="of:=[.I126]" office:value-type="float" office:value="0.126548605333333" calcext:value-type="float">
            <text:p>0,126549</text:p>
          </table:table-cell>
          <table:table-cell table:formula="of:=[.H95]*[.I95]" office:value-type="float" office:value="0.199154475608675" calcext:value-type="float">
            <text:p>0,199154</text:p>
          </table:table-cell>
          <table:table-cell table:formula="of:=[.H95]/[.$H$119]*100" office:value-type="float" office:value="33.5658448638193" calcext:value-type="float">
            <text:p>33,565845</text:p>
          </table:table-cell>
          <table:table-cell table:formula="of:=SUM([.K95]+[.L94])" office:value-type="float" office:value="78.452656524574" calcext:value-type="float">
            <text:p>78,4526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tart_sysca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3.894261" calcext:value-type="float">
            <text:p>3,894261</text:p>
          </table:table-cell>
          <table:table-cell office:value-type="float" office:value="3.929376" calcext:value-type="float">
            <text:p>3,929376</text:p>
          </table:table-cell>
          <table:table-cell office:value-type="float" office:value="3.911818" calcext:value-type="float">
            <text:p>3,911818</text:p>
          </table:table-cell>
          <table:table-cell table:number-columns-repeated="2" office:value-type="float" office:value="0" calcext:value-type="float">
            <text:p>0,000000</text:p>
          </table:table-cell>
          <table:table-cell table:formula="of:=[.H96]*[.I96]" office:value-type="float" office:value="0" calcext:value-type="float">
            <text:p>0,000000</text:p>
          </table:table-cell>
          <table:table-cell table:formula="of:=[.H96]/[.$H$119]*100" office:value-type="float" office:value="0" calcext:value-type="float">
            <text:p>0,000000</text:p>
          </table:table-cell>
          <table:table-cell table:formula="of:=SUM([.K96]+[.L95])" office:value-type="float" office:value="78.452656524574" calcext:value-type="float">
            <text:p>78,4526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utex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7.9" calcext:value-type="float">
            <text:p>47,9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895571" calcext:value-type="float">
            <text:p>0,895571</text:p>
          </table:table-cell>
          <table:table-cell office:value-type="float" office:value="0.015034" calcext:value-type="float">
            <text:p>0,015034</text:p>
          </table:table-cell>
          <table:table-cell office:value-type="float" office:value="0.720128" calcext:value-type="float">
            <text:p>0,720128</text:p>
          </table:table-cell>
          <table:table-cell table:formula="of:=[.I128]" office:value-type="float" office:value="0.146960139333333" calcext:value-type="float">
            <text:p>0,146960</text:p>
          </table:table-cell>
          <table:table-cell table:formula="of:=[.H97]*[.I97]" office:value-type="float" office:value="0.105830111217835" calcext:value-type="float">
            <text:p>0,105830</text:p>
          </table:table-cell>
          <table:table-cell table:formula="of:=[.H97]/[.$H$119]*100" office:value-type="float" office:value="15.359411395468" calcext:value-type="float">
            <text:p>15,359411</text:p>
          </table:table-cell>
          <table:table-cell table:formula="of:=SUM([.K97]+[.L96])" office:value-type="float" office:value="93.812067920042" calcext:value-type="float">
            <text:p>93,81206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cvfrom</text:p>
          </table:table-cell>
          <table:table-cell office:value-type="float" office:value="19" calcext:value-type="float">
            <text:p>19</text:p>
          </table:table-cell>
          <table:table-cell office:value-type="float" office:value="422" calcext:value-type="float">
            <text:p>422</text:p>
          </table:table-cell>
          <table:table-cell office:value-type="float" office:value="404.6" calcext:value-type="float">
            <text:p>404,6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103927" calcext:value-type="float">
            <text:p>0,103927</text:p>
          </table:table-cell>
          <table:table-cell office:value-type="float" office:value="0.000596" calcext:value-type="float">
            <text:p>0,000596</text:p>
          </table:table-cell>
          <table:table-cell office:value-type="float" office:value="0.241141" calcext:value-type="float">
            <text:p>0,241141</text:p>
          </table:table-cell>
          <table:table-cell office:value-type="float" office:value="0" calcext:value-type="float">
            <text:p>0,000000</text:p>
          </table:table-cell>
          <table:table-cell table:formula="of:=[.H98]*[.I98]" office:value-type="float" office:value="0" calcext:value-type="float">
            <text:p>0,000000</text:p>
          </table:table-cell>
          <table:table-cell table:formula="of:=[.H98]/[.$H$119]*100" office:value-type="float" office:value="5.14322984707518" calcext:value-type="float">
            <text:p>5,143230</text:p>
          </table:table-cell>
          <table:table-cell table:formula="of:=SUM([.K98]+[.L97])" office:value-type="float" office:value="98.9552977671172" calcext:value-type="float">
            <text:p>98,95529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rite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2.1" calcext:value-type="float">
            <text:p>32,1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18881" calcext:value-type="float">
            <text:p>0,018881</text:p>
          </table:table-cell>
          <table:table-cell office:value-type="float" office:value="0.000319" calcext:value-type="float">
            <text:p>0,000319</text:p>
          </table:table-cell>
          <table:table-cell office:value-type="float" office:value="0.010239" calcext:value-type="float">
            <text:p>0,010239</text:p>
          </table:table-cell>
          <table:table-cell table:formula="of:=[.I130]" office:value-type="float" office:value="2.99218326666667" calcext:value-type="float">
            <text:p>2,992183</text:p>
          </table:table-cell>
          <table:table-cell table:formula="of:=[.H99]*[.I99]" office:value-type="float" office:value="0.0306369644674" calcext:value-type="float">
            <text:p>0,030637</text:p>
          </table:table-cell>
          <table:table-cell table:formula="of:=[.H99]/[.$H$119]*100" office:value-type="float" office:value="0.218384805587614" calcext:value-type="float">
            <text:p>0,218385</text:p>
          </table:table-cell>
          <table:table-cell table:formula="of:=SUM([.K99]+[.L98])" office:value-type="float" office:value="99.1736825727048" calcext:value-type="float">
            <text:p>99,1736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ock_gettime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69.7" calcext:value-type="float">
            <text:p>69,7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801" calcext:value-type="float">
            <text:p>0,008010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07109" calcext:value-type="float">
            <text:p>0,007109</text:p>
          </table:table-cell>
          <table:table-cell table:formula="of:=[.I131]" office:value-type="float" office:value="2.30628056666667" calcext:value-type="float">
            <text:p>2,306281</text:p>
          </table:table-cell>
          <table:table-cell table:formula="of:=[.H100]*[.I100]" office:value-type="float" office:value="0.0163953485484333" calcext:value-type="float">
            <text:p>0,016395</text:p>
          </table:table-cell>
          <table:table-cell table:formula="of:=[.H100]/[.$H$119]*100" office:value-type="float" office:value="0.151625899298989" calcext:value-type="float">
            <text:p>0,151626</text:p>
          </table:table-cell>
          <table:table-cell table:formula="of:=SUM([.K100]+[.L99])" office:value-type="float" office:value="99.3253084720038" calcext:value-type="float">
            <text:p>99,3253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map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.2" calcext:value-type="float">
            <text:p>22,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7088" calcext:value-type="float">
            <text:p>0,007088</text:p>
          </table:table-cell>
          <table:table-cell office:value-type="float" office:value="0.000319" calcext:value-type="float">
            <text:p>0,000319</text:p>
          </table:table-cell>
          <table:table-cell office:value-type="float" office:value="0.007081" calcext:value-type="float">
            <text:p>0,007081</text:p>
          </table:table-cell>
          <table:table-cell table:formula="of:=[.I132]" office:value-type="float" office:value="2.5041853" calcext:value-type="float">
            <text:p>2,504185</text:p>
          </table:table-cell>
          <table:table-cell table:formula="of:=[.H101]*[.I101]" office:value-type="float" office:value="0.0177321361093" calcext:value-type="float">
            <text:p>0,017732</text:p>
          </table:table-cell>
          <table:table-cell table:formula="of:=[.H101]/[.$H$119]*100" office:value-type="float" office:value="0.15102869502548" calcext:value-type="float">
            <text:p>0,151029</text:p>
          </table:table-cell>
          <table:table-cell table:formula="of:=SUM([.K101]+[.L100])" office:value-type="float" office:value="99.4763371670293" calcext:value-type="float">
            <text:p>99,4763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protect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.4" calcext:value-type="float">
            <text:p>16,4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21291" calcext:value-type="float">
            <text:p>0,021291</text:p>
          </table:table-cell>
          <table:table-cell office:value-type="float" office:value="0.000304" calcext:value-type="float">
            <text:p>0,000304</text:p>
          </table:table-cell>
          <table:table-cell office:value-type="float" office:value="0.004985" calcext:value-type="float">
            <text:p>0,004985</text:p>
          </table:table-cell>
          <table:table-cell table:formula="of:=[.I135]" office:value-type="float" office:value="2.391526" calcext:value-type="float">
            <text:p>2,391526</text:p>
          </table:table-cell>
          <table:table-cell table:formula="of:=[.H102]*[.I102]" office:value-type="float" office:value="0.01192175711" calcext:value-type="float">
            <text:p>0,011922</text:p>
          </table:table-cell>
          <table:table-cell table:formula="of:=[.H102]/[.$H$119]*100" office:value-type="float" office:value="0.106323689408561" calcext:value-type="float">
            <text:p>0,106324</text:p>
          </table:table-cell>
          <table:table-cell table:formula="of:=SUM([.K102]+[.L101])" office:value-type="float" office:value="99.5826608564378" calcext:value-type="float">
            <text:p>99,58266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o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,1</text:p>
          </table:table-cell>
          <table:table-cell office:value-type="float" office:value="0.000057" calcext:value-type="float">
            <text:p>0,000057</text:p>
          </table:table-cell>
          <table:table-cell office:value-type="float" office:value="0.002434" calcext:value-type="float">
            <text:p>0,002434</text:p>
          </table:table-cell>
          <table:table-cell office:value-type="float" office:value="0.000849" calcext:value-type="float">
            <text:p>0,000849</text:p>
          </table:table-cell>
          <table:table-cell office:value-type="float" office:value="0.00348" calcext:value-type="float">
            <text:p>0,003480</text:p>
          </table:table-cell>
          <table:table-cell office:value-type="float" office:value="0" calcext:value-type="float">
            <text:p>0,000000</text:p>
          </table:table-cell>
          <table:table-cell table:formula="of:=[.H103]*[.I103]" office:value-type="float" office:value="0" calcext:value-type="float">
            <text:p>0,000000</text:p>
          </table:table-cell>
          <table:table-cell table:formula="of:=[.H103]/[.$H$119]*100" office:value-type="float" office:value="0.0742239597074808" calcext:value-type="float">
            <text:p>0,074224</text:p>
          </table:table-cell>
          <table:table-cell table:formula="of:=SUM([.K103]+[.L102])" office:value-type="float" office:value="99.6568848161453" calcext:value-type="float">
            <text:p>99,6568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ctl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0.6" calcext:value-type="float">
            <text:p>30,6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563" calcext:value-type="float">
            <text:p>0,005630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3457" calcext:value-type="float">
            <text:p>0,003457</text:p>
          </table:table-cell>
          <table:table-cell table:formula="of:=[.I136]" office:value-type="float" office:value="3.2316487" calcext:value-type="float">
            <text:p>3,231649</text:p>
          </table:table-cell>
          <table:table-cell table:formula="of:=[.H104]*[.I104]" office:value-type="float" office:value="0.0111718095559" calcext:value-type="float">
            <text:p>0,011172</text:p>
          </table:table-cell>
          <table:table-cell table:formula="of:=[.H104]/[.$H$119]*100" office:value-type="float" office:value="0.0737333990542417" calcext:value-type="float">
            <text:p>0,073733</text:p>
          </table:table-cell>
          <table:table-cell table:formula="of:=SUM([.K104]+[.L103])" office:value-type="float" office:value="99.7306182151996" calcext:value-type="float">
            <text:p>99,7306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tpriorit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.1" calcext:value-type="float">
            <text:p>10,1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17355" calcext:value-type="float">
            <text:p>0,017355</text:p>
          </table:table-cell>
          <table:table-cell office:value-type="float" office:value="0.000287" calcext:value-type="float">
            <text:p>0,000287</text:p>
          </table:table-cell>
          <table:table-cell office:value-type="float" office:value="0.002898" calcext:value-type="float">
            <text:p>0,002898</text:p>
          </table:table-cell>
          <table:table-cell office:value-type="float" office:value="0" calcext:value-type="float">
            <text:p>0,000000</text:p>
          </table:table-cell>
          <table:table-cell table:formula="of:=[.H105]*[.I105]" office:value-type="float" office:value="0" calcext:value-type="float">
            <text:p>0,000000</text:p>
          </table:table-cell>
          <table:table-cell table:formula="of:=[.H105]/[.$H$119]*100" office:value-type="float" office:value="0.0618106423081263" calcext:value-type="float">
            <text:p>0,061811</text:p>
          </table:table-cell>
          <table:table-cell table:formula="of:=SUM([.K105]+[.L104])" office:value-type="float" office:value="99.7924288575077" calcext:value-type="float">
            <text:p>99,79242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a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,0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8162" calcext:value-type="float">
            <text:p>0,008162</text:p>
          </table:table-cell>
          <table:table-cell office:value-type="float" office:value="0.000244" calcext:value-type="float">
            <text:p>0,000244</text:p>
          </table:table-cell>
          <table:table-cell office:value-type="float" office:value="0.00244" calcext:value-type="float">
            <text:p>0,002440</text:p>
          </table:table-cell>
          <table:table-cell table:formula="of:=[.I137]" office:value-type="float" office:value="2.27640826666667" calcext:value-type="float">
            <text:p>2,276408</text:p>
          </table:table-cell>
          <table:table-cell table:formula="of:=[.H106]*[.I106]" office:value-type="float" office:value="0.00555443617066667" calcext:value-type="float">
            <text:p>0,005554</text:p>
          </table:table-cell>
          <table:table-cell table:formula="of:=[.H106]/[.$H$119]*100" office:value-type="float" office:value="0.0520420866914521" calcext:value-type="float">
            <text:p>0,052042</text:p>
          </table:table-cell>
          <table:table-cell table:formula="of:=SUM([.K106]+[.L105])" office:value-type="float" office:value="99.8444709441992" calcext:value-type="float">
            <text:p>99,84447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tuid3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.1" calcext:value-type="float">
            <text:p>12,1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7344" calcext:value-type="float">
            <text:p>0,007344</text:p>
          </table:table-cell>
          <table:table-cell office:value-type="float" office:value="0.000194" calcext:value-type="float">
            <text:p>0,000194</text:p>
          </table:table-cell>
          <table:table-cell office:value-type="float" office:value="0.002347" calcext:value-type="float">
            <text:p>0,002347</text:p>
          </table:table-cell>
          <table:table-cell table:formula="of:=[.I134]" office:value-type="float" office:value="2.1134332" calcext:value-type="float">
            <text:p>2,113433</text:p>
          </table:table-cell>
          <table:table-cell table:formula="of:=[.H107]*[.I107]" office:value-type="float" office:value="0.0049602277204" calcext:value-type="float">
            <text:p>0,004960</text:p>
          </table:table-cell>
          <table:table-cell table:formula="of:=[.H107]/[.$H$119]*100" office:value-type="float" office:value="0.0500585153544418" calcext:value-type="float">
            <text:p>0,050059</text:p>
          </table:table-cell>
          <table:table-cell table:formula="of:=SUM([.K107]+[.L106])" office:value-type="float" office:value="99.8945294595536" calcext:value-type="float">
            <text:p>99,89452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dvi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,7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0.003488" calcext:value-type="float">
            <text:p>0,003488</text:p>
          </table:table-cell>
          <table:table-cell office:value-type="float" office:value="0.000179" calcext:value-type="float">
            <text:p>0,000179</text:p>
          </table:table-cell>
          <table:table-cell office:value-type="float" office:value="0.001199" calcext:value-type="float">
            <text:p>0,001199</text:p>
          </table:table-cell>
          <table:table-cell office:value-type="float" office:value="0" calcext:value-type="float">
            <text:p>0,000000</text:p>
          </table:table-cell>
          <table:table-cell table:formula="of:=[.H108]*[.I108]" office:value-type="float" office:value="0" calcext:value-type="float">
            <text:p>0,000000</text:p>
          </table:table-cell>
          <table:table-cell table:formula="of:=[.H108]/[.$H$119]*100" office:value-type="float" office:value="0.0255731401405947" calcext:value-type="float">
            <text:p>0,025573</text:p>
          </table:table-cell>
          <table:table-cell table:formula="of:=SUM([.K108]+[.L107])" office:value-type="float" office:value="99.9201025996942" calcext:value-type="float">
            <text:p>99,9201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a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,3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0.003002" calcext:value-type="float">
            <text:p>0,003002</text:p>
          </table:table-cell>
          <table:table-cell office:value-type="float" office:value="0.000233" calcext:value-type="float">
            <text:p>0,000233</text:p>
          </table:table-cell>
          <table:table-cell office:value-type="float" office:value="0.001001" calcext:value-type="float">
            <text:p>0,001001</text:p>
          </table:table-cell>
          <table:table-cell office:value-type="float" office:value="0" calcext:value-type="float">
            <text:p>0,000000</text:p>
          </table:table-cell>
          <table:table-cell table:formula="of:=[.H109]*[.I109]" office:value-type="float" office:value="0" calcext:value-type="float">
            <text:p>0,000000</text:p>
          </table:table-cell>
          <table:table-cell table:formula="of:=[.H109]/[.$H$119]*100" office:value-type="float" office:value="0.0213500527779277" calcext:value-type="float">
            <text:p>0,021350</text:p>
          </table:table-cell>
          <table:table-cell table:formula="of:=SUM([.K109]+[.L108])" office:value-type="float" office:value="99.9414526524721" calcext:value-type="float">
            <text:p>99,9414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os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.3" calcext:value-type="float">
            <text:p>12,3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1957" calcext:value-type="float">
            <text:p>0,001957</text:p>
          </table:table-cell>
          <table:table-cell office:value-type="float" office:value="0.000059" calcext:value-type="float">
            <text:p>0,000059</text:p>
          </table:table-cell>
          <table:table-cell office:value-type="float" office:value="0.000725" calcext:value-type="float">
            <text:p>0,000725</text:p>
          </table:table-cell>
          <table:table-cell office:value-type="float" office:value="0" calcext:value-type="float">
            <text:p>0,000000</text:p>
          </table:table-cell>
          <table:table-cell table:formula="of:=[.H110]*[.I110]" office:value-type="float" office:value="0" calcext:value-type="float">
            <text:p>0,000000</text:p>
          </table:table-cell>
          <table:table-cell table:formula="of:=[.H110]/[.$H$119]*100" office:value-type="float" office:value="0.0154633249390585" calcext:value-type="float">
            <text:p>0,015463</text:p>
          </table:table-cell>
          <table:table-cell table:formula="of:=SUM([.K110]+[.L109])" office:value-type="float" office:value="99.9569159774112" calcext:value-type="float">
            <text:p>99,9569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tpriori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,1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1209" calcext:value-type="float">
            <text:p>0,001209</text:p>
          </table:table-cell>
          <table:table-cell office:value-type="float" office:value="0.000156" calcext:value-type="float">
            <text:p>0,000156</text:p>
          </table:table-cell>
          <table:table-cell office:value-type="float" office:value="0.000639" calcext:value-type="float">
            <text:p>0,000639</text:p>
          </table:table-cell>
          <table:table-cell office:value-type="float" office:value="0" calcext:value-type="float">
            <text:p>0,000000</text:p>
          </table:table-cell>
          <table:table-cell table:formula="of:=[.H111]*[.I111]" office:value-type="float" office:value="0" calcext:value-type="float">
            <text:p>0,000000</text:p>
          </table:table-cell>
          <table:table-cell table:formula="of:=[.H111]/[.$H$119]*100" office:value-type="float" office:value="0.0136290546704254" calcext:value-type="float">
            <text:p>0,013629</text:p>
          </table:table-cell>
          <table:table-cell table:formula="of:=SUM([.K111]+[.L110])" office:value-type="float" office:value="99.9705450320816" calcext:value-type="float">
            <text:p>99,9705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igaltsta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,3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172" calcext:value-type="float">
            <text:p>0,001720</text:p>
          </table:table-cell>
          <table:table-cell office:value-type="float" office:value="0.000135" calcext:value-type="float">
            <text:p>0,000135</text:p>
          </table:table-cell>
          <table:table-cell office:value-type="float" office:value="0.00058" calcext:value-type="float">
            <text:p>0,000580</text:p>
          </table:table-cell>
          <table:table-cell office:value-type="float" office:value="0" calcext:value-type="float">
            <text:p>0,000000</text:p>
          </table:table-cell>
          <table:table-cell table:formula="of:=[.H112]*[.I112]" office:value-type="float" office:value="0" calcext:value-type="float">
            <text:p>0,000000</text:p>
          </table:table-cell>
          <table:table-cell table:formula="of:=[.H112]/[.$H$119]*100" office:value-type="float" office:value="0.0123706599512468" calcext:value-type="float">
            <text:p>0,012371</text:p>
          </table:table-cell>
          <table:table-cell table:formula="of:=SUM([.K112]+[.L111])" office:value-type="float" office:value="99.9829156920329" calcext:value-type="float">
            <text:p>99,9829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d_yield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.8" calcext:value-type="float">
            <text:p>10,8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791" calcext:value-type="float">
            <text:p>0,000791</text:p>
          </table:table-cell>
          <table:table-cell office:value-type="float" office:value="0.000038" calcext:value-type="float">
            <text:p>0,000038</text:p>
          </table:table-cell>
          <table:table-cell office:value-type="float" office:value="0.00041" calcext:value-type="float">
            <text:p>0,000410</text:p>
          </table:table-cell>
          <table:table-cell office:value-type="float" office:value="0" calcext:value-type="float">
            <text:p>0,000000</text:p>
          </table:table-cell>
          <table:table-cell table:formula="of:=[.H113]*[.I113]" office:value-type="float" office:value="0" calcext:value-type="float">
            <text:p>0,000000</text:p>
          </table:table-cell>
          <table:table-cell table:formula="of:=[.H113]/[.$H$119]*100" office:value-type="float" office:value="0.00874477686208826" calcext:value-type="float">
            <text:p>0,008745</text:p>
          </table:table-cell>
          <table:table-cell table:formula="of:=SUM([.K113]+[.L112])" office:value-type="float" office:value="99.991660468895" calcext:value-type="float">
            <text:p>99,99166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u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,0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0059" calcext:value-type="float">
            <text:p>0,000059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0.00021" calcext:value-type="float">
            <text:p>0,000210</text:p>
          </table:table-cell>
          <table:table-cell office:value-type="float" office:value="0" calcext:value-type="float">
            <text:p>0,000000</text:p>
          </table:table-cell>
          <table:table-cell table:formula="of:=[.H114]*[.I114]" office:value-type="float" office:value="0" calcext:value-type="float">
            <text:p>0,000000</text:p>
          </table:table-cell>
          <table:table-cell table:formula="of:=[.H114]/[.$H$119]*100" office:value-type="float" office:value="0.0044790320513135" calcext:value-type="float">
            <text:p>0,004479</text:p>
          </table:table-cell>
          <table:table-cell table:formula="of:=SUM([.K114]+[.L113])" office:value-type="float" office:value="99.9961395009463" calcext:value-type="float">
            <text:p>99,9961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nma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0.000209" calcext:value-type="float">
            <text:p>0,000209</text:p>
          </table:table-cell>
          <table:table-cell office:value-type="float" office:value="0.00026" calcext:value-type="float">
            <text:p>0,000260</text:p>
          </table:table-cell>
          <table:table-cell office:value-type="float" office:value="0.000229" calcext:value-type="float">
            <text:p>0,000229</text:p>
          </table:table-cell>
          <table:table-cell office:value-type="float" office:value="0.000091" calcext:value-type="float">
            <text:p>0,000091</text:p>
          </table:table-cell>
          <table:table-cell table:formula="of:=[.I101]" office:value-type="float" office:value="2.5041853" calcext:value-type="float">
            <text:p>2,504185</text:p>
          </table:table-cell>
          <table:table-cell table:formula="of:=[.H115]*[.I115]" office:value-type="float" office:value="0.0002278808623" calcext:value-type="float">
            <text:p>0,000228</text:p>
          </table:table-cell>
          <table:table-cell table:formula="of:=[.H115]/[.$H$119]*100" office:value-type="float" office:value="0.00194091388890252" calcext:value-type="float">
            <text:p>0,001941</text:p>
          </table:table-cell>
          <table:table-cell table:formula="of:=SUM([.K115]+[.L114])" office:value-type="float" office:value="99.9980804148352" calcext:value-type="float">
            <text:p>99,99808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chm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203" calcext:value-type="float">
            <text:p>0,000203</text:p>
          </table:table-cell>
          <table:table-cell office:value-type="float" office:value="0.000195" calcext:value-type="float">
            <text:p>0,000195</text:p>
          </table:table-cell>
          <table:table-cell office:value-type="float" office:value="0.000039" calcext:value-type="float">
            <text:p>0,000039</text:p>
          </table:table-cell>
          <table:table-cell office:value-type="float" office:value="0" calcext:value-type="float">
            <text:p>0,000000</text:p>
          </table:table-cell>
          <table:table-cell table:formula="of:=[.H116]*[.I116]" office:value-type="float" office:value="0" calcext:value-type="float">
            <text:p>0,000000</text:p>
          </table:table-cell>
          <table:table-cell table:formula="of:=[.H116]/[.$H$119]*100" office:value-type="float" office:value="0.000831820238101078" calcext:value-type="float">
            <text:p>0,000832</text:p>
          </table:table-cell>
          <table:table-cell table:formula="of:=SUM([.K116]+[.L115])" office:value-type="float" office:value="99.9989122350733" calcext:value-type="float">
            <text:p>99,9989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t_sigprocm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134" calcext:value-type="float">
            <text:p>0,000134</text:p>
          </table:table-cell>
          <table:table-cell office:value-type="float" office:value="0.000133" calcext:value-type="float">
            <text:p>0,00013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" calcext:value-type="float">
            <text:p>0,000000</text:p>
          </table:table-cell>
          <table:table-cell table:formula="of:=[.H117]*[.I117]" office:value-type="float" office:value="0" calcext:value-type="float">
            <text:p>0,000000</text:p>
          </table:table-cell>
          <table:table-cell table:formula="of:=[.H117]/[.$H$119]*100" office:value-type="float" office:value="0.000554546825400719" calcext:value-type="float">
            <text:p>0,000555</text:p>
          </table:table-cell>
          <table:table-cell table:formula="of:=SUM([.K117]+[.L116])" office:value-type="float" office:value="99.9994667818987" calcext:value-type="float">
            <text:p>99,9994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t_tid_addr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00129" calcext:value-type="float">
            <text:p>0,000129</text:p>
          </table:table-cell>
          <table:table-cell office:value-type="float" office:value="0.00013" calcext:value-type="float">
            <text:p>0,000130</text:p>
          </table:table-cell>
          <table:table-cell office:value-type="float" office:value="0.000129" calcext:value-type="float">
            <text:p>0,00012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" calcext:value-type="float">
            <text:p>0,000000</text:p>
          </table:table-cell>
          <table:table-cell table:formula="of:=[.H118]*[.I118]" office:value-type="float" office:value="0" calcext:value-type="float">
            <text:p>0,000000</text:p>
          </table:table-cell>
          <table:table-cell table:formula="of:=[.H118]/[.$H$119]*100" office:value-type="float" office:value="0.000533218101346845" calcext:value-type="float">
            <text:p>0,000533</text:p>
          </table:table-cell>
          <table:table-cell table:formula="of:=SUM([.K118]+[.L117])" office:value-type="float" office:value="100" calcext:value-type="float">
            <text:p>100,000000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SUM([.H94:.H118])" office:value-type="float" office:value="4.688513" calcext:value-type="float">
            <text:p>4,688513</text:p>
          </table:table-cell>
          <table:table-cell/>
          <table:table-cell table:formula="of:=SUM([.J94:.J118])" office:value-type="float" office:value="6.55488059881851" calcext:value-type="float">
            <text:p>6,554881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3"/>
          <table:table-cell table:style-name="Default" table:number-columns-repeated="6"/>
          <table:table-cell table:style-name="Default" office:value-type="string" calcext:value-type="string">
            <text:p>Estimate:</text:p>
          </table:table-cell>
          <table:table-cell table:style-name="Default" table:formula="of:=[.J119]+1*(18-[.H119])" office:value-type="float" office:value="19.8663675988185" calcext:value-type="float">
            <text:p>19,87</text:p>
          </table:table-cell>
          <table:table-cell table:style-name="Default" office:value-type="string" calcext:value-type="string">
            <text:p>Real</text:p>
          </table:table-cell>
          <table:table-cell table:formula="of:=[Applications.D242]" office:value-type="float" office:value="14.965592835816" calcext:value-type="float">
            <text:p>14,97</text:p>
          </table:table-cell>
          <table:table-cell/>
          <table:table-cell table:formula="of:=([.J119]-[.M120])/[.M120]*100" office:value-type="float" office:value="-56.2003278404634" calcext:value-type="float">
            <text:p>-56,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0" table:number-rows-spanned="1">
            <text:p>WEBIMAGENOCACHE</text:p>
          </table:table-cell>
          <table:covered-table-cell table:number-columns-repeated="2"/>
          <table:covered-table-cell table:number-columns-repeated="7" table:style-name="Default"/>
          <table:table-cell table:style-name="Default" table:number-columns-repeated="2"/>
          <table:table-cell table:number-columns-repeated="5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Frequency</text:p>
          </table:table-cell>
          <table:covered-table-cell/>
          <table:covered-table-cell table:style-name="Default"/>
          <table:table-cell table:style-name="ce3" office:value-type="string" calcext:value-type="string" table:number-columns-spanned="3" table:number-rows-spanned="1">
            <text:p>Length (s)</text:p>
          </table:table-cell>
          <table:covered-table-cell table:number-columns-repeated="2" table:style-name="Default"/>
          <table:table-cell table:style-name="ce6" office:value-type="string" calcext:value-type="string" table:number-columns-spanned="3" table:number-rows-spanned="1">
            <text:p>Weight</text:p>
          </table:table-cell>
          <table:covered-table-cell table:number-columns-repeated="2" table:style-name="ce7"/>
          <table:table-cell table:style-name="Default" table:number-columns-repeated="2"/>
          <table:table-cell table:number-columns-repeated="5"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g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g</text:p>
          </table:table-cell>
          <table:table-cell table:style-name="ce7" office:value-type="string" calcext:value-type="string">
            <text:p>weight in app</text:p>
          </table:table-cell>
          <table:table-cell table:style-name="ce7" office:value-type="string" calcext:value-type="string">
            <text:p>P for sample</text:p>
          </table:table-cell>
          <table:table-cell table:style-name="ce7" office:value-type="string" calcext:value-type="string">
            <text:p>weight*P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ioctl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.7" calcext:value-type="float">
            <text:p>23,7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814427" calcext:value-type="float">
            <text:p>0,814427</text:p>
          </table:table-cell>
          <table:table-cell office:value-type="float" office:value="0.045685" calcext:value-type="float">
            <text:p>0,045685</text:p>
          </table:table-cell>
          <table:table-cell office:value-type="float" office:value="1.082734" calcext:value-type="float">
            <text:p>1,082734</text:p>
          </table:table-cell>
          <table:table-cell table:formula="of:=[Syscalls.E517]" office:value-type="float" office:value="2.92289156666667" calcext:value-type="float">
            <text:p>2,922892</text:p>
          </table:table-cell>
          <table:table-cell table:formula="of:=[.H125]*[.I125]" office:value-type="float" office:value="3.16471407754327" calcext:value-type="float">
            <text:p>3,164714</text:p>
          </table:table-cell>
          <table:table-cell table:formula="of:=[.H125]/[.$H$150]*100" office:value-type="float" office:value="49.0646648078237" calcext:value-type="float">
            <text:p>49,064665</text:p>
          </table:table-cell>
          <table:table-cell table:formula="of:=SUM([.K125])" office:value-type="float" office:value="49.0646648078237" calcext:value-type="float">
            <text:p>49,064665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epoll_pwai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8" calcext:value-type="float">
            <text:p>8,8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757411" calcext:value-type="float">
            <text:p>0,757411</text:p>
          </table:table-cell>
          <table:table-cell office:value-type="float" office:value="0.081777" calcext:value-type="float">
            <text:p>0,081777</text:p>
          </table:table-cell>
          <table:table-cell office:value-type="float" office:value="0.719637" calcext:value-type="float">
            <text:p>0,719637</text:p>
          </table:table-cell>
          <table:table-cell table:formula="of:=[Syscalls.E169]" office:value-type="float" office:value="0.126548605333333" calcext:value-type="float">
            <text:p>0,126549</text:p>
          </table:table-cell>
          <table:table-cell table:formula="of:=[.H126]*[.I126]" office:value-type="float" office:value="0.091069058696264" calcext:value-type="float">
            <text:p>0,091069</text:p>
          </table:table-cell>
          <table:table-cell table:formula="of:=[.H126]/[.$H$150]*100" office:value-type="float" office:value="32.6107318956528" calcext:value-type="float">
            <text:p>32,610732</text:p>
          </table:table-cell>
          <table:table-cell table:formula="of:=SUM([.K126]+[.L125])" office:value-type="float" office:value="81.6753967034765" calcext:value-type="float">
            <text:p>81,675397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restart_sysca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3" office:value-type="float" office:value="3.894261" calcext:value-type="float">
            <text:p>3,894261</text:p>
          </table:table-cell>
          <table:table-cell table:number-columns-repeated="2" office:value-type="float" office:value="0" calcext:value-type="float">
            <text:p>0,000000</text:p>
          </table:table-cell>
          <table:table-cell table:formula="of:=[.H127]*[.I127]" office:value-type="float" office:value="0" calcext:value-type="float">
            <text:p>0,000000</text:p>
          </table:table-cell>
          <table:table-cell table:formula="of:=[.H127]/[.$H$150]*100" office:value-type="float" office:value="0" calcext:value-type="float">
            <text:p>0,000000</text:p>
          </table:table-cell>
          <table:table-cell table:formula="of:=SUM([.K127]+[.L126])" office:value-type="float" office:value="81.6753967034765" calcext:value-type="float">
            <text:p>81,675397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futex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2.8" calcext:value-type="float">
            <text:p>22,8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810656" calcext:value-type="float">
            <text:p>0,810656</text:p>
          </table:table-cell>
          <table:table-cell office:value-type="float" office:value="0.012939" calcext:value-type="float">
            <text:p>0,012939</text:p>
          </table:table-cell>
          <table:table-cell office:value-type="float" office:value="0.295009" calcext:value-type="float">
            <text:p>0,295009</text:p>
          </table:table-cell>
          <table:table-cell table:formula="of:=[Syscalls.E256]" office:value-type="float" office:value="0.146960139333333" calcext:value-type="float">
            <text:p>0,146960</text:p>
          </table:table-cell>
          <table:table-cell table:formula="of:=[.H128]*[.I128]" office:value-type="float" office:value="0.0433545637445873" calcext:value-type="float">
            <text:p>0,043355</text:p>
          </table:table-cell>
          <table:table-cell table:formula="of:=[.H128]/[.$H$150]*100" office:value-type="float" office:value="13.3684891213273" calcext:value-type="float">
            <text:p>13,368489</text:p>
          </table:table-cell>
          <table:table-cell table:formula="of:=SUM([.K128]+[.L127])" office:value-type="float" office:value="95.0438858248038" calcext:value-type="float">
            <text:p>95,043886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recvfrom</text:p>
          </table:table-cell>
          <table:table-cell office:value-type="float" office:value="19" calcext:value-type="float">
            <text:p>19</text:p>
          </table:table-cell>
          <table:table-cell office:value-type="float" office:value="348" calcext:value-type="float">
            <text:p>348</text:p>
          </table:table-cell>
          <table:table-cell office:value-type="float" office:value="154.9" calcext:value-type="float">
            <text:p>154,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54983" calcext:value-type="float">
            <text:p>0,054983</text:p>
          </table:table-cell>
          <table:table-cell office:value-type="float" office:value="0.000589" calcext:value-type="float">
            <text:p>0,000589</text:p>
          </table:table-cell>
          <table:table-cell office:value-type="float" office:value="0.091236" calcext:value-type="float">
            <text:p>0,091236</text:p>
          </table:table-cell>
          <table:table-cell office:value-type="float" office:value="0" calcext:value-type="float">
            <text:p>0,000000</text:p>
          </table:table-cell>
          <table:table-cell table:formula="of:=[.H129]*[.I129]" office:value-type="float" office:value="0" calcext:value-type="float">
            <text:p>0,000000</text:p>
          </table:table-cell>
          <table:table-cell table:formula="of:=[.H129]/[.$H$150]*100" office:value-type="float" office:value="4.13440767391307" calcext:value-type="float">
            <text:p>4,134408</text:p>
          </table:table-cell>
          <table:table-cell table:formula="of:=SUM([.K129]+[.L128])" office:value-type="float" office:value="99.1782934987169" calcext:value-type="float">
            <text:p>99,178293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write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.3" calcext:value-type="float">
            <text:p>15,3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18881" calcext:value-type="float">
            <text:p>0,018881</text:p>
          </table:table-cell>
          <table:table-cell office:value-type="float" office:value="0.000258" calcext:value-type="float">
            <text:p>0,000258</text:p>
          </table:table-cell>
          <table:table-cell office:value-type="float" office:value="0.003947" calcext:value-type="float">
            <text:p>0,003947</text:p>
          </table:table-cell>
          <table:table-cell table:formula="of:=[Syscalls.E952]" office:value-type="float" office:value="2.99218326666667" calcext:value-type="float">
            <text:p>2,992183</text:p>
          </table:table-cell>
          <table:table-cell table:formula="of:=[.H130]*[.I130]" office:value-type="float" office:value="0.0118101473535333" calcext:value-type="float">
            <text:p>0,011810</text:p>
          </table:table-cell>
          <table:table-cell table:formula="of:=[.H130]/[.$H$150]*100" office:value-type="float" office:value="0.178860395994288" calcext:value-type="float">
            <text:p>0,178860</text:p>
          </table:table-cell>
          <table:table-cell table:formula="of:=SUM([.K130]+[.L129])" office:value-type="float" office:value="99.3571538947112" calcext:value-type="float">
            <text:p>99,357154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clock_gettime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.8" calcext:value-type="float">
            <text:p>34,8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305" calcext:value-type="float">
            <text:p>0,003050</text:p>
          </table:table-cell>
          <table:table-cell office:value-type="float" office:value="0.000091" calcext:value-type="float">
            <text:p>0,000091</text:p>
          </table:table-cell>
          <table:table-cell office:value-type="float" office:value="0.003166" calcext:value-type="float">
            <text:p>0,003166</text:p>
          </table:table-cell>
          <table:table-cell table:formula="of:=[Syscalls.E82]" office:value-type="float" office:value="2.30628056666667" calcext:value-type="float">
            <text:p>2,306281</text:p>
          </table:table-cell>
          <table:table-cell table:formula="of:=[.H131]*[.I131]" office:value-type="float" office:value="0.00730168427406667" calcext:value-type="float">
            <text:p>0,007302</text:p>
          </table:table-cell>
          <table:table-cell table:formula="of:=[.H131]/[.$H$150]*100" office:value-type="float" office:value="0.143468967245482" calcext:value-type="float">
            <text:p>0,143469</text:p>
          </table:table-cell>
          <table:table-cell table:formula="of:=SUM([.K131]+[.L130])" office:value-type="float" office:value="99.5006228619567" calcext:value-type="float">
            <text:p>99,500623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mmap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.4" calcext:value-type="float">
            <text:p>10,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228" calcext:value-type="float">
            <text:p>0,002280</text:p>
          </table:table-cell>
          <table:table-cell office:value-type="float" office:value="0.000267" calcext:value-type="float">
            <text:p>0,000267</text:p>
          </table:table-cell>
          <table:table-cell office:value-type="float" office:value="0.002776" calcext:value-type="float">
            <text:p>0,002776</text:p>
          </table:table-cell>
          <table:table-cell table:formula="of:=[Syscalls.E604]" office:value-type="float" office:value="2.5041853" calcext:value-type="float">
            <text:p>2,504185</text:p>
          </table:table-cell>
          <table:table-cell table:formula="of:=[.H132]*[.I132]" office:value-type="float" office:value="0.0069516183928" calcext:value-type="float">
            <text:p>0,006952</text:p>
          </table:table-cell>
          <table:table-cell table:formula="of:=[.H132]/[.$H$150]*100" office:value-type="float" office:value="0.125795910635963" calcext:value-type="float">
            <text:p>0,125796</text:p>
          </table:table-cell>
          <table:table-cell table:formula="of:=SUM([.K132]+[.L131])" office:value-type="float" office:value="99.6264187725926" calcext:value-type="float">
            <text:p>99,626419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clo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,8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2434" calcext:value-type="float">
            <text:p>0,002434</text:p>
          </table:table-cell>
          <table:table-cell office:value-type="float" office:value="0.000913" calcext:value-type="float">
            <text:p>0,000913</text:p>
          </table:table-cell>
          <table:table-cell office:value-type="float" office:value="0.001643" calcext:value-type="float">
            <text:p>0,001643</text:p>
          </table:table-cell>
          <table:table-cell office:value-type="float" office:value="0" calcext:value-type="float">
            <text:p>0,000000</text:p>
          </table:table-cell>
          <table:table-cell table:formula="of:=[.H133]*[.I133]" office:value-type="float" office:value="0" calcext:value-type="float">
            <text:p>0,000000</text:p>
          </table:table-cell>
          <table:table-cell table:formula="of:=[.H133]/[.$H$150]*100" office:value-type="float" office:value="0.0744534154088209" calcext:value-type="float">
            <text:p>0,074453</text:p>
          </table:table-cell>
          <table:table-cell table:formula="of:=SUM([.K133]+[.L132])" office:value-type="float" office:value="99.7008721880015" calcext:value-type="float">
            <text:p>99,700872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getuid3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.8" calcext:value-type="float">
            <text:p>5,8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7344" calcext:value-type="float">
            <text:p>0,007344</text:p>
          </table:table-cell>
          <table:table-cell office:value-type="float" office:value="0.000271" calcext:value-type="float">
            <text:p>0,000271</text:p>
          </table:table-cell>
          <table:table-cell office:value-type="float" office:value="0.001571" calcext:value-type="float">
            <text:p>0,001571</text:p>
          </table:table-cell>
          <table:table-cell table:formula="of:=[Syscalls.E430]" office:value-type="float" office:value="2.1134332" calcext:value-type="float">
            <text:p>2,113433</text:p>
          </table:table-cell>
          <table:table-cell table:formula="of:=[.H134]*[.I134]" office:value-type="float" office:value="0.0033202035572" calcext:value-type="float">
            <text:p>0,003320</text:p>
          </table:table-cell>
          <table:table-cell table:formula="of:=[.H134]/[.$H$150]*100" office:value-type="float" office:value="0.071190697265525" calcext:value-type="float">
            <text:p>0,071191</text:p>
          </table:table-cell>
          <table:table-cell table:formula="of:=SUM([.K134]+[.L133])" office:value-type="float" office:value="99.772062885267" calcext:value-type="float">
            <text:p>99,772063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mprotect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.2" calcext:value-type="float">
            <text:p>7,2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01801" calcext:value-type="float">
            <text:p>0,001801</text:p>
          </table:table-cell>
          <table:table-cell office:value-type="float" office:value="0.00015" calcext:value-type="float">
            <text:p>0,000150</text:p>
          </table:table-cell>
          <table:table-cell office:value-type="float" office:value="0.00108" calcext:value-type="float">
            <text:p>0,001080</text:p>
          </table:table-cell>
          <table:table-cell table:formula="of:=[Syscalls.E691]" office:value-type="float" office:value="2.391526" calcext:value-type="float">
            <text:p>2,391526</text:p>
          </table:table-cell>
          <table:table-cell table:formula="of:=[.H135]*[.I135]" office:value-type="float" office:value="0.00258284808" calcext:value-type="float">
            <text:p>0,002583</text:p>
          </table:table-cell>
          <table:table-cell table:formula="of:=[.H135]/[.$H$150]*100" office:value-type="float" office:value="0.0489407721494379" calcext:value-type="float">
            <text:p>0,048941</text:p>
          </table:table-cell>
          <table:table-cell table:formula="of:=SUM([.K135]+[.L134])" office:value-type="float" office:value="99.8210036574164" calcext:value-type="float">
            <text:p>99,821004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prctl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3.8" calcext:value-type="float">
            <text:p>13,8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0887" calcext:value-type="float">
            <text:p>0,000887</text:p>
          </table:table-cell>
          <table:table-cell office:value-type="float" office:value="0.00007" calcext:value-type="float">
            <text:p>0,000070</text:p>
          </table:table-cell>
          <table:table-cell office:value-type="float" office:value="0.000966" calcext:value-type="float">
            <text:p>0,000966</text:p>
          </table:table-cell>
          <table:table-cell table:formula="of:=[Syscalls.E778]" office:value-type="float" office:value="3.2316487" calcext:value-type="float">
            <text:p>3,231649</text:p>
          </table:table-cell>
          <table:table-cell table:formula="of:=[.H136]*[.I136]" office:value-type="float" office:value="0.0031217726442" calcext:value-type="float">
            <text:p>0,003122</text:p>
          </table:table-cell>
          <table:table-cell table:formula="of:=[.H136]/[.$H$150]*100" office:value-type="float" office:value="0.0437748017558862" calcext:value-type="float">
            <text:p>0,043775</text:p>
          </table:table-cell>
          <table:table-cell table:formula="of:=SUM([.K136]+[.L135])" office:value-type="float" office:value="99.8647784591723" calcext:value-type="float">
            <text:p>99,864778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rea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" calcext:value-type="float">
            <text:p>5,0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727" calcext:value-type="float">
            <text:p>0,000727</text:p>
          </table:table-cell>
          <table:table-cell office:value-type="float" office:value="0.000116" calcext:value-type="float">
            <text:p>0,000116</text:p>
          </table:table-cell>
          <table:table-cell office:value-type="float" office:value="0.00058" calcext:value-type="float">
            <text:p>0,000580</text:p>
          </table:table-cell>
          <table:table-cell table:formula="of:=[Syscalls.E865]" office:value-type="float" office:value="2.27640826666667" calcext:value-type="float">
            <text:p>2,276408</text:p>
          </table:table-cell>
          <table:table-cell table:formula="of:=[.H137]*[.I137]" office:value-type="float" office:value="0.00132031679466667" calcext:value-type="float">
            <text:p>0,001320</text:p>
          </table:table-cell>
          <table:table-cell table:formula="of:=[.H137]/[.$H$150]*100" office:value-type="float" office:value="0.0262830072654389" calcext:value-type="float">
            <text:p>0,026283</text:p>
          </table:table-cell>
          <table:table-cell table:formula="of:=SUM([.K137]+[.L136])" office:value-type="float" office:value="99.8910614664377" calcext:value-type="float">
            <text:p>99,89106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getpriorit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" calcext:value-type="float">
            <text:p>4,8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183" calcext:value-type="float">
            <text:p>0,001830</text:p>
          </table:table-cell>
          <table:table-cell office:value-type="float" office:value="0.000111" calcext:value-type="float">
            <text:p>0,000111</text:p>
          </table:table-cell>
          <table:table-cell office:value-type="float" office:value="0.000532" calcext:value-type="float">
            <text:p>0,000532</text:p>
          </table:table-cell>
          <table:table-cell office:value-type="float" office:value="0" calcext:value-type="float">
            <text:p>0,000000</text:p>
          </table:table-cell>
          <table:table-cell table:formula="of:=[.H138]*[.I138]" office:value-type="float" office:value="0" calcext:value-type="float">
            <text:p>0,000000</text:p>
          </table:table-cell>
          <table:table-cell table:formula="of:=[.H138]/[.$H$150]*100" office:value-type="float" office:value="0.024107861836575" calcext:value-type="float">
            <text:p>0,024108</text:p>
          </table:table-cell>
          <table:table-cell table:formula="of:=SUM([.K138]+[.L137])" office:value-type="float" office:value="99.9151693282743" calcext:value-type="float">
            <text:p>99,915169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opena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,9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0.003002" calcext:value-type="float">
            <text:p>0,003002</text:p>
          </table:table-cell>
          <table:table-cell office:value-type="float" office:value="0.000227" calcext:value-type="float">
            <text:p>0,000227</text:p>
          </table:table-cell>
          <table:table-cell office:value-type="float" office:value="0.000431" calcext:value-type="float">
            <text:p>0,000431</text:p>
          </table:table-cell>
          <table:table-cell office:value-type="float" office:value="0" calcext:value-type="float">
            <text:p>0,000000</text:p>
          </table:table-cell>
          <table:table-cell table:formula="of:=[.H139]*[.I139]" office:value-type="float" office:value="0" calcext:value-type="float">
            <text:p>0,000000</text:p>
          </table:table-cell>
          <table:table-cell table:formula="of:=[.H139]/[.$H$150]*100" office:value-type="float" office:value="0.0195309933300072" calcext:value-type="float">
            <text:p>0,019531</text:p>
          </table:table-cell>
          <table:table-cell table:formula="of:=SUM([.K139]+[.L138])" office:value-type="float" office:value="99.9347003216043" calcext:value-type="float">
            <text:p>99,934700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madvi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,1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0.000282" calcext:value-type="float">
            <text:p>0,000282</text:p>
          </table:table-cell>
          <table:table-cell office:value-type="float" office:value="0.000126" calcext:value-type="float">
            <text:p>0,000126</text:p>
          </table:table-cell>
          <table:table-cell office:value-type="float" office:value="0.00039" calcext:value-type="float">
            <text:p>0,000390</text:p>
          </table:table-cell>
          <table:table-cell office:value-type="float" office:value="0" calcext:value-type="float">
            <text:p>0,000000</text:p>
          </table:table-cell>
          <table:table-cell table:formula="of:=[.H140]*[.I140]" office:value-type="float" office:value="0" calcext:value-type="float">
            <text:p>0,000000</text:p>
          </table:table-cell>
          <table:table-cell table:formula="of:=[.H140]/[.$H$150]*100" office:value-type="float" office:value="0.0176730566095193" calcext:value-type="float">
            <text:p>0,017673</text:p>
          </table:table-cell>
          <table:table-cell table:formula="of:=SUM([.K140]+[.L139])" office:value-type="float" office:value="99.9523733782138" calcext:value-type="float">
            <text:p>99,952373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setpriori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,8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1209" calcext:value-type="float">
            <text:p>0,001209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0352" calcext:value-type="float">
            <text:p>0,000352</text:p>
          </table:table-cell>
          <table:table-cell office:value-type="float" office:value="0" calcext:value-type="float">
            <text:p>0,000000</text:p>
          </table:table-cell>
          <table:table-cell table:formula="of:=[.H141]*[.I141]" office:value-type="float" office:value="0" calcext:value-type="float">
            <text:p>0,000000</text:p>
          </table:table-cell>
          <table:table-cell table:formula="of:=[.H141]/[.$H$150]*100" office:value-type="float" office:value="0.0159510664783353" calcext:value-type="float">
            <text:p>0,015951</text:p>
          </table:table-cell>
          <table:table-cell table:formula="of:=SUM([.K141]+[.L140])" office:value-type="float" office:value="99.9683244446922" calcext:value-type="float">
            <text:p>99,968324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clos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.9" calcext:value-type="float">
            <text:p>5,9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0146" calcext:value-type="float">
            <text:p>0,000146</text:p>
          </table:table-cell>
          <table:table-cell office:value-type="float" office:value="0.000038" calcext:value-type="float">
            <text:p>0,000038</text:p>
          </table:table-cell>
          <table:table-cell office:value-type="float" office:value="0.000224" calcext:value-type="float">
            <text:p>0,000224</text:p>
          </table:table-cell>
          <table:table-cell office:value-type="float" office:value="0" calcext:value-type="float">
            <text:p>0,000000</text:p>
          </table:table-cell>
          <table:table-cell table:formula="of:=[.H142]*[.I142]" office:value-type="float" office:value="0" calcext:value-type="float">
            <text:p>0,000000</text:p>
          </table:table-cell>
          <table:table-cell table:formula="of:=[.H142]/[.$H$150]*100" office:value-type="float" office:value="0.0101506786680316" calcext:value-type="float">
            <text:p>0,010151</text:p>
          </table:table-cell>
          <table:table-cell table:formula="of:=SUM([.K142]+[.L141])" office:value-type="float" office:value="99.9784751233602" calcext:value-type="float">
            <text:p>99,978475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sigaltsta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,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0.00022" calcext:value-type="float">
            <text:p>0,000220</text:p>
          </table:table-cell>
          <table:table-cell office:value-type="float" office:value="0.000087" calcext:value-type="float">
            <text:p>0,000087</text:p>
          </table:table-cell>
          <table:table-cell office:value-type="float" office:value="0.000165" calcext:value-type="float">
            <text:p>0,000165</text:p>
          </table:table-cell>
          <table:table-cell office:value-type="float" office:value="0" calcext:value-type="float">
            <text:p>0,000000</text:p>
          </table:table-cell>
          <table:table-cell table:formula="of:=[.H143]*[.I143]" office:value-type="float" office:value="0" calcext:value-type="float">
            <text:p>0,000000</text:p>
          </table:table-cell>
          <table:table-cell table:formula="of:=[.H143]/[.$H$150]*100" office:value-type="float" office:value="0.00747706241171968" calcext:value-type="float">
            <text:p>0,007477</text:p>
          </table:table-cell>
          <table:table-cell table:formula="of:=SUM([.K143]+[.L142])" office:value-type="float" office:value="99.9859521857719" calcext:value-type="float">
            <text:p>99,985952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sched_yield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.1" calcext:value-type="float">
            <text:p>2,1</text:p>
          </table:table-cell>
          <table:table-cell office:value-type="float" office:value="0.000041" calcext:value-type="float">
            <text:p>0,000041</text:p>
          </table:table-cell>
          <table:table-cell office:value-type="float" office:value="0.000076" calcext:value-type="float">
            <text:p>0,000076</text:p>
          </table:table-cell>
          <table:table-cell office:value-type="float" office:value="0.000052" calcext:value-type="float">
            <text:p>0,000052</text:p>
          </table:table-cell>
          <table:table-cell office:value-type="float" office:value="0.000109" calcext:value-type="float">
            <text:p>0,000109</text:p>
          </table:table-cell>
          <table:table-cell office:value-type="float" office:value="0" calcext:value-type="float">
            <text:p>0,000000</text:p>
          </table:table-cell>
          <table:table-cell table:formula="of:=[.H144]*[.I144]" office:value-type="float" office:value="0" calcext:value-type="float">
            <text:p>0,000000</text:p>
          </table:table-cell>
          <table:table-cell table:formula="of:=[.H144]/[.$H$150]*100" office:value-type="float" office:value="0.00493939274471179" calcext:value-type="float">
            <text:p>0,004939</text:p>
          </table:table-cell>
          <table:table-cell table:formula="of:=SUM([.K144]+[.L143])" office:value-type="float" office:value="99.9908915785166" calcext:value-type="float">
            <text:p>99,990892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du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" calcext:value-type="float">
            <text:p>3,0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0052" calcext:value-type="float">
            <text:p>0,000052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0" calcext:value-type="float">
            <text:p>0,000000</text:p>
          </table:table-cell>
          <table:table-cell table:formula="of:=[.H145]*[.I145]" office:value-type="float" office:value="0" calcext:value-type="float">
            <text:p>0,000000</text:p>
          </table:table-cell>
          <table:table-cell table:formula="of:=[.H145]/[.$H$150]*100" office:value-type="float" office:value="0.00489407721494379" calcext:value-type="float">
            <text:p>0,004894</text:p>
          </table:table-cell>
          <table:table-cell table:formula="of:=SUM([.K145]+[.L144])" office:value-type="float" office:value="99.9957856557316" calcext:value-type="float">
            <text:p>99,995786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munma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0.000238" calcext:value-type="float">
            <text:p>0,000238</text:p>
          </table:table-cell>
          <table:table-cell office:value-type="float" office:value="0.00026" calcext:value-type="float">
            <text:p>0,000260</text:p>
          </table:table-cell>
          <table:table-cell office:value-type="float" office:value="0.000249" calcext:value-type="float">
            <text:p>0,000249</text:p>
          </table:table-cell>
          <table:table-cell office:value-type="float" office:value="0.000049" calcext:value-type="float">
            <text:p>0,000049</text:p>
          </table:table-cell>
          <table:table-cell table:formula="of:=[.I132]" office:value-type="float" office:value="2.5041853" calcext:value-type="float">
            <text:p>2,504185</text:p>
          </table:table-cell>
          <table:table-cell table:formula="of:=[.H146]*[.I146]" office:value-type="float" office:value="0.0001227050797" calcext:value-type="float">
            <text:p>0,000123</text:p>
          </table:table-cell>
          <table:table-cell table:formula="of:=[.H146]/[.$H$150]*100" office:value-type="float" office:value="0.00222046095863191" calcext:value-type="float">
            <text:p>0,002220</text:p>
          </table:table-cell>
          <table:table-cell table:formula="of:=SUM([.K146]+[.L145])" office:value-type="float" office:value="99.9980061166902" calcext:value-type="float">
            <text:p>99,998006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fchm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3" office:value-type="float" office:value="0.000187" calcext:value-type="float">
            <text:p>0,000187</text:p>
          </table:table-cell>
          <table:table-cell office:value-type="float" office:value="0.000018" calcext:value-type="float">
            <text:p>0,000018</text:p>
          </table:table-cell>
          <table:table-cell office:value-type="float" office:value="0" calcext:value-type="float">
            <text:p>0,000000</text:p>
          </table:table-cell>
          <table:table-cell table:formula="of:=[.H147]*[.I147]" office:value-type="float" office:value="0" calcext:value-type="float">
            <text:p>0,000000</text:p>
          </table:table-cell>
          <table:table-cell table:formula="of:=[.H147]/[.$H$150]*100" office:value-type="float" office:value="0.000815679535823966" calcext:value-type="float">
            <text:p>0,000816</text:p>
          </table:table-cell>
          <table:table-cell table:formula="of:=SUM([.K147]+[.L146])" office:value-type="float" office:value="99.998821796226" calcext:value-type="float">
            <text:p>99,998822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set_tid_addr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3" office:value-type="float" office:value="0.00013" calcext:value-type="float">
            <text:p>0,000130</text:p>
          </table:table-cell>
          <table:table-cell office:value-type="float" office:value="0.000013" calcext:value-type="float">
            <text:p>0,000013</text:p>
          </table:table-cell>
          <table:table-cell office:value-type="float" office:value="0" calcext:value-type="float">
            <text:p>0,000000</text:p>
          </table:table-cell>
          <table:table-cell table:formula="of:=[.H148]*[.I148]" office:value-type="float" office:value="0" calcext:value-type="float">
            <text:p>0,000000</text:p>
          </table:table-cell>
          <table:table-cell table:formula="of:=[.H148]/[.$H$150]*100" office:value-type="float" office:value="0.000589101886983975" calcext:value-type="float">
            <text:p>0,000589</text:p>
          </table:table-cell>
          <table:table-cell table:formula="of:=SUM([.K148]+[.L147])" office:value-type="float" office:value="99.999410898113" calcext:value-type="float">
            <text:p>99,999411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office:value-type="string" calcext:value-type="string">
            <text:p>rt_sigprocm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3" office:value-type="float" office:value="0.000134" calcext:value-type="float">
            <text:p>0,000134</text:p>
          </table:table-cell>
          <table:table-cell office:value-type="float" office:value="0.000013" calcext:value-type="float">
            <text:p>0,000013</text:p>
          </table:table-cell>
          <table:table-cell office:value-type="float" office:value="0" calcext:value-type="float">
            <text:p>0,000000</text:p>
          </table:table-cell>
          <table:table-cell table:formula="of:=[.H149]*[.I149]" office:value-type="float" office:value="0" calcext:value-type="float">
            <text:p>0,000000</text:p>
          </table:table-cell>
          <table:table-cell table:formula="of:=[.H149]/[.$H$150]*100" office:value-type="float" office:value="0.000589101886983975" calcext:value-type="float">
            <text:p>0,000589</text:p>
          </table:table-cell>
          <table:table-cell table:formula="of:=SUM([.K149]+[.L148])" office:value-type="float" office:value="100" calcext:value-type="float">
            <text:p>100,000000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SUM([.H125:.H149])" office:value-type="float" office:value="2.206749" calcext:value-type="float">
            <text:p>2,206749</text:p>
          </table:table-cell>
          <table:table-cell/>
          <table:table-cell table:formula="of:=SUM([.J125:.J149])" office:value-type="float" office:value="3.33566899616029" calcext:value-type="float">
            <text:p>3,335669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style-name="Default" table:number-columns-repeated="6"/>
          <table:table-cell table:style-name="Default" office:value-type="string" calcext:value-type="string">
            <text:p>Estimate:</text:p>
          </table:table-cell>
          <table:table-cell table:style-name="Default" table:formula="of:=[.J150]+1*(18-[.H150])" office:value-type="float" office:value="19.1289199961603" calcext:value-type="float">
            <text:p>19,13</text:p>
          </table:table-cell>
          <table:table-cell table:style-name="Default" office:value-type="string" calcext:value-type="string">
            <text:p>Real</text:p>
          </table:table-cell>
          <table:table-cell table:formula="of:=[Applications.D323]" office:value-type="float" office:value="18.0130938363721" calcext:value-type="float">
            <text:p>18,01</text:p>
          </table:table-cell>
          <table:table-cell/>
          <table:table-cell table:formula="of:=([.J150]-[.M151])/[.M151]*100" office:value-type="float" office:value="-81.4819762420551" calcext:value-type="float">
            <text:p>-81,48</text:p>
          </table:table-cell>
          <table:table-cell table:number-columns-repeated="2"/>
        </table:table-row>
      </table:table>
      <table:table table:name="Applications (old)" table:style-name="ta1"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row table:style-name="ro5">
          <table:table-cell table:style-name="ce8" office:value-type="string" calcext:value-type="string" table:number-columns-spanned="5" table:number-rows-spanned="1">
            <text:p>IMAGE</text:p>
          </table:table-cell>
          <table:covered-table-cell table:number-columns-repeated="4"/>
        </table:table-row>
        <table:table-row table:style-name="ro3">
          <table:table-cell office:value-type="string" calcext:value-type="string">
            <text:p>image$baseli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0.6405109" calcext:value-type="float">
            <text:p>0,64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image$nois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29.36676" calcext:value-type="float">
            <text:p>29,37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image$work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924" calcext:value-type="float">
            <text:p>17924</text:p>
          </table:table-cell>
          <table:table-cell office:value-type="float" office:value="35876" calcext:value-type="float">
            <text:p>35876</text:p>
          </table:table-cell>
          <table:table-cell office:value-type="float" office:value="17953" calcext:value-type="float">
            <text:p>17953</text:p>
          </table:table-cell>
          <table:table-cell office:value-type="float" office:value="0.526135" calcext:value-type="float">
            <text:p>0,5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876" calcext:value-type="float">
            <text:p>50876</text:p>
          </table:table-cell>
          <table:table-cell office:value-type="float" office:value="68777" calcext:value-type="float">
            <text:p>68777</text:p>
          </table:table-cell>
          <table:table-cell office:value-type="float" office:value="17902" calcext:value-type="float">
            <text:p>17902</text:p>
          </table:table-cell>
          <table:table-cell office:value-type="float" office:value="0.5375302" calcext:value-type="float">
            <text:p>0,5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3777" calcext:value-type="float">
            <text:p>83777</text:p>
          </table:table-cell>
          <table:table-cell office:value-type="float" office:value="101638" calcext:value-type="float">
            <text:p>101638</text:p>
          </table:table-cell>
          <table:table-cell office:value-type="float" office:value="17862" calcext:value-type="float">
            <text:p>17862</text:p>
          </table:table-cell>
          <table:table-cell office:value-type="float" office:value="0.6411322" calcext:value-type="float">
            <text:p>0,6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6638" calcext:value-type="float">
            <text:p>116638</text:p>
          </table:table-cell>
          <table:table-cell office:value-type="float" office:value="134618" calcext:value-type="float">
            <text:p>134618</text:p>
          </table:table-cell>
          <table:table-cell office:value-type="float" office:value="17981" calcext:value-type="float">
            <text:p>17981</text:p>
          </table:table-cell>
          <table:table-cell office:value-type="float" office:value="0.5360916" calcext:value-type="float">
            <text:p>0,5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49618" calcext:value-type="float">
            <text:p>149618</text:p>
          </table:table-cell>
          <table:table-cell office:value-type="float" office:value="167557" calcext:value-type="float">
            <text:p>167557</text:p>
          </table:table-cell>
          <table:table-cell office:value-type="float" office:value="17940" calcext:value-type="float">
            <text:p>17940</text:p>
          </table:table-cell>
          <table:table-cell office:value-type="float" office:value="0.4832234" calcext:value-type="float">
            <text:p>0,48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82557" calcext:value-type="float">
            <text:p>182557</text:p>
          </table:table-cell>
          <table:table-cell office:value-type="float" office:value="200596" calcext:value-type="float">
            <text:p>200596</text:p>
          </table:table-cell>
          <table:table-cell office:value-type="float" office:value="18040" calcext:value-type="float">
            <text:p>18040</text:p>
          </table:table-cell>
          <table:table-cell office:value-type="float" office:value="0.5069943" calcext:value-type="float">
            <text:p>0,5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15596" calcext:value-type="float">
            <text:p>215596</text:p>
          </table:table-cell>
          <table:table-cell office:value-type="float" office:value="233520" calcext:value-type="float">
            <text:p>233520</text:p>
          </table:table-cell>
          <table:table-cell office:value-type="float" office:value="17925" calcext:value-type="float">
            <text:p>17925</text:p>
          </table:table-cell>
          <table:table-cell office:value-type="float" office:value="0.5220922" calcext:value-type="float">
            <text:p>0,5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48520" calcext:value-type="float">
            <text:p>248520</text:p>
          </table:table-cell>
          <table:table-cell office:value-type="float" office:value="266446" calcext:value-type="float">
            <text:p>266446</text:p>
          </table:table-cell>
          <table:table-cell office:value-type="float" office:value="17927" calcext:value-type="float">
            <text:p>17927</text:p>
          </table:table-cell>
          <table:table-cell office:value-type="float" office:value="0.5368172" calcext:value-type="float">
            <text:p>0,5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81446" calcext:value-type="float">
            <text:p>281446</text:p>
          </table:table-cell>
          <table:table-cell office:value-type="float" office:value="299347" calcext:value-type="float">
            <text:p>299347</text:p>
          </table:table-cell>
          <table:table-cell office:value-type="float" office:value="17902" calcext:value-type="float">
            <text:p>17902</text:p>
          </table:table-cell>
          <table:table-cell office:value-type="float" office:value="0.5391748" calcext:value-type="float">
            <text:p>0,5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14347" calcext:value-type="float">
            <text:p>314347</text:p>
          </table:table-cell>
          <table:table-cell office:value-type="float" office:value="332317" calcext:value-type="float">
            <text:p>332317</text:p>
          </table:table-cell>
          <table:table-cell office:value-type="float" office:value="17971" calcext:value-type="float">
            <text:p>17971</text:p>
          </table:table-cell>
          <table:table-cell office:value-type="float" office:value="0.5534126" calcext:value-type="float">
            <text:p>0,55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347317" calcext:value-type="float">
            <text:p>347317</text:p>
          </table:table-cell>
          <table:table-cell office:value-type="float" office:value="365367" calcext:value-type="float">
            <text:p>365367</text:p>
          </table:table-cell>
          <table:table-cell office:value-type="float" office:value="18051" calcext:value-type="float">
            <text:p>18051</text:p>
          </table:table-cell>
          <table:table-cell office:value-type="float" office:value="0.5720623" calcext:value-type="float">
            <text:p>0,57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80367" calcext:value-type="float">
            <text:p>380367</text:p>
          </table:table-cell>
          <table:table-cell office:value-type="float" office:value="398458" calcext:value-type="float">
            <text:p>398458</text:p>
          </table:table-cell>
          <table:table-cell office:value-type="float" office:value="18092" calcext:value-type="float">
            <text:p>18092</text:p>
          </table:table-cell>
          <table:table-cell office:value-type="float" office:value="0.5154049" calcext:value-type="float">
            <text:p>0,52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413458" calcext:value-type="float">
            <text:p>413458</text:p>
          </table:table-cell>
          <table:table-cell office:value-type="float" office:value="431504" calcext:value-type="float">
            <text:p>431504</text:p>
          </table:table-cell>
          <table:table-cell office:value-type="float" office:value="18047" calcext:value-type="float">
            <text:p>18047</text:p>
          </table:table-cell>
          <table:table-cell office:value-type="float" office:value="0.5136409" calcext:value-type="float">
            <text:p>0,5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46504" calcext:value-type="float">
            <text:p>446504</text:p>
          </table:table-cell>
          <table:table-cell office:value-type="float" office:value="464467" calcext:value-type="float">
            <text:p>464467</text:p>
          </table:table-cell>
          <table:table-cell office:value-type="float" office:value="17964" calcext:value-type="float">
            <text:p>17964</text:p>
          </table:table-cell>
          <table:table-cell office:value-type="float" office:value="0.4772493" calcext:value-type="float">
            <text:p>0,48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79467" calcext:value-type="float">
            <text:p>479467</text:p>
          </table:table-cell>
          <table:table-cell office:value-type="float" office:value="497476" calcext:value-type="float">
            <text:p>497476</text:p>
          </table:table-cell>
          <table:table-cell office:value-type="float" office:value="18010" calcext:value-type="float">
            <text:p>18010</text:p>
          </table:table-cell>
          <table:table-cell office:value-type="float" office:value="0.4945427" calcext:value-type="float">
            <text:p>0,49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512476" calcext:value-type="float">
            <text:p>512476</text:p>
          </table:table-cell>
          <table:table-cell office:value-type="float" office:value="530358" calcext:value-type="float">
            <text:p>530358</text:p>
          </table:table-cell>
          <table:table-cell office:value-type="float" office:value="17883" calcext:value-type="float">
            <text:p>17883</text:p>
          </table:table-cell>
          <table:table-cell office:value-type="float" office:value="0.4897455" calcext:value-type="float">
            <text:p>0,49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545358" calcext:value-type="float">
            <text:p>545358</text:p>
          </table:table-cell>
          <table:table-cell office:value-type="float" office:value="563406" calcext:value-type="float">
            <text:p>563406</text:p>
          </table:table-cell>
          <table:table-cell office:value-type="float" office:value="18049" calcext:value-type="float">
            <text:p>18049</text:p>
          </table:table-cell>
          <table:table-cell office:value-type="float" office:value="0.5039788" calcext:value-type="float">
            <text:p>0,5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578406" calcext:value-type="float">
            <text:p>578406</text:p>
          </table:table-cell>
          <table:table-cell office:value-type="float" office:value="596406" calcext:value-type="float">
            <text:p>596406</text:p>
          </table:table-cell>
          <table:table-cell office:value-type="float" office:value="18001" calcext:value-type="float">
            <text:p>18001</text:p>
          </table:table-cell>
          <table:table-cell office:value-type="float" office:value="0.5256316" calcext:value-type="float">
            <text:p>0,53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11406" calcext:value-type="float">
            <text:p>611406</text:p>
          </table:table-cell>
          <table:table-cell office:value-type="float" office:value="629306" calcext:value-type="float">
            <text:p>629306</text:p>
          </table:table-cell>
          <table:table-cell office:value-type="float" office:value="17901" calcext:value-type="float">
            <text:p>17901</text:p>
          </table:table-cell>
          <table:table-cell office:value-type="float" office:value="0.5898558" calcext:value-type="float">
            <text:p>0,59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644306" calcext:value-type="float">
            <text:p>644306</text:p>
          </table:table-cell>
          <table:table-cell office:value-type="float" office:value="662144" calcext:value-type="float">
            <text:p>662144</text:p>
          </table:table-cell>
          <table:table-cell office:value-type="float" office:value="17839" calcext:value-type="float">
            <text:p>17839</text:p>
          </table:table-cell>
          <table:table-cell office:value-type="float" office:value="0.5778411" calcext:value-type="float">
            <text:p>0,58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677144" calcext:value-type="float">
            <text:p>677144</text:p>
          </table:table-cell>
          <table:table-cell office:value-type="float" office:value="695156" calcext:value-type="float">
            <text:p>695156</text:p>
          </table:table-cell>
          <table:table-cell office:value-type="float" office:value="18013" calcext:value-type="float">
            <text:p>18013</text:p>
          </table:table-cell>
          <table:table-cell office:value-type="float" office:value="0.5593589" calcext:value-type="float">
            <text:p>0,56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710156" calcext:value-type="float">
            <text:p>710156</text:p>
          </table:table-cell>
          <table:table-cell office:value-type="float" office:value="728163" calcext:value-type="float">
            <text:p>728163</text:p>
          </table:table-cell>
          <table:table-cell office:value-type="float" office:value="18008" calcext:value-type="float">
            <text:p>18008</text:p>
          </table:table-cell>
          <table:table-cell office:value-type="float" office:value="0.4964924" calcext:value-type="float">
            <text:p>0,5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743163" calcext:value-type="float">
            <text:p>743163</text:p>
          </table:table-cell>
          <table:table-cell office:value-type="float" office:value="761205" calcext:value-type="float">
            <text:p>761205</text:p>
          </table:table-cell>
          <table:table-cell office:value-type="float" office:value="18043" calcext:value-type="float">
            <text:p>18043</text:p>
          </table:table-cell>
          <table:table-cell office:value-type="float" office:value="0.4925607" calcext:value-type="float">
            <text:p>0,49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776205" calcext:value-type="float">
            <text:p>776205</text:p>
          </table:table-cell>
          <table:table-cell office:value-type="float" office:value="794144" calcext:value-type="float">
            <text:p>794144</text:p>
          </table:table-cell>
          <table:table-cell office:value-type="float" office:value="17940" calcext:value-type="float">
            <text:p>17940</text:p>
          </table:table-cell>
          <table:table-cell office:value-type="float" office:value="0.5026746" calcext:value-type="float">
            <text:p>0,5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809144" calcext:value-type="float">
            <text:p>809144</text:p>
          </table:table-cell>
          <table:table-cell office:value-type="float" office:value="827085" calcext:value-type="float">
            <text:p>827085</text:p>
          </table:table-cell>
          <table:table-cell office:value-type="float" office:value="17942" calcext:value-type="float">
            <text:p>17942</text:p>
          </table:table-cell>
          <table:table-cell office:value-type="float" office:value="0.5099211" calcext:value-type="float">
            <text:p>0,51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842085" calcext:value-type="float">
            <text:p>842085</text:p>
          </table:table-cell>
          <table:table-cell office:value-type="float" office:value="859998" calcext:value-type="float">
            <text:p>859998</text:p>
          </table:table-cell>
          <table:table-cell office:value-type="float" office:value="17914" calcext:value-type="float">
            <text:p>17914</text:p>
          </table:table-cell>
          <table:table-cell office:value-type="float" office:value="0.4961926" calcext:value-type="float">
            <text:p>0,5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874998" calcext:value-type="float">
            <text:p>874998</text:p>
          </table:table-cell>
          <table:table-cell office:value-type="float" office:value="893057" calcext:value-type="float">
            <text:p>893057</text:p>
          </table:table-cell>
          <table:table-cell office:value-type="float" office:value="18060" calcext:value-type="float">
            <text:p>18060</text:p>
          </table:table-cell>
          <table:table-cell office:value-type="float" office:value="0.5427869" calcext:value-type="float">
            <text:p>0,5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908057" calcext:value-type="float">
            <text:p>908057</text:p>
          </table:table-cell>
          <table:table-cell office:value-type="float" office:value="926066" calcext:value-type="float">
            <text:p>926066</text:p>
          </table:table-cell>
          <table:table-cell office:value-type="float" office:value="18010" calcext:value-type="float">
            <text:p>18010</text:p>
          </table:table-cell>
          <table:table-cell office:value-type="float" office:value="0.5766296" calcext:value-type="float">
            <text:p>0,58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941066" calcext:value-type="float">
            <text:p>941066</text:p>
          </table:table-cell>
          <table:table-cell office:value-type="float" office:value="958966" calcext:value-type="float">
            <text:p>958966</text:p>
          </table:table-cell>
          <table:table-cell office:value-type="float" office:value="17901" calcext:value-type="float">
            <text:p>17901</text:p>
          </table:table-cell>
          <table:table-cell office:value-type="float" office:value="0.5371227" calcext:value-type="float">
            <text:p>0,54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DEV.ST</text:p>
          </table:table-cell>
          <table:table-cell table:formula="of:=STDEV([.D10:.D38])" office:value-type="float" office:value="66.6769840128086" calcext:value-type="float">
            <text:p>66,68</text:p>
          </table:table-cell>
          <table:table-cell table:formula="of:=STDEV([.E10:.E38])" office:value-type="float" office:value="0.0370602106926166" calcext:value-type="float">
            <text:p>0,04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EDIA</text:p>
          </table:table-cell>
          <table:table-cell table:formula="of:=AVERAGE([.D10:.D38])" office:value-type="float" office:value="17967.9655172414" calcext:value-type="float">
            <text:p>17967,97</text:p>
          </table:table-cell>
          <table:table-cell table:formula="of:=AVERAGE([.E10:.E38])" office:value-type="float" office:value="0.529527444827586" calcext:value-type="float">
            <text:p>0,5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E=P*T</text:p>
          </table:table-cell>
          <table:table-cell table:formula="of:=[.D41]*[.E41]/1000" office:value-type="float" office:value="9.51453086909501" calcext:value-type="float">
            <text:p>9,51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5">
          <table:table-cell table:style-name="ce2" office:value-type="string" calcext:value-type="string" table:number-columns-spanned="5" table:number-rows-spanned="1">
            <text:p>WEBIMAGE</text:p>
          </table:table-cell>
          <table:covered-table-cell table:number-columns-repeated="4"/>
        </table:table-row>
        <table:table-row table:style-name="ro3">
          <table:table-cell office:value-type="string" calcext:value-type="string">
            <text:p>webimage$baseli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0.6400508" calcext:value-type="float">
            <text:p>0,64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webimage$nois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33.62748" calcext:value-type="float">
            <text:p>33,63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webimage$work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8050" calcext:value-type="float">
            <text:p>18050</text:p>
          </table:table-cell>
          <table:table-cell office:value-type="float" office:value="35985" calcext:value-type="float">
            <text:p>35985</text:p>
          </table:table-cell>
          <table:table-cell office:value-type="float" office:value="17936" calcext:value-type="float">
            <text:p>17936</text:p>
          </table:table-cell>
          <table:table-cell office:value-type="float" office:value="0.4687664" calcext:value-type="float">
            <text:p>0,47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985" calcext:value-type="float">
            <text:p>50985</text:p>
          </table:table-cell>
          <table:table-cell office:value-type="float" office:value="68927" calcext:value-type="float">
            <text:p>68927</text:p>
          </table:table-cell>
          <table:table-cell office:value-type="float" office:value="17943" calcext:value-type="float">
            <text:p>17943</text:p>
          </table:table-cell>
          <table:table-cell office:value-type="float" office:value="0.4567379" calcext:value-type="float">
            <text:p>0,46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3927" calcext:value-type="float">
            <text:p>83927</text:p>
          </table:table-cell>
          <table:table-cell office:value-type="float" office:value="101957" calcext:value-type="float">
            <text:p>101957</text:p>
          </table:table-cell>
          <table:table-cell office:value-type="float" office:value="18031" calcext:value-type="float">
            <text:p>18031</text:p>
          </table:table-cell>
          <table:table-cell office:value-type="float" office:value="0.4773786" calcext:value-type="float">
            <text:p>0,4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6957" calcext:value-type="float">
            <text:p>116957</text:p>
          </table:table-cell>
          <table:table-cell office:value-type="float" office:value="134928" calcext:value-type="float">
            <text:p>134928</text:p>
          </table:table-cell>
          <table:table-cell office:value-type="float" office:value="17972" calcext:value-type="float">
            <text:p>17972</text:p>
          </table:table-cell>
          <table:table-cell office:value-type="float" office:value="0.5290269" calcext:value-type="float">
            <text:p>0,53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49928" calcext:value-type="float">
            <text:p>149928</text:p>
          </table:table-cell>
          <table:table-cell office:value-type="float" office:value="167838" calcext:value-type="float">
            <text:p>167838</text:p>
          </table:table-cell>
          <table:table-cell office:value-type="float" office:value="17911" calcext:value-type="float">
            <text:p>17911</text:p>
          </table:table-cell>
          <table:table-cell office:value-type="float" office:value="0.525914" calcext:value-type="float">
            <text:p>0,5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82838" calcext:value-type="float">
            <text:p>182838</text:p>
          </table:table-cell>
          <table:table-cell office:value-type="float" office:value="200725" calcext:value-type="float">
            <text:p>200725</text:p>
          </table:table-cell>
          <table:table-cell office:value-type="float" office:value="17888" calcext:value-type="float">
            <text:p>17888</text:p>
          </table:table-cell>
          <table:table-cell office:value-type="float" office:value="0.4682136" calcext:value-type="float">
            <text:p>0,4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15725" calcext:value-type="float">
            <text:p>215725</text:p>
          </table:table-cell>
          <table:table-cell office:value-type="float" office:value="233715" calcext:value-type="float">
            <text:p>233715</text:p>
          </table:table-cell>
          <table:table-cell office:value-type="float" office:value="17991" calcext:value-type="float">
            <text:p>17991</text:p>
          </table:table-cell>
          <table:table-cell office:value-type="float" office:value="0.5352974" calcext:value-type="float">
            <text:p>0,5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48715" calcext:value-type="float">
            <text:p>248715</text:p>
          </table:table-cell>
          <table:table-cell office:value-type="float" office:value="266637" calcext:value-type="float">
            <text:p>266637</text:p>
          </table:table-cell>
          <table:table-cell office:value-type="float" office:value="17923" calcext:value-type="float">
            <text:p>17923</text:p>
          </table:table-cell>
          <table:table-cell office:value-type="float" office:value="0.4777093" calcext:value-type="float">
            <text:p>0,48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81637" calcext:value-type="float">
            <text:p>281637</text:p>
          </table:table-cell>
          <table:table-cell office:value-type="float" office:value="299597" calcext:value-type="float">
            <text:p>299597</text:p>
          </table:table-cell>
          <table:table-cell office:value-type="float" office:value="17961" calcext:value-type="float">
            <text:p>17961</text:p>
          </table:table-cell>
          <table:table-cell office:value-type="float" office:value="0.5049751" calcext:value-type="float">
            <text:p>0,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14597" calcext:value-type="float">
            <text:p>314597</text:p>
          </table:table-cell>
          <table:table-cell office:value-type="float" office:value="332566" calcext:value-type="float">
            <text:p>332566</text:p>
          </table:table-cell>
          <table:table-cell office:value-type="float" office:value="17970" calcext:value-type="float">
            <text:p>17970</text:p>
          </table:table-cell>
          <table:table-cell office:value-type="float" office:value="0.4890345" calcext:value-type="float">
            <text:p>0,49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347566" calcext:value-type="float">
            <text:p>347566</text:p>
          </table:table-cell>
          <table:table-cell office:value-type="float" office:value="365509" calcext:value-type="float">
            <text:p>365509</text:p>
          </table:table-cell>
          <table:table-cell office:value-type="float" office:value="17944" calcext:value-type="float">
            <text:p>17944</text:p>
          </table:table-cell>
          <table:table-cell office:value-type="float" office:value="0.4768611" calcext:value-type="float">
            <text:p>0,48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80509" calcext:value-type="float">
            <text:p>380509</text:p>
          </table:table-cell>
          <table:table-cell office:value-type="float" office:value="398517" calcext:value-type="float">
            <text:p>398517</text:p>
          </table:table-cell>
          <table:table-cell office:value-type="float" office:value="18009" calcext:value-type="float">
            <text:p>18009</text:p>
          </table:table-cell>
          <table:table-cell office:value-type="float" office:value="0.4850282" calcext:value-type="float">
            <text:p>0,49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413517" calcext:value-type="float">
            <text:p>413517</text:p>
          </table:table-cell>
          <table:table-cell office:value-type="float" office:value="431527" calcext:value-type="float">
            <text:p>431527</text:p>
          </table:table-cell>
          <table:table-cell office:value-type="float" office:value="18011" calcext:value-type="float">
            <text:p>18011</text:p>
          </table:table-cell>
          <table:table-cell office:value-type="float" office:value="0.4808838" calcext:value-type="float">
            <text:p>0,48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46527" calcext:value-type="float">
            <text:p>446527</text:p>
          </table:table-cell>
          <table:table-cell office:value-type="float" office:value="464506" calcext:value-type="float">
            <text:p>464506</text:p>
          </table:table-cell>
          <table:table-cell office:value-type="float" office:value="17980" calcext:value-type="float">
            <text:p>17980</text:p>
          </table:table-cell>
          <table:table-cell office:value-type="float" office:value="0.4562214" calcext:value-type="float">
            <text:p>0,46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79506" calcext:value-type="float">
            <text:p>479506</text:p>
          </table:table-cell>
          <table:table-cell office:value-type="float" office:value="497417" calcext:value-type="float">
            <text:p>497417</text:p>
          </table:table-cell>
          <table:table-cell office:value-type="float" office:value="17912" calcext:value-type="float">
            <text:p>17912</text:p>
          </table:table-cell>
          <table:table-cell office:value-type="float" office:value="0.4743461" calcext:value-type="float">
            <text:p>0,47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512417" calcext:value-type="float">
            <text:p>512417</text:p>
          </table:table-cell>
          <table:table-cell office:value-type="float" office:value="530443" calcext:value-type="float">
            <text:p>530443</text:p>
          </table:table-cell>
          <table:table-cell office:value-type="float" office:value="18027" calcext:value-type="float">
            <text:p>18027</text:p>
          </table:table-cell>
          <table:table-cell office:value-type="float" office:value="0.4956912" calcext:value-type="float">
            <text:p>0,5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545443" calcext:value-type="float">
            <text:p>545443</text:p>
          </table:table-cell>
          <table:table-cell office:value-type="float" office:value="563467" calcext:value-type="float">
            <text:p>563467</text:p>
          </table:table-cell>
          <table:table-cell office:value-type="float" office:value="18025" calcext:value-type="float">
            <text:p>18025</text:p>
          </table:table-cell>
          <table:table-cell office:value-type="float" office:value="0.5054835" calcext:value-type="float">
            <text:p>0,51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578467" calcext:value-type="float">
            <text:p>578467</text:p>
          </table:table-cell>
          <table:table-cell office:value-type="float" office:value="596399" calcext:value-type="float">
            <text:p>596399</text:p>
          </table:table-cell>
          <table:table-cell office:value-type="float" office:value="17933" calcext:value-type="float">
            <text:p>17933</text:p>
          </table:table-cell>
          <table:table-cell office:value-type="float" office:value="0.4547231" calcext:value-type="float">
            <text:p>0,45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11399" calcext:value-type="float">
            <text:p>611399</text:p>
          </table:table-cell>
          <table:table-cell office:value-type="float" office:value="629376" calcext:value-type="float">
            <text:p>629376</text:p>
          </table:table-cell>
          <table:table-cell office:value-type="float" office:value="17978" calcext:value-type="float">
            <text:p>17978</text:p>
          </table:table-cell>
          <table:table-cell office:value-type="float" office:value="0.5029806" calcext:value-type="float">
            <text:p>0,5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644376" calcext:value-type="float">
            <text:p>644376</text:p>
          </table:table-cell>
          <table:table-cell office:value-type="float" office:value="662356" calcext:value-type="float">
            <text:p>662356</text:p>
          </table:table-cell>
          <table:table-cell office:value-type="float" office:value="17981" calcext:value-type="float">
            <text:p>17981</text:p>
          </table:table-cell>
          <table:table-cell office:value-type="float" office:value="0.5347482" calcext:value-type="float">
            <text:p>0,53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677356" calcext:value-type="float">
            <text:p>677356</text:p>
          </table:table-cell>
          <table:table-cell office:value-type="float" office:value="695386" calcext:value-type="float">
            <text:p>695386</text:p>
          </table:table-cell>
          <table:table-cell office:value-type="float" office:value="18031" calcext:value-type="float">
            <text:p>18031</text:p>
          </table:table-cell>
          <table:table-cell office:value-type="float" office:value="0.4921656" calcext:value-type="float">
            <text:p>0,4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710386" calcext:value-type="float">
            <text:p>710386</text:p>
          </table:table-cell>
          <table:table-cell office:value-type="float" office:value="728376" calcext:value-type="float">
            <text:p>728376</text:p>
          </table:table-cell>
          <table:table-cell office:value-type="float" office:value="17991" calcext:value-type="float">
            <text:p>17991</text:p>
          </table:table-cell>
          <table:table-cell office:value-type="float" office:value="0.4666746" calcext:value-type="float">
            <text:p>0,47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743376" calcext:value-type="float">
            <text:p>743376</text:p>
          </table:table-cell>
          <table:table-cell office:value-type="float" office:value="761436" calcext:value-type="float">
            <text:p>761436</text:p>
          </table:table-cell>
          <table:table-cell office:value-type="float" office:value="18061" calcext:value-type="float">
            <text:p>18061</text:p>
          </table:table-cell>
          <table:table-cell office:value-type="float" office:value="0.465431" calcext:value-type="float">
            <text:p>0,47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776436" calcext:value-type="float">
            <text:p>776436</text:p>
          </table:table-cell>
          <table:table-cell office:value-type="float" office:value="794354" calcext:value-type="float">
            <text:p>794354</text:p>
          </table:table-cell>
          <table:table-cell office:value-type="float" office:value="17919" calcext:value-type="float">
            <text:p>17919</text:p>
          </table:table-cell>
          <table:table-cell office:value-type="float" office:value="0.4561791" calcext:value-type="float">
            <text:p>0,46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809354" calcext:value-type="float">
            <text:p>809354</text:p>
          </table:table-cell>
          <table:table-cell office:value-type="float" office:value="827317" calcext:value-type="float">
            <text:p>827317</text:p>
          </table:table-cell>
          <table:table-cell office:value-type="float" office:value="17964" calcext:value-type="float">
            <text:p>17964</text:p>
          </table:table-cell>
          <table:table-cell office:value-type="float" office:value="0.4468144" calcext:value-type="float">
            <text:p>0,45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842317" calcext:value-type="float">
            <text:p>842317</text:p>
          </table:table-cell>
          <table:table-cell office:value-type="float" office:value="860337" calcext:value-type="float">
            <text:p>860337</text:p>
          </table:table-cell>
          <table:table-cell office:value-type="float" office:value="18021" calcext:value-type="float">
            <text:p>18021</text:p>
          </table:table-cell>
          <table:table-cell office:value-type="float" office:value="0.4979304" calcext:value-type="float">
            <text:p>0,5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875337" calcext:value-type="float">
            <text:p>875337</text:p>
          </table:table-cell>
          <table:table-cell office:value-type="float" office:value="893248" calcext:value-type="float">
            <text:p>893248</text:p>
          </table:table-cell>
          <table:table-cell office:value-type="float" office:value="17912" calcext:value-type="float">
            <text:p>17912</text:p>
          </table:table-cell>
          <table:table-cell office:value-type="float" office:value="0.5063308" calcext:value-type="float">
            <text:p>0,51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908248" calcext:value-type="float">
            <text:p>908248</text:p>
          </table:table-cell>
          <table:table-cell office:value-type="float" office:value="926345" calcext:value-type="float">
            <text:p>926345</text:p>
          </table:table-cell>
          <table:table-cell office:value-type="float" office:value="18098" calcext:value-type="float">
            <text:p>18098</text:p>
          </table:table-cell>
          <table:table-cell office:value-type="float" office:value="0.4578925" calcext:value-type="float">
            <text:p>0,46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941345" calcext:value-type="float">
            <text:p>941345</text:p>
          </table:table-cell>
          <table:table-cell office:value-type="float" office:value="959406" calcext:value-type="float">
            <text:p>959406</text:p>
          </table:table-cell>
          <table:table-cell office:value-type="float" office:value="18062" calcext:value-type="float">
            <text:p>18062</text:p>
          </table:table-cell>
          <table:table-cell office:value-type="float" office:value="0.5290846" calcext:value-type="float">
            <text:p>0,53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974406" calcext:value-type="float">
            <text:p>974406</text:p>
          </table:table-cell>
          <table:table-cell office:value-type="float" office:value="992364" calcext:value-type="float">
            <text:p>992364</text:p>
          </table:table-cell>
          <table:table-cell office:value-type="float" office:value="17959" calcext:value-type="float">
            <text:p>17959</text:p>
          </table:table-cell>
          <table:table-cell office:value-type="float" office:value="0.4473339" calcext:value-type="float">
            <text:p>0,45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DEV.ST</text:p>
          </table:table-cell>
          <table:table-cell table:formula="of:=STDEV([.D53:.D82])" office:value-type="float" office:value="51.777197306532" calcext:value-type="float">
            <text:p>51,78</text:p>
          </table:table-cell>
          <table:table-cell table:formula="of:=STDEV([.E53:.E82])" office:value-type="float" office:value="0.0269457304084612" calcext:value-type="float">
            <text:p>0,0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EDIA</text:p>
          </table:table-cell>
          <table:table-cell table:formula="of:=AVERAGE([.D53:.D82])" office:value-type="float" office:value="17978.1333333333" calcext:value-type="float">
            <text:p>17978,13</text:p>
          </table:table-cell>
          <table:table-cell table:formula="of:=AVERAGE([.E53:.E82])" office:value-type="float" office:value="0.485528593333333" calcext:value-type="float">
            <text:p>0,49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E=P*T</text:p>
          </table:table-cell>
          <table:table-cell table:formula="of:=[.D85]*[.E85]/1000" office:value-type="float" office:value="8.72889778809244" calcext:value-type="float">
            <text:p>8,73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5">
          <table:table-cell table:style-name="ce2" office:value-type="string" calcext:value-type="string" table:number-columns-spanned="5" table:number-rows-spanned="1">
            <text:p>WHITE</text:p>
          </table:table-cell>
          <table:covered-table-cell table:number-columns-repeated="4"/>
        </table:table-row>
        <table:table-row table:style-name="ro3">
          <table:table-cell office:value-type="string" calcext:value-type="string">
            <text:p>white$baseli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0.6319445" calcext:value-type="float">
            <text:p>0,63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white$nois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30.2474" calcext:value-type="float">
            <text:p>30,25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white$work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551" calcext:value-type="float">
            <text:p>17551</text:p>
          </table:table-cell>
          <table:table-cell office:value-type="float" office:value="35442" calcext:value-type="float">
            <text:p>35442</text:p>
          </table:table-cell>
          <table:table-cell office:value-type="float" office:value="17892" calcext:value-type="float">
            <text:p>17892</text:p>
          </table:table-cell>
          <table:table-cell office:value-type="float" office:value="0.4713595" calcext:value-type="float">
            <text:p>0,47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442" calcext:value-type="float">
            <text:p>50442</text:p>
          </table:table-cell>
          <table:table-cell office:value-type="float" office:value="68502" calcext:value-type="float">
            <text:p>68502</text:p>
          </table:table-cell>
          <table:table-cell office:value-type="float" office:value="18061" calcext:value-type="float">
            <text:p>18061</text:p>
          </table:table-cell>
          <table:table-cell office:value-type="float" office:value="0.4922606" calcext:value-type="float">
            <text:p>0,49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3502" calcext:value-type="float">
            <text:p>83502</text:p>
          </table:table-cell>
          <table:table-cell office:value-type="float" office:value="101474" calcext:value-type="float">
            <text:p>101474</text:p>
          </table:table-cell>
          <table:table-cell office:value-type="float" office:value="17973" calcext:value-type="float">
            <text:p>17973</text:p>
          </table:table-cell>
          <table:table-cell office:value-type="float" office:value="0.4546224" calcext:value-type="float">
            <text:p>0,4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6474" calcext:value-type="float">
            <text:p>116474</text:p>
          </table:table-cell>
          <table:table-cell office:value-type="float" office:value="134414" calcext:value-type="float">
            <text:p>134414</text:p>
          </table:table-cell>
          <table:table-cell office:value-type="float" office:value="17941" calcext:value-type="float">
            <text:p>17941</text:p>
          </table:table-cell>
          <table:table-cell office:value-type="float" office:value="0.505513" calcext:value-type="float">
            <text:p>0,5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49414" calcext:value-type="float">
            <text:p>149414</text:p>
          </table:table-cell>
          <table:table-cell office:value-type="float" office:value="167444" calcext:value-type="float">
            <text:p>167444</text:p>
          </table:table-cell>
          <table:table-cell office:value-type="float" office:value="18031" calcext:value-type="float">
            <text:p>18031</text:p>
          </table:table-cell>
          <table:table-cell office:value-type="float" office:value="0.5234146" calcext:value-type="float">
            <text:p>0,5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82444" calcext:value-type="float">
            <text:p>182444</text:p>
          </table:table-cell>
          <table:table-cell office:value-type="float" office:value="200313" calcext:value-type="float">
            <text:p>200313</text:p>
          </table:table-cell>
          <table:table-cell office:value-type="float" office:value="17870" calcext:value-type="float">
            <text:p>17870</text:p>
          </table:table-cell>
          <table:table-cell office:value-type="float" office:value="0.4025034" calcext:value-type="float">
            <text:p>0,4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15313" calcext:value-type="float">
            <text:p>215313</text:p>
          </table:table-cell>
          <table:table-cell office:value-type="float" office:value="233331" calcext:value-type="float">
            <text:p>233331</text:p>
          </table:table-cell>
          <table:table-cell office:value-type="float" office:value="18019" calcext:value-type="float">
            <text:p>18019</text:p>
          </table:table-cell>
          <table:table-cell office:value-type="float" office:value="0.4216404" calcext:value-type="float">
            <text:p>0,4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48331" calcext:value-type="float">
            <text:p>248331</text:p>
          </table:table-cell>
          <table:table-cell office:value-type="float" office:value="266271" calcext:value-type="float">
            <text:p>266271</text:p>
          </table:table-cell>
          <table:table-cell office:value-type="float" office:value="17941" calcext:value-type="float">
            <text:p>17941</text:p>
          </table:table-cell>
          <table:table-cell office:value-type="float" office:value="0.4395242" calcext:value-type="float">
            <text:p>0,4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81271" calcext:value-type="float">
            <text:p>281271</text:p>
          </table:table-cell>
          <table:table-cell office:value-type="float" office:value="299282" calcext:value-type="float">
            <text:p>299282</text:p>
          </table:table-cell>
          <table:table-cell office:value-type="float" office:value="18012" calcext:value-type="float">
            <text:p>18012</text:p>
          </table:table-cell>
          <table:table-cell office:value-type="float" office:value="0.4592548" calcext:value-type="float">
            <text:p>0,46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14282" calcext:value-type="float">
            <text:p>314282</text:p>
          </table:table-cell>
          <table:table-cell office:value-type="float" office:value="332274" calcext:value-type="float">
            <text:p>332274</text:p>
          </table:table-cell>
          <table:table-cell office:value-type="float" office:value="17993" calcext:value-type="float">
            <text:p>17993</text:p>
          </table:table-cell>
          <table:table-cell office:value-type="float" office:value="0.4260266" calcext:value-type="float">
            <text:p>0,43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347274" calcext:value-type="float">
            <text:p>347274</text:p>
          </table:table-cell>
          <table:table-cell office:value-type="float" office:value="365113" calcext:value-type="float">
            <text:p>365113</text:p>
          </table:table-cell>
          <table:table-cell office:value-type="float" office:value="17840" calcext:value-type="float">
            <text:p>17840</text:p>
          </table:table-cell>
          <table:table-cell office:value-type="float" office:value="0.4597567" calcext:value-type="float">
            <text:p>0,46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80113" calcext:value-type="float">
            <text:p>380113</text:p>
          </table:table-cell>
          <table:table-cell office:value-type="float" office:value="397952" calcext:value-type="float">
            <text:p>397952</text:p>
          </table:table-cell>
          <table:table-cell office:value-type="float" office:value="17840" calcext:value-type="float">
            <text:p>17840</text:p>
          </table:table-cell>
          <table:table-cell office:value-type="float" office:value="0.5123985" calcext:value-type="float">
            <text:p>0,5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412952" calcext:value-type="float">
            <text:p>412952</text:p>
          </table:table-cell>
          <table:table-cell office:value-type="float" office:value="430900" calcext:value-type="float">
            <text:p>430900</text:p>
          </table:table-cell>
          <table:table-cell office:value-type="float" office:value="17949" calcext:value-type="float">
            <text:p>17949</text:p>
          </table:table-cell>
          <table:table-cell office:value-type="float" office:value="0.4233923" calcext:value-type="float">
            <text:p>0,42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45900" calcext:value-type="float">
            <text:p>445900</text:p>
          </table:table-cell>
          <table:table-cell office:value-type="float" office:value="463822" calcext:value-type="float">
            <text:p>463822</text:p>
          </table:table-cell>
          <table:table-cell office:value-type="float" office:value="17923" calcext:value-type="float">
            <text:p>17923</text:p>
          </table:table-cell>
          <table:table-cell office:value-type="float" office:value="0.4445946" calcext:value-type="float">
            <text:p>0,44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78822" calcext:value-type="float">
            <text:p>478822</text:p>
          </table:table-cell>
          <table:table-cell office:value-type="float" office:value="496732" calcext:value-type="float">
            <text:p>496732</text:p>
          </table:table-cell>
          <table:table-cell office:value-type="float" office:value="17911" calcext:value-type="float">
            <text:p>17911</text:p>
          </table:table-cell>
          <table:table-cell office:value-type="float" office:value="0.5025201" calcext:value-type="float">
            <text:p>0,5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511732" calcext:value-type="float">
            <text:p>511732</text:p>
          </table:table-cell>
          <table:table-cell office:value-type="float" office:value="529592" calcext:value-type="float">
            <text:p>529592</text:p>
          </table:table-cell>
          <table:table-cell office:value-type="float" office:value="17861" calcext:value-type="float">
            <text:p>17861</text:p>
          </table:table-cell>
          <table:table-cell office:value-type="float" office:value="0.428173" calcext:value-type="float">
            <text:p>0,43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544592" calcext:value-type="float">
            <text:p>544592</text:p>
          </table:table-cell>
          <table:table-cell office:value-type="float" office:value="562511" calcext:value-type="float">
            <text:p>562511</text:p>
          </table:table-cell>
          <table:table-cell office:value-type="float" office:value="17920" calcext:value-type="float">
            <text:p>17920</text:p>
          </table:table-cell>
          <table:table-cell office:value-type="float" office:value="0.4483706" calcext:value-type="float">
            <text:p>0,45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577511" calcext:value-type="float">
            <text:p>577511</text:p>
          </table:table-cell>
          <table:table-cell office:value-type="float" office:value="595370" calcext:value-type="float">
            <text:p>595370</text:p>
          </table:table-cell>
          <table:table-cell office:value-type="float" office:value="17860" calcext:value-type="float">
            <text:p>17860</text:p>
          </table:table-cell>
          <table:table-cell office:value-type="float" office:value="0.497329" calcext:value-type="float">
            <text:p>0,5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10370" calcext:value-type="float">
            <text:p>610370</text:p>
          </table:table-cell>
          <table:table-cell office:value-type="float" office:value="628262" calcext:value-type="float">
            <text:p>628262</text:p>
          </table:table-cell>
          <table:table-cell office:value-type="float" office:value="17893" calcext:value-type="float">
            <text:p>17893</text:p>
          </table:table-cell>
          <table:table-cell office:value-type="float" office:value="0.5028303" calcext:value-type="float">
            <text:p>0,5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643262" calcext:value-type="float">
            <text:p>643262</text:p>
          </table:table-cell>
          <table:table-cell office:value-type="float" office:value="661331" calcext:value-type="float">
            <text:p>661331</text:p>
          </table:table-cell>
          <table:table-cell office:value-type="float" office:value="18070" calcext:value-type="float">
            <text:p>18070</text:p>
          </table:table-cell>
          <table:table-cell office:value-type="float" office:value="0.4928474" calcext:value-type="float">
            <text:p>0,49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676331" calcext:value-type="float">
            <text:p>676331</text:p>
          </table:table-cell>
          <table:table-cell office:value-type="float" office:value="694313" calcext:value-type="float">
            <text:p>694313</text:p>
          </table:table-cell>
          <table:table-cell office:value-type="float" office:value="17983" calcext:value-type="float">
            <text:p>17983</text:p>
          </table:table-cell>
          <table:table-cell office:value-type="float" office:value="0.5221294" calcext:value-type="float">
            <text:p>0,52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709313" calcext:value-type="float">
            <text:p>709313</text:p>
          </table:table-cell>
          <table:table-cell office:value-type="float" office:value="727272" calcext:value-type="float">
            <text:p>727272</text:p>
          </table:table-cell>
          <table:table-cell office:value-type="float" office:value="17960" calcext:value-type="float">
            <text:p>17960</text:p>
          </table:table-cell>
          <table:table-cell office:value-type="float" office:value="0.4371846" calcext:value-type="float">
            <text:p>0,44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742272" calcext:value-type="float">
            <text:p>742272</text:p>
          </table:table-cell>
          <table:table-cell office:value-type="float" office:value="760240" calcext:value-type="float">
            <text:p>760240</text:p>
          </table:table-cell>
          <table:table-cell office:value-type="float" office:value="17969" calcext:value-type="float">
            <text:p>17969</text:p>
          </table:table-cell>
          <table:table-cell office:value-type="float" office:value="0.4520346" calcext:value-type="float">
            <text:p>0,45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775240" calcext:value-type="float">
            <text:p>775240</text:p>
          </table:table-cell>
          <table:table-cell office:value-type="float" office:value="793140" calcext:value-type="float">
            <text:p>793140</text:p>
          </table:table-cell>
          <table:table-cell office:value-type="float" office:value="17901" calcext:value-type="float">
            <text:p>17901</text:p>
          </table:table-cell>
          <table:table-cell office:value-type="float" office:value="0.4627595" calcext:value-type="float">
            <text:p>0,46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808140" calcext:value-type="float">
            <text:p>808140</text:p>
          </table:table-cell>
          <table:table-cell office:value-type="float" office:value="826054" calcext:value-type="float">
            <text:p>826054</text:p>
          </table:table-cell>
          <table:table-cell office:value-type="float" office:value="17915" calcext:value-type="float">
            <text:p>17915</text:p>
          </table:table-cell>
          <table:table-cell office:value-type="float" office:value="0.5066116" calcext:value-type="float">
            <text:p>0,51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841054" calcext:value-type="float">
            <text:p>841054</text:p>
          </table:table-cell>
          <table:table-cell office:value-type="float" office:value="859013" calcext:value-type="float">
            <text:p>859013</text:p>
          </table:table-cell>
          <table:table-cell office:value-type="float" office:value="17960" calcext:value-type="float">
            <text:p>17960</text:p>
          </table:table-cell>
          <table:table-cell office:value-type="float" office:value="0.6499467" calcext:value-type="float">
            <text:p>0,65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874013" calcext:value-type="float">
            <text:p>874013</text:p>
          </table:table-cell>
          <table:table-cell office:value-type="float" office:value="891962" calcext:value-type="float">
            <text:p>891962</text:p>
          </table:table-cell>
          <table:table-cell office:value-type="float" office:value="17950" calcext:value-type="float">
            <text:p>17950</text:p>
          </table:table-cell>
          <table:table-cell office:value-type="float" office:value="0.7316185" calcext:value-type="float">
            <text:p>0,73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906962" calcext:value-type="float">
            <text:p>906962</text:p>
          </table:table-cell>
          <table:table-cell office:value-type="float" office:value="925053" calcext:value-type="float">
            <text:p>925053</text:p>
          </table:table-cell>
          <table:table-cell office:value-type="float" office:value="18092" calcext:value-type="float">
            <text:p>18092</text:p>
          </table:table-cell>
          <table:table-cell office:value-type="float" office:value="0.466495" calcext:value-type="float">
            <text:p>0,47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940053" calcext:value-type="float">
            <text:p>940053</text:p>
          </table:table-cell>
          <table:table-cell office:value-type="float" office:value="958153" calcext:value-type="float">
            <text:p>958153</text:p>
          </table:table-cell>
          <table:table-cell office:value-type="float" office:value="18101" calcext:value-type="float">
            <text:p>18101</text:p>
          </table:table-cell>
          <table:table-cell office:value-type="float" office:value="0.5256086" calcext:value-type="float">
            <text:p>0,53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973153" calcext:value-type="float">
            <text:p>973153</text:p>
          </table:table-cell>
          <table:table-cell office:value-type="float" office:value="991101" calcext:value-type="float">
            <text:p>991101</text:p>
          </table:table-cell>
          <table:table-cell office:value-type="float" office:value="17949" calcext:value-type="float">
            <text:p>17949</text:p>
          </table:table-cell>
          <table:table-cell office:value-type="float" office:value="0.4205782" calcext:value-type="float">
            <text:p>0,42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DEV.ST</text:p>
          </table:table-cell>
          <table:table-cell table:formula="of:=STDEV([.D97:.D126])" office:value-type="float" office:value="71.6410272232971" calcext:value-type="float">
            <text:p>71,64</text:p>
          </table:table-cell>
          <table:table-cell table:formula="of:=STDEV([.E97:.E126])" office:value-type="float" office:value="0.0674785189835212" calcext:value-type="float">
            <text:p>0,07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EDIA</text:p>
          </table:table-cell>
          <table:table-cell table:formula="of:=AVERAGE([.D97:.D126])" office:value-type="float" office:value="17952.6666666667" calcext:value-type="float">
            <text:p>17952,67</text:p>
          </table:table-cell>
          <table:table-cell table:formula="of:=AVERAGE([.E97:.E126])" office:value-type="float" office:value="0.482776623333333" calcext:value-type="float">
            <text:p>0,48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E=P*T</text:p>
          </table:table-cell>
          <table:table-cell table:formula="of:=[.D129]*[.E129]/1000" office:value-type="float" office:value="8.66712779316222" calcext:value-type="float">
            <text:p>8,67</text:p>
          </table:table-cell>
          <table:table-cell/>
        </table:table-row>
      </table:table>
      <table:table table:name="Syscalls(old)" table:style-name="ta1">
        <table:table-column table:style-name="co2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CLOCK_GETTIME</text:p>
          </table:table-cell>
          <table:covered-table-cell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CLOCK_GETTIME$baselin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0.6883502" calcext:value-type="float">
            <text:p>0,69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2">
          <table:table-cell office:value-type="string" calcext:value-type="string">
            <text:p>CLOCK_GETTIME$nois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115.4899" calcext:value-type="float">
            <text:p>115,49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CLOCK_GETTIME$work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4266" calcext:value-type="float">
            <text:p>34266</text:p>
          </table:table-cell>
          <table:table-cell office:value-type="float" office:value="35575" calcext:value-type="float">
            <text:p>35575</text:p>
          </table:table-cell>
          <table:table-cell office:value-type="float" office:value="1310" calcext:value-type="float">
            <text:p>1310</text:p>
          </table:table-cell>
          <table:table-cell office:value-type="float" office:value="1.543426" calcext:value-type="float">
            <text:p>1,54</text:p>
          </table:table-cell>
          <table:table-cell table:number-columns-repeated="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575" calcext:value-type="float">
            <text:p>50575</text:p>
          </table:table-cell>
          <table:table-cell office:value-type="float" office:value="51915" calcext:value-type="float">
            <text:p>51915</text:p>
          </table:table-cell>
          <table:table-cell office:value-type="float" office:value="1341" calcext:value-type="float">
            <text:p>1341</text:p>
          </table:table-cell>
          <table:table-cell office:value-type="float" office:value="1.578992" calcext:value-type="float">
            <text:p>1,58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6915" calcext:value-type="float">
            <text:p>66915</text:p>
          </table:table-cell>
          <table:table-cell office:value-type="float" office:value="68247" calcext:value-type="float">
            <text:p>68247</text:p>
          </table:table-cell>
          <table:table-cell office:value-type="float" office:value="1333" calcext:value-type="float">
            <text:p>1333</text:p>
          </table:table-cell>
          <table:table-cell office:value-type="float" office:value="1.582064" calcext:value-type="float">
            <text:p>1,58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3247" calcext:value-type="float">
            <text:p>83247</text:p>
          </table:table-cell>
          <table:table-cell office:value-type="float" office:value="84627" calcext:value-type="float">
            <text:p>84627</text:p>
          </table:table-cell>
          <table:table-cell office:value-type="float" office:value="1381" calcext:value-type="float">
            <text:p>1381</text:p>
          </table:table-cell>
          <table:table-cell office:value-type="float" office:value="1.552239" calcext:value-type="float">
            <text:p>1,55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9627" calcext:value-type="float">
            <text:p>99627</text:p>
          </table:table-cell>
          <table:table-cell office:value-type="float" office:value="100926" calcext:value-type="float">
            <text:p>100926</text:p>
          </table:table-cell>
          <table:table-cell office:value-type="float" office:value="1300" calcext:value-type="float">
            <text:p>1300</text:p>
          </table:table-cell>
          <table:table-cell office:value-type="float" office:value="1.681705" calcext:value-type="float">
            <text:p>1,68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5926" calcext:value-type="float">
            <text:p>115926</text:p>
          </table:table-cell>
          <table:table-cell office:value-type="float" office:value="117267" calcext:value-type="float">
            <text:p>117267</text:p>
          </table:table-cell>
          <table:table-cell office:value-type="float" office:value="1342" calcext:value-type="float">
            <text:p>1342</text:p>
          </table:table-cell>
          <table:table-cell office:value-type="float" office:value="1.571338" calcext:value-type="float">
            <text:p>1,57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2267" calcext:value-type="float">
            <text:p>132267</text:p>
          </table:table-cell>
          <table:table-cell office:value-type="float" office:value="133595" calcext:value-type="float">
            <text:p>133595</text:p>
          </table:table-cell>
          <table:table-cell office:value-type="float" office:value="1329" calcext:value-type="float">
            <text:p>1329</text:p>
          </table:table-cell>
          <table:table-cell office:value-type="float" office:value="1.581956" calcext:value-type="float">
            <text:p>1,58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48595" calcext:value-type="float">
            <text:p>148595</text:p>
          </table:table-cell>
          <table:table-cell office:value-type="float" office:value="149945" calcext:value-type="float">
            <text:p>149945</text:p>
          </table:table-cell>
          <table:table-cell office:value-type="float" office:value="1351" calcext:value-type="float">
            <text:p>1351</text:p>
          </table:table-cell>
          <table:table-cell office:value-type="float" office:value="1.544875" calcext:value-type="float">
            <text:p>1,54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64945" calcext:value-type="float">
            <text:p>164945</text:p>
          </table:table-cell>
          <table:table-cell office:value-type="float" office:value="166286" calcext:value-type="float">
            <text:p>166286</text:p>
          </table:table-cell>
          <table:table-cell office:value-type="float" office:value="1342" calcext:value-type="float">
            <text:p>1342</text:p>
          </table:table-cell>
          <table:table-cell office:value-type="float" office:value="1.584101" calcext:value-type="float">
            <text:p>1,58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81286" calcext:value-type="float">
            <text:p>181286</text:p>
          </table:table-cell>
          <table:table-cell office:value-type="float" office:value="182626" calcext:value-type="float">
            <text:p>182626</text:p>
          </table:table-cell>
          <table:table-cell office:value-type="float" office:value="1341" calcext:value-type="float">
            <text:p>1341</text:p>
          </table:table-cell>
          <table:table-cell office:value-type="float" office:value="1.564633" calcext:value-type="float">
            <text:p>1,56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97626" calcext:value-type="float">
            <text:p>197626</text:p>
          </table:table-cell>
          <table:table-cell office:value-type="float" office:value="198957" calcext:value-type="float">
            <text:p>198957</text:p>
          </table:table-cell>
          <table:table-cell office:value-type="float" office:value="1332" calcext:value-type="float">
            <text:p>1332</text:p>
          </table:table-cell>
          <table:table-cell office:value-type="float" office:value="1.612133" calcext:value-type="float">
            <text:p>1,61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13957" calcext:value-type="float">
            <text:p>213957</text:p>
          </table:table-cell>
          <table:table-cell office:value-type="float" office:value="215305" calcext:value-type="float">
            <text:p>215305</text:p>
          </table:table-cell>
          <table:table-cell office:value-type="float" office:value="1349" calcext:value-type="float">
            <text:p>1349</text:p>
          </table:table-cell>
          <table:table-cell office:value-type="float" office:value="1.546133" calcext:value-type="float">
            <text:p>1,55</text:p>
          </table:table-cell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30305" calcext:value-type="float">
            <text:p>230305</text:p>
          </table:table-cell>
          <table:table-cell office:value-type="float" office:value="231655" calcext:value-type="float">
            <text:p>231655</text:p>
          </table:table-cell>
          <table:table-cell office:value-type="float" office:value="1351" calcext:value-type="float">
            <text:p>1351</text:p>
          </table:table-cell>
          <table:table-cell office:value-type="float" office:value="1.497928" calcext:value-type="float">
            <text:p>1,5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46655" calcext:value-type="float">
            <text:p>246655</text:p>
          </table:table-cell>
          <table:table-cell office:value-type="float" office:value="248027" calcext:value-type="float">
            <text:p>248027</text:p>
          </table:table-cell>
          <table:table-cell office:value-type="float" office:value="1373" calcext:value-type="float">
            <text:p>1373</text:p>
          </table:table-cell>
          <table:table-cell office:value-type="float" office:value="1.544192" calcext:value-type="float">
            <text:p>1,54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63027" calcext:value-type="float">
            <text:p>263027</text:p>
          </table:table-cell>
          <table:table-cell office:value-type="float" office:value="264388" calcext:value-type="float">
            <text:p>264388</text:p>
          </table:table-cell>
          <table:table-cell office:value-type="float" office:value="1362" calcext:value-type="float">
            <text:p>1362</text:p>
          </table:table-cell>
          <table:table-cell office:value-type="float" office:value="1.669826" calcext:value-type="float">
            <text:p>1,67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79388" calcext:value-type="float">
            <text:p>279388</text:p>
          </table:table-cell>
          <table:table-cell office:value-type="float" office:value="280718" calcext:value-type="float">
            <text:p>280718</text:p>
          </table:table-cell>
          <table:table-cell office:value-type="float" office:value="1331" calcext:value-type="float">
            <text:p>1331</text:p>
          </table:table-cell>
          <table:table-cell office:value-type="float" office:value="1.701623" calcext:value-type="float">
            <text:p>1,7</text:p>
          </table:table-cell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95718" calcext:value-type="float">
            <text:p>295718</text:p>
          </table:table-cell>
          <table:table-cell office:value-type="float" office:value="297064" calcext:value-type="float">
            <text:p>297064</text:p>
          </table:table-cell>
          <table:table-cell office:value-type="float" office:value="1347" calcext:value-type="float">
            <text:p>1347</text:p>
          </table:table-cell>
          <table:table-cell office:value-type="float" office:value="1.549941" calcext:value-type="float">
            <text:p>1,55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12064" calcext:value-type="float">
            <text:p>312064</text:p>
          </table:table-cell>
          <table:table-cell office:value-type="float" office:value="313467" calcext:value-type="float">
            <text:p>313467</text:p>
          </table:table-cell>
          <table:table-cell office:value-type="float" office:value="1404" calcext:value-type="float">
            <text:p>1404</text:p>
          </table:table-cell>
          <table:table-cell office:value-type="float" office:value="1.547678" calcext:value-type="float">
            <text:p>1,55</text:p>
          </table:table-cell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28467" calcext:value-type="float">
            <text:p>328467</text:p>
          </table:table-cell>
          <table:table-cell office:value-type="float" office:value="329798" calcext:value-type="float">
            <text:p>329798</text:p>
          </table:table-cell>
          <table:table-cell office:value-type="float" office:value="1332" calcext:value-type="float">
            <text:p>1332</text:p>
          </table:table-cell>
          <table:table-cell office:value-type="float" office:value="1.572857" calcext:value-type="float">
            <text:p>1,57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44798" calcext:value-type="float">
            <text:p>344798</text:p>
          </table:table-cell>
          <table:table-cell office:value-type="float" office:value="346107" calcext:value-type="float">
            <text:p>346107</text:p>
          </table:table-cell>
          <table:table-cell office:value-type="float" office:value="1310" calcext:value-type="float">
            <text:p>1310</text:p>
          </table:table-cell>
          <table:table-cell office:value-type="float" office:value="1.541511" calcext:value-type="float">
            <text:p>1,54</text:p>
          </table:table-cell>
          <table:table-cell table:number-columns-repeated="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61107" calcext:value-type="float">
            <text:p>361107</text:p>
          </table:table-cell>
          <table:table-cell office:value-type="float" office:value="362457" calcext:value-type="float">
            <text:p>362457</text:p>
          </table:table-cell>
          <table:table-cell office:value-type="float" office:value="1351" calcext:value-type="float">
            <text:p>1351</text:p>
          </table:table-cell>
          <table:table-cell office:value-type="float" office:value="1.506148" calcext:value-type="float">
            <text:p>1,51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77457" calcext:value-type="float">
            <text:p>377457</text:p>
          </table:table-cell>
          <table:table-cell office:value-type="float" office:value="378804" calcext:value-type="float">
            <text:p>378804</text:p>
          </table:table-cell>
          <table:table-cell office:value-type="float" office:value="1348" calcext:value-type="float">
            <text:p>1348</text:p>
          </table:table-cell>
          <table:table-cell office:value-type="float" office:value="1.556806" calcext:value-type="float">
            <text:p>1,56</text:p>
          </table:table-cell>
          <table:table-cell table:number-columns-repeated="4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93804" calcext:value-type="float">
            <text:p>393804</text:p>
          </table:table-cell>
          <table:table-cell office:value-type="float" office:value="395138" calcext:value-type="float">
            <text:p>395138</text:p>
          </table:table-cell>
          <table:table-cell office:value-type="float" office:value="1335" calcext:value-type="float">
            <text:p>1335</text:p>
          </table:table-cell>
          <table:table-cell office:value-type="float" office:value="1.571036" calcext:value-type="float">
            <text:p>1,57</text:p>
          </table:table-cell>
          <table:table-cell table:number-columns-repeated="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410138" calcext:value-type="float">
            <text:p>410138</text:p>
          </table:table-cell>
          <table:table-cell office:value-type="float" office:value="411497" calcext:value-type="float">
            <text:p>411497</text:p>
          </table:table-cell>
          <table:table-cell office:value-type="float" office:value="1360" calcext:value-type="float">
            <text:p>1360</text:p>
          </table:table-cell>
          <table:table-cell office:value-type="float" office:value="1.53681" calcext:value-type="float">
            <text:p>1,54</text:p>
          </table:table-cell>
          <table:table-cell table:number-columns-repeated="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426497" calcext:value-type="float">
            <text:p>426497</text:p>
          </table:table-cell>
          <table:table-cell office:value-type="float" office:value="427825" calcext:value-type="float">
            <text:p>427825</text:p>
          </table:table-cell>
          <table:table-cell office:value-type="float" office:value="1329" calcext:value-type="float">
            <text:p>1329</text:p>
          </table:table-cell>
          <table:table-cell office:value-type="float" office:value="1.547929" calcext:value-type="float">
            <text:p>1,55</text:p>
          </table:table-cell>
          <table:table-cell table:number-columns-repeated="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442825" calcext:value-type="float">
            <text:p>442825</text:p>
          </table:table-cell>
          <table:table-cell office:value-type="float" office:value="444185" calcext:value-type="float">
            <text:p>444185</text:p>
          </table:table-cell>
          <table:table-cell office:value-type="float" office:value="1361" calcext:value-type="float">
            <text:p>1361</text:p>
          </table:table-cell>
          <table:table-cell office:value-type="float" office:value="1.559816" calcext:value-type="float">
            <text:p>1,56</text:p>
          </table:table-cell>
          <table:table-cell table:number-columns-repeated="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459185" calcext:value-type="float">
            <text:p>459185</text:p>
          </table:table-cell>
          <table:table-cell office:value-type="float" office:value="460537" calcext:value-type="float">
            <text:p>460537</text:p>
          </table:table-cell>
          <table:table-cell office:value-type="float" office:value="1353" calcext:value-type="float">
            <text:p>1353</text:p>
          </table:table-cell>
          <table:table-cell office:value-type="float" office:value="1.702091" calcext:value-type="float">
            <text:p>1,7</text:p>
          </table:table-cell>
          <table:table-cell table:number-columns-repeated="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475537" calcext:value-type="float">
            <text:p>475537</text:p>
          </table:table-cell>
          <table:table-cell office:value-type="float" office:value="476905" calcext:value-type="float">
            <text:p>476905</text:p>
          </table:table-cell>
          <table:table-cell office:value-type="float" office:value="1369" calcext:value-type="float">
            <text:p>1369</text:p>
          </table:table-cell>
          <table:table-cell office:value-type="float" office:value="1.551755" calcext:value-type="float">
            <text:p>1,55</text:p>
          </table:table-cell>
          <table:table-cell table:number-columns-repeated="4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491905" calcext:value-type="float">
            <text:p>491905</text:p>
          </table:table-cell>
          <table:table-cell office:value-type="float" office:value="493215" calcext:value-type="float">
            <text:p>493215</text:p>
          </table:table-cell>
          <table:table-cell office:value-type="float" office:value="1311" calcext:value-type="float">
            <text:p>1311</text:p>
          </table:table-cell>
          <table:table-cell office:value-type="float" office:value="1.58847" calcext:value-type="float">
            <text:p>1,59</text:p>
          </table:table-cell>
          <table:table-cell table:number-columns-repeated="4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508215" calcext:value-type="float">
            <text:p>508215</text:p>
          </table:table-cell>
          <table:table-cell office:value-type="float" office:value="509607" calcext:value-type="float">
            <text:p>509607</text:p>
          </table:table-cell>
          <table:table-cell office:value-type="float" office:value="1393" calcext:value-type="float">
            <text:p>1393</text:p>
          </table:table-cell>
          <table:table-cell office:value-type="float" office:value="1.498132" calcext:value-type="float">
            <text:p>1,5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DEV.ST</text:p>
          </table:table-cell>
          <table:table-cell table:formula="of:=STDEV([.D10:.D39])" office:value-type="float" office:value="23.7576122102166" calcext:value-type="float">
            <text:p>23,76</text:p>
          </table:table-cell>
          <table:table-cell table:formula="of:=STDEV([.E10:.E39])" office:value-type="float" office:value="0.0528230385609272" calcext:value-type="float">
            <text:p>0,05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MEDIA</text:p>
          </table:table-cell>
          <table:table-cell table:formula="of:=AVERAGE([.D10:.D39])" office:value-type="float" office:value="1345.7" calcext:value-type="float">
            <text:p>1345,7</text:p>
          </table:table-cell>
          <table:table-cell table:formula="of:=AVERAGE([.E10:.E39])" office:value-type="float" office:value="1.57293813333333" calcext:value-type="float">
            <text:p>1,57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Mediana</text:p>
          </table:table-cell>
          <table:table-cell table:formula="of:=MEDIAN([.D10:.D39])" office:value-type="float" office:value="1344.5" calcext:value-type="float">
            <text:p>1344,5</text:p>
          </table:table-cell>
          <table:table-cell table:formula="of:=MEDIAN([.E10:.E39])" office:value-type="float" office:value="1.558311" calcext:value-type="float">
            <text:p>1,56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5">
          <table:table-cell table:style-name="ce2" office:value-type="string" calcext:value-type="string" table:number-columns-spanned="5" table:number-rows-spanned="1">
            <text:p>EPOLL_PWAIT</text:p>
          </table:table-cell>
          <table:covered-table-cell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EPOLL_PWAIT$baselin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0.6498104" calcext:value-type="float">
            <text:p>0,65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EPOLL_PWAIT$nois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67.79581" calcext:value-type="float">
            <text:p>67,8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EPOLL_PWAIT$work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924" calcext:value-type="float">
            <text:p>32924</text:p>
          </table:table-cell>
          <table:table-cell office:value-type="float" office:value="42924" calcext:value-type="float">
            <text:p>42924</text:p>
          </table:table-cell>
          <table:table-cell office:value-type="float" office:value="10001" calcext:value-type="float">
            <text:p>10001</text:p>
          </table:table-cell>
          <table:table-cell office:value-type="float" office:value="0.05573686" calcext:value-type="float">
            <text:p>0,06</text:p>
          </table:table-cell>
          <table:table-cell table:number-columns-repeated="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7924" calcext:value-type="float">
            <text:p>57924</text:p>
          </table:table-cell>
          <table:table-cell office:value-type="float" office:value="67916" calcext:value-type="float">
            <text:p>67916</text:p>
          </table:table-cell>
          <table:table-cell office:value-type="float" office:value="9993" calcext:value-type="float">
            <text:p>9993</text:p>
          </table:table-cell>
          <table:table-cell office:value-type="float" office:value="0.05629322" calcext:value-type="float">
            <text:p>0,06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2916" calcext:value-type="float">
            <text:p>82916</text:p>
          </table:table-cell>
          <table:table-cell office:value-type="float" office:value="92933" calcext:value-type="float">
            <text:p>92933</text:p>
          </table:table-cell>
          <table:table-cell office:value-type="float" office:value="10018" calcext:value-type="float">
            <text:p>10018</text:p>
          </table:table-cell>
          <table:table-cell office:value-type="float" office:value="0.03407502" calcext:value-type="float">
            <text:p>0,03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7933" calcext:value-type="float">
            <text:p>107933</text:p>
          </table:table-cell>
          <table:table-cell office:value-type="float" office:value="117943" calcext:value-type="float">
            <text:p>117943</text:p>
          </table:table-cell>
          <table:table-cell office:value-type="float" office:value="10011" calcext:value-type="float">
            <text:p>10011</text:p>
          </table:table-cell>
          <table:table-cell office:value-type="float" office:value="0.01773566" calcext:value-type="float">
            <text:p>0,02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2943" calcext:value-type="float">
            <text:p>132943</text:p>
          </table:table-cell>
          <table:table-cell office:value-type="float" office:value="142985" calcext:value-type="float">
            <text:p>142985</text:p>
          </table:table-cell>
          <table:table-cell office:value-type="float" office:value="10043" calcext:value-type="float">
            <text:p>10043</text:p>
          </table:table-cell>
          <table:table-cell office:value-type="float" office:value="0.04577917" calcext:value-type="float">
            <text:p>0,05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57985" calcext:value-type="float">
            <text:p>157985</text:p>
          </table:table-cell>
          <table:table-cell office:value-type="float" office:value="167965" calcext:value-type="float">
            <text:p>167965</text:p>
          </table:table-cell>
          <table:table-cell office:value-type="float" office:value="9981" calcext:value-type="float">
            <text:p>9981</text:p>
          </table:table-cell>
          <table:table-cell office:value-type="float" office:value="0.07614325" calcext:value-type="float">
            <text:p>0,08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2965" calcext:value-type="float">
            <text:p>182965</text:p>
          </table:table-cell>
          <table:table-cell office:value-type="float" office:value="192975" calcext:value-type="float">
            <text:p>192975</text:p>
          </table:table-cell>
          <table:table-cell office:value-type="float" office:value="10011" calcext:value-type="float">
            <text:p>10011</text:p>
          </table:table-cell>
          <table:table-cell office:value-type="float" office:value="0.0573871" calcext:value-type="float">
            <text:p>0,06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07975" calcext:value-type="float">
            <text:p>207975</text:p>
          </table:table-cell>
          <table:table-cell office:value-type="float" office:value="217926" calcext:value-type="float">
            <text:p>217926</text:p>
          </table:table-cell>
          <table:table-cell office:value-type="float" office:value="9952" calcext:value-type="float">
            <text:p>9952</text:p>
          </table:table-cell>
          <table:table-cell office:value-type="float" office:value="0.01467211" calcext:value-type="float">
            <text:p>0,01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32926" calcext:value-type="float">
            <text:p>232926</text:p>
          </table:table-cell>
          <table:table-cell office:value-type="float" office:value="243003" calcext:value-type="float">
            <text:p>243003</text:p>
          </table:table-cell>
          <table:table-cell office:value-type="float" office:value="10078" calcext:value-type="float">
            <text:p>10078</text:p>
          </table:table-cell>
          <table:table-cell office:value-type="float" office:value="0.03467452" calcext:value-type="float">
            <text:p>0,03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58003" calcext:value-type="float">
            <text:p>258003</text:p>
          </table:table-cell>
          <table:table-cell office:value-type="float" office:value="268014" calcext:value-type="float">
            <text:p>268014</text:p>
          </table:table-cell>
          <table:table-cell office:value-type="float" office:value="10012" calcext:value-type="float">
            <text:p>10012</text:p>
          </table:table-cell>
          <table:table-cell office:value-type="float" office:value="0.03079938" calcext:value-type="float">
            <text:p>0,03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83014" calcext:value-type="float">
            <text:p>283014</text:p>
          </table:table-cell>
          <table:table-cell office:value-type="float" office:value="293024" calcext:value-type="float">
            <text:p>293024</text:p>
          </table:table-cell>
          <table:table-cell office:value-type="float" office:value="10011" calcext:value-type="float">
            <text:p>10011</text:p>
          </table:table-cell>
          <table:table-cell office:value-type="float" office:value="0.03435582" calcext:value-type="float">
            <text:p>0,03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08024" calcext:value-type="float">
            <text:p>308024</text:p>
          </table:table-cell>
          <table:table-cell office:value-type="float" office:value="318034" calcext:value-type="float">
            <text:p>318034</text:p>
          </table:table-cell>
          <table:table-cell office:value-type="float" office:value="10011" calcext:value-type="float">
            <text:p>10011</text:p>
          </table:table-cell>
          <table:table-cell office:value-type="float" office:value="0.01353699" calcext:value-type="float">
            <text:p>0,01</text:p>
          </table:table-cell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333034" calcext:value-type="float">
            <text:p>333034</text:p>
          </table:table-cell>
          <table:table-cell office:value-type="float" office:value="343052" calcext:value-type="float">
            <text:p>343052</text:p>
          </table:table-cell>
          <table:table-cell office:value-type="float" office:value="10019" calcext:value-type="float">
            <text:p>10019</text:p>
          </table:table-cell>
          <table:table-cell office:value-type="float" office:value="0.04865654" calcext:value-type="float">
            <text:p>0,05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58052" calcext:value-type="float">
            <text:p>358052</text:p>
          </table:table-cell>
          <table:table-cell office:value-type="float" office:value="368053" calcext:value-type="float">
            <text:p>368053</text:p>
          </table:table-cell>
          <table:table-cell office:value-type="float" office:value="10002" calcext:value-type="float">
            <text:p>10002</text:p>
          </table:table-cell>
          <table:table-cell office:value-type="float" office:value="0.05381085" calcext:value-type="float">
            <text:p>0,05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83053" calcext:value-type="float">
            <text:p>383053</text:p>
          </table:table-cell>
          <table:table-cell office:value-type="float" office:value="393103" calcext:value-type="float">
            <text:p>393103</text:p>
          </table:table-cell>
          <table:table-cell office:value-type="float" office:value="10051" calcext:value-type="float">
            <text:p>10051</text:p>
          </table:table-cell>
          <table:table-cell office:value-type="float" office:value="0.06457317" calcext:value-type="float">
            <text:p>0,06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408103" calcext:value-type="float">
            <text:p>408103</text:p>
          </table:table-cell>
          <table:table-cell office:value-type="float" office:value="418104" calcext:value-type="float">
            <text:p>418104</text:p>
          </table:table-cell>
          <table:table-cell office:value-type="float" office:value="10002" calcext:value-type="float">
            <text:p>10002</text:p>
          </table:table-cell>
          <table:table-cell office:value-type="float" office:value="0.10356385" calcext:value-type="float">
            <text:p>0,1</text:p>
          </table:table-cell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433104" calcext:value-type="float">
            <text:p>433104</text:p>
          </table:table-cell>
          <table:table-cell office:value-type="float" office:value="443091" calcext:value-type="float">
            <text:p>443091</text:p>
          </table:table-cell>
          <table:table-cell office:value-type="float" office:value="9988" calcext:value-type="float">
            <text:p>9988</text:p>
          </table:table-cell>
          <table:table-cell office:value-type="float" office:value="0.06589679" calcext:value-type="float">
            <text:p>0,07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458091" calcext:value-type="float">
            <text:p>458091</text:p>
          </table:table-cell>
          <table:table-cell office:value-type="float" office:value="468093" calcext:value-type="float">
            <text:p>468093</text:p>
          </table:table-cell>
          <table:table-cell office:value-type="float" office:value="10003" calcext:value-type="float">
            <text:p>10003</text:p>
          </table:table-cell>
          <table:table-cell office:value-type="float" office:value="0.07322246" calcext:value-type="float">
            <text:p>0,07</text:p>
          </table:table-cell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483093" calcext:value-type="float">
            <text:p>483093</text:p>
          </table:table-cell>
          <table:table-cell office:value-type="float" office:value="493111" calcext:value-type="float">
            <text:p>493111</text:p>
          </table:table-cell>
          <table:table-cell office:value-type="float" office:value="10019" calcext:value-type="float">
            <text:p>10019</text:p>
          </table:table-cell>
          <table:table-cell office:value-type="float" office:value="0.03060957" calcext:value-type="float">
            <text:p>0,03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508111" calcext:value-type="float">
            <text:p>508111</text:p>
          </table:table-cell>
          <table:table-cell office:value-type="float" office:value="517812" calcext:value-type="float">
            <text:p>517812</text:p>
          </table:table-cell>
          <table:table-cell office:value-type="float" office:value="9702" calcext:value-type="float">
            <text:p>9702</text:p>
          </table:table-cell>
          <table:table-cell office:value-type="float" office:value="0.02139434" calcext:value-type="float">
            <text:p>0,02</text:p>
          </table:table-cell>
          <table:table-cell table:number-columns-repeated="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532812" calcext:value-type="float">
            <text:p>532812</text:p>
          </table:table-cell>
          <table:table-cell office:value-type="float" office:value="543142" calcext:value-type="float">
            <text:p>543142</text:p>
          </table:table-cell>
          <table:table-cell office:value-type="float" office:value="10331" calcext:value-type="float">
            <text:p>10331</text:p>
          </table:table-cell>
          <table:table-cell office:value-type="float" office:value="0.0704197" calcext:value-type="float">
            <text:p>0,07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558142" calcext:value-type="float">
            <text:p>558142</text:p>
          </table:table-cell>
          <table:table-cell office:value-type="float" office:value="568143" calcext:value-type="float">
            <text:p>568143</text:p>
          </table:table-cell>
          <table:table-cell office:value-type="float" office:value="10002" calcext:value-type="float">
            <text:p>10002</text:p>
          </table:table-cell>
          <table:table-cell office:value-type="float" office:value="0.05843944" calcext:value-type="float">
            <text:p>0,06</text:p>
          </table:table-cell>
          <table:table-cell table:number-columns-repeated="4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583143" calcext:value-type="float">
            <text:p>583143</text:p>
          </table:table-cell>
          <table:table-cell office:value-type="float" office:value="593154" calcext:value-type="float">
            <text:p>593154</text:p>
          </table:table-cell>
          <table:table-cell office:value-type="float" office:value="10012" calcext:value-type="float">
            <text:p>10012</text:p>
          </table:table-cell>
          <table:table-cell office:value-type="float" office:value="0.13116697" calcext:value-type="float">
            <text:p>0,13</text:p>
          </table:table-cell>
          <table:table-cell table:number-columns-repeated="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608154" calcext:value-type="float">
            <text:p>608154</text:p>
          </table:table-cell>
          <table:table-cell office:value-type="float" office:value="618162" calcext:value-type="float">
            <text:p>618162</text:p>
          </table:table-cell>
          <table:table-cell office:value-type="float" office:value="10009" calcext:value-type="float">
            <text:p>10009</text:p>
          </table:table-cell>
          <table:table-cell office:value-type="float" office:value="0.0367844" calcext:value-type="float">
            <text:p>0,04</text:p>
          </table:table-cell>
          <table:table-cell table:number-columns-repeated="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633162" calcext:value-type="float">
            <text:p>633162</text:p>
          </table:table-cell>
          <table:table-cell office:value-type="float" office:value="643182" calcext:value-type="float">
            <text:p>643182</text:p>
          </table:table-cell>
          <table:table-cell office:value-type="float" office:value="10021" calcext:value-type="float">
            <text:p>10021</text:p>
          </table:table-cell>
          <table:table-cell office:value-type="float" office:value="0.08420481" calcext:value-type="float">
            <text:p>0,08</text:p>
          </table:table-cell>
          <table:table-cell table:number-columns-repeated="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658182" calcext:value-type="float">
            <text:p>658182</text:p>
          </table:table-cell>
          <table:table-cell office:value-type="float" office:value="668192" calcext:value-type="float">
            <text:p>668192</text:p>
          </table:table-cell>
          <table:table-cell office:value-type="float" office:value="10011" calcext:value-type="float">
            <text:p>10011</text:p>
          </table:table-cell>
          <table:table-cell office:value-type="float" office:value="0.05776039" calcext:value-type="float">
            <text:p>0,06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83192" calcext:value-type="float">
            <text:p>683192</text:p>
          </table:table-cell>
          <table:table-cell office:value-type="float" office:value="693202" calcext:value-type="float">
            <text:p>693202</text:p>
          </table:table-cell>
          <table:table-cell office:value-type="float" office:value="10011" calcext:value-type="float">
            <text:p>10011</text:p>
          </table:table-cell>
          <table:table-cell office:value-type="float" office:value="0.05718984" calcext:value-type="float">
            <text:p>0,06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08202" calcext:value-type="float">
            <text:p>708202</text:p>
          </table:table-cell>
          <table:table-cell office:value-type="float" office:value="718214" calcext:value-type="float">
            <text:p>718214</text:p>
          </table:table-cell>
          <table:table-cell office:value-type="float" office:value="10013" calcext:value-type="float">
            <text:p>10013</text:p>
          </table:table-cell>
          <table:table-cell office:value-type="float" office:value="0.04496361" calcext:value-type="float">
            <text:p>0,04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33214" calcext:value-type="float">
            <text:p>733214</text:p>
          </table:table-cell>
          <table:table-cell office:value-type="float" office:value="743264" calcext:value-type="float">
            <text:p>743264</text:p>
          </table:table-cell>
          <table:table-cell office:value-type="float" office:value="10051" calcext:value-type="float">
            <text:p>10051</text:p>
          </table:table-cell>
          <table:table-cell office:value-type="float" office:value="0.06370069" calcext:value-type="float">
            <text:p>0,06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58264" calcext:value-type="float">
            <text:p>758264</text:p>
          </table:table-cell>
          <table:table-cell office:value-type="float" office:value="768242" calcext:value-type="float">
            <text:p>768242</text:p>
          </table:table-cell>
          <table:table-cell office:value-type="float" office:value="9979" calcext:value-type="float">
            <text:p>9979</text:p>
          </table:table-cell>
          <table:table-cell office:value-type="float" office:value="0.06430048" calcext:value-type="float">
            <text:p>0,06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DEV.ST</text:p>
          </table:table-cell>
          <table:table-cell table:formula="of:=STDEV([.D54:.D83])" office:value-type="float" office:value="85.8095726514279" calcext:value-type="float">
            <text:p>85,81</text:p>
          </table:table-cell>
          <table:table-cell table:formula="of:=STDEV([.E54:.E83])" office:value-type="float" office:value="0.0257558320614584" calcext:value-type="float">
            <text:p>0,03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MEDIA</text:p>
          </table:table-cell>
          <table:table-cell table:formula="of:=AVERAGE([.D54:.D83])" office:value-type="float" office:value="10011.6" calcext:value-type="float">
            <text:p>10011,6</text:p>
          </table:table-cell>
          <table:table-cell table:formula="of:=AVERAGE([.E54:.E83])" office:value-type="float" office:value="0.0533949" calcext:value-type="float">
            <text:p>0,05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1">
          <table:table-cell table:style-name="ce2" office:value-type="string" calcext:value-type="string" table:number-columns-spanned="5" table:number-rows-spanned="1">
            <text:p>FUTEX</text:p>
          </table:table-cell>
          <table:covered-table-cell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FUTEX$baselin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0.6516017" calcext:value-type="float">
            <text:p>0,65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FUTEX$nois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18.12348" calcext:value-type="float">
            <text:p>18,12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FUTEX$work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4696" calcext:value-type="float">
            <text:p>34696</text:p>
          </table:table-cell>
          <table:table-cell office:value-type="float" office:value="43263" calcext:value-type="float">
            <text:p>43263</text:p>
          </table:table-cell>
          <table:table-cell office:value-type="float" office:value="8568" calcext:value-type="float">
            <text:p>8568</text:p>
          </table:table-cell>
          <table:table-cell office:value-type="float" office:value="0.01440712" calcext:value-type="float">
            <text:p>0,01</text:p>
          </table:table-cell>
          <table:table-cell table:number-columns-repeated="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8263" calcext:value-type="float">
            <text:p>58263</text:p>
          </table:table-cell>
          <table:table-cell office:value-type="float" office:value="68241" calcext:value-type="float">
            <text:p>68241</text:p>
          </table:table-cell>
          <table:table-cell office:value-type="float" office:value="9979" calcext:value-type="float">
            <text:p>9979</text:p>
          </table:table-cell>
          <table:table-cell office:value-type="float" office:value="0.03733888" calcext:value-type="float">
            <text:p>0,04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3241" calcext:value-type="float">
            <text:p>83241</text:p>
          </table:table-cell>
          <table:table-cell office:value-type="float" office:value="93264" calcext:value-type="float">
            <text:p>93264</text:p>
          </table:table-cell>
          <table:table-cell office:value-type="float" office:value="10024" calcext:value-type="float">
            <text:p>10024</text:p>
          </table:table-cell>
          <table:table-cell office:value-type="float" office:value="0.1599554" calcext:value-type="float">
            <text:p>0,16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8264" calcext:value-type="float">
            <text:p>108264</text:p>
          </table:table-cell>
          <table:table-cell office:value-type="float" office:value="118272" calcext:value-type="float">
            <text:p>118272</text:p>
          </table:table-cell>
          <table:table-cell office:value-type="float" office:value="10009" calcext:value-type="float">
            <text:p>10009</text:p>
          </table:table-cell>
          <table:table-cell office:value-type="float" office:value="0.2127315" calcext:value-type="float">
            <text:p>0,21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3272" calcext:value-type="float">
            <text:p>133272</text:p>
          </table:table-cell>
          <table:table-cell office:value-type="float" office:value="143272" calcext:value-type="float">
            <text:p>143272</text:p>
          </table:table-cell>
          <table:table-cell office:value-type="float" office:value="10001" calcext:value-type="float">
            <text:p>10001</text:p>
          </table:table-cell>
          <table:table-cell office:value-type="float" office:value="0.04754436" calcext:value-type="float">
            <text:p>0,05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58272" calcext:value-type="float">
            <text:p>158272</text:p>
          </table:table-cell>
          <table:table-cell office:value-type="float" office:value="168281" calcext:value-type="float">
            <text:p>168281</text:p>
          </table:table-cell>
          <table:table-cell office:value-type="float" office:value="10010" calcext:value-type="float">
            <text:p>10010</text:p>
          </table:table-cell>
          <table:table-cell office:value-type="float" office:value="0.024605" calcext:value-type="float">
            <text:p>0,02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3281" calcext:value-type="float">
            <text:p>183281</text:p>
          </table:table-cell>
          <table:table-cell office:value-type="float" office:value="193283" calcext:value-type="float">
            <text:p>193283</text:p>
          </table:table-cell>
          <table:table-cell office:value-type="float" office:value="10003" calcext:value-type="float">
            <text:p>10003</text:p>
          </table:table-cell>
          <table:table-cell office:value-type="float" office:value="0.057717" calcext:value-type="float">
            <text:p>0,06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08283" calcext:value-type="float">
            <text:p>208283</text:p>
          </table:table-cell>
          <table:table-cell office:value-type="float" office:value="218283" calcext:value-type="float">
            <text:p>218283</text:p>
          </table:table-cell>
          <table:table-cell office:value-type="float" office:value="10001" calcext:value-type="float">
            <text:p>10001</text:p>
          </table:table-cell>
          <table:table-cell office:value-type="float" office:value="0.16335118" calcext:value-type="float">
            <text:p>0,16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33283" calcext:value-type="float">
            <text:p>233283</text:p>
          </table:table-cell>
          <table:table-cell office:value-type="float" office:value="243292" calcext:value-type="float">
            <text:p>243292</text:p>
          </table:table-cell>
          <table:table-cell office:value-type="float" office:value="10010" calcext:value-type="float">
            <text:p>10010</text:p>
          </table:table-cell>
          <table:table-cell office:value-type="float" office:value="0.02489744" calcext:value-type="float">
            <text:p>0,02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58292" calcext:value-type="float">
            <text:p>258292</text:p>
          </table:table-cell>
          <table:table-cell office:value-type="float" office:value="268319" calcext:value-type="float">
            <text:p>268319</text:p>
          </table:table-cell>
          <table:table-cell office:value-type="float" office:value="10028" calcext:value-type="float">
            <text:p>10028</text:p>
          </table:table-cell>
          <table:table-cell office:value-type="float" office:value="0.02802807" calcext:value-type="float">
            <text:p>0,03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83319" calcext:value-type="float">
            <text:p>283319</text:p>
          </table:table-cell>
          <table:table-cell office:value-type="float" office:value="293313" calcext:value-type="float">
            <text:p>293313</text:p>
          </table:table-cell>
          <table:table-cell office:value-type="float" office:value="9995" calcext:value-type="float">
            <text:p>9995</text:p>
          </table:table-cell>
          <table:table-cell office:value-type="float" office:value="0.0596445" calcext:value-type="float">
            <text:p>0,06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08313" calcext:value-type="float">
            <text:p>308313</text:p>
          </table:table-cell>
          <table:table-cell office:value-type="float" office:value="318302" calcext:value-type="float">
            <text:p>318302</text:p>
          </table:table-cell>
          <table:table-cell office:value-type="float" office:value="9990" calcext:value-type="float">
            <text:p>9990</text:p>
          </table:table-cell>
          <table:table-cell office:value-type="float" office:value="0.03049451" calcext:value-type="float">
            <text:p>0,03</text:p>
          </table:table-cell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333302" calcext:value-type="float">
            <text:p>333302</text:p>
          </table:table-cell>
          <table:table-cell office:value-type="float" office:value="343311" calcext:value-type="float">
            <text:p>343311</text:p>
          </table:table-cell>
          <table:table-cell office:value-type="float" office:value="10010" calcext:value-type="float">
            <text:p>10010</text:p>
          </table:table-cell>
          <table:table-cell office:value-type="float" office:value="0.04530325" calcext:value-type="float">
            <text:p>0,05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58311" calcext:value-type="float">
            <text:p>358311</text:p>
          </table:table-cell>
          <table:table-cell office:value-type="float" office:value="368348" calcext:value-type="float">
            <text:p>368348</text:p>
          </table:table-cell>
          <table:table-cell office:value-type="float" office:value="10038" calcext:value-type="float">
            <text:p>10038</text:p>
          </table:table-cell>
          <table:table-cell office:value-type="float" office:value="0.05862834" calcext:value-type="float">
            <text:p>0,06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83348" calcext:value-type="float">
            <text:p>383348</text:p>
          </table:table-cell>
          <table:table-cell office:value-type="float" office:value="393312" calcext:value-type="float">
            <text:p>393312</text:p>
          </table:table-cell>
          <table:table-cell office:value-type="float" office:value="9965" calcext:value-type="float">
            <text:p>9965</text:p>
          </table:table-cell>
          <table:table-cell office:value-type="float" office:value="0.06697412" calcext:value-type="float">
            <text:p>0,07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408312" calcext:value-type="float">
            <text:p>408312</text:p>
          </table:table-cell>
          <table:table-cell office:value-type="float" office:value="418305" calcext:value-type="float">
            <text:p>418305</text:p>
          </table:table-cell>
          <table:table-cell office:value-type="float" office:value="9994" calcext:value-type="float">
            <text:p>9994</text:p>
          </table:table-cell>
          <table:table-cell office:value-type="float" office:value="0.05499774" calcext:value-type="float">
            <text:p>0,05</text:p>
          </table:table-cell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433305" calcext:value-type="float">
            <text:p>433305</text:p>
          </table:table-cell>
          <table:table-cell office:value-type="float" office:value="443312" calcext:value-type="float">
            <text:p>443312</text:p>
          </table:table-cell>
          <table:table-cell office:value-type="float" office:value="10008" calcext:value-type="float">
            <text:p>10008</text:p>
          </table:table-cell>
          <table:table-cell office:value-type="float" office:value="0.02142694" calcext:value-type="float">
            <text:p>0,02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458312" calcext:value-type="float">
            <text:p>458312</text:p>
          </table:table-cell>
          <table:table-cell office:value-type="float" office:value="468323" calcext:value-type="float">
            <text:p>468323</text:p>
          </table:table-cell>
          <table:table-cell office:value-type="float" office:value="10012" calcext:value-type="float">
            <text:p>10012</text:p>
          </table:table-cell>
          <table:table-cell office:value-type="float" office:value="0.03541176" calcext:value-type="float">
            <text:p>0,04</text:p>
          </table:table-cell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483323" calcext:value-type="float">
            <text:p>483323</text:p>
          </table:table-cell>
          <table:table-cell office:value-type="float" office:value="493353" calcext:value-type="float">
            <text:p>493353</text:p>
          </table:table-cell>
          <table:table-cell office:value-type="float" office:value="10031" calcext:value-type="float">
            <text:p>10031</text:p>
          </table:table-cell>
          <table:table-cell office:value-type="float" office:value="0.06021145" calcext:value-type="float">
            <text:p>0,06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508353" calcext:value-type="float">
            <text:p>508353</text:p>
          </table:table-cell>
          <table:table-cell office:value-type="float" office:value="518353" calcext:value-type="float">
            <text:p>518353</text:p>
          </table:table-cell>
          <table:table-cell office:value-type="float" office:value="10001" calcext:value-type="float">
            <text:p>10001</text:p>
          </table:table-cell>
          <table:table-cell office:value-type="float" office:value="0.19344251" calcext:value-type="float">
            <text:p>0,19</text:p>
          </table:table-cell>
          <table:table-cell table:number-columns-repeated="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533353" calcext:value-type="float">
            <text:p>533353</text:p>
          </table:table-cell>
          <table:table-cell office:value-type="float" office:value="543330" calcext:value-type="float">
            <text:p>543330</text:p>
          </table:table-cell>
          <table:table-cell office:value-type="float" office:value="9978" calcext:value-type="float">
            <text:p>9978</text:p>
          </table:table-cell>
          <table:table-cell office:value-type="float" office:value="0.0315985" calcext:value-type="float">
            <text:p>0,03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558330" calcext:value-type="float">
            <text:p>558330</text:p>
          </table:table-cell>
          <table:table-cell office:value-type="float" office:value="568333" calcext:value-type="float">
            <text:p>568333</text:p>
          </table:table-cell>
          <table:table-cell office:value-type="float" office:value="10004" calcext:value-type="float">
            <text:p>10004</text:p>
          </table:table-cell>
          <table:table-cell office:value-type="float" office:value="0.02500662" calcext:value-type="float">
            <text:p>0,03</text:p>
          </table:table-cell>
          <table:table-cell table:number-columns-repeated="4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583333" calcext:value-type="float">
            <text:p>583333</text:p>
          </table:table-cell>
          <table:table-cell office:value-type="float" office:value="593342" calcext:value-type="float">
            <text:p>593342</text:p>
          </table:table-cell>
          <table:table-cell office:value-type="float" office:value="10010" calcext:value-type="float">
            <text:p>10010</text:p>
          </table:table-cell>
          <table:table-cell office:value-type="float" office:value="0.036639" calcext:value-type="float">
            <text:p>0,04</text:p>
          </table:table-cell>
          <table:table-cell table:number-columns-repeated="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608342" calcext:value-type="float">
            <text:p>608342</text:p>
          </table:table-cell>
          <table:table-cell office:value-type="float" office:value="618353" calcext:value-type="float">
            <text:p>618353</text:p>
          </table:table-cell>
          <table:table-cell office:value-type="float" office:value="10012" calcext:value-type="float">
            <text:p>10012</text:p>
          </table:table-cell>
          <table:table-cell office:value-type="float" office:value="0.09800523" calcext:value-type="float">
            <text:p>0,1</text:p>
          </table:table-cell>
          <table:table-cell table:number-columns-repeated="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633353" calcext:value-type="float">
            <text:p>633353</text:p>
          </table:table-cell>
          <table:table-cell office:value-type="float" office:value="643324" calcext:value-type="float">
            <text:p>643324</text:p>
          </table:table-cell>
          <table:table-cell office:value-type="float" office:value="9972" calcext:value-type="float">
            <text:p>9972</text:p>
          </table:table-cell>
          <table:table-cell office:value-type="float" office:value="0.04137788" calcext:value-type="float">
            <text:p>0,04</text:p>
          </table:table-cell>
          <table:table-cell table:number-columns-repeated="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658324" calcext:value-type="float">
            <text:p>658324</text:p>
          </table:table-cell>
          <table:table-cell office:value-type="float" office:value="668331" calcext:value-type="float">
            <text:p>668331</text:p>
          </table:table-cell>
          <table:table-cell office:value-type="float" office:value="10008" calcext:value-type="float">
            <text:p>10008</text:p>
          </table:table-cell>
          <table:table-cell office:value-type="float" office:value="0.02201028" calcext:value-type="float">
            <text:p>0,02</text:p>
          </table:table-cell>
          <table:table-cell table:number-columns-repeated="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683331" calcext:value-type="float">
            <text:p>683331</text:p>
          </table:table-cell>
          <table:table-cell office:value-type="float" office:value="693330" calcext:value-type="float">
            <text:p>69333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5500839" calcext:value-type="float">
            <text:p>0,06</text:p>
          </table:table-cell>
          <table:table-cell table:number-columns-repeated="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708330" calcext:value-type="float">
            <text:p>708330</text:p>
          </table:table-cell>
          <table:table-cell office:value-type="float" office:value="718322" calcext:value-type="float">
            <text:p>718322</text:p>
          </table:table-cell>
          <table:table-cell office:value-type="float" office:value="9993" calcext:value-type="float">
            <text:p>9993</text:p>
          </table:table-cell>
          <table:table-cell office:value-type="float" office:value="0.05660928" calcext:value-type="float">
            <text:p>0,06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33322" calcext:value-type="float">
            <text:p>733322</text:p>
          </table:table-cell>
          <table:table-cell office:value-type="float" office:value="743342" calcext:value-type="float">
            <text:p>743342</text:p>
          </table:table-cell>
          <table:table-cell office:value-type="float" office:value="10021" calcext:value-type="float">
            <text:p>10021</text:p>
          </table:table-cell>
          <table:table-cell office:value-type="float" office:value="0.01398789" calcext:value-type="float">
            <text:p>0,01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58342" calcext:value-type="float">
            <text:p>758342</text:p>
          </table:table-cell>
          <table:table-cell office:value-type="float" office:value="768351" calcext:value-type="float">
            <text:p>768351</text:p>
          </table:table-cell>
          <table:table-cell office:value-type="float" office:value="10010" calcext:value-type="float">
            <text:p>10010</text:p>
          </table:table-cell>
          <table:table-cell office:value-type="float" office:value="0.01835052" calcext:value-type="float">
            <text:p>0,02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97:.D126])" office:value-type="float" office:value="262.70201859657" calcext:value-type="float">
            <text:p>262,7</text:p>
          </table:table-cell>
          <table:table-cell table:formula="of:=STDEV([.E97:.E126])" office:value-type="float" office:value="0.0528562817195693" calcext:value-type="float">
            <text:p>0,0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97:.D126])" office:value-type="float" office:value="9956.16666666667" calcext:value-type="float">
            <text:p>9956,17</text:p>
          </table:table-cell>
          <table:table-cell table:formula="of:=AVERAGE([.E97:.E126])" office:value-type="float" office:value="0.059856822" calcext:value-type="float">
            <text:p>0,06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table:style-name="ce2" office:value-type="string" calcext:value-type="string" table:number-columns-spanned="5" table:number-rows-spanned="1">
            <text:p>GETTIMEOFDAY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GETTIMEOFDAY$basel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6751622" calcext:value-type="float">
            <text:p>0,68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GETTIMEOFDAY$nois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03.0699" calcext:value-type="float">
            <text:p>103,07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GETTIMEOFDAY$work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266" calcext:value-type="float">
            <text:p>35266</text:p>
          </table:table-cell>
          <table:table-cell office:value-type="float" office:value="36577" calcext:value-type="float">
            <text:p>36577</text:p>
          </table:table-cell>
          <table:table-cell office:value-type="float" office:value="1312" calcext:value-type="float">
            <text:p>1312</text:p>
          </table:table-cell>
          <table:table-cell office:value-type="float" office:value="1.538686" calcext:value-type="float">
            <text:p>1,54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1577" calcext:value-type="float">
            <text:p>51577</text:p>
          </table:table-cell>
          <table:table-cell office:value-type="float" office:value="52915" calcext:value-type="float">
            <text:p>52915</text:p>
          </table:table-cell>
          <table:table-cell office:value-type="float" office:value="1339" calcext:value-type="float">
            <text:p>1339</text:p>
          </table:table-cell>
          <table:table-cell office:value-type="float" office:value="1.573033" calcext:value-type="float">
            <text:p>1,57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7915" calcext:value-type="float">
            <text:p>67915</text:p>
          </table:table-cell>
          <table:table-cell office:value-type="float" office:value="69207" calcext:value-type="float">
            <text:p>69207</text:p>
          </table:table-cell>
          <table:table-cell office:value-type="float" office:value="1293" calcext:value-type="float">
            <text:p>1293</text:p>
          </table:table-cell>
          <table:table-cell office:value-type="float" office:value="1.580417" calcext:value-type="float">
            <text:p>1,58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4207" calcext:value-type="float">
            <text:p>84207</text:p>
          </table:table-cell>
          <table:table-cell office:value-type="float" office:value="85524" calcext:value-type="float">
            <text:p>85524</text:p>
          </table:table-cell>
          <table:table-cell office:value-type="float" office:value="1318" calcext:value-type="float">
            <text:p>1318</text:p>
          </table:table-cell>
          <table:table-cell office:value-type="float" office:value="1.585651" calcext:value-type="float">
            <text:p>1,59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0524" calcext:value-type="float">
            <text:p>100524</text:p>
          </table:table-cell>
          <table:table-cell office:value-type="float" office:value="101847" calcext:value-type="float">
            <text:p>101847</text:p>
          </table:table-cell>
          <table:table-cell office:value-type="float" office:value="1324" calcext:value-type="float">
            <text:p>1324</text:p>
          </table:table-cell>
          <table:table-cell office:value-type="float" office:value="1.636231" calcext:value-type="float">
            <text:p>1,64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6847" calcext:value-type="float">
            <text:p>116847</text:p>
          </table:table-cell>
          <table:table-cell office:value-type="float" office:value="118196" calcext:value-type="float">
            <text:p>118196</text:p>
          </table:table-cell>
          <table:table-cell office:value-type="float" office:value="1350" calcext:value-type="float">
            <text:p>1350</text:p>
          </table:table-cell>
          <table:table-cell office:value-type="float" office:value="1.549493" calcext:value-type="float">
            <text:p>1,55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3196" calcext:value-type="float">
            <text:p>133196</text:p>
          </table:table-cell>
          <table:table-cell office:value-type="float" office:value="134556" calcext:value-type="float">
            <text:p>134556</text:p>
          </table:table-cell>
          <table:table-cell office:value-type="float" office:value="1361" calcext:value-type="float">
            <text:p>1361</text:p>
          </table:table-cell>
          <table:table-cell office:value-type="float" office:value="1.940197" calcext:value-type="float">
            <text:p>1,94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9556" calcext:value-type="float">
            <text:p>149556</text:p>
          </table:table-cell>
          <table:table-cell office:value-type="float" office:value="150866" calcext:value-type="float">
            <text:p>150866</text:p>
          </table:table-cell>
          <table:table-cell office:value-type="float" office:value="1311" calcext:value-type="float">
            <text:p>1311</text:p>
          </table:table-cell>
          <table:table-cell office:value-type="float" office:value="1.60064" calcext:value-type="float">
            <text:p>1,6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5866" calcext:value-type="float">
            <text:p>165866</text:p>
          </table:table-cell>
          <table:table-cell office:value-type="float" office:value="167215" calcext:value-type="float">
            <text:p>167215</text:p>
          </table:table-cell>
          <table:table-cell office:value-type="float" office:value="1350" calcext:value-type="float">
            <text:p>1350</text:p>
          </table:table-cell>
          <table:table-cell office:value-type="float" office:value="1.60582" calcext:value-type="float">
            <text:p>1,61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2215" calcext:value-type="float">
            <text:p>182215</text:p>
          </table:table-cell>
          <table:table-cell office:value-type="float" office:value="183495" calcext:value-type="float">
            <text:p>183495</text:p>
          </table:table-cell>
          <table:table-cell office:value-type="float" office:value="1281" calcext:value-type="float">
            <text:p>1281</text:p>
          </table:table-cell>
          <table:table-cell office:value-type="float" office:value="1.595572" calcext:value-type="float">
            <text:p>1,6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98495" calcext:value-type="float">
            <text:p>198495</text:p>
          </table:table-cell>
          <table:table-cell office:value-type="float" office:value="199816" calcext:value-type="float">
            <text:p>199816</text:p>
          </table:table-cell>
          <table:table-cell office:value-type="float" office:value="1322" calcext:value-type="float">
            <text:p>1322</text:p>
          </table:table-cell>
          <table:table-cell office:value-type="float" office:value="1.600747" calcext:value-type="float">
            <text:p>1,6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14816" calcext:value-type="float">
            <text:p>214816</text:p>
          </table:table-cell>
          <table:table-cell office:value-type="float" office:value="216154" calcext:value-type="float">
            <text:p>216154</text:p>
          </table:table-cell>
          <table:table-cell office:value-type="float" office:value="1339" calcext:value-type="float">
            <text:p>1339</text:p>
          </table:table-cell>
          <table:table-cell office:value-type="float" office:value="1.5687" calcext:value-type="float">
            <text:p>1,57</text:p>
          </table:table-cell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31154" calcext:value-type="float">
            <text:p>231154</text:p>
          </table:table-cell>
          <table:table-cell office:value-type="float" office:value="232454" calcext:value-type="float">
            <text:p>232454</text:p>
          </table:table-cell>
          <table:table-cell office:value-type="float" office:value="1301" calcext:value-type="float">
            <text:p>1301</text:p>
          </table:table-cell>
          <table:table-cell office:value-type="float" office:value="1.581289" calcext:value-type="float">
            <text:p>1,58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47454" calcext:value-type="float">
            <text:p>247454</text:p>
          </table:table-cell>
          <table:table-cell office:value-type="float" office:value="248796" calcext:value-type="float">
            <text:p>248796</text:p>
          </table:table-cell>
          <table:table-cell office:value-type="float" office:value="1343" calcext:value-type="float">
            <text:p>1343</text:p>
          </table:table-cell>
          <table:table-cell office:value-type="float" office:value="1.581199" calcext:value-type="float">
            <text:p>1,58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63796" calcext:value-type="float">
            <text:p>263796</text:p>
          </table:table-cell>
          <table:table-cell office:value-type="float" office:value="265153" calcext:value-type="float">
            <text:p>265153</text:p>
          </table:table-cell>
          <table:table-cell office:value-type="float" office:value="1358" calcext:value-type="float">
            <text:p>1358</text:p>
          </table:table-cell>
          <table:table-cell office:value-type="float" office:value="1.560554" calcext:value-type="float">
            <text:p>1,56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80153" calcext:value-type="float">
            <text:p>280153</text:p>
          </table:table-cell>
          <table:table-cell office:value-type="float" office:value="281427" calcext:value-type="float">
            <text:p>281427</text:p>
          </table:table-cell>
          <table:table-cell office:value-type="float" office:value="1275" calcext:value-type="float">
            <text:p>1275</text:p>
          </table:table-cell>
          <table:table-cell office:value-type="float" office:value="1.612475" calcext:value-type="float">
            <text:p>1,61</text:p>
          </table:table-cell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96427" calcext:value-type="float">
            <text:p>296427</text:p>
          </table:table-cell>
          <table:table-cell office:value-type="float" office:value="297744" calcext:value-type="float">
            <text:p>297744</text:p>
          </table:table-cell>
          <table:table-cell office:value-type="float" office:value="1318" calcext:value-type="float">
            <text:p>1318</text:p>
          </table:table-cell>
          <table:table-cell office:value-type="float" office:value="1.627212" calcext:value-type="float">
            <text:p>1,63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12744" calcext:value-type="float">
            <text:p>312744</text:p>
          </table:table-cell>
          <table:table-cell office:value-type="float" office:value="314077" calcext:value-type="float">
            <text:p>314077</text:p>
          </table:table-cell>
          <table:table-cell office:value-type="float" office:value="1334" calcext:value-type="float">
            <text:p>1334</text:p>
          </table:table-cell>
          <table:table-cell office:value-type="float" office:value="1.675817" calcext:value-type="float">
            <text:p>1,68</text:p>
          </table:table-cell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29077" calcext:value-type="float">
            <text:p>329077</text:p>
          </table:table-cell>
          <table:table-cell office:value-type="float" office:value="330395" calcext:value-type="float">
            <text:p>330395</text:p>
          </table:table-cell>
          <table:table-cell office:value-type="float" office:value="1319" calcext:value-type="float">
            <text:p>1319</text:p>
          </table:table-cell>
          <table:table-cell office:value-type="float" office:value="1.583742" calcext:value-type="float">
            <text:p>1,58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45395" calcext:value-type="float">
            <text:p>345395</text:p>
          </table:table-cell>
          <table:table-cell office:value-type="float" office:value="346717" calcext:value-type="float">
            <text:p>346717</text:p>
          </table:table-cell>
          <table:table-cell office:value-type="float" office:value="1323" calcext:value-type="float">
            <text:p>1323</text:p>
          </table:table-cell>
          <table:table-cell office:value-type="float" office:value="1.590149" calcext:value-type="float">
            <text:p>1,59</text:p>
          </table:table-cell>
          <table:table-cell table:number-columns-repeated="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61717" calcext:value-type="float">
            <text:p>361717</text:p>
          </table:table-cell>
          <table:table-cell office:value-type="float" office:value="363014" calcext:value-type="float">
            <text:p>363014</text:p>
          </table:table-cell>
          <table:table-cell office:value-type="float" office:value="1298" calcext:value-type="float">
            <text:p>1298</text:p>
          </table:table-cell>
          <table:table-cell office:value-type="float" office:value="1.618521" calcext:value-type="float">
            <text:p>1,62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78014" calcext:value-type="float">
            <text:p>378014</text:p>
          </table:table-cell>
          <table:table-cell office:value-type="float" office:value="379373" calcext:value-type="float">
            <text:p>379373</text:p>
          </table:table-cell>
          <table:table-cell office:value-type="float" office:value="1360" calcext:value-type="float">
            <text:p>1360</text:p>
          </table:table-cell>
          <table:table-cell office:value-type="float" office:value="1.565426" calcext:value-type="float">
            <text:p>1,57</text:p>
          </table:table-cell>
          <table:table-cell table:number-columns-repeated="4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94373" calcext:value-type="float">
            <text:p>394373</text:p>
          </table:table-cell>
          <table:table-cell office:value-type="float" office:value="395654" calcext:value-type="float">
            <text:p>395654</text:p>
          </table:table-cell>
          <table:table-cell office:value-type="float" office:value="1282" calcext:value-type="float">
            <text:p>1282</text:p>
          </table:table-cell>
          <table:table-cell office:value-type="float" office:value="1.641857" calcext:value-type="float">
            <text:p>1,64</text:p>
          </table:table-cell>
          <table:table-cell table:number-columns-repeated="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410654" calcext:value-type="float">
            <text:p>410654</text:p>
          </table:table-cell>
          <table:table-cell office:value-type="float" office:value="411973" calcext:value-type="float">
            <text:p>411973</text:p>
          </table:table-cell>
          <table:table-cell office:value-type="float" office:value="1320" calcext:value-type="float">
            <text:p>1320</text:p>
          </table:table-cell>
          <table:table-cell office:value-type="float" office:value="1.640807" calcext:value-type="float">
            <text:p>1,64</text:p>
          </table:table-cell>
          <table:table-cell table:number-columns-repeated="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426973" calcext:value-type="float">
            <text:p>426973</text:p>
          </table:table-cell>
          <table:table-cell office:value-type="float" office:value="428264" calcext:value-type="float">
            <text:p>428264</text:p>
          </table:table-cell>
          <table:table-cell office:value-type="float" office:value="1292" calcext:value-type="float">
            <text:p>1292</text:p>
          </table:table-cell>
          <table:table-cell office:value-type="float" office:value="1.613668" calcext:value-type="float">
            <text:p>1,61</text:p>
          </table:table-cell>
          <table:table-cell table:number-columns-repeated="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443264" calcext:value-type="float">
            <text:p>443264</text:p>
          </table:table-cell>
          <table:table-cell office:value-type="float" office:value="444584" calcext:value-type="float">
            <text:p>444584</text:p>
          </table:table-cell>
          <table:table-cell office:value-type="float" office:value="1321" calcext:value-type="float">
            <text:p>1321</text:p>
          </table:table-cell>
          <table:table-cell office:value-type="float" office:value="1.617829" calcext:value-type="float">
            <text:p>1,62</text:p>
          </table:table-cell>
          <table:table-cell table:number-columns-repeated="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459584" calcext:value-type="float">
            <text:p>459584</text:p>
          </table:table-cell>
          <table:table-cell office:value-type="float" office:value="460913" calcext:value-type="float">
            <text:p>460913</text:p>
          </table:table-cell>
          <table:table-cell office:value-type="float" office:value="1330" calcext:value-type="float">
            <text:p>1330</text:p>
          </table:table-cell>
          <table:table-cell office:value-type="float" office:value="1.656525" calcext:value-type="float">
            <text:p>1,66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75913" calcext:value-type="float">
            <text:p>475913</text:p>
          </table:table-cell>
          <table:table-cell office:value-type="float" office:value="477247" calcext:value-type="float">
            <text:p>477247</text:p>
          </table:table-cell>
          <table:table-cell office:value-type="float" office:value="1335" calcext:value-type="float">
            <text:p>1335</text:p>
          </table:table-cell>
          <table:table-cell office:value-type="float" office:value="1.607224" calcext:value-type="float">
            <text:p>1,61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92247" calcext:value-type="float">
            <text:p>492247</text:p>
          </table:table-cell>
          <table:table-cell office:value-type="float" office:value="493514" calcext:value-type="float">
            <text:p>493514</text:p>
          </table:table-cell>
          <table:table-cell office:value-type="float" office:value="1268" calcext:value-type="float">
            <text:p>1268</text:p>
          </table:table-cell>
          <table:table-cell office:value-type="float" office:value="1.878804" calcext:value-type="float">
            <text:p>1,88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08514" calcext:value-type="float">
            <text:p>508514</text:p>
          </table:table-cell>
          <table:table-cell office:value-type="float" office:value="509857" calcext:value-type="float">
            <text:p>509857</text:p>
          </table:table-cell>
          <table:table-cell office:value-type="float" office:value="1344" calcext:value-type="float">
            <text:p>1344</text:p>
          </table:table-cell>
          <table:table-cell office:value-type="float" office:value="1.568955" calcext:value-type="float">
            <text:p>1,57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DEV.ST</text:p>
          </table:table-cell>
          <table:table-cell table:formula="of:=STDEV([.D140:.D169])" office:value-type="float" office:value="25.6597766539585" calcext:value-type="float">
            <text:p>25,66</text:p>
          </table:table-cell>
          <table:table-cell table:formula="of:=STDEV([.E140:.E169])" office:value-type="float" office:value="0.0851947515483161" calcext:value-type="float">
            <text:p>0,09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MEDIA</text:p>
          </table:table-cell>
          <table:table-cell table:formula="of:=AVERAGE([.D140:.D169])" office:value-type="float" office:value="1320.7" calcext:value-type="float">
            <text:p>1320,7</text:p>
          </table:table-cell>
          <table:table-cell table:formula="of:=AVERAGE([.E140:.E169])" office:value-type="float" office:value="1.619908" calcext:value-type="float">
            <text:p>1,62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5">
          <table:table-cell table:style-name="ce2" office:value-type="string" calcext:value-type="string" table:number-columns-spanned="5" table:number-rows-spanned="1">
            <text:p>GETUID32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GETUID32$baselin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0.7064744" calcext:value-type="float">
            <text:p>0,71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GETUID32$nois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104.268" calcext:value-type="float">
            <text:p>104,27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GETUID32$work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4425" calcext:value-type="float">
            <text:p>34425</text:p>
          </table:table-cell>
          <table:table-cell office:value-type="float" office:value="34843" calcext:value-type="float">
            <text:p>34843</text:p>
          </table:table-cell>
          <table:table-cell office:value-type="float" office:value="419" calcext:value-type="float">
            <text:p>419</text:p>
          </table:table-cell>
          <table:table-cell office:value-type="float" office:value="1.344856" calcext:value-type="float">
            <text:p>1,34</text:p>
          </table:table-cell>
          <table:table-cell table:number-columns-repeated="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9843" calcext:value-type="float">
            <text:p>49843</text:p>
          </table:table-cell>
          <table:table-cell office:value-type="float" office:value="50295" calcext:value-type="float">
            <text:p>50295</text:p>
          </table:table-cell>
          <table:table-cell office:value-type="float" office:value="453" calcext:value-type="float">
            <text:p>453</text:p>
          </table:table-cell>
          <table:table-cell office:value-type="float" office:value="1.265654" calcext:value-type="float">
            <text:p>1,27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5295" calcext:value-type="float">
            <text:p>65295</text:p>
          </table:table-cell>
          <table:table-cell office:value-type="float" office:value="65641" calcext:value-type="float">
            <text:p>65641</text:p>
          </table:table-cell>
          <table:table-cell office:value-type="float" office:value="347" calcext:value-type="float">
            <text:p>347</text:p>
          </table:table-cell>
          <table:table-cell office:value-type="float" office:value="1.446709" calcext:value-type="float">
            <text:p>1,45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0641" calcext:value-type="float">
            <text:p>80641</text:p>
          </table:table-cell>
          <table:table-cell office:value-type="float" office:value="81146" calcext:value-type="float">
            <text:p>81146</text:p>
          </table:table-cell>
          <table:table-cell office:value-type="float" office:value="506" calcext:value-type="float">
            <text:p>506</text:p>
          </table:table-cell>
          <table:table-cell office:value-type="float" office:value="1.137403" calcext:value-type="float">
            <text:p>1,14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6146" calcext:value-type="float">
            <text:p>96146</text:p>
          </table:table-cell>
          <table:table-cell office:value-type="float" office:value="96589" calcext:value-type="float">
            <text:p>96589</text:p>
          </table:table-cell>
          <table:table-cell office:value-type="float" office:value="444" calcext:value-type="float">
            <text:p>444</text:p>
          </table:table-cell>
          <table:table-cell office:value-type="float" office:value="1.295616" calcext:value-type="float">
            <text:p>1,3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1589" calcext:value-type="float">
            <text:p>111589</text:p>
          </table:table-cell>
          <table:table-cell office:value-type="float" office:value="112024" calcext:value-type="float">
            <text:p>112024</text:p>
          </table:table-cell>
          <table:table-cell office:value-type="float" office:value="436" calcext:value-type="float">
            <text:p>436</text:p>
          </table:table-cell>
          <table:table-cell office:value-type="float" office:value="1.309364" calcext:value-type="float">
            <text:p>1,31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7024" calcext:value-type="float">
            <text:p>127024</text:p>
          </table:table-cell>
          <table:table-cell office:value-type="float" office:value="127414" calcext:value-type="float">
            <text:p>127414</text:p>
          </table:table-cell>
          <table:table-cell office:value-type="float" office:value="391" calcext:value-type="float">
            <text:p>391</text:p>
          </table:table-cell>
          <table:table-cell office:value-type="float" office:value="1.382452" calcext:value-type="float">
            <text:p>1,38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42414" calcext:value-type="float">
            <text:p>142414</text:p>
          </table:table-cell>
          <table:table-cell office:value-type="float" office:value="142864" calcext:value-type="float">
            <text:p>142864</text:p>
          </table:table-cell>
          <table:table-cell office:value-type="float" office:value="451" calcext:value-type="float">
            <text:p>451</text:p>
          </table:table-cell>
          <table:table-cell office:value-type="float" office:value="1.368895" calcext:value-type="float">
            <text:p>1,37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57864" calcext:value-type="float">
            <text:p>157864</text:p>
          </table:table-cell>
          <table:table-cell office:value-type="float" office:value="158253" calcext:value-type="float">
            <text:p>158253</text:p>
          </table:table-cell>
          <table:table-cell office:value-type="float" office:value="390" calcext:value-type="float">
            <text:p>390</text:p>
          </table:table-cell>
          <table:table-cell office:value-type="float" office:value="1.393294" calcext:value-type="float">
            <text:p>1,39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73253" calcext:value-type="float">
            <text:p>173253</text:p>
          </table:table-cell>
          <table:table-cell office:value-type="float" office:value="173704" calcext:value-type="float">
            <text:p>173704</text:p>
          </table:table-cell>
          <table:table-cell office:value-type="float" office:value="452" calcext:value-type="float">
            <text:p>452</text:p>
          </table:table-cell>
          <table:table-cell office:value-type="float" office:value="1.32064" calcext:value-type="float">
            <text:p>1,32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88704" calcext:value-type="float">
            <text:p>188704</text:p>
          </table:table-cell>
          <table:table-cell office:value-type="float" office:value="189113" calcext:value-type="float">
            <text:p>189113</text:p>
          </table:table-cell>
          <table:table-cell office:value-type="float" office:value="410" calcext:value-type="float">
            <text:p>410</text:p>
          </table:table-cell>
          <table:table-cell office:value-type="float" office:value="1.396661" calcext:value-type="float">
            <text:p>1,4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04113" calcext:value-type="float">
            <text:p>204113</text:p>
          </table:table-cell>
          <table:table-cell office:value-type="float" office:value="204553" calcext:value-type="float">
            <text:p>204553</text:p>
          </table:table-cell>
          <table:table-cell office:value-type="float" office:value="441" calcext:value-type="float">
            <text:p>441</text:p>
          </table:table-cell>
          <table:table-cell office:value-type="float" office:value="1.30503" calcext:value-type="float">
            <text:p>1,31</text:p>
          </table:table-cell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19553" calcext:value-type="float">
            <text:p>219553</text:p>
          </table:table-cell>
          <table:table-cell office:value-type="float" office:value="219982" calcext:value-type="float">
            <text:p>219982</text:p>
          </table:table-cell>
          <table:table-cell office:value-type="float" office:value="430" calcext:value-type="float">
            <text:p>430</text:p>
          </table:table-cell>
          <table:table-cell office:value-type="float" office:value="1.383237" calcext:value-type="float">
            <text:p>1,38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34982" calcext:value-type="float">
            <text:p>234982</text:p>
          </table:table-cell>
          <table:table-cell office:value-type="float" office:value="235412" calcext:value-type="float">
            <text:p>235412</text:p>
          </table:table-cell>
          <table:table-cell office:value-type="float" office:value="431" calcext:value-type="float">
            <text:p>431</text:p>
          </table:table-cell>
          <table:table-cell office:value-type="float" office:value="1.286075" calcext:value-type="float">
            <text:p>1,29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0412" calcext:value-type="float">
            <text:p>250412</text:p>
          </table:table-cell>
          <table:table-cell office:value-type="float" office:value="250884" calcext:value-type="float">
            <text:p>250884</text:p>
          </table:table-cell>
          <table:table-cell office:value-type="float" office:value="473" calcext:value-type="float">
            <text:p>473</text:p>
          </table:table-cell>
          <table:table-cell office:value-type="float" office:value="1.395504" calcext:value-type="float">
            <text:p>1,4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65884" calcext:value-type="float">
            <text:p>265884</text:p>
          </table:table-cell>
          <table:table-cell office:value-type="float" office:value="266302" calcext:value-type="float">
            <text:p>266302</text:p>
          </table:table-cell>
          <table:table-cell office:value-type="float" office:value="419" calcext:value-type="float">
            <text:p>419</text:p>
          </table:table-cell>
          <table:table-cell office:value-type="float" office:value="1.396521" calcext:value-type="float">
            <text:p>1,4</text:p>
          </table:table-cell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81302" calcext:value-type="float">
            <text:p>281302</text:p>
          </table:table-cell>
          <table:table-cell office:value-type="float" office:value="281715" calcext:value-type="float">
            <text:p>281715</text:p>
          </table:table-cell>
          <table:table-cell office:value-type="float" office:value="414" calcext:value-type="float">
            <text:p>414</text:p>
          </table:table-cell>
          <table:table-cell office:value-type="float" office:value="1.401123" calcext:value-type="float">
            <text:p>1,4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96715" calcext:value-type="float">
            <text:p>296715</text:p>
          </table:table-cell>
          <table:table-cell office:value-type="float" office:value="297185" calcext:value-type="float">
            <text:p>297185</text:p>
          </table:table-cell>
          <table:table-cell office:value-type="float" office:value="471" calcext:value-type="float">
            <text:p>471</text:p>
          </table:table-cell>
          <table:table-cell office:value-type="float" office:value="1.301832" calcext:value-type="float">
            <text:p>1,3</text:p>
          </table:table-cell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12185" calcext:value-type="float">
            <text:p>312185</text:p>
          </table:table-cell>
          <table:table-cell office:value-type="float" office:value="312605" calcext:value-type="float">
            <text:p>312605</text:p>
          </table:table-cell>
          <table:table-cell office:value-type="float" office:value="421" calcext:value-type="float">
            <text:p>421</text:p>
          </table:table-cell>
          <table:table-cell office:value-type="float" office:value="1.347989" calcext:value-type="float">
            <text:p>1,35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27605" calcext:value-type="float">
            <text:p>327605</text:p>
          </table:table-cell>
          <table:table-cell office:value-type="float" office:value="328022" calcext:value-type="float">
            <text:p>328022</text:p>
          </table:table-cell>
          <table:table-cell office:value-type="float" office:value="418" calcext:value-type="float">
            <text:p>418</text:p>
          </table:table-cell>
          <table:table-cell office:value-type="float" office:value="1.376266" calcext:value-type="float">
            <text:p>1,38</text:p>
          </table:table-cell>
          <table:table-cell table:number-columns-repeated="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3022" calcext:value-type="float">
            <text:p>343022</text:p>
          </table:table-cell>
          <table:table-cell office:value-type="float" office:value="343424" calcext:value-type="float">
            <text:p>343424</text:p>
          </table:table-cell>
          <table:table-cell office:value-type="float" office:value="403" calcext:value-type="float">
            <text:p>403</text:p>
          </table:table-cell>
          <table:table-cell office:value-type="float" office:value="1.361347" calcext:value-type="float">
            <text:p>1,36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58424" calcext:value-type="float">
            <text:p>358424</text:p>
          </table:table-cell>
          <table:table-cell office:value-type="float" office:value="358835" calcext:value-type="float">
            <text:p>358835</text:p>
          </table:table-cell>
          <table:table-cell office:value-type="float" office:value="412" calcext:value-type="float">
            <text:p>412</text:p>
          </table:table-cell>
          <table:table-cell office:value-type="float" office:value="1.382257" calcext:value-type="float">
            <text:p>1,38</text:p>
          </table:table-cell>
          <table:table-cell table:number-columns-repeated="4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73835" calcext:value-type="float">
            <text:p>373835</text:p>
          </table:table-cell>
          <table:table-cell office:value-type="float" office:value="374284" calcext:value-type="float">
            <text:p>374284</text:p>
          </table:table-cell>
          <table:table-cell office:value-type="float" office:value="450" calcext:value-type="float">
            <text:p>450</text:p>
          </table:table-cell>
          <table:table-cell office:value-type="float" office:value="1.333707" calcext:value-type="float">
            <text:p>1,33</text:p>
          </table:table-cell>
          <table:table-cell table:number-columns-repeated="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89284" calcext:value-type="float">
            <text:p>389284</text:p>
          </table:table-cell>
          <table:table-cell office:value-type="float" office:value="389703" calcext:value-type="float">
            <text:p>389703</text:p>
          </table:table-cell>
          <table:table-cell office:value-type="float" office:value="420" calcext:value-type="float">
            <text:p>420</text:p>
          </table:table-cell>
          <table:table-cell office:value-type="float" office:value="1.349857" calcext:value-type="float">
            <text:p>1,35</text:p>
          </table:table-cell>
          <table:table-cell table:number-columns-repeated="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404703" calcext:value-type="float">
            <text:p>404703</text:p>
          </table:table-cell>
          <table:table-cell office:value-type="float" office:value="405096" calcext:value-type="float">
            <text:p>405096</text:p>
          </table:table-cell>
          <table:table-cell office:value-type="float" office:value="394" calcext:value-type="float">
            <text:p>394</text:p>
          </table:table-cell>
          <table:table-cell office:value-type="float" office:value="1.537466" calcext:value-type="float">
            <text:p>1,54</text:p>
          </table:table-cell>
          <table:table-cell table:number-columns-repeated="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420096" calcext:value-type="float">
            <text:p>420096</text:p>
          </table:table-cell>
          <table:table-cell office:value-type="float" office:value="420524" calcext:value-type="float">
            <text:p>420524</text:p>
          </table:table-cell>
          <table:table-cell office:value-type="float" office:value="429" calcext:value-type="float">
            <text:p>429</text:p>
          </table:table-cell>
          <table:table-cell office:value-type="float" office:value="1.38073" calcext:value-type="float">
            <text:p>1,38</text:p>
          </table:table-cell>
          <table:table-cell table:number-columns-repeated="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435524" calcext:value-type="float">
            <text:p>435524</text:p>
          </table:table-cell>
          <table:table-cell office:value-type="float" office:value="435956" calcext:value-type="float">
            <text:p>435956</text:p>
          </table:table-cell>
          <table:table-cell office:value-type="float" office:value="433" calcext:value-type="float">
            <text:p>433</text:p>
          </table:table-cell>
          <table:table-cell office:value-type="float" office:value="1.352281" calcext:value-type="float">
            <text:p>1,35</text:p>
          </table:table-cell>
          <table:table-cell table:number-columns-repeated="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450956" calcext:value-type="float">
            <text:p>450956</text:p>
          </table:table-cell>
          <table:table-cell office:value-type="float" office:value="451384" calcext:value-type="float">
            <text:p>451384</text:p>
          </table:table-cell>
          <table:table-cell office:value-type="float" office:value="429" calcext:value-type="float">
            <text:p>429</text:p>
          </table:table-cell>
          <table:table-cell office:value-type="float" office:value="1.398336" calcext:value-type="float">
            <text:p>1,4</text:p>
          </table:table-cell>
          <table:table-cell table:number-columns-repeated="4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466384" calcext:value-type="float">
            <text:p>466384</text:p>
          </table:table-cell>
          <table:table-cell office:value-type="float" office:value="466795" calcext:value-type="float">
            <text:p>466795</text:p>
          </table:table-cell>
          <table:table-cell office:value-type="float" office:value="412" calcext:value-type="float">
            <text:p>412</text:p>
          </table:table-cell>
          <table:table-cell office:value-type="float" office:value="1.422736" calcext:value-type="float">
            <text:p>1,42</text:p>
          </table:table-cell>
          <table:table-cell table:number-columns-repeated="4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481795" calcext:value-type="float">
            <text:p>481795</text:p>
          </table:table-cell>
          <table:table-cell office:value-type="float" office:value="482195" calcext:value-type="float">
            <text:p>482195</text:p>
          </table:table-cell>
          <table:table-cell office:value-type="float" office:value="401" calcext:value-type="float">
            <text:p>401</text:p>
          </table:table-cell>
          <table:table-cell office:value-type="float" office:value="1.406339" calcext:value-type="float">
            <text:p>1,41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DEV.ST</text:p>
          </table:table-cell>
          <table:table-cell table:formula="of:=STDEV([.D183:.D212])" office:value-type="float" office:value="29.907135964669" calcext:value-type="float">
            <text:p>29,91</text:p>
          </table:table-cell>
          <table:table-cell table:formula="of:=STDEV([.E183:.E212])" office:value-type="float" office:value="0.0683327364040174" calcext:value-type="float">
            <text:p>0,07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MEDIA</text:p>
          </table:table-cell>
          <table:table-cell table:formula="of:=AVERAGE([.D183:.D212])" office:value-type="float" office:value="426.666666666667" calcext:value-type="float">
            <text:p>426,67</text:p>
          </table:table-cell>
          <table:table-cell table:formula="of:=AVERAGE([.E183:.E212])" office:value-type="float" office:value="1.35933923333333" calcext:value-type="float">
            <text:p>1,36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5">
          <table:table-cell table:style-name="ce2" office:value-type="string" calcext:value-type="string" table:number-columns-spanned="5" table:number-rows-spanned="1">
            <text:p>IOCTL</text:p>
          </table:table-cell>
          <table:covered-table-cell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IOCTL$baselin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0.7145535" calcext:value-type="float">
            <text:p>0,71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IOCTL$nois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14.57713" calcext:value-type="float">
            <text:p>14,58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IOCTL$work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502" calcext:value-type="float">
            <text:p>32502</text:p>
          </table:table-cell>
          <table:table-cell office:value-type="float" office:value="33692" calcext:value-type="float">
            <text:p>33692</text:p>
          </table:table-cell>
          <table:table-cell office:value-type="float" office:value="1191" calcext:value-type="float">
            <text:p>1191</text:p>
          </table:table-cell>
          <table:table-cell office:value-type="float" office:value="1.808582" calcext:value-type="float">
            <text:p>1,81</text:p>
          </table:table-cell>
          <table:table-cell table:number-columns-repeated="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8692" calcext:value-type="float">
            <text:p>48692</text:p>
          </table:table-cell>
          <table:table-cell office:value-type="float" office:value="49751" calcext:value-type="float">
            <text:p>49751</text:p>
          </table:table-cell>
          <table:table-cell office:value-type="float" office:value="1060" calcext:value-type="float">
            <text:p>1060</text:p>
          </table:table-cell>
          <table:table-cell office:value-type="float" office:value="1.886819" calcext:value-type="float">
            <text:p>1,89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4751" calcext:value-type="float">
            <text:p>64751</text:p>
          </table:table-cell>
          <table:table-cell office:value-type="float" office:value="65953" calcext:value-type="float">
            <text:p>65953</text:p>
          </table:table-cell>
          <table:table-cell office:value-type="float" office:value="1203" calcext:value-type="float">
            <text:p>1203</text:p>
          </table:table-cell>
          <table:table-cell office:value-type="float" office:value="1.778422" calcext:value-type="float">
            <text:p>1,78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0953" calcext:value-type="float">
            <text:p>80953</text:p>
          </table:table-cell>
          <table:table-cell office:value-type="float" office:value="82111" calcext:value-type="float">
            <text:p>82111</text:p>
          </table:table-cell>
          <table:table-cell office:value-type="float" office:value="1159" calcext:value-type="float">
            <text:p>1159</text:p>
          </table:table-cell>
          <table:table-cell office:value-type="float" office:value="1.857933" calcext:value-type="float">
            <text:p>1,86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7111" calcext:value-type="float">
            <text:p>97111</text:p>
          </table:table-cell>
          <table:table-cell office:value-type="float" office:value="98290" calcext:value-type="float">
            <text:p>98290</text:p>
          </table:table-cell>
          <table:table-cell office:value-type="float" office:value="1180" calcext:value-type="float">
            <text:p>1180</text:p>
          </table:table-cell>
          <table:table-cell office:value-type="float" office:value="1.86225" calcext:value-type="float">
            <text:p>1,86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3290" calcext:value-type="float">
            <text:p>113290</text:p>
          </table:table-cell>
          <table:table-cell office:value-type="float" office:value="114421" calcext:value-type="float">
            <text:p>114421</text:p>
          </table:table-cell>
          <table:table-cell office:value-type="float" office:value="1132" calcext:value-type="float">
            <text:p>1132</text:p>
          </table:table-cell>
          <table:table-cell office:value-type="float" office:value="1.898055" calcext:value-type="float">
            <text:p>1,9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9421" calcext:value-type="float">
            <text:p>129421</text:p>
          </table:table-cell>
          <table:table-cell office:value-type="float" office:value="130573" calcext:value-type="float">
            <text:p>130573</text:p>
          </table:table-cell>
          <table:table-cell office:value-type="float" office:value="1153" calcext:value-type="float">
            <text:p>1153</text:p>
          </table:table-cell>
          <table:table-cell office:value-type="float" office:value="1.897048" calcext:value-type="float">
            <text:p>1,9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45573" calcext:value-type="float">
            <text:p>145573</text:p>
          </table:table-cell>
          <table:table-cell office:value-type="float" office:value="146740" calcext:value-type="float">
            <text:p>146740</text:p>
          </table:table-cell>
          <table:table-cell office:value-type="float" office:value="1168" calcext:value-type="float">
            <text:p>1168</text:p>
          </table:table-cell>
          <table:table-cell office:value-type="float" office:value="1.838807" calcext:value-type="float">
            <text:p>1,84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61740" calcext:value-type="float">
            <text:p>161740</text:p>
          </table:table-cell>
          <table:table-cell office:value-type="float" office:value="162873" calcext:value-type="float">
            <text:p>162873</text:p>
          </table:table-cell>
          <table:table-cell office:value-type="float" office:value="1134" calcext:value-type="float">
            <text:p>1134</text:p>
          </table:table-cell>
          <table:table-cell office:value-type="float" office:value="1.865821" calcext:value-type="float">
            <text:p>1,87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77873" calcext:value-type="float">
            <text:p>177873</text:p>
          </table:table-cell>
          <table:table-cell office:value-type="float" office:value="178992" calcext:value-type="float">
            <text:p>178992</text:p>
          </table:table-cell>
          <table:table-cell office:value-type="float" office:value="1120" calcext:value-type="float">
            <text:p>1120</text:p>
          </table:table-cell>
          <table:table-cell office:value-type="float" office:value="1.871758" calcext:value-type="float">
            <text:p>1,87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93992" calcext:value-type="float">
            <text:p>193992</text:p>
          </table:table-cell>
          <table:table-cell office:value-type="float" office:value="195151" calcext:value-type="float">
            <text:p>195151</text:p>
          </table:table-cell>
          <table:table-cell office:value-type="float" office:value="1160" calcext:value-type="float">
            <text:p>1160</text:p>
          </table:table-cell>
          <table:table-cell office:value-type="float" office:value="1.877087" calcext:value-type="float">
            <text:p>1,88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10151" calcext:value-type="float">
            <text:p>210151</text:p>
          </table:table-cell>
          <table:table-cell office:value-type="float" office:value="211300" calcext:value-type="float">
            <text:p>211300</text:p>
          </table:table-cell>
          <table:table-cell office:value-type="float" office:value="1150" calcext:value-type="float">
            <text:p>1150</text:p>
          </table:table-cell>
          <table:table-cell office:value-type="float" office:value="1.867213" calcext:value-type="float">
            <text:p>1,87</text:p>
          </table:table-cell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26300" calcext:value-type="float">
            <text:p>226300</text:p>
          </table:table-cell>
          <table:table-cell office:value-type="float" office:value="227463" calcext:value-type="float">
            <text:p>227463</text:p>
          </table:table-cell>
          <table:table-cell office:value-type="float" office:value="1164" calcext:value-type="float">
            <text:p>1164</text:p>
          </table:table-cell>
          <table:table-cell office:value-type="float" office:value="1.891008" calcext:value-type="float">
            <text:p>1,89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42463" calcext:value-type="float">
            <text:p>242463</text:p>
          </table:table-cell>
          <table:table-cell office:value-type="float" office:value="243620" calcext:value-type="float">
            <text:p>243620</text:p>
          </table:table-cell>
          <table:table-cell office:value-type="float" office:value="1158" calcext:value-type="float">
            <text:p>1158</text:p>
          </table:table-cell>
          <table:table-cell office:value-type="float" office:value="1.852953" calcext:value-type="float">
            <text:p>1,85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8620" calcext:value-type="float">
            <text:p>258620</text:p>
          </table:table-cell>
          <table:table-cell office:value-type="float" office:value="259793" calcext:value-type="float">
            <text:p>259793</text:p>
          </table:table-cell>
          <table:table-cell office:value-type="float" office:value="1174" calcext:value-type="float">
            <text:p>1174</text:p>
          </table:table-cell>
          <table:table-cell office:value-type="float" office:value="1.821479" calcext:value-type="float">
            <text:p>1,82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74793" calcext:value-type="float">
            <text:p>274793</text:p>
          </table:table-cell>
          <table:table-cell office:value-type="float" office:value="275972" calcext:value-type="float">
            <text:p>275972</text:p>
          </table:table-cell>
          <table:table-cell office:value-type="float" office:value="1180" calcext:value-type="float">
            <text:p>1180</text:p>
          </table:table-cell>
          <table:table-cell office:value-type="float" office:value="1.847811" calcext:value-type="float">
            <text:p>1,85</text:p>
          </table:table-cell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90972" calcext:value-type="float">
            <text:p>290972</text:p>
          </table:table-cell>
          <table:table-cell office:value-type="float" office:value="292103" calcext:value-type="float">
            <text:p>292103</text:p>
          </table:table-cell>
          <table:table-cell office:value-type="float" office:value="1132" calcext:value-type="float">
            <text:p>1132</text:p>
          </table:table-cell>
          <table:table-cell office:value-type="float" office:value="1.85987" calcext:value-type="float">
            <text:p>1,86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07103" calcext:value-type="float">
            <text:p>307103</text:p>
          </table:table-cell>
          <table:table-cell office:value-type="float" office:value="308233" calcext:value-type="float">
            <text:p>308233</text:p>
          </table:table-cell>
          <table:table-cell office:value-type="float" office:value="1131" calcext:value-type="float">
            <text:p>1131</text:p>
          </table:table-cell>
          <table:table-cell office:value-type="float" office:value="1.879057" calcext:value-type="float">
            <text:p>1,88</text:p>
          </table:table-cell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23233" calcext:value-type="float">
            <text:p>323233</text:p>
          </table:table-cell>
          <table:table-cell office:value-type="float" office:value="324384" calcext:value-type="float">
            <text:p>324384</text:p>
          </table:table-cell>
          <table:table-cell office:value-type="float" office:value="1152" calcext:value-type="float">
            <text:p>1152</text:p>
          </table:table-cell>
          <table:table-cell office:value-type="float" office:value="1.884146" calcext:value-type="float">
            <text:p>1,88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39384" calcext:value-type="float">
            <text:p>339384</text:p>
          </table:table-cell>
          <table:table-cell office:value-type="float" office:value="340533" calcext:value-type="float">
            <text:p>340533</text:p>
          </table:table-cell>
          <table:table-cell office:value-type="float" office:value="1150" calcext:value-type="float">
            <text:p>1150</text:p>
          </table:table-cell>
          <table:table-cell office:value-type="float" office:value="1.853979" calcext:value-type="float">
            <text:p>1,85</text:p>
          </table:table-cell>
          <table:table-cell table:number-columns-repeated="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55533" calcext:value-type="float">
            <text:p>355533</text:p>
          </table:table-cell>
          <table:table-cell office:value-type="float" office:value="356643" calcext:value-type="float">
            <text:p>356643</text:p>
          </table:table-cell>
          <table:table-cell office:value-type="float" office:value="1111" calcext:value-type="float">
            <text:p>1111</text:p>
          </table:table-cell>
          <table:table-cell office:value-type="float" office:value="2.037733" calcext:value-type="float">
            <text:p>2,04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71643" calcext:value-type="float">
            <text:p>371643</text:p>
          </table:table-cell>
          <table:table-cell office:value-type="float" office:value="372832" calcext:value-type="float">
            <text:p>372832</text:p>
          </table:table-cell>
          <table:table-cell office:value-type="float" office:value="1190" calcext:value-type="float">
            <text:p>1190</text:p>
          </table:table-cell>
          <table:table-cell office:value-type="float" office:value="1.853246" calcext:value-type="float">
            <text:p>1,85</text:p>
          </table:table-cell>
          <table:table-cell table:number-columns-repeated="4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87832" calcext:value-type="float">
            <text:p>387832</text:p>
          </table:table-cell>
          <table:table-cell office:value-type="float" office:value="388973" calcext:value-type="float">
            <text:p>388973</text:p>
          </table:table-cell>
          <table:table-cell office:value-type="float" office:value="1142" calcext:value-type="float">
            <text:p>1142</text:p>
          </table:table-cell>
          <table:table-cell office:value-type="float" office:value="1.918122" calcext:value-type="float">
            <text:p>1,92</text:p>
          </table:table-cell>
          <table:table-cell table:number-columns-repeated="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403973" calcext:value-type="float">
            <text:p>403973</text:p>
          </table:table-cell>
          <table:table-cell office:value-type="float" office:value="405172" calcext:value-type="float">
            <text:p>405172</text:p>
          </table:table-cell>
          <table:table-cell office:value-type="float" office:value="1200" calcext:value-type="float">
            <text:p>1200</text:p>
          </table:table-cell>
          <table:table-cell office:value-type="float" office:value="1.821756" calcext:value-type="float">
            <text:p>1,82</text:p>
          </table:table-cell>
          <table:table-cell table:number-columns-repeated="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420172" calcext:value-type="float">
            <text:p>420172</text:p>
          </table:table-cell>
          <table:table-cell office:value-type="float" office:value="421311" calcext:value-type="float">
            <text:p>421311</text:p>
          </table:table-cell>
          <table:table-cell office:value-type="float" office:value="1140" calcext:value-type="float">
            <text:p>1140</text:p>
          </table:table-cell>
          <table:table-cell office:value-type="float" office:value="1.867138" calcext:value-type="float">
            <text:p>1,87</text:p>
          </table:table-cell>
          <table:table-cell table:number-columns-repeated="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436311" calcext:value-type="float">
            <text:p>436311</text:p>
          </table:table-cell>
          <table:table-cell office:value-type="float" office:value="437471" calcext:value-type="float">
            <text:p>437471</text:p>
          </table:table-cell>
          <table:table-cell office:value-type="float" office:value="1161" calcext:value-type="float">
            <text:p>1161</text:p>
          </table:table-cell>
          <table:table-cell office:value-type="float" office:value="1.911204" calcext:value-type="float">
            <text:p>1,91</text:p>
          </table:table-cell>
          <table:table-cell table:number-columns-repeated="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452471" calcext:value-type="float">
            <text:p>452471</text:p>
          </table:table-cell>
          <table:table-cell office:value-type="float" office:value="453653" calcext:value-type="float">
            <text:p>453653</text:p>
          </table:table-cell>
          <table:table-cell office:value-type="float" office:value="1183" calcext:value-type="float">
            <text:p>1183</text:p>
          </table:table-cell>
          <table:table-cell office:value-type="float" office:value="1.854316" calcext:value-type="float">
            <text:p>1,85</text:p>
          </table:table-cell>
          <table:table-cell table:number-columns-repeated="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468653" calcext:value-type="float">
            <text:p>468653</text:p>
          </table:table-cell>
          <table:table-cell office:value-type="float" office:value="469813" calcext:value-type="float">
            <text:p>469813</text:p>
          </table:table-cell>
          <table:table-cell office:value-type="float" office:value="1161" calcext:value-type="float">
            <text:p>1161</text:p>
          </table:table-cell>
          <table:table-cell office:value-type="float" office:value="1.878988" calcext:value-type="float">
            <text:p>1,88</text:p>
          </table:table-cell>
          <table:table-cell table:number-columns-repeated="4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484813" calcext:value-type="float">
            <text:p>484813</text:p>
          </table:table-cell>
          <table:table-cell office:value-type="float" office:value="485972" calcext:value-type="float">
            <text:p>485972</text:p>
          </table:table-cell>
          <table:table-cell office:value-type="float" office:value="1160" calcext:value-type="float">
            <text:p>1160</text:p>
          </table:table-cell>
          <table:table-cell office:value-type="float" office:value="1.871792" calcext:value-type="float">
            <text:p>1,87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00972" calcext:value-type="float">
            <text:p>500972</text:p>
          </table:table-cell>
          <table:table-cell office:value-type="float" office:value="502130" calcext:value-type="float">
            <text:p>502130</text:p>
          </table:table-cell>
          <table:table-cell office:value-type="float" office:value="1159" calcext:value-type="float">
            <text:p>1159</text:p>
          </table:table-cell>
          <table:table-cell office:value-type="float" office:value="1.870969" calcext:value-type="float">
            <text:p>1,87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DEV.ST</text:p>
          </table:table-cell>
          <table:table-cell table:formula="of:=STDEV([.D226:.D255])" office:value-type="float" office:value="28.9910013783508" calcext:value-type="float">
            <text:p>28,99</text:p>
          </table:table-cell>
          <table:table-cell table:formula="of:=STDEV([.E226:.E255])" office:value-type="float" office:value="0.0433611508793483" calcext:value-type="float">
            <text:p>0,04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MEDIA</text:p>
          </table:table-cell>
          <table:table-cell table:formula="of:=AVERAGE([.D226:.D255])" office:value-type="float" office:value="1155.26666666667" calcext:value-type="float">
            <text:p>1155,27</text:p>
          </table:table-cell>
          <table:table-cell table:formula="of:=AVERAGE([.E226:.E255])" office:value-type="float" office:value="1.86951206666667" calcext:value-type="float">
            <text:p>1,87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5">
          <table:table-cell table:style-name="ce8" office:value-type="string" calcext:value-type="string" table:number-columns-spanned="5" table:number-rows-spanned="1">
            <text:p>MMAP2</text:p>
          </table:table-cell>
          <table:covered-table-cell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MMAP2$basel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0.6738607" calcext:value-type="float">
            <text:p>0,67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MMAP2$nois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42.23765" calcext:value-type="float">
            <text:p>42,24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MMAP2$work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2929" calcext:value-type="float">
            <text:p>32929</text:p>
          </table:table-cell>
          <table:table-cell office:value-type="float" office:value="44869" calcext:value-type="float">
            <text:p>44869</text:p>
          </table:table-cell>
          <table:table-cell office:value-type="float" office:value="11941" calcext:value-type="float">
            <text:p>11941</text:p>
          </table:table-cell>
          <table:table-cell office:value-type="float" office:value="1.691113" calcext:value-type="float">
            <text:p>1,69</text:p>
          </table:table-cell>
          <table:table-cell table:number-columns-repeated="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9869" calcext:value-type="float">
            <text:p>59869</text:p>
          </table:table-cell>
          <table:table-cell office:value-type="float" office:value="71886" calcext:value-type="float">
            <text:p>71886</text:p>
          </table:table-cell>
          <table:table-cell office:value-type="float" office:value="12018" calcext:value-type="float">
            <text:p>12018</text:p>
          </table:table-cell>
          <table:table-cell office:value-type="float" office:value="1.796358" calcext:value-type="float">
            <text:p>1,8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6886" calcext:value-type="float">
            <text:p>86886</text:p>
          </table:table-cell>
          <table:table-cell office:value-type="float" office:value="98899" calcext:value-type="float">
            <text:p>98899</text:p>
          </table:table-cell>
          <table:table-cell office:value-type="float" office:value="12014" calcext:value-type="float">
            <text:p>12014</text:p>
          </table:table-cell>
          <table:table-cell office:value-type="float" office:value="1.675545" calcext:value-type="float">
            <text:p>1,68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3899" calcext:value-type="float">
            <text:p>113899</text:p>
          </table:table-cell>
          <table:table-cell office:value-type="float" office:value="125908" calcext:value-type="float">
            <text:p>125908</text:p>
          </table:table-cell>
          <table:table-cell office:value-type="float" office:value="12010" calcext:value-type="float">
            <text:p>12010</text:p>
          </table:table-cell>
          <table:table-cell office:value-type="float" office:value="1.737646" calcext:value-type="float">
            <text:p>1,74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40908" calcext:value-type="float">
            <text:p>140908</text:p>
          </table:table-cell>
          <table:table-cell office:value-type="float" office:value="152858" calcext:value-type="float">
            <text:p>152858</text:p>
          </table:table-cell>
          <table:table-cell office:value-type="float" office:value="11951" calcext:value-type="float">
            <text:p>11951</text:p>
          </table:table-cell>
          <table:table-cell office:value-type="float" office:value="1.685378" calcext:value-type="float">
            <text:p>1,69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67858" calcext:value-type="float">
            <text:p>167858</text:p>
          </table:table-cell>
          <table:table-cell office:value-type="float" office:value="179708" calcext:value-type="float">
            <text:p>179708</text:p>
          </table:table-cell>
          <table:table-cell office:value-type="float" office:value="11851" calcext:value-type="float">
            <text:p>11851</text:p>
          </table:table-cell>
          <table:table-cell office:value-type="float" office:value="1.725751" calcext:value-type="float">
            <text:p>1,73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94708" calcext:value-type="float">
            <text:p>194708</text:p>
          </table:table-cell>
          <table:table-cell office:value-type="float" office:value="206726" calcext:value-type="float">
            <text:p>206726</text:p>
          </table:table-cell>
          <table:table-cell office:value-type="float" office:value="12019" calcext:value-type="float">
            <text:p>12019</text:p>
          </table:table-cell>
          <table:table-cell office:value-type="float" office:value="1.735988" calcext:value-type="float">
            <text:p>1,74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21726" calcext:value-type="float">
            <text:p>221726</text:p>
          </table:table-cell>
          <table:table-cell office:value-type="float" office:value="233746" calcext:value-type="float">
            <text:p>233746</text:p>
          </table:table-cell>
          <table:table-cell office:value-type="float" office:value="12021" calcext:value-type="float">
            <text:p>12021</text:p>
          </table:table-cell>
          <table:table-cell office:value-type="float" office:value="1.706197" calcext:value-type="float">
            <text:p>1,71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48746" calcext:value-type="float">
            <text:p>248746</text:p>
          </table:table-cell>
          <table:table-cell office:value-type="float" office:value="260737" calcext:value-type="float">
            <text:p>260737</text:p>
          </table:table-cell>
          <table:table-cell office:value-type="float" office:value="11992" calcext:value-type="float">
            <text:p>11992</text:p>
          </table:table-cell>
          <table:table-cell office:value-type="float" office:value="1.714565" calcext:value-type="float">
            <text:p>1,71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75737" calcext:value-type="float">
            <text:p>275737</text:p>
          </table:table-cell>
          <table:table-cell office:value-type="float" office:value="287588" calcext:value-type="float">
            <text:p>287588</text:p>
          </table:table-cell>
          <table:table-cell office:value-type="float" office:value="11852" calcext:value-type="float">
            <text:p>11852</text:p>
          </table:table-cell>
          <table:table-cell office:value-type="float" office:value="1.741535" calcext:value-type="float">
            <text:p>1,74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302588" calcext:value-type="float">
            <text:p>302588</text:p>
          </table:table-cell>
          <table:table-cell office:value-type="float" office:value="314546" calcext:value-type="float">
            <text:p>314546</text:p>
          </table:table-cell>
          <table:table-cell office:value-type="float" office:value="11959" calcext:value-type="float">
            <text:p>11959</text:p>
          </table:table-cell>
          <table:table-cell office:value-type="float" office:value="1.76799" calcext:value-type="float">
            <text:p>1,77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29546" calcext:value-type="float">
            <text:p>329546</text:p>
          </table:table-cell>
          <table:table-cell office:value-type="float" office:value="341488" calcext:value-type="float">
            <text:p>341488</text:p>
          </table:table-cell>
          <table:table-cell office:value-type="float" office:value="11943" calcext:value-type="float">
            <text:p>11943</text:p>
          </table:table-cell>
          <table:table-cell office:value-type="float" office:value="1.745663" calcext:value-type="float">
            <text:p>1,75</text:p>
          </table:table-cell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356488" calcext:value-type="float">
            <text:p>356488</text:p>
          </table:table-cell>
          <table:table-cell office:value-type="float" office:value="368368" calcext:value-type="float">
            <text:p>368368</text:p>
          </table:table-cell>
          <table:table-cell office:value-type="float" office:value="11881" calcext:value-type="float">
            <text:p>11881</text:p>
          </table:table-cell>
          <table:table-cell office:value-type="float" office:value="1.739928" calcext:value-type="float">
            <text:p>1,74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83368" calcext:value-type="float">
            <text:p>383368</text:p>
          </table:table-cell>
          <table:table-cell office:value-type="float" office:value="395258" calcext:value-type="float">
            <text:p>395258</text:p>
          </table:table-cell>
          <table:table-cell office:value-type="float" office:value="11891" calcext:value-type="float">
            <text:p>11891</text:p>
          </table:table-cell>
          <table:table-cell office:value-type="float" office:value="1.755066" calcext:value-type="float">
            <text:p>1,76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10258" calcext:value-type="float">
            <text:p>410258</text:p>
          </table:table-cell>
          <table:table-cell office:value-type="float" office:value="422059" calcext:value-type="float">
            <text:p>422059</text:p>
          </table:table-cell>
          <table:table-cell office:value-type="float" office:value="11802" calcext:value-type="float">
            <text:p>11802</text:p>
          </table:table-cell>
          <table:table-cell office:value-type="float" office:value="1.75806" calcext:value-type="float">
            <text:p>1,76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437059" calcext:value-type="float">
            <text:p>437059</text:p>
          </table:table-cell>
          <table:table-cell office:value-type="float" office:value="449008" calcext:value-type="float">
            <text:p>449008</text:p>
          </table:table-cell>
          <table:table-cell office:value-type="float" office:value="11950" calcext:value-type="float">
            <text:p>11950</text:p>
          </table:table-cell>
          <table:table-cell office:value-type="float" office:value="1.796581" calcext:value-type="float">
            <text:p>1,8</text:p>
          </table:table-cell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464008" calcext:value-type="float">
            <text:p>464008</text:p>
          </table:table-cell>
          <table:table-cell office:value-type="float" office:value="475985" calcext:value-type="float">
            <text:p>475985</text:p>
          </table:table-cell>
          <table:table-cell office:value-type="float" office:value="11978" calcext:value-type="float">
            <text:p>11978</text:p>
          </table:table-cell>
          <table:table-cell office:value-type="float" office:value="1.763467" calcext:value-type="float">
            <text:p>1,76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490985" calcext:value-type="float">
            <text:p>490985</text:p>
          </table:table-cell>
          <table:table-cell office:value-type="float" office:value="502946" calcext:value-type="float">
            <text:p>502946</text:p>
          </table:table-cell>
          <table:table-cell office:value-type="float" office:value="11962" calcext:value-type="float">
            <text:p>11962</text:p>
          </table:table-cell>
          <table:table-cell office:value-type="float" office:value="1.78038" calcext:value-type="float">
            <text:p>1,78</text:p>
          </table:table-cell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17946" calcext:value-type="float">
            <text:p>517946</text:p>
          </table:table-cell>
          <table:table-cell office:value-type="float" office:value="529816" calcext:value-type="float">
            <text:p>529816</text:p>
          </table:table-cell>
          <table:table-cell office:value-type="float" office:value="11871" calcext:value-type="float">
            <text:p>11871</text:p>
          </table:table-cell>
          <table:table-cell office:value-type="float" office:value="1.751389" calcext:value-type="float">
            <text:p>1,75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544816" calcext:value-type="float">
            <text:p>544816</text:p>
          </table:table-cell>
          <table:table-cell office:value-type="float" office:value="556626" calcext:value-type="float">
            <text:p>556626</text:p>
          </table:table-cell>
          <table:table-cell office:value-type="float" office:value="11811" calcext:value-type="float">
            <text:p>11811</text:p>
          </table:table-cell>
          <table:table-cell office:value-type="float" office:value="1.76749" calcext:value-type="float">
            <text:p>1,77</text:p>
          </table:table-cell>
          <table:table-cell table:number-columns-repeated="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571626" calcext:value-type="float">
            <text:p>571626</text:p>
          </table:table-cell>
          <table:table-cell office:value-type="float" office:value="583476" calcext:value-type="float">
            <text:p>583476</text:p>
          </table:table-cell>
          <table:table-cell office:value-type="float" office:value="11851" calcext:value-type="float">
            <text:p>11851</text:p>
          </table:table-cell>
          <table:table-cell office:value-type="float" office:value="1.797696" calcext:value-type="float">
            <text:p>1,8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598476" calcext:value-type="float">
            <text:p>598476</text:p>
          </table:table-cell>
          <table:table-cell office:value-type="float" office:value="610368" calcext:value-type="float">
            <text:p>610368</text:p>
          </table:table-cell>
          <table:table-cell office:value-type="float" office:value="11893" calcext:value-type="float">
            <text:p>11893</text:p>
          </table:table-cell>
          <table:table-cell office:value-type="float" office:value="1.789407" calcext:value-type="float">
            <text:p>1,79</text:p>
          </table:table-cell>
          <table:table-cell table:number-columns-repeated="4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625368" calcext:value-type="float">
            <text:p>625368</text:p>
          </table:table-cell>
          <table:table-cell office:value-type="float" office:value="637298" calcext:value-type="float">
            <text:p>637298</text:p>
          </table:table-cell>
          <table:table-cell office:value-type="float" office:value="11931" calcext:value-type="float">
            <text:p>11931</text:p>
          </table:table-cell>
          <table:table-cell office:value-type="float" office:value="1.786505" calcext:value-type="float">
            <text:p>1,79</text:p>
          </table:table-cell>
          <table:table-cell table:number-columns-repeated="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652298" calcext:value-type="float">
            <text:p>652298</text:p>
          </table:table-cell>
          <table:table-cell office:value-type="float" office:value="664238" calcext:value-type="float">
            <text:p>664238</text:p>
          </table:table-cell>
          <table:table-cell office:value-type="float" office:value="11941" calcext:value-type="float">
            <text:p>11941</text:p>
          </table:table-cell>
          <table:table-cell office:value-type="float" office:value="1.907415" calcext:value-type="float">
            <text:p>1,91</text:p>
          </table:table-cell>
          <table:table-cell table:number-columns-repeated="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679238" calcext:value-type="float">
            <text:p>679238</text:p>
          </table:table-cell>
          <table:table-cell office:value-type="float" office:value="690427" calcext:value-type="float">
            <text:p>690427</text:p>
          </table:table-cell>
          <table:table-cell office:value-type="float" office:value="11190" calcext:value-type="float">
            <text:p>11190</text:p>
          </table:table-cell>
          <table:table-cell office:value-type="float" office:value="1.816052" calcext:value-type="float">
            <text:p>1,82</text:p>
          </table:table-cell>
          <table:table-cell table:number-columns-repeated="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705427" calcext:value-type="float">
            <text:p>705427</text:p>
          </table:table-cell>
          <table:table-cell office:value-type="float" office:value="718086" calcext:value-type="float">
            <text:p>718086</text:p>
          </table:table-cell>
          <table:table-cell office:value-type="float" office:value="12660" calcext:value-type="float">
            <text:p>12660</text:p>
          </table:table-cell>
          <table:table-cell office:value-type="float" office:value="1.672111" calcext:value-type="float">
            <text:p>1,67</text:p>
          </table:table-cell>
          <table:table-cell table:number-columns-repeated="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733086" calcext:value-type="float">
            <text:p>733086</text:p>
          </table:table-cell>
          <table:table-cell office:value-type="float" office:value="745057" calcext:value-type="float">
            <text:p>745057</text:p>
          </table:table-cell>
          <table:table-cell office:value-type="float" office:value="11972" calcext:value-type="float">
            <text:p>11972</text:p>
          </table:table-cell>
          <table:table-cell office:value-type="float" office:value="1.776284" calcext:value-type="float">
            <text:p>1,78</text:p>
          </table:table-cell>
          <table:table-cell table:number-columns-repeated="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760057" calcext:value-type="float">
            <text:p>760057</text:p>
          </table:table-cell>
          <table:table-cell office:value-type="float" office:value="772057" calcext:value-type="float">
            <text:p>772057</text:p>
          </table:table-cell>
          <table:table-cell office:value-type="float" office:value="12001" calcext:value-type="float">
            <text:p>12001</text:p>
          </table:table-cell>
          <table:table-cell office:value-type="float" office:value="1.794775" calcext:value-type="float">
            <text:p>1,79</text:p>
          </table:table-cell>
          <table:table-cell table:number-columns-repeated="4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787057" calcext:value-type="float">
            <text:p>787057</text:p>
          </table:table-cell>
          <table:table-cell office:value-type="float" office:value="798905" calcext:value-type="float">
            <text:p>798905</text:p>
          </table:table-cell>
          <table:table-cell office:value-type="float" office:value="11849" calcext:value-type="float">
            <text:p>11849</text:p>
          </table:table-cell>
          <table:table-cell office:value-type="float" office:value="1.803142" calcext:value-type="float">
            <text:p>1,8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DEV.ST</text:p>
          </table:table-cell>
          <table:table-cell table:formula="of:=STDEV([.D269:.D297])" office:value-type="float" office:value="206.879429915513" calcext:value-type="float">
            <text:p>206,88</text:p>
          </table:table-cell>
          <table:table-cell table:formula="of:=STDEV([.E269:.E297])" office:value-type="float" office:value="0.0491750005904568" calcext:value-type="float">
            <text:p>0,05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MEDIA</text:p>
          </table:table-cell>
          <table:table-cell table:formula="of:=AVERAGE([.D269:.D297])" office:value-type="float" office:value="11931.2068965517" calcext:value-type="float">
            <text:p>11931,21</text:p>
          </table:table-cell>
          <table:table-cell table:formula="of:=AVERAGE([.E269:.E297])" office:value-type="float" office:value="1.757913" calcext:value-type="float">
            <text:p>1,76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5">
          <table:table-cell table:style-name="ce2" office:value-type="string" calcext:value-type="string" table:number-columns-spanned="5" table:number-rows-spanned="1">
            <text:p>MPROTECT</text:p>
          </table:table-cell>
          <table:covered-table-cell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MPROTECT$baselin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0.6662206" calcext:value-type="float">
            <text:p>0,67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MPROTECT$nois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15.04709" calcext:value-type="float">
            <text:p>15,05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MPROTECT$work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5589" calcext:value-type="float">
            <text:p>35589</text:p>
          </table:table-cell>
          <table:table-cell office:value-type="float" office:value="37368" calcext:value-type="float">
            <text:p>37368</text:p>
          </table:table-cell>
          <table:table-cell office:value-type="float" office:value="1780" calcext:value-type="float">
            <text:p>1780</text:p>
          </table:table-cell>
          <table:table-cell office:value-type="float" office:value="1.65868" calcext:value-type="float">
            <text:p>1,66</text:p>
          </table:table-cell>
          <table:table-cell table:number-columns-repeated="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2368" calcext:value-type="float">
            <text:p>52368</text:p>
          </table:table-cell>
          <table:table-cell office:value-type="float" office:value="54146" calcext:value-type="float">
            <text:p>54146</text:p>
          </table:table-cell>
          <table:table-cell office:value-type="float" office:value="1779" calcext:value-type="float">
            <text:p>1779</text:p>
          </table:table-cell>
          <table:table-cell office:value-type="float" office:value="1.674668" calcext:value-type="float">
            <text:p>1,67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9146" calcext:value-type="float">
            <text:p>69146</text:p>
          </table:table-cell>
          <table:table-cell office:value-type="float" office:value="70959" calcext:value-type="float">
            <text:p>70959</text:p>
          </table:table-cell>
          <table:table-cell office:value-type="float" office:value="1814" calcext:value-type="float">
            <text:p>1814</text:p>
          </table:table-cell>
          <table:table-cell office:value-type="float" office:value="1.644337" calcext:value-type="float">
            <text:p>1,64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5959" calcext:value-type="float">
            <text:p>85959</text:p>
          </table:table-cell>
          <table:table-cell office:value-type="float" office:value="87690" calcext:value-type="float">
            <text:p>87690</text:p>
          </table:table-cell>
          <table:table-cell office:value-type="float" office:value="1732" calcext:value-type="float">
            <text:p>1732</text:p>
          </table:table-cell>
          <table:table-cell office:value-type="float" office:value="1.779306" calcext:value-type="float">
            <text:p>1,78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2690" calcext:value-type="float">
            <text:p>102690</text:p>
          </table:table-cell>
          <table:table-cell office:value-type="float" office:value="104459" calcext:value-type="float">
            <text:p>104459</text:p>
          </table:table-cell>
          <table:table-cell office:value-type="float" office:value="1770" calcext:value-type="float">
            <text:p>1770</text:p>
          </table:table-cell>
          <table:table-cell office:value-type="float" office:value="1.70117" calcext:value-type="float">
            <text:p>1,7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9459" calcext:value-type="float">
            <text:p>119459</text:p>
          </table:table-cell>
          <table:table-cell office:value-type="float" office:value="121230" calcext:value-type="float">
            <text:p>121230</text:p>
          </table:table-cell>
          <table:table-cell office:value-type="float" office:value="1772" calcext:value-type="float">
            <text:p>1772</text:p>
          </table:table-cell>
          <table:table-cell office:value-type="float" office:value="1.704296" calcext:value-type="float">
            <text:p>1,7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6230" calcext:value-type="float">
            <text:p>136230</text:p>
          </table:table-cell>
          <table:table-cell office:value-type="float" office:value="138027" calcext:value-type="float">
            <text:p>138027</text:p>
          </table:table-cell>
          <table:table-cell office:value-type="float" office:value="1798" calcext:value-type="float">
            <text:p>1798</text:p>
          </table:table-cell>
          <table:table-cell office:value-type="float" office:value="1.66688" calcext:value-type="float">
            <text:p>1,67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53027" calcext:value-type="float">
            <text:p>153027</text:p>
          </table:table-cell>
          <table:table-cell office:value-type="float" office:value="154809" calcext:value-type="float">
            <text:p>154809</text:p>
          </table:table-cell>
          <table:table-cell office:value-type="float" office:value="1783" calcext:value-type="float">
            <text:p>1783</text:p>
          </table:table-cell>
          <table:table-cell office:value-type="float" office:value="1.679114" calcext:value-type="float">
            <text:p>1,68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69809" calcext:value-type="float">
            <text:p>169809</text:p>
          </table:table-cell>
          <table:table-cell office:value-type="float" office:value="171576" calcext:value-type="float">
            <text:p>171576</text:p>
          </table:table-cell>
          <table:table-cell office:value-type="float" office:value="1768" calcext:value-type="float">
            <text:p>1768</text:p>
          </table:table-cell>
          <table:table-cell office:value-type="float" office:value="1.657964" calcext:value-type="float">
            <text:p>1,66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86576" calcext:value-type="float">
            <text:p>186576</text:p>
          </table:table-cell>
          <table:table-cell office:value-type="float" office:value="188360" calcext:value-type="float">
            <text:p>188360</text:p>
          </table:table-cell>
          <table:table-cell office:value-type="float" office:value="1785" calcext:value-type="float">
            <text:p>1785</text:p>
          </table:table-cell>
          <table:table-cell office:value-type="float" office:value="1.75618" calcext:value-type="float">
            <text:p>1,76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5130" calcext:value-type="float">
            <text:p>205130</text:p>
          </table:table-cell>
          <table:table-cell office:value-type="float" office:value="1771" calcext:value-type="float">
            <text:p>1771</text:p>
          </table:table-cell>
          <table:table-cell office:value-type="float" office:value="1.710093" calcext:value-type="float">
            <text:p>1,71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20130" calcext:value-type="float">
            <text:p>220130</text:p>
          </table:table-cell>
          <table:table-cell office:value-type="float" office:value="221918" calcext:value-type="float">
            <text:p>221918</text:p>
          </table:table-cell>
          <table:table-cell office:value-type="float" office:value="1789" calcext:value-type="float">
            <text:p>1789</text:p>
          </table:table-cell>
          <table:table-cell office:value-type="float" office:value="1.795361" calcext:value-type="float">
            <text:p>1,8</text:p>
          </table:table-cell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36918" calcext:value-type="float">
            <text:p>236918</text:p>
          </table:table-cell>
          <table:table-cell office:value-type="float" office:value="238727" calcext:value-type="float">
            <text:p>238727</text:p>
          </table:table-cell>
          <table:table-cell office:value-type="float" office:value="1810" calcext:value-type="float">
            <text:p>1810</text:p>
          </table:table-cell>
          <table:table-cell office:value-type="float" office:value="1.663317" calcext:value-type="float">
            <text:p>1,66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53727" calcext:value-type="float">
            <text:p>253727</text:p>
          </table:table-cell>
          <table:table-cell office:value-type="float" office:value="255488" calcext:value-type="float">
            <text:p>255488</text:p>
          </table:table-cell>
          <table:table-cell office:value-type="float" office:value="1762" calcext:value-type="float">
            <text:p>1762</text:p>
          </table:table-cell>
          <table:table-cell office:value-type="float" office:value="1.702173" calcext:value-type="float">
            <text:p>1,7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70488" calcext:value-type="float">
            <text:p>270488</text:p>
          </table:table-cell>
          <table:table-cell office:value-type="float" office:value="272289" calcext:value-type="float">
            <text:p>272289</text:p>
          </table:table-cell>
          <table:table-cell office:value-type="float" office:value="1802" calcext:value-type="float">
            <text:p>1802</text:p>
          </table:table-cell>
          <table:table-cell office:value-type="float" office:value="1.661353" calcext:value-type="float">
            <text:p>1,66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87289" calcext:value-type="float">
            <text:p>287289</text:p>
          </table:table-cell>
          <table:table-cell office:value-type="float" office:value="289058" calcext:value-type="float">
            <text:p>289058</text:p>
          </table:table-cell>
          <table:table-cell office:value-type="float" office:value="1770" calcext:value-type="float">
            <text:p>1770</text:p>
          </table:table-cell>
          <table:table-cell office:value-type="float" office:value="1.806927" calcext:value-type="float">
            <text:p>1,81</text:p>
          </table:table-cell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04058" calcext:value-type="float">
            <text:p>304058</text:p>
          </table:table-cell>
          <table:table-cell office:value-type="float" office:value="305839" calcext:value-type="float">
            <text:p>305839</text:p>
          </table:table-cell>
          <table:table-cell office:value-type="float" office:value="1782" calcext:value-type="float">
            <text:p>1782</text:p>
          </table:table-cell>
          <table:table-cell office:value-type="float" office:value="1.670376" calcext:value-type="float">
            <text:p>1,67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20839" calcext:value-type="float">
            <text:p>320839</text:p>
          </table:table-cell>
          <table:table-cell office:value-type="float" office:value="322607" calcext:value-type="float">
            <text:p>322607</text:p>
          </table:table-cell>
          <table:table-cell office:value-type="float" office:value="1769" calcext:value-type="float">
            <text:p>1769</text:p>
          </table:table-cell>
          <table:table-cell office:value-type="float" office:value="1.692769" calcext:value-type="float">
            <text:p>1,69</text:p>
          </table:table-cell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37607" calcext:value-type="float">
            <text:p>337607</text:p>
          </table:table-cell>
          <table:table-cell office:value-type="float" office:value="339409" calcext:value-type="float">
            <text:p>339409</text:p>
          </table:table-cell>
          <table:table-cell office:value-type="float" office:value="1803" calcext:value-type="float">
            <text:p>1803</text:p>
          </table:table-cell>
          <table:table-cell office:value-type="float" office:value="1.761156" calcext:value-type="float">
            <text:p>1,76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4409" calcext:value-type="float">
            <text:p>354409</text:p>
          </table:table-cell>
          <table:table-cell office:value-type="float" office:value="356216" calcext:value-type="float">
            <text:p>356216</text:p>
          </table:table-cell>
          <table:table-cell office:value-type="float" office:value="1808" calcext:value-type="float">
            <text:p>1808</text:p>
          </table:table-cell>
          <table:table-cell office:value-type="float" office:value="1.701781" calcext:value-type="float">
            <text:p>1,7</text:p>
          </table:table-cell>
          <table:table-cell table:number-columns-repeated="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71216" calcext:value-type="float">
            <text:p>371216</text:p>
          </table:table-cell>
          <table:table-cell office:value-type="float" office:value="372990" calcext:value-type="float">
            <text:p>372990</text:p>
          </table:table-cell>
          <table:table-cell office:value-type="float" office:value="1775" calcext:value-type="float">
            <text:p>1775</text:p>
          </table:table-cell>
          <table:table-cell office:value-type="float" office:value="1.694602" calcext:value-type="float">
            <text:p>1,69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87990" calcext:value-type="float">
            <text:p>387990</text:p>
          </table:table-cell>
          <table:table-cell office:value-type="float" office:value="389790" calcext:value-type="float">
            <text:p>389790</text:p>
          </table:table-cell>
          <table:table-cell office:value-type="float" office:value="1801" calcext:value-type="float">
            <text:p>1801</text:p>
          </table:table-cell>
          <table:table-cell office:value-type="float" office:value="1.708402" calcext:value-type="float">
            <text:p>1,71</text:p>
          </table:table-cell>
          <table:table-cell table:number-columns-repeated="4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404790" calcext:value-type="float">
            <text:p>404790</text:p>
          </table:table-cell>
          <table:table-cell office:value-type="float" office:value="406558" calcext:value-type="float">
            <text:p>406558</text:p>
          </table:table-cell>
          <table:table-cell office:value-type="float" office:value="1769" calcext:value-type="float">
            <text:p>1769</text:p>
          </table:table-cell>
          <table:table-cell office:value-type="float" office:value="1.680836" calcext:value-type="float">
            <text:p>1,68</text:p>
          </table:table-cell>
          <table:table-cell table:number-columns-repeated="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421558" calcext:value-type="float">
            <text:p>421558</text:p>
          </table:table-cell>
          <table:table-cell office:value-type="float" office:value="423330" calcext:value-type="float">
            <text:p>423330</text:p>
          </table:table-cell>
          <table:table-cell office:value-type="float" office:value="1773" calcext:value-type="float">
            <text:p>1773</text:p>
          </table:table-cell>
          <table:table-cell office:value-type="float" office:value="2.111191" calcext:value-type="float">
            <text:p>2,11</text:p>
          </table:table-cell>
          <table:table-cell table:number-columns-repeated="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438330" calcext:value-type="float">
            <text:p>438330</text:p>
          </table:table-cell>
          <table:table-cell office:value-type="float" office:value="440158" calcext:value-type="float">
            <text:p>440158</text:p>
          </table:table-cell>
          <table:table-cell office:value-type="float" office:value="1829" calcext:value-type="float">
            <text:p>1829</text:p>
          </table:table-cell>
          <table:table-cell office:value-type="float" office:value="1.693185" calcext:value-type="float">
            <text:p>1,69</text:p>
          </table:table-cell>
          <table:table-cell table:number-columns-repeated="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455158" calcext:value-type="float">
            <text:p>455158</text:p>
          </table:table-cell>
          <table:table-cell office:value-type="float" office:value="456926" calcext:value-type="float">
            <text:p>456926</text:p>
          </table:table-cell>
          <table:table-cell office:value-type="float" office:value="1769" calcext:value-type="float">
            <text:p>1769</text:p>
          </table:table-cell>
          <table:table-cell office:value-type="float" office:value="1.705586" calcext:value-type="float">
            <text:p>1,71</text:p>
          </table:table-cell>
          <table:table-cell table:number-columns-repeated="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471926" calcext:value-type="float">
            <text:p>471926</text:p>
          </table:table-cell>
          <table:table-cell office:value-type="float" office:value="473719" calcext:value-type="float">
            <text:p>473719</text:p>
          </table:table-cell>
          <table:table-cell office:value-type="float" office:value="1794" calcext:value-type="float">
            <text:p>1794</text:p>
          </table:table-cell>
          <table:table-cell office:value-type="float" office:value="1.679725" calcext:value-type="float">
            <text:p>1,68</text:p>
          </table:table-cell>
          <table:table-cell table:number-columns-repeated="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488719" calcext:value-type="float">
            <text:p>488719</text:p>
          </table:table-cell>
          <table:table-cell office:value-type="float" office:value="490489" calcext:value-type="float">
            <text:p>490489</text:p>
          </table:table-cell>
          <table:table-cell office:value-type="float" office:value="1771" calcext:value-type="float">
            <text:p>1771</text:p>
          </table:table-cell>
          <table:table-cell office:value-type="float" office:value="1.742672" calcext:value-type="float">
            <text:p>1,74</text:p>
          </table:table-cell>
          <table:table-cell table:number-columns-repeated="4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505489" calcext:value-type="float">
            <text:p>505489</text:p>
          </table:table-cell>
          <table:table-cell office:value-type="float" office:value="507267" calcext:value-type="float">
            <text:p>507267</text:p>
          </table:table-cell>
          <table:table-cell office:value-type="float" office:value="1779" calcext:value-type="float">
            <text:p>1779</text:p>
          </table:table-cell>
          <table:table-cell office:value-type="float" office:value="1.817644" calcext:value-type="float">
            <text:p>1,82</text:p>
          </table:table-cell>
          <table:table-cell table:number-columns-repeated="4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522267" calcext:value-type="float">
            <text:p>522267</text:p>
          </table:table-cell>
          <table:table-cell office:value-type="float" office:value="524059" calcext:value-type="float">
            <text:p>524059</text:p>
          </table:table-cell>
          <table:table-cell office:value-type="float" office:value="1793" calcext:value-type="float">
            <text:p>1793</text:p>
          </table:table-cell>
          <table:table-cell office:value-type="float" office:value="1.712748" calcext:value-type="float">
            <text:p>1,71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DEV.ST</text:p>
          </table:table-cell>
          <table:table-cell table:formula="of:=STDEV([.D311:.D340])" office:value-type="float" office:value="19.3039808889493" calcext:value-type="float">
            <text:p>19,3</text:p>
          </table:table-cell>
          <table:table-cell table:formula="of:=STDEV([.E311:.E340])" office:value-type="float" office:value="0.0868603769930497" calcext:value-type="float">
            <text:p>0,09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MEDIA</text:p>
          </table:table-cell>
          <table:table-cell table:formula="of:=AVERAGE([.D311:.D340])" office:value-type="float" office:value="1783.33333333333" calcext:value-type="float">
            <text:p>1783,33</text:p>
          </table:table-cell>
          <table:table-cell table:formula="of:=AVERAGE([.E311:.E340])" office:value-type="float" office:value="1.72114973333333" calcext:value-type="float">
            <text:p>1,72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5">
          <table:table-cell table:style-name="ce2" office:value-type="string" calcext:value-type="string" table:number-columns-spanned="5" table:number-rows-spanned="1">
            <text:p>PRCTL</text:p>
          </table:table-cell>
          <table:covered-table-cell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PRCTL$baselin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0.6743332" calcext:value-type="float">
            <text:p>0,67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2">
          <table:table-cell office:value-type="string" calcext:value-type="string">
            <text:p>PRCTL$nois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15.48307" calcext:value-type="float">
            <text:p>15,48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PRCTL$work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3234" calcext:value-type="float">
            <text:p>33234</text:p>
          </table:table-cell>
          <table:table-cell office:value-type="float" office:value="37943" calcext:value-type="float">
            <text:p>37943</text:p>
          </table:table-cell>
          <table:table-cell office:value-type="float" office:value="4710" calcext:value-type="float">
            <text:p>4710</text:p>
          </table:table-cell>
          <table:table-cell office:value-type="float" office:value="1.862952" calcext:value-type="float">
            <text:p>1,86</text:p>
          </table:table-cell>
          <table:table-cell table:number-columns-repeated="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2943" calcext:value-type="float">
            <text:p>52943</text:p>
          </table:table-cell>
          <table:table-cell office:value-type="float" office:value="57732" calcext:value-type="float">
            <text:p>57732</text:p>
          </table:table-cell>
          <table:table-cell office:value-type="float" office:value="4790" calcext:value-type="float">
            <text:p>4790</text:p>
          </table:table-cell>
          <table:table-cell office:value-type="float" office:value="1.884333" calcext:value-type="float">
            <text:p>1,88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2732" calcext:value-type="float">
            <text:p>72732</text:p>
          </table:table-cell>
          <table:table-cell office:value-type="float" office:value="77483" calcext:value-type="float">
            <text:p>77483</text:p>
          </table:table-cell>
          <table:table-cell office:value-type="float" office:value="4752" calcext:value-type="float">
            <text:p>4752</text:p>
          </table:table-cell>
          <table:table-cell office:value-type="float" office:value="1.878365" calcext:value-type="float">
            <text:p>1,88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2483" calcext:value-type="float">
            <text:p>92483</text:p>
          </table:table-cell>
          <table:table-cell office:value-type="float" office:value="97272" calcext:value-type="float">
            <text:p>97272</text:p>
          </table:table-cell>
          <table:table-cell office:value-type="float" office:value="4790" calcext:value-type="float">
            <text:p>4790</text:p>
          </table:table-cell>
          <table:table-cell office:value-type="float" office:value="1.897674" calcext:value-type="float">
            <text:p>1,9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2272" calcext:value-type="float">
            <text:p>112272</text:p>
          </table:table-cell>
          <table:table-cell office:value-type="float" office:value="117075" calcext:value-type="float">
            <text:p>117075</text:p>
          </table:table-cell>
          <table:table-cell office:value-type="float" office:value="4804" calcext:value-type="float">
            <text:p>4804</text:p>
          </table:table-cell>
          <table:table-cell office:value-type="float" office:value="1.886987" calcext:value-type="float">
            <text:p>1,89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32075" calcext:value-type="float">
            <text:p>132075</text:p>
          </table:table-cell>
          <table:table-cell office:value-type="float" office:value="136875" calcext:value-type="float">
            <text:p>136875</text:p>
          </table:table-cell>
          <table:table-cell office:value-type="float" office:value="4801" calcext:value-type="float">
            <text:p>4801</text:p>
          </table:table-cell>
          <table:table-cell office:value-type="float" office:value="1.920457" calcext:value-type="float">
            <text:p>1,92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51875" calcext:value-type="float">
            <text:p>151875</text:p>
          </table:table-cell>
          <table:table-cell office:value-type="float" office:value="156633" calcext:value-type="float">
            <text:p>156633</text:p>
          </table:table-cell>
          <table:table-cell office:value-type="float" office:value="4759" calcext:value-type="float">
            <text:p>4759</text:p>
          </table:table-cell>
          <table:table-cell office:value-type="float" office:value="1.929537" calcext:value-type="float">
            <text:p>1,93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1633" calcext:value-type="float">
            <text:p>171633</text:p>
          </table:table-cell>
          <table:table-cell office:value-type="float" office:value="176422" calcext:value-type="float">
            <text:p>176422</text:p>
          </table:table-cell>
          <table:table-cell office:value-type="float" office:value="4790" calcext:value-type="float">
            <text:p>4790</text:p>
          </table:table-cell>
          <table:table-cell office:value-type="float" office:value="1.891653" calcext:value-type="float">
            <text:p>1,89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91422" calcext:value-type="float">
            <text:p>191422</text:p>
          </table:table-cell>
          <table:table-cell office:value-type="float" office:value="196203" calcext:value-type="float">
            <text:p>196203</text:p>
          </table:table-cell>
          <table:table-cell office:value-type="float" office:value="4782" calcext:value-type="float">
            <text:p>4782</text:p>
          </table:table-cell>
          <table:table-cell office:value-type="float" office:value="1.941456" calcext:value-type="float">
            <text:p>1,94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11203" calcext:value-type="float">
            <text:p>211203</text:p>
          </table:table-cell>
          <table:table-cell office:value-type="float" office:value="216073" calcext:value-type="float">
            <text:p>216073</text:p>
          </table:table-cell>
          <table:table-cell office:value-type="float" office:value="4871" calcext:value-type="float">
            <text:p>4871</text:p>
          </table:table-cell>
          <table:table-cell office:value-type="float" office:value="1.901111" calcext:value-type="float">
            <text:p>1,9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31073" calcext:value-type="float">
            <text:p>231073</text:p>
          </table:table-cell>
          <table:table-cell office:value-type="float" office:value="235903" calcext:value-type="float">
            <text:p>235903</text:p>
          </table:table-cell>
          <table:table-cell office:value-type="float" office:value="4831" calcext:value-type="float">
            <text:p>4831</text:p>
          </table:table-cell>
          <table:table-cell office:value-type="float" office:value="1.909224" calcext:value-type="float">
            <text:p>1,91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50903" calcext:value-type="float">
            <text:p>250903</text:p>
          </table:table-cell>
          <table:table-cell office:value-type="float" office:value="255702" calcext:value-type="float">
            <text:p>255702</text:p>
          </table:table-cell>
          <table:table-cell office:value-type="float" office:value="4800" calcext:value-type="float">
            <text:p>4800</text:p>
          </table:table-cell>
          <table:table-cell office:value-type="float" office:value="1.933632" calcext:value-type="float">
            <text:p>1,93</text:p>
          </table:table-cell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70702" calcext:value-type="float">
            <text:p>270702</text:p>
          </table:table-cell>
          <table:table-cell office:value-type="float" office:value="275475" calcext:value-type="float">
            <text:p>275475</text:p>
          </table:table-cell>
          <table:table-cell office:value-type="float" office:value="4774" calcext:value-type="float">
            <text:p>4774</text:p>
          </table:table-cell>
          <table:table-cell office:value-type="float" office:value="1.945258" calcext:value-type="float">
            <text:p>1,95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90475" calcext:value-type="float">
            <text:p>290475</text:p>
          </table:table-cell>
          <table:table-cell office:value-type="float" office:value="295322" calcext:value-type="float">
            <text:p>295322</text:p>
          </table:table-cell>
          <table:table-cell office:value-type="float" office:value="4848" calcext:value-type="float">
            <text:p>4848</text:p>
          </table:table-cell>
          <table:table-cell office:value-type="float" office:value="1.933744" calcext:value-type="float">
            <text:p>1,93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10322" calcext:value-type="float">
            <text:p>310322</text:p>
          </table:table-cell>
          <table:table-cell office:value-type="float" office:value="315007" calcext:value-type="float">
            <text:p>315007</text:p>
          </table:table-cell>
          <table:table-cell office:value-type="float" office:value="4686" calcext:value-type="float">
            <text:p>4686</text:p>
          </table:table-cell>
          <table:table-cell office:value-type="float" office:value="1.980866" calcext:value-type="float">
            <text:p>1,98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30007" calcext:value-type="float">
            <text:p>330007</text:p>
          </table:table-cell>
          <table:table-cell office:value-type="float" office:value="334862" calcext:value-type="float">
            <text:p>334862</text:p>
          </table:table-cell>
          <table:table-cell office:value-type="float" office:value="4856" calcext:value-type="float">
            <text:p>4856</text:p>
          </table:table-cell>
          <table:table-cell office:value-type="float" office:value="2.176922" calcext:value-type="float">
            <text:p>2,18</text:p>
          </table:table-cell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49862" calcext:value-type="float">
            <text:p>349862</text:p>
          </table:table-cell>
          <table:table-cell office:value-type="float" office:value="354683" calcext:value-type="float">
            <text:p>354683</text:p>
          </table:table-cell>
          <table:table-cell office:value-type="float" office:value="4822" calcext:value-type="float">
            <text:p>4822</text:p>
          </table:table-cell>
          <table:table-cell office:value-type="float" office:value="1.936291" calcext:value-type="float">
            <text:p>1,94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69683" calcext:value-type="float">
            <text:p>369683</text:p>
          </table:table-cell>
          <table:table-cell office:value-type="float" office:value="374442" calcext:value-type="float">
            <text:p>374442</text:p>
          </table:table-cell>
          <table:table-cell office:value-type="float" office:value="4760" calcext:value-type="float">
            <text:p>4760</text:p>
          </table:table-cell>
          <table:table-cell office:value-type="float" office:value="1.946431" calcext:value-type="float">
            <text:p>1,95</text:p>
          </table:table-cell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89442" calcext:value-type="float">
            <text:p>389442</text:p>
          </table:table-cell>
          <table:table-cell office:value-type="float" office:value="394322" calcext:value-type="float">
            <text:p>394322</text:p>
          </table:table-cell>
          <table:table-cell office:value-type="float" office:value="4881" calcext:value-type="float">
            <text:p>4881</text:p>
          </table:table-cell>
          <table:table-cell office:value-type="float" office:value="1.938515" calcext:value-type="float">
            <text:p>1,94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409322" calcext:value-type="float">
            <text:p>409322</text:p>
          </table:table-cell>
          <table:table-cell office:value-type="float" office:value="414064" calcext:value-type="float">
            <text:p>414064</text:p>
          </table:table-cell>
          <table:table-cell office:value-type="float" office:value="4743" calcext:value-type="float">
            <text:p>4743</text:p>
          </table:table-cell>
          <table:table-cell office:value-type="float" office:value="1.954759" calcext:value-type="float">
            <text:p>1,95</text:p>
          </table:table-cell>
          <table:table-cell table:number-columns-repeated="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29064" calcext:value-type="float">
            <text:p>429064</text:p>
          </table:table-cell>
          <table:table-cell office:value-type="float" office:value="433842" calcext:value-type="float">
            <text:p>433842</text:p>
          </table:table-cell>
          <table:table-cell office:value-type="float" office:value="4779" calcext:value-type="float">
            <text:p>4779</text:p>
          </table:table-cell>
          <table:table-cell office:value-type="float" office:value="1.953575" calcext:value-type="float">
            <text:p>1,95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448842" calcext:value-type="float">
            <text:p>448842</text:p>
          </table:table-cell>
          <table:table-cell office:value-type="float" office:value="453641" calcext:value-type="float">
            <text:p>453641</text:p>
          </table:table-cell>
          <table:table-cell office:value-type="float" office:value="4800" calcext:value-type="float">
            <text:p>4800</text:p>
          </table:table-cell>
          <table:table-cell office:value-type="float" office:value="1.959208" calcext:value-type="float">
            <text:p>1,96</text:p>
          </table:table-cell>
          <table:table-cell table:number-columns-repeated="4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468641" calcext:value-type="float">
            <text:p>468641</text:p>
          </table:table-cell>
          <table:table-cell office:value-type="float" office:value="473422" calcext:value-type="float">
            <text:p>473422</text:p>
          </table:table-cell>
          <table:table-cell office:value-type="float" office:value="4782" calcext:value-type="float">
            <text:p>4782</text:p>
          </table:table-cell>
          <table:table-cell office:value-type="float" office:value="1.960755" calcext:value-type="float">
            <text:p>1,96</text:p>
          </table:table-cell>
          <table:table-cell table:number-columns-repeated="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488422" calcext:value-type="float">
            <text:p>488422</text:p>
          </table:table-cell>
          <table:table-cell office:value-type="float" office:value="493221" calcext:value-type="float">
            <text:p>493221</text:p>
          </table:table-cell>
          <table:table-cell office:value-type="float" office:value="4800" calcext:value-type="float">
            <text:p>4800</text:p>
          </table:table-cell>
          <table:table-cell office:value-type="float" office:value="1.96723" calcext:value-type="float">
            <text:p>1,97</text:p>
          </table:table-cell>
          <table:table-cell table:number-columns-repeated="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508221" calcext:value-type="float">
            <text:p>508221</text:p>
          </table:table-cell>
          <table:table-cell office:value-type="float" office:value="512983" calcext:value-type="float">
            <text:p>512983</text:p>
          </table:table-cell>
          <table:table-cell office:value-type="float" office:value="4763" calcext:value-type="float">
            <text:p>4763</text:p>
          </table:table-cell>
          <table:table-cell office:value-type="float" office:value="1.978438" calcext:value-type="float">
            <text:p>1,98</text:p>
          </table:table-cell>
          <table:table-cell table:number-columns-repeated="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527983" calcext:value-type="float">
            <text:p>527983</text:p>
          </table:table-cell>
          <table:table-cell office:value-type="float" office:value="532724" calcext:value-type="float">
            <text:p>532724</text:p>
          </table:table-cell>
          <table:table-cell office:value-type="float" office:value="4742" calcext:value-type="float">
            <text:p>4742</text:p>
          </table:table-cell>
          <table:table-cell office:value-type="float" office:value="1.970155" calcext:value-type="float">
            <text:p>1,97</text:p>
          </table:table-cell>
          <table:table-cell table:number-columns-repeated="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547724" calcext:value-type="float">
            <text:p>547724</text:p>
          </table:table-cell>
          <table:table-cell office:value-type="float" office:value="552501" calcext:value-type="float">
            <text:p>552501</text:p>
          </table:table-cell>
          <table:table-cell office:value-type="float" office:value="4778" calcext:value-type="float">
            <text:p>4778</text:p>
          </table:table-cell>
          <table:table-cell office:value-type="float" office:value="1.968789" calcext:value-type="float">
            <text:p>1,97</text:p>
          </table:table-cell>
          <table:table-cell table:number-columns-repeated="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567501" calcext:value-type="float">
            <text:p>567501</text:p>
          </table:table-cell>
          <table:table-cell office:value-type="float" office:value="572282" calcext:value-type="float">
            <text:p>572282</text:p>
          </table:table-cell>
          <table:table-cell office:value-type="float" office:value="4782" calcext:value-type="float">
            <text:p>4782</text:p>
          </table:table-cell>
          <table:table-cell office:value-type="float" office:value="1.967752" calcext:value-type="float">
            <text:p>1,97</text:p>
          </table:table-cell>
          <table:table-cell table:number-columns-repeated="4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587282" calcext:value-type="float">
            <text:p>587282</text:p>
          </table:table-cell>
          <table:table-cell office:value-type="float" office:value="592041" calcext:value-type="float">
            <text:p>592041</text:p>
          </table:table-cell>
          <table:table-cell office:value-type="float" office:value="4760" calcext:value-type="float">
            <text:p>4760</text:p>
          </table:table-cell>
          <table:table-cell office:value-type="float" office:value="1.985832" calcext:value-type="float">
            <text:p>1,99</text:p>
          </table:table-cell>
          <table:table-cell table:number-columns-repeated="4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607041" calcext:value-type="float">
            <text:p>607041</text:p>
          </table:table-cell>
          <table:table-cell office:value-type="float" office:value="611841" calcext:value-type="float">
            <text:p>611841</text:p>
          </table:table-cell>
          <table:table-cell office:value-type="float" office:value="4801" calcext:value-type="float">
            <text:p>4801</text:p>
          </table:table-cell>
          <table:table-cell office:value-type="float" office:value="1.984557" calcext:value-type="float">
            <text:p>1,98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DEV.ST</text:p>
          </table:table-cell>
          <table:table-cell table:formula="of:=STDEV([.D354:.D383])" office:value-type="float" office:value="42.850461712396" calcext:value-type="float">
            <text:p>42,85</text:p>
          </table:table-cell>
          <table:table-cell table:formula="of:=STDEV([.E354:.E383])" office:value-type="float" office:value="0.0557064737226841" calcext:value-type="float">
            <text:p>0,06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MEDIA</text:p>
          </table:table-cell>
          <table:table-cell table:formula="of:=AVERAGE([.D354:.D383])" office:value-type="float" office:value="4787.9" calcext:value-type="float">
            <text:p>4787,9</text:p>
          </table:table-cell>
          <table:table-cell table:formula="of:=AVERAGE([.E354:.E383])" office:value-type="float" office:value="1.94488193333333" calcext:value-type="float">
            <text:p>1,94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5">
          <table:table-cell table:style-name="ce2" office:value-type="string" calcext:value-type="string" table:number-columns-spanned="5" table:number-rows-spanned="1">
            <text:p>READ</text:p>
          </table:table-cell>
          <table:covered-table-cell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READ$baselin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0.666365" calcext:value-type="float">
            <text:p>0,67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READ$nois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16.40837" calcext:value-type="float">
            <text:p>16,41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READ$work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3201" calcext:value-type="float">
            <text:p>33201</text:p>
          </table:table-cell>
          <table:table-cell office:value-type="float" office:value="33922" calcext:value-type="float">
            <text:p>33922</text:p>
          </table:table-cell>
          <table:table-cell table:style-name="ce9" office:value-type="float" office:value="722" calcext:value-type="float">
            <text:p>722</text:p>
          </table:table-cell>
          <table:table-cell office:value-type="float" office:value="1.422292" calcext:value-type="float">
            <text:p>1,42</text:p>
          </table:table-cell>
          <table:table-cell table:number-columns-repeated="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8922" calcext:value-type="float">
            <text:p>48922</text:p>
          </table:table-cell>
          <table:table-cell office:value-type="float" office:value="49192" calcext:value-type="float">
            <text:p>49192</text:p>
          </table:table-cell>
          <table:table-cell office:value-type="float" office:value="271" calcext:value-type="float">
            <text:p>271</text:p>
          </table:table-cell>
          <table:table-cell office:value-type="float" office:value="1.582448" calcext:value-type="float">
            <text:p>1,58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4192" calcext:value-type="float">
            <text:p>64192</text:p>
          </table:table-cell>
          <table:table-cell office:value-type="float" office:value="64453" calcext:value-type="float">
            <text:p>64453</text:p>
          </table:table-cell>
          <table:table-cell office:value-type="float" office:value="262" calcext:value-type="float">
            <text:p>262</text:p>
          </table:table-cell>
          <table:table-cell office:value-type="float" office:value="1.624433" calcext:value-type="float">
            <text:p>1,62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79453" calcext:value-type="float">
            <text:p>79453</text:p>
          </table:table-cell>
          <table:table-cell office:value-type="float" office:value="79723" calcext:value-type="float">
            <text:p>79723</text:p>
          </table:table-cell>
          <table:table-cell office:value-type="float" office:value="271" calcext:value-type="float">
            <text:p>271</text:p>
          </table:table-cell>
          <table:table-cell office:value-type="float" office:value="1.530695" calcext:value-type="float">
            <text:p>1,53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4723" calcext:value-type="float">
            <text:p>94723</text:p>
          </table:table-cell>
          <table:table-cell office:value-type="float" office:value="94992" calcext:value-type="float">
            <text:p>94992</text:p>
          </table:table-cell>
          <table:table-cell office:value-type="float" office:value="270" calcext:value-type="float">
            <text:p>270</text:p>
          </table:table-cell>
          <table:table-cell office:value-type="float" office:value="1.617669" calcext:value-type="float">
            <text:p>1,62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9992" calcext:value-type="float">
            <text:p>109992</text:p>
          </table:table-cell>
          <table:table-cell office:value-type="float" office:value="110232" calcext:value-type="float">
            <text:p>110232</text:p>
          </table:table-cell>
          <table:table-cell office:value-type="float" office:value="241" calcext:value-type="float">
            <text:p>241</text:p>
          </table:table-cell>
          <table:table-cell office:value-type="float" office:value="1.625898" calcext:value-type="float">
            <text:p>1,63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5232" calcext:value-type="float">
            <text:p>125232</text:p>
          </table:table-cell>
          <table:table-cell office:value-type="float" office:value="125518" calcext:value-type="float">
            <text:p>125518</text:p>
          </table:table-cell>
          <table:table-cell office:value-type="float" office:value="287" calcext:value-type="float">
            <text:p>287</text:p>
          </table:table-cell>
          <table:table-cell office:value-type="float" office:value="1.538759" calcext:value-type="float">
            <text:p>1,54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40518" calcext:value-type="float">
            <text:p>140518</text:p>
          </table:table-cell>
          <table:table-cell office:value-type="float" office:value="140789" calcext:value-type="float">
            <text:p>140789</text:p>
          </table:table-cell>
          <table:table-cell office:value-type="float" office:value="272" calcext:value-type="float">
            <text:p>272</text:p>
          </table:table-cell>
          <table:table-cell office:value-type="float" office:value="1.487564" calcext:value-type="float">
            <text:p>1,49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55789" calcext:value-type="float">
            <text:p>155789</text:p>
          </table:table-cell>
          <table:table-cell office:value-type="float" office:value="156050" calcext:value-type="float">
            <text:p>156050</text:p>
          </table:table-cell>
          <table:table-cell office:value-type="float" office:value="262" calcext:value-type="float">
            <text:p>262</text:p>
          </table:table-cell>
          <table:table-cell office:value-type="float" office:value="1.875298" calcext:value-type="float">
            <text:p>1,88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71050" calcext:value-type="float">
            <text:p>171050</text:p>
          </table:table-cell>
          <table:table-cell office:value-type="float" office:value="171312" calcext:value-type="float">
            <text:p>171312</text:p>
          </table:table-cell>
          <table:table-cell office:value-type="float" office:value="263" calcext:value-type="float">
            <text:p>263</text:p>
          </table:table-cell>
          <table:table-cell office:value-type="float" office:value="1.621027" calcext:value-type="float">
            <text:p>1,62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86312" calcext:value-type="float">
            <text:p>186312</text:p>
          </table:table-cell>
          <table:table-cell office:value-type="float" office:value="186590" calcext:value-type="float">
            <text:p>186590</text:p>
          </table:table-cell>
          <table:table-cell office:value-type="float" office:value="279" calcext:value-type="float">
            <text:p>279</text:p>
          </table:table-cell>
          <table:table-cell office:value-type="float" office:value="1.586138" calcext:value-type="float">
            <text:p>1,59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01590" calcext:value-type="float">
            <text:p>201590</text:p>
          </table:table-cell>
          <table:table-cell office:value-type="float" office:value="201862" calcext:value-type="float">
            <text:p>201862</text:p>
          </table:table-cell>
          <table:table-cell office:value-type="float" office:value="273" calcext:value-type="float">
            <text:p>273</text:p>
          </table:table-cell>
          <table:table-cell office:value-type="float" office:value="1.586361" calcext:value-type="float">
            <text:p>1,59</text:p>
          </table:table-cell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16862" calcext:value-type="float">
            <text:p>216862</text:p>
          </table:table-cell>
          <table:table-cell office:value-type="float" office:value="217152" calcext:value-type="float">
            <text:p>217152</text:p>
          </table:table-cell>
          <table:table-cell office:value-type="float" office:value="291" calcext:value-type="float">
            <text:p>291</text:p>
          </table:table-cell>
          <table:table-cell office:value-type="float" office:value="1.897129" calcext:value-type="float">
            <text:p>1,9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32152" calcext:value-type="float">
            <text:p>232152</text:p>
          </table:table-cell>
          <table:table-cell office:value-type="float" office:value="232421" calcext:value-type="float">
            <text:p>232421</text:p>
          </table:table-cell>
          <table:table-cell office:value-type="float" office:value="270" calcext:value-type="float">
            <text:p>270</text:p>
          </table:table-cell>
          <table:table-cell office:value-type="float" office:value="1.57077" calcext:value-type="float">
            <text:p>1,57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47421" calcext:value-type="float">
            <text:p>247421</text:p>
          </table:table-cell>
          <table:table-cell office:value-type="float" office:value="247693" calcext:value-type="float">
            <text:p>247693</text:p>
          </table:table-cell>
          <table:table-cell office:value-type="float" office:value="273" calcext:value-type="float">
            <text:p>273</text:p>
          </table:table-cell>
          <table:table-cell office:value-type="float" office:value="1.610031" calcext:value-type="float">
            <text:p>1,61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62693" calcext:value-type="float">
            <text:p>262693</text:p>
          </table:table-cell>
          <table:table-cell office:value-type="float" office:value="262962" calcext:value-type="float">
            <text:p>262962</text:p>
          </table:table-cell>
          <table:table-cell office:value-type="float" office:value="270" calcext:value-type="float">
            <text:p>270</text:p>
          </table:table-cell>
          <table:table-cell office:value-type="float" office:value="1.592101" calcext:value-type="float">
            <text:p>1,59</text:p>
          </table:table-cell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77962" calcext:value-type="float">
            <text:p>277962</text:p>
          </table:table-cell>
          <table:table-cell office:value-type="float" office:value="278223" calcext:value-type="float">
            <text:p>278223</text:p>
          </table:table-cell>
          <table:table-cell office:value-type="float" office:value="262" calcext:value-type="float">
            <text:p>262</text:p>
          </table:table-cell>
          <table:table-cell office:value-type="float" office:value="1.640502" calcext:value-type="float">
            <text:p>1,64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93223" calcext:value-type="float">
            <text:p>293223</text:p>
          </table:table-cell>
          <table:table-cell office:value-type="float" office:value="293503" calcext:value-type="float">
            <text:p>293503</text:p>
          </table:table-cell>
          <table:table-cell office:value-type="float" office:value="281" calcext:value-type="float">
            <text:p>281</text:p>
          </table:table-cell>
          <table:table-cell office:value-type="float" office:value="1.597331" calcext:value-type="float">
            <text:p>1,6</text:p>
          </table:table-cell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08503" calcext:value-type="float">
            <text:p>308503</text:p>
          </table:table-cell>
          <table:table-cell office:value-type="float" office:value="308780" calcext:value-type="float">
            <text:p>308780</text:p>
          </table:table-cell>
          <table:table-cell office:value-type="float" office:value="278" calcext:value-type="float">
            <text:p>278</text:p>
          </table:table-cell>
          <table:table-cell office:value-type="float" office:value="1.606613" calcext:value-type="float">
            <text:p>1,61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23780" calcext:value-type="float">
            <text:p>323780</text:p>
          </table:table-cell>
          <table:table-cell office:value-type="float" office:value="324070" calcext:value-type="float">
            <text:p>324070</text:p>
          </table:table-cell>
          <table:table-cell office:value-type="float" office:value="291" calcext:value-type="float">
            <text:p>291</text:p>
          </table:table-cell>
          <table:table-cell office:value-type="float" office:value="1.609135" calcext:value-type="float">
            <text:p>1,61</text:p>
          </table:table-cell>
          <table:table-cell table:number-columns-repeated="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39070" calcext:value-type="float">
            <text:p>339070</text:p>
          </table:table-cell>
          <table:table-cell office:value-type="float" office:value="339310" calcext:value-type="float">
            <text:p>339310</text:p>
          </table:table-cell>
          <table:table-cell office:value-type="float" office:value="241" calcext:value-type="float">
            <text:p>241</text:p>
          </table:table-cell>
          <table:table-cell office:value-type="float" office:value="1.671703" calcext:value-type="float">
            <text:p>1,67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54310" calcext:value-type="float">
            <text:p>354310</text:p>
          </table:table-cell>
          <table:table-cell office:value-type="float" office:value="354590" calcext:value-type="float">
            <text:p>354590</text:p>
          </table:table-cell>
          <table:table-cell office:value-type="float" office:value="281" calcext:value-type="float">
            <text:p>281</text:p>
          </table:table-cell>
          <table:table-cell office:value-type="float" office:value="1.521797" calcext:value-type="float">
            <text:p>1,52</text:p>
          </table:table-cell>
          <table:table-cell table:number-columns-repeated="4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69590" calcext:value-type="float">
            <text:p>369590</text:p>
          </table:table-cell>
          <table:table-cell office:value-type="float" office:value="369870" calcext:value-type="float">
            <text:p>369870</text:p>
          </table:table-cell>
          <table:table-cell office:value-type="float" office:value="281" calcext:value-type="float">
            <text:p>281</text:p>
          </table:table-cell>
          <table:table-cell office:value-type="float" office:value="1.328541" calcext:value-type="float">
            <text:p>1,33</text:p>
          </table:table-cell>
          <table:table-cell table:number-columns-repeated="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84870" calcext:value-type="float">
            <text:p>384870</text:p>
          </table:table-cell>
          <table:table-cell office:value-type="float" office:value="385142" calcext:value-type="float">
            <text:p>385142</text:p>
          </table:table-cell>
          <table:table-cell office:value-type="float" office:value="273" calcext:value-type="float">
            <text:p>273</text:p>
          </table:table-cell>
          <table:table-cell office:value-type="float" office:value="1.606013" calcext:value-type="float">
            <text:p>1,61</text:p>
          </table:table-cell>
          <table:table-cell table:number-columns-repeated="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400142" calcext:value-type="float">
            <text:p>400142</text:p>
          </table:table-cell>
          <table:table-cell office:value-type="float" office:value="400409" calcext:value-type="float">
            <text:p>400409</text:p>
          </table:table-cell>
          <table:table-cell office:value-type="float" office:value="268" calcext:value-type="float">
            <text:p>268</text:p>
          </table:table-cell>
          <table:table-cell office:value-type="float" office:value="1.623916" calcext:value-type="float">
            <text:p>1,62</text:p>
          </table:table-cell>
          <table:table-cell table:number-columns-repeated="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415409" calcext:value-type="float">
            <text:p>415409</text:p>
          </table:table-cell>
          <table:table-cell office:value-type="float" office:value="415701" calcext:value-type="float">
            <text:p>415701</text:p>
          </table:table-cell>
          <table:table-cell office:value-type="float" office:value="293" calcext:value-type="float">
            <text:p>293</text:p>
          </table:table-cell>
          <table:table-cell office:value-type="float" office:value="1.757646" calcext:value-type="float">
            <text:p>1,76</text:p>
          </table:table-cell>
          <table:table-cell table:number-columns-repeated="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430701" calcext:value-type="float">
            <text:p>430701</text:p>
          </table:table-cell>
          <table:table-cell office:value-type="float" office:value="430980" calcext:value-type="float">
            <text:p>430980</text:p>
          </table:table-cell>
          <table:table-cell office:value-type="float" office:value="280" calcext:value-type="float">
            <text:p>280</text:p>
          </table:table-cell>
          <table:table-cell office:value-type="float" office:value="1.628341" calcext:value-type="float">
            <text:p>1,63</text:p>
          </table:table-cell>
          <table:table-cell table:number-columns-repeated="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445980" calcext:value-type="float">
            <text:p>445980</text:p>
          </table:table-cell>
          <table:table-cell office:value-type="float" office:value="446268" calcext:value-type="float">
            <text:p>446268</text:p>
          </table:table-cell>
          <table:table-cell office:value-type="float" office:value="289" calcext:value-type="float">
            <text:p>289</text:p>
          </table:table-cell>
          <table:table-cell office:value-type="float" office:value="1.544753" calcext:value-type="float">
            <text:p>1,54</text:p>
          </table:table-cell>
          <table:table-cell table:number-columns-repeated="4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461268" calcext:value-type="float">
            <text:p>461268</text:p>
          </table:table-cell>
          <table:table-cell office:value-type="float" office:value="461512" calcext:value-type="float">
            <text:p>461512</text:p>
          </table:table-cell>
          <table:table-cell office:value-type="float" office:value="245" calcext:value-type="float">
            <text:p>245</text:p>
          </table:table-cell>
          <table:table-cell office:value-type="float" office:value="1.592444" calcext:value-type="float">
            <text:p>1,59</text:p>
          </table:table-cell>
          <table:table-cell table:number-columns-repeated="4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476512" calcext:value-type="float">
            <text:p>476512</text:p>
          </table:table-cell>
          <table:table-cell office:value-type="float" office:value="476802" calcext:value-type="float">
            <text:p>476802</text:p>
          </table:table-cell>
          <table:table-cell office:value-type="float" office:value="291" calcext:value-type="float">
            <text:p>291</text:p>
          </table:table-cell>
          <table:table-cell office:value-type="float" office:value="1.53592" calcext:value-type="float">
            <text:p>1,54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DEV.ST</text:p>
          </table:table-cell>
          <table:table-cell table:formula="of:=STDEV([.D397:.D426])" office:value-type="float" office:value="83.1700169781029" calcext:value-type="float">
            <text:p>83,17</text:p>
          </table:table-cell>
          <table:table-cell table:formula="of:=STDEV([.E397:.E426])" office:value-type="float" office:value="0.108395817334985" calcext:value-type="float">
            <text:p>0,1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EDIA</text:p>
          </table:table-cell>
          <table:table-cell table:formula="of:=AVERAGE([.D397:.D426])" office:value-type="float" office:value="287.7" calcext:value-type="float">
            <text:p>287,7</text:p>
          </table:table-cell>
          <table:table-cell table:formula="of:=AVERAGE([.E397:.E426])" office:value-type="float" office:value="1.60110893333333" calcext:value-type="float">
            <text:p>1,6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5">
          <table:table-cell table:style-name="ce2" office:value-type="string" calcext:value-type="string" table:number-columns-spanned="5" table:number-rows-spanned="1">
            <text:p>WRITE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WRITE$baselin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[1]</text:p>
          </table:table-cell>
          <table:table-cell office:value-type="float" office:value="0.6784461" calcext:value-type="float">
            <text:p>0,68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WRITE$nois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1]</text:p>
          </table:table-cell>
          <table:table-cell office:value-type="float" office:value="18.74723" calcext:value-type="float">
            <text:p>18,75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WRITE$work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4091" calcext:value-type="float">
            <text:p>34091</text:p>
          </table:table-cell>
          <table:table-cell office:value-type="float" office:value="34890" calcext:value-type="float">
            <text:p>34890</text:p>
          </table:table-cell>
          <table:table-cell office:value-type="float" office:value="800" calcext:value-type="float">
            <text:p>800</text:p>
          </table:table-cell>
          <table:table-cell office:value-type="float" office:value="2.160406" calcext:value-type="float">
            <text:p>2,16</text:p>
          </table:table-cell>
          <table:table-cell table:number-columns-repeated="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9890" calcext:value-type="float">
            <text:p>49890</text:p>
          </table:table-cell>
          <table:table-cell office:value-type="float" office:value="50712" calcext:value-type="float">
            <text:p>50712</text:p>
          </table:table-cell>
          <table:table-cell office:value-type="float" office:value="823" calcext:value-type="float">
            <text:p>823</text:p>
          </table:table-cell>
          <table:table-cell office:value-type="float" office:value="2.153975" calcext:value-type="float">
            <text:p>2,15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5712" calcext:value-type="float">
            <text:p>65712</text:p>
          </table:table-cell>
          <table:table-cell office:value-type="float" office:value="66572" calcext:value-type="float">
            <text:p>66572</text:p>
          </table:table-cell>
          <table:table-cell office:value-type="float" office:value="861" calcext:value-type="float">
            <text:p>861</text:p>
          </table:table-cell>
          <table:table-cell office:value-type="float" office:value="2.025767" calcext:value-type="float">
            <text:p>2,03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1572" calcext:value-type="float">
            <text:p>81572</text:p>
          </table:table-cell>
          <table:table-cell office:value-type="float" office:value="82395" calcext:value-type="float">
            <text:p>82395</text:p>
          </table:table-cell>
          <table:table-cell office:value-type="float" office:value="824" calcext:value-type="float">
            <text:p>824</text:p>
          </table:table-cell>
          <table:table-cell office:value-type="float" office:value="2.061061" calcext:value-type="float">
            <text:p>2,06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7395" calcext:value-type="float">
            <text:p>97395</text:p>
          </table:table-cell>
          <table:table-cell office:value-type="float" office:value="98252" calcext:value-type="float">
            <text:p>98252</text:p>
          </table:table-cell>
          <table:table-cell office:value-type="float" office:value="858" calcext:value-type="float">
            <text:p>858</text:p>
          </table:table-cell>
          <table:table-cell office:value-type="float" office:value="2.031749" calcext:value-type="float">
            <text:p>2,03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3252" calcext:value-type="float">
            <text:p>113252</text:p>
          </table:table-cell>
          <table:table-cell office:value-type="float" office:value="114056" calcext:value-type="float">
            <text:p>114056</text:p>
          </table:table-cell>
          <table:table-cell office:value-type="float" office:value="805" calcext:value-type="float">
            <text:p>805</text:p>
          </table:table-cell>
          <table:table-cell office:value-type="float" office:value="2.312748" calcext:value-type="float">
            <text:p>2,31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9056" calcext:value-type="float">
            <text:p>129056</text:p>
          </table:table-cell>
          <table:table-cell office:value-type="float" office:value="129915" calcext:value-type="float">
            <text:p>129915</text:p>
          </table:table-cell>
          <table:table-cell office:value-type="float" office:value="860" calcext:value-type="float">
            <text:p>860</text:p>
          </table:table-cell>
          <table:table-cell office:value-type="float" office:value="2.062538" calcext:value-type="float">
            <text:p>2,06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44915" calcext:value-type="float">
            <text:p>144915</text:p>
          </table:table-cell>
          <table:table-cell office:value-type="float" office:value="145758" calcext:value-type="float">
            <text:p>145758</text:p>
          </table:table-cell>
          <table:table-cell office:value-type="float" office:value="844" calcext:value-type="float">
            <text:p>844</text:p>
          </table:table-cell>
          <table:table-cell office:value-type="float" office:value="2.038645" calcext:value-type="float">
            <text:p>2,04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60758" calcext:value-type="float">
            <text:p>160758</text:p>
          </table:table-cell>
          <table:table-cell office:value-type="float" office:value="161601" calcext:value-type="float">
            <text:p>161601</text:p>
          </table:table-cell>
          <table:table-cell office:value-type="float" office:value="844" calcext:value-type="float">
            <text:p>844</text:p>
          </table:table-cell>
          <table:table-cell office:value-type="float" office:value="2.019083" calcext:value-type="float">
            <text:p>2,02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76601" calcext:value-type="float">
            <text:p>176601</text:p>
          </table:table-cell>
          <table:table-cell office:value-type="float" office:value="177454" calcext:value-type="float">
            <text:p>177454</text:p>
          </table:table-cell>
          <table:table-cell office:value-type="float" office:value="854" calcext:value-type="float">
            <text:p>854</text:p>
          </table:table-cell>
          <table:table-cell office:value-type="float" office:value="2.025743" calcext:value-type="float">
            <text:p>2,03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92454" calcext:value-type="float">
            <text:p>192454</text:p>
          </table:table-cell>
          <table:table-cell office:value-type="float" office:value="193345" calcext:value-type="float">
            <text:p>193345</text:p>
          </table:table-cell>
          <table:table-cell office:value-type="float" office:value="892" calcext:value-type="float">
            <text:p>892</text:p>
          </table:table-cell>
          <table:table-cell office:value-type="float" office:value="2.086889" calcext:value-type="float">
            <text:p>2,09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08345" calcext:value-type="float">
            <text:p>208345</text:p>
          </table:table-cell>
          <table:table-cell office:value-type="float" office:value="209186" calcext:value-type="float">
            <text:p>209186</text:p>
          </table:table-cell>
          <table:table-cell office:value-type="float" office:value="842" calcext:value-type="float">
            <text:p>842</text:p>
          </table:table-cell>
          <table:table-cell office:value-type="float" office:value="2.018149" calcext:value-type="float">
            <text:p>2,02</text:p>
          </table:table-cell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24186" calcext:value-type="float">
            <text:p>224186</text:p>
          </table:table-cell>
          <table:table-cell office:value-type="float" office:value="225031" calcext:value-type="float">
            <text:p>225031</text:p>
          </table:table-cell>
          <table:table-cell office:value-type="float" office:value="846" calcext:value-type="float">
            <text:p>846</text:p>
          </table:table-cell>
          <table:table-cell office:value-type="float" office:value="2.055582" calcext:value-type="float">
            <text:p>2,06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40031" calcext:value-type="float">
            <text:p>240031</text:p>
          </table:table-cell>
          <table:table-cell office:value-type="float" office:value="240878" calcext:value-type="float">
            <text:p>240878</text:p>
          </table:table-cell>
          <table:table-cell office:value-type="float" office:value="848" calcext:value-type="float">
            <text:p>848</text:p>
          </table:table-cell>
          <table:table-cell office:value-type="float" office:value="1.98378" calcext:value-type="float">
            <text:p>1,98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5878" calcext:value-type="float">
            <text:p>255878</text:p>
          </table:table-cell>
          <table:table-cell office:value-type="float" office:value="256766" calcext:value-type="float">
            <text:p>256766</text:p>
          </table:table-cell>
          <table:table-cell office:value-type="float" office:value="889" calcext:value-type="float">
            <text:p>889</text:p>
          </table:table-cell>
          <table:table-cell office:value-type="float" office:value="2.029085" calcext:value-type="float">
            <text:p>2,03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71766" calcext:value-type="float">
            <text:p>271766</text:p>
          </table:table-cell>
          <table:table-cell office:value-type="float" office:value="272599" calcext:value-type="float">
            <text:p>272599</text:p>
          </table:table-cell>
          <table:table-cell office:value-type="float" office:value="834" calcext:value-type="float">
            <text:p>834</text:p>
          </table:table-cell>
          <table:table-cell office:value-type="float" office:value="1.92059" calcext:value-type="float">
            <text:p>1,92</text:p>
          </table:table-cell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87599" calcext:value-type="float">
            <text:p>287599</text:p>
          </table:table-cell>
          <table:table-cell office:value-type="float" office:value="288502" calcext:value-type="float">
            <text:p>288502</text:p>
          </table:table-cell>
          <table:table-cell office:value-type="float" office:value="904" calcext:value-type="float">
            <text:p>904</text:p>
          </table:table-cell>
          <table:table-cell office:value-type="float" office:value="1.966974" calcext:value-type="float">
            <text:p>1,97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03502" calcext:value-type="float">
            <text:p>303502</text:p>
          </table:table-cell>
          <table:table-cell office:value-type="float" office:value="304337" calcext:value-type="float">
            <text:p>304337</text:p>
          </table:table-cell>
          <table:table-cell office:value-type="float" office:value="836" calcext:value-type="float">
            <text:p>836</text:p>
          </table:table-cell>
          <table:table-cell office:value-type="float" office:value="2.076076" calcext:value-type="float">
            <text:p>2,08</text:p>
          </table:table-cell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19337" calcext:value-type="float">
            <text:p>319337</text:p>
          </table:table-cell>
          <table:table-cell office:value-type="float" office:value="320187" calcext:value-type="float">
            <text:p>320187</text:p>
          </table:table-cell>
          <table:table-cell office:value-type="float" office:value="851" calcext:value-type="float">
            <text:p>851</text:p>
          </table:table-cell>
          <table:table-cell office:value-type="float" office:value="2.098494" calcext:value-type="float">
            <text:p>2,1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35187" calcext:value-type="float">
            <text:p>335187</text:p>
          </table:table-cell>
          <table:table-cell office:value-type="float" office:value="336045" calcext:value-type="float">
            <text:p>336045</text:p>
          </table:table-cell>
          <table:table-cell office:value-type="float" office:value="859" calcext:value-type="float">
            <text:p>859</text:p>
          </table:table-cell>
          <table:table-cell office:value-type="float" office:value="1.975632" calcext:value-type="float">
            <text:p>1,98</text:p>
          </table:table-cell>
          <table:table-cell table:number-columns-repeated="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51045" calcext:value-type="float">
            <text:p>351045</text:p>
          </table:table-cell>
          <table:table-cell office:value-type="float" office:value="351882" calcext:value-type="float">
            <text:p>351882</text:p>
          </table:table-cell>
          <table:table-cell office:value-type="float" office:value="838" calcext:value-type="float">
            <text:p>838</text:p>
          </table:table-cell>
          <table:table-cell office:value-type="float" office:value="2.040433" calcext:value-type="float">
            <text:p>2,04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66882" calcext:value-type="float">
            <text:p>366882</text:p>
          </table:table-cell>
          <table:table-cell office:value-type="float" office:value="367748" calcext:value-type="float">
            <text:p>367748</text:p>
          </table:table-cell>
          <table:table-cell office:value-type="float" office:value="867" calcext:value-type="float">
            <text:p>867</text:p>
          </table:table-cell>
          <table:table-cell office:value-type="float" office:value="2.085083" calcext:value-type="float">
            <text:p>2,09</text:p>
          </table:table-cell>
          <table:table-cell table:number-columns-repeated="4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82748" calcext:value-type="float">
            <text:p>382748</text:p>
          </table:table-cell>
          <table:table-cell office:value-type="float" office:value="383606" calcext:value-type="float">
            <text:p>383606</text:p>
          </table:table-cell>
          <table:table-cell office:value-type="float" office:value="859" calcext:value-type="float">
            <text:p>859</text:p>
          </table:table-cell>
          <table:table-cell office:value-type="float" office:value="1.952774" calcext:value-type="float">
            <text:p>1,95</text:p>
          </table:table-cell>
          <table:table-cell table:number-columns-repeated="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98606" calcext:value-type="float">
            <text:p>398606</text:p>
          </table:table-cell>
          <table:table-cell office:value-type="float" office:value="399481" calcext:value-type="float">
            <text:p>399481</text:p>
          </table:table-cell>
          <table:table-cell office:value-type="float" office:value="876" calcext:value-type="float">
            <text:p>876</text:p>
          </table:table-cell>
          <table:table-cell office:value-type="float" office:value="1.969591" calcext:value-type="float">
            <text:p>1,97</text:p>
          </table:table-cell>
          <table:table-cell table:number-columns-repeated="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414481" calcext:value-type="float">
            <text:p>414481</text:p>
          </table:table-cell>
          <table:table-cell office:value-type="float" office:value="415287" calcext:value-type="float">
            <text:p>415287</text:p>
          </table:table-cell>
          <table:table-cell office:value-type="float" office:value="807" calcext:value-type="float">
            <text:p>807</text:p>
          </table:table-cell>
          <table:table-cell office:value-type="float" office:value="2.054215" calcext:value-type="float">
            <text:p>2,05</text:p>
          </table:table-cell>
          <table:table-cell table:number-columns-repeated="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430287" calcext:value-type="float">
            <text:p>430287</text:p>
          </table:table-cell>
          <table:table-cell office:value-type="float" office:value="431127" calcext:value-type="float">
            <text:p>431127</text:p>
          </table:table-cell>
          <table:table-cell office:value-type="float" office:value="841" calcext:value-type="float">
            <text:p>841</text:p>
          </table:table-cell>
          <table:table-cell office:value-type="float" office:value="2.013451" calcext:value-type="float">
            <text:p>2,01</text:p>
          </table:table-cell>
          <table:table-cell table:number-columns-repeated="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446127" calcext:value-type="float">
            <text:p>446127</text:p>
          </table:table-cell>
          <table:table-cell office:value-type="float" office:value="446960" calcext:value-type="float">
            <text:p>446960</text:p>
          </table:table-cell>
          <table:table-cell office:value-type="float" office:value="834" calcext:value-type="float">
            <text:p>834</text:p>
          </table:table-cell>
          <table:table-cell office:value-type="float" office:value="2.051114" calcext:value-type="float">
            <text:p>2,05</text:p>
          </table:table-cell>
          <table:table-cell table:number-columns-repeated="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461960" calcext:value-type="float">
            <text:p>461960</text:p>
          </table:table-cell>
          <table:table-cell office:value-type="float" office:value="462778" calcext:value-type="float">
            <text:p>462778</text:p>
          </table:table-cell>
          <table:table-cell office:value-type="float" office:value="819" calcext:value-type="float">
            <text:p>819</text:p>
          </table:table-cell>
          <table:table-cell office:value-type="float" office:value="2.054184" calcext:value-type="float">
            <text:p>2,05</text:p>
          </table:table-cell>
          <table:table-cell table:number-columns-repeated="4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477778" calcext:value-type="float">
            <text:p>477778</text:p>
          </table:table-cell>
          <table:table-cell office:value-type="float" office:value="478621" calcext:value-type="float">
            <text:p>478621</text:p>
          </table:table-cell>
          <table:table-cell office:value-type="float" office:value="844" calcext:value-type="float">
            <text:p>844</text:p>
          </table:table-cell>
          <table:table-cell office:value-type="float" office:value="2.024664" calcext:value-type="float">
            <text:p>2,02</text:p>
          </table:table-cell>
          <table:table-cell table:number-columns-repeated="4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493621" calcext:value-type="float">
            <text:p>493621</text:p>
          </table:table-cell>
          <table:table-cell office:value-type="float" office:value="494478" calcext:value-type="float">
            <text:p>494478</text:p>
          </table:table-cell>
          <table:table-cell office:value-type="float" office:value="858" calcext:value-type="float">
            <text:p>858</text:p>
          </table:table-cell>
          <table:table-cell office:value-type="float" office:value="2.028723" calcext:value-type="float">
            <text:p>2,03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DEV.ST</text:p>
          </table:table-cell>
          <table:table-cell table:formula="of:=STDEV([.D440:.D469])" office:value-type="float" office:value="24.4451297361272" calcext:value-type="float">
            <text:p>24,45</text:p>
          </table:table-cell>
          <table:table-cell table:formula="of:=STDEV([.E440:.E469])" office:value-type="float" office:value="0.0727647305615609" calcext:value-type="float">
            <text:p>0,07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MEDIA</text:p>
          </table:table-cell>
          <table:table-cell table:formula="of:=AVERAGE([.D440:.D469])" office:value-type="float" office:value="847.233333333333" calcext:value-type="float">
            <text:p>847,23</text:p>
          </table:table-cell>
          <table:table-cell table:formula="of:=AVERAGE([.E440:.E469])" office:value-type="float" office:value="2.0459066" calcext:value-type="float">
            <text:p>2,0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6" number:min-integer-digits="1"/>
    </number:number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/00/0000</text:date>, <text:time style:data-style-name="N2" text:time-value="14:59:15.58146912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5T18:23:32.791013392</dc:date>
    <meta:generator>LibreOffice/4.2.8.2$Linux_X86_64 LibreOffice_project/420m0$Build-2</meta:generator>
    <meta:editing-duration>PT5H15M42S</meta:editing-duration>
    <meta:editing-cycles>12</meta:editing-cycles>
    <meta:document-statistic meta:table-count="5" meta:cell-count="10176" meta:object-count="0"/>
    <meta:user-defined meta:name="Info 1"/>
    <meta:user-defined meta:name="Info 2"/>
    <meta:user-defined meta:name="Info 3"/>
    <meta:user-defined meta:name="Info 4"/>
  </office:meta>
</office:document-meta>
</file>